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72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4"/>
          <table:table-cell office:value-type="float" office:value="6856991.8699187">
            <text:p>6856991.87</text:p>
          </table:table-cell>
          <table:table-cell office:value-type="float" office:value="1162">
            <text:p>1162</text:p>
          </table:table-cell>
          <table:table-cell table:formula="of:=[.E1]/1000000" office:value-type="float" office:value="6.8569918699187">
            <text:p>6.86</text:p>
          </table:table-cell>
          <table:table-cell>
            <draw:frame table:end-cell-address="Sheet1.K18" table:end-x="0.522in" table:end-y="0.0193in" draw:z-index="0" draw:style-name="gr1" svg:width="3.1492in" svg:height="2.7555in" svg:x="0.0398in" svg:y="0.0394in">
              <draw:object draw:notify-on-update-of-ranges="Sheet1.F1:Sheet1.F1421 Sheet1.G1:Sheet1.G14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4739130.43478261">
            <text:p>4739130.43</text:p>
          </table:table-cell>
          <table:table-cell office:value-type="float" office:value="1277">
            <text:p>1277</text:p>
          </table:table-cell>
          <table:table-cell table:formula="of:=[.E2]/1000000" office:value-type="float" office:value="4.73913043478261">
            <text:p>4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40652.89256198">
            <text:p>8340652.89</text:p>
          </table:table-cell>
          <table:table-cell office:value-type="float" office:value="1351">
            <text:p>1351</text:p>
          </table:table-cell>
          <table:table-cell table:formula="of:=[.E3]/1000000" office:value-type="float" office:value="8.34065289256198">
            <text:p>8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69590.90909091">
            <text:p>6069590.91</text:p>
          </table:table-cell>
          <table:table-cell office:value-type="float" office:value="1380">
            <text:p>1380</text:p>
          </table:table-cell>
          <table:table-cell table:formula="of:=[.E4]/1000000" office:value-type="float" office:value="6.06959090909091">
            <text:p>6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98818.18181818">
            <text:p>6198818.18</text:p>
          </table:table-cell>
          <table:table-cell office:value-type="float" office:value="1380">
            <text:p>1380</text:p>
          </table:table-cell>
          <table:table-cell table:formula="of:=[.E5]/1000000" office:value-type="float" office:value="6.19881818181818">
            <text:p>6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42466.66666667">
            <text:p>4142466.67</text:p>
          </table:table-cell>
          <table:table-cell office:value-type="float" office:value="1412">
            <text:p>1412</text:p>
          </table:table-cell>
          <table:table-cell table:formula="of:=[.E6]/1000000" office:value-type="float" office:value="4.14246666666667">
            <text:p>4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79347.82608696">
            <text:p>5479347.83</text:p>
          </table:table-cell>
          <table:table-cell office:value-type="float" office:value="1412">
            <text:p>1412</text:p>
          </table:table-cell>
          <table:table-cell table:formula="of:=[.E7]/1000000" office:value-type="float" office:value="5.47934782608696">
            <text:p>5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53398.4375">
            <text:p>7353398.44</text:p>
          </table:table-cell>
          <table:table-cell office:value-type="float" office:value="1412">
            <text:p>1412</text:p>
          </table:table-cell>
          <table:table-cell table:formula="of:=[.E8]/1000000" office:value-type="float" office:value="7.3533984375">
            <text:p>7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81470.58823529">
            <text:p>4781470.59</text:p>
          </table:table-cell>
          <table:table-cell office:value-type="float" office:value="1533">
            <text:p>1533</text:p>
          </table:table-cell>
          <table:table-cell table:formula="of:=[.E9]/1000000" office:value-type="float" office:value="4.78147058823529">
            <text:p>4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01060.97560976">
            <text:p>6201060.98</text:p>
          </table:table-cell>
          <table:table-cell office:value-type="float" office:value="1533">
            <text:p>1533</text:p>
          </table:table-cell>
          <table:table-cell table:formula="of:=[.E10]/1000000" office:value-type="float" office:value="6.20106097560976">
            <text:p>6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97500">
            <text:p>4697500</text:p>
          </table:table-cell>
          <table:table-cell office:value-type="float" office:value="1533">
            <text:p>1533</text:p>
          </table:table-cell>
          <table:table-cell table:formula="of:=[.E11]/1000000" office:value-type="float" office:value="4.6975">
            <text:p>4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23592.59259259">
            <text:p>5223592.59</text:p>
          </table:table-cell>
          <table:table-cell office:value-type="float" office:value="1603">
            <text:p>1603</text:p>
          </table:table-cell>
          <table:table-cell table:formula="of:=[.E12]/1000000" office:value-type="float" office:value="5.22359259259259">
            <text:p>5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47548.91304348">
            <text:p>8147548.91</text:p>
          </table:table-cell>
          <table:table-cell office:value-type="float" office:value="1603">
            <text:p>1603</text:p>
          </table:table-cell>
          <table:table-cell table:formula="of:=[.E13]/1000000" office:value-type="float" office:value="8.14754891304348">
            <text:p>8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15134.14634146">
            <text:p>5715134.15</text:p>
          </table:table-cell>
          <table:table-cell office:value-type="float" office:value="1603">
            <text:p>1603</text:p>
          </table:table-cell>
          <table:table-cell table:formula="of:=[.E14]/1000000" office:value-type="float" office:value="5.71513414634146">
            <text:p>5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76156.25">
            <text:p>6676156.25</text:p>
          </table:table-cell>
          <table:table-cell office:value-type="float" office:value="1631">
            <text:p>1631</text:p>
          </table:table-cell>
          <table:table-cell table:formula="of:=[.E15]/1000000" office:value-type="float" office:value="6.67615625">
            <text:p>6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84937.5">
            <text:p>7384937.5</text:p>
          </table:table-cell>
          <table:table-cell office:value-type="float" office:value="1631">
            <text:p>1631</text:p>
          </table:table-cell>
          <table:table-cell table:formula="of:=[.E16]/1000000" office:value-type="float" office:value="7.3849375">
            <text:p>7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73956.52173913">
            <text:p>6373956.52</text:p>
          </table:table-cell>
          <table:table-cell office:value-type="float" office:value="1631">
            <text:p>1631</text:p>
          </table:table-cell>
          <table:table-cell table:formula="of:=[.E17]/1000000" office:value-type="float" office:value="6.37395652173913">
            <text:p>6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98145.72864322">
            <text:p>8398145.73</text:p>
          </table:table-cell>
          <table:table-cell office:value-type="float" office:value="1631">
            <text:p>1631</text:p>
          </table:table-cell>
          <table:table-cell table:formula="of:=[.E18]/1000000" office:value-type="float" office:value="8.39814572864322">
            <text:p>8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17796.875">
            <text:p>7217796.88</text:p>
          </table:table-cell>
          <table:table-cell office:value-type="float" office:value="1631">
            <text:p>1631</text:p>
          </table:table-cell>
          <table:table-cell table:formula="of:=[.E19]/1000000" office:value-type="float" office:value="7.217796875">
            <text:p>7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56434.7826087">
            <text:p>6256434.78</text:p>
          </table:table-cell>
          <table:table-cell office:value-type="float" office:value="1631">
            <text:p>1631</text:p>
          </table:table-cell>
          <table:table-cell table:formula="of:=[.E20]/1000000" office:value-type="float" office:value="6.2564347826087">
            <text:p>6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82806.4516129">
            <text:p>9082806.45</text:p>
          </table:table-cell>
          <table:table-cell office:value-type="float" office:value="1671">
            <text:p>1671</text:p>
          </table:table-cell>
          <table:table-cell table:formula="of:=[.E21]/1000000" office:value-type="float" office:value="9.0828064516129">
            <text:p>9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87968.25396825">
            <text:p>6087968.25</text:p>
          </table:table-cell>
          <table:table-cell office:value-type="float" office:value="1686">
            <text:p>1686</text:p>
          </table:table-cell>
          <table:table-cell table:formula="of:=[.E22]/1000000" office:value-type="float" office:value="6.08796825396825">
            <text:p>6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19666.66666667">
            <text:p>5419666.67</text:p>
          </table:table-cell>
          <table:table-cell office:value-type="float" office:value="1743">
            <text:p>1743</text:p>
          </table:table-cell>
          <table:table-cell table:formula="of:=[.E23]/1000000" office:value-type="float" office:value="5.41966666666667">
            <text:p>5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22117.64705882">
            <text:p>5422117.65</text:p>
          </table:table-cell>
          <table:table-cell office:value-type="float" office:value="1743">
            <text:p>1743</text:p>
          </table:table-cell>
          <table:table-cell table:formula="of:=[.E24]/1000000" office:value-type="float" office:value="5.42211764705882">
            <text:p>5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1492.75362319">
            <text:p>6501492.75</text:p>
          </table:table-cell>
          <table:table-cell office:value-type="float" office:value="1753">
            <text:p>1753</text:p>
          </table:table-cell>
          <table:table-cell table:formula="of:=[.E25]/1000000" office:value-type="float" office:value="6.50149275362319">
            <text:p>6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23333.33333333">
            <text:p>7123333.33</text:p>
          </table:table-cell>
          <table:table-cell office:value-type="float" office:value="1753">
            <text:p>1753</text:p>
          </table:table-cell>
          <table:table-cell table:formula="of:=[.E26]/1000000" office:value-type="float" office:value="7.12333333333333">
            <text:p>7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55982.4561404">
            <text:p>10555982.46</text:p>
          </table:table-cell>
          <table:table-cell office:value-type="float" office:value="1763">
            <text:p>1763</text:p>
          </table:table-cell>
          <table:table-cell table:formula="of:=[.E27]/1000000" office:value-type="float" office:value="10.5559824561404">
            <text:p>10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82236.36363636">
            <text:p>6782236.36</text:p>
          </table:table-cell>
          <table:table-cell office:value-type="float" office:value="1763">
            <text:p>1763</text:p>
          </table:table-cell>
          <table:table-cell table:formula="of:=[.E28]/1000000" office:value-type="float" office:value="6.78223636363636">
            <text:p>6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00000">
            <text:p>7800000</text:p>
          </table:table-cell>
          <table:table-cell office:value-type="float" office:value="1786">
            <text:p>1786</text:p>
          </table:table-cell>
          <table:table-cell table:formula="of:=[.E29]/1000000" office:value-type="float" office:value="7.8">
            <text:p>7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72823.52941176">
            <text:p>4172823.53</text:p>
          </table:table-cell>
          <table:table-cell office:value-type="float" office:value="1786">
            <text:p>1786</text:p>
          </table:table-cell>
          <table:table-cell table:formula="of:=[.E30]/1000000" office:value-type="float" office:value="4.17282352941176">
            <text:p>4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65649.48453608">
            <text:p>5265649.48</text:p>
          </table:table-cell>
          <table:table-cell office:value-type="float" office:value="1830">
            <text:p>1830</text:p>
          </table:table-cell>
          <table:table-cell table:formula="of:=[.E31]/1000000" office:value-type="float" office:value="5.26564948453608">
            <text:p>5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73018.18181818">
            <text:p>6473018.18</text:p>
          </table:table-cell>
          <table:table-cell office:value-type="float" office:value="1830">
            <text:p>1830</text:p>
          </table:table-cell>
          <table:table-cell table:formula="of:=[.E32]/1000000" office:value-type="float" office:value="6.47301818181818">
            <text:p>6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46533.33333333">
            <text:p>4446533.33</text:p>
          </table:table-cell>
          <table:table-cell office:value-type="float" office:value="1846">
            <text:p>1846</text:p>
          </table:table-cell>
          <table:table-cell table:formula="of:=[.E33]/1000000" office:value-type="float" office:value="4.44653333333333">
            <text:p>4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87666.66666667">
            <text:p>8187666.67</text:p>
          </table:table-cell>
          <table:table-cell office:value-type="float" office:value="1846">
            <text:p>1846</text:p>
          </table:table-cell>
          <table:table-cell table:formula="of:=[.E34]/1000000" office:value-type="float" office:value="8.18766666666667">
            <text:p>8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06266.66666667">
            <text:p>5406266.67</text:p>
          </table:table-cell>
          <table:table-cell office:value-type="float" office:value="1903">
            <text:p>1903</text:p>
          </table:table-cell>
          <table:table-cell table:formula="of:=[.E35]/1000000" office:value-type="float" office:value="5.40626666666667">
            <text:p>5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47857.14285714">
            <text:p>6047857.14</text:p>
          </table:table-cell>
          <table:table-cell office:value-type="float" office:value="1903">
            <text:p>1903</text:p>
          </table:table-cell>
          <table:table-cell table:formula="of:=[.E36]/1000000" office:value-type="float" office:value="6.04785714285714">
            <text:p>6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55761.9047619">
            <text:p>5755761.9</text:p>
          </table:table-cell>
          <table:table-cell office:value-type="float" office:value="1905">
            <text:p>1905</text:p>
          </table:table-cell>
          <table:table-cell table:formula="of:=[.E37]/1000000" office:value-type="float" office:value="5.7557619047619">
            <text:p>5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34172.4137931">
            <text:p>4834172.41</text:p>
          </table:table-cell>
          <table:table-cell office:value-type="float" office:value="1905">
            <text:p>1905</text:p>
          </table:table-cell>
          <table:table-cell table:formula="of:=[.E38]/1000000" office:value-type="float" office:value="4.8341724137931">
            <text:p>4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41921.34831461">
            <text:p>6141921.35</text:p>
          </table:table-cell>
          <table:table-cell office:value-type="float" office:value="1905">
            <text:p>1905</text:p>
          </table:table-cell>
          <table:table-cell table:formula="of:=[.E39]/1000000" office:value-type="float" office:value="6.14192134831461">
            <text:p>6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43728.81355932">
            <text:p>8743728.81</text:p>
          </table:table-cell>
          <table:table-cell office:value-type="float" office:value="1905">
            <text:p>1905</text:p>
          </table:table-cell>
          <table:table-cell table:formula="of:=[.E40]/1000000" office:value-type="float" office:value="8.74372881355932">
            <text:p>8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49411.76470588">
            <text:p>6349411.76</text:p>
          </table:table-cell>
          <table:table-cell office:value-type="float" office:value="2019">
            <text:p>2019</text:p>
          </table:table-cell>
          <table:table-cell table:formula="of:=[.E41]/1000000" office:value-type="float" office:value="6.34941176470588">
            <text:p>6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86031.496063">
            <text:p>10086031.5</text:p>
          </table:table-cell>
          <table:table-cell office:value-type="float" office:value="2019">
            <text:p>2019</text:p>
          </table:table-cell>
          <table:table-cell table:formula="of:=[.E42]/1000000" office:value-type="float" office:value="10.086031496063">
            <text:p>10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95730.96446701">
            <text:p>9295730.96</text:p>
          </table:table-cell>
          <table:table-cell office:value-type="float" office:value="2019">
            <text:p>2019</text:p>
          </table:table-cell>
          <table:table-cell table:formula="of:=[.E43]/1000000" office:value-type="float" office:value="9.29573096446701">
            <text:p>9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52526.31578947">
            <text:p>9552526.32</text:p>
          </table:table-cell>
          <table:table-cell office:value-type="float" office:value="2019">
            <text:p>2019</text:p>
          </table:table-cell>
          <table:table-cell table:formula="of:=[.E44]/1000000" office:value-type="float" office:value="9.55252631578947">
            <text:p>9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38349.20634921">
            <text:p>6938349.21</text:p>
          </table:table-cell>
          <table:table-cell office:value-type="float" office:value="2019">
            <text:p>2019</text:p>
          </table:table-cell>
          <table:table-cell table:formula="of:=[.E45]/1000000" office:value-type="float" office:value="6.93834920634921">
            <text:p>6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80857.14285714">
            <text:p>7380857.14</text:p>
          </table:table-cell>
          <table:table-cell office:value-type="float" office:value="2023">
            <text:p>2023</text:p>
          </table:table-cell>
          <table:table-cell table:formula="of:=[.E46]/1000000" office:value-type="float" office:value="7.38085714285714">
            <text:p>7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87647.61904762">
            <text:p>7987647.62</text:p>
          </table:table-cell>
          <table:table-cell office:value-type="float" office:value="2023">
            <text:p>2023</text:p>
          </table:table-cell>
          <table:table-cell table:formula="of:=[.E47]/1000000" office:value-type="float" office:value="7.98764761904762">
            <text:p>7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90142.85714286">
            <text:p>4990142.86</text:p>
          </table:table-cell>
          <table:table-cell office:value-type="float" office:value="2025">
            <text:p>2025</text:p>
          </table:table-cell>
          <table:table-cell table:formula="of:=[.E48]/1000000" office:value-type="float" office:value="4.99014285714286">
            <text:p>4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85928.57142857">
            <text:p>6285928.57</text:p>
          </table:table-cell>
          <table:table-cell office:value-type="float" office:value="2025">
            <text:p>2025</text:p>
          </table:table-cell>
          <table:table-cell table:formula="of:=[.E49]/1000000" office:value-type="float" office:value="6.28592857142857">
            <text:p>6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3166.66666667">
            <text:p>7203166.67</text:p>
          </table:table-cell>
          <table:table-cell office:value-type="float" office:value="2025">
            <text:p>2025</text:p>
          </table:table-cell>
          <table:table-cell table:formula="of:=[.E50]/1000000" office:value-type="float" office:value="7.20316666666667">
            <text:p>7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27702.7027027">
            <text:p>7427702.7</text:p>
          </table:table-cell>
          <table:table-cell office:value-type="float" office:value="2031">
            <text:p>2031</text:p>
          </table:table-cell>
          <table:table-cell table:formula="of:=[.E51]/1000000" office:value-type="float" office:value="7.4277027027027">
            <text:p>7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10345.13274336">
            <text:p>8210345.13</text:p>
          </table:table-cell>
          <table:table-cell office:value-type="float" office:value="2065">
            <text:p>2065</text:p>
          </table:table-cell>
          <table:table-cell table:formula="of:=[.E52]/1000000" office:value-type="float" office:value="8.21034513274336">
            <text:p>8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34538.46153846">
            <text:p>6234538.46</text:p>
          </table:table-cell>
          <table:table-cell office:value-type="float" office:value="2065">
            <text:p>2065</text:p>
          </table:table-cell>
          <table:table-cell table:formula="of:=[.E53]/1000000" office:value-type="float" office:value="6.23453846153846">
            <text:p>6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37724.13793103">
            <text:p>5437724.14</text:p>
          </table:table-cell>
          <table:table-cell office:value-type="float" office:value="2065">
            <text:p>2065</text:p>
          </table:table-cell>
          <table:table-cell table:formula="of:=[.E54]/1000000" office:value-type="float" office:value="5.43772413793103">
            <text:p>5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17772.72727273">
            <text:p>6017772.73</text:p>
          </table:table-cell>
          <table:table-cell office:value-type="float" office:value="2065">
            <text:p>2065</text:p>
          </table:table-cell>
          <table:table-cell table:formula="of:=[.E55]/1000000" office:value-type="float" office:value="6.01777272727273">
            <text:p>6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25862.06896552">
            <text:p>6425862.07</text:p>
          </table:table-cell>
          <table:table-cell office:value-type="float" office:value="2065">
            <text:p>2065</text:p>
          </table:table-cell>
          <table:table-cell table:formula="of:=[.E56]/1000000" office:value-type="float" office:value="6.42586206896552">
            <text:p>6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18642.85714286">
            <text:p>6418642.86</text:p>
          </table:table-cell>
          <table:table-cell office:value-type="float" office:value="2128">
            <text:p>2128</text:p>
          </table:table-cell>
          <table:table-cell table:formula="of:=[.E57]/1000000" office:value-type="float" office:value="6.41864285714286">
            <text:p>6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58335.6973995">
            <text:p>11558335.7</text:p>
          </table:table-cell>
          <table:table-cell office:value-type="float" office:value="2128">
            <text:p>2128</text:p>
          </table:table-cell>
          <table:table-cell table:formula="of:=[.E58]/1000000" office:value-type="float" office:value="11.5583356973995">
            <text:p>11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39122.27074236">
            <text:p>8739122.27</text:p>
          </table:table-cell>
          <table:table-cell office:value-type="float" office:value="2128">
            <text:p>2128</text:p>
          </table:table-cell>
          <table:table-cell table:formula="of:=[.E59]/1000000" office:value-type="float" office:value="8.73912227074236">
            <text:p>8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83216.21621622">
            <text:p>6383216.22</text:p>
          </table:table-cell>
          <table:table-cell office:value-type="float" office:value="2128">
            <text:p>2128</text:p>
          </table:table-cell>
          <table:table-cell table:formula="of:=[.E60]/1000000" office:value-type="float" office:value="6.38321621621622">
            <text:p>6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68576.19047619">
            <text:p>9868576.19</text:p>
          </table:table-cell>
          <table:table-cell office:value-type="float" office:value="2128">
            <text:p>2128</text:p>
          </table:table-cell>
          <table:table-cell table:formula="of:=[.E61]/1000000" office:value-type="float" office:value="9.86857619047619">
            <text:p>9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658560.3112841">
            <text:p>43658560.31</text:p>
          </table:table-cell>
          <table:table-cell office:value-type="float" office:value="2128">
            <text:p>2128</text:p>
          </table:table-cell>
          <table:table-cell table:formula="of:=[.E62]/1000000" office:value-type="float" office:value="43.6585603112841">
            <text:p>43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67747.61904762">
            <text:p>9367747.62</text:p>
          </table:table-cell>
          <table:table-cell office:value-type="float" office:value="2128">
            <text:p>2128</text:p>
          </table:table-cell>
          <table:table-cell table:formula="of:=[.E63]/1000000" office:value-type="float" office:value="9.36774761904762">
            <text:p>9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00104.5454545">
            <text:p>10100104.55</text:p>
          </table:table-cell>
          <table:table-cell office:value-type="float" office:value="2128">
            <text:p>2128</text:p>
          </table:table-cell>
          <table:table-cell table:formula="of:=[.E64]/1000000" office:value-type="float" office:value="10.1001045454545">
            <text:p>10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87611.11111111">
            <text:p>5987611.11</text:p>
          </table:table-cell>
          <table:table-cell office:value-type="float" office:value="2128">
            <text:p>2128</text:p>
          </table:table-cell>
          <table:table-cell table:formula="of:=[.E65]/1000000" office:value-type="float" office:value="5.98761111111111">
            <text:p>5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39666.66666667">
            <text:p>4439666.67</text:p>
          </table:table-cell>
          <table:table-cell office:value-type="float" office:value="2149">
            <text:p>2149</text:p>
          </table:table-cell>
          <table:table-cell table:formula="of:=[.E66]/1000000" office:value-type="float" office:value="4.43966666666667">
            <text:p>4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94333.33333333">
            <text:p>6394333.33</text:p>
          </table:table-cell>
          <table:table-cell office:value-type="float" office:value="2149">
            <text:p>2149</text:p>
          </table:table-cell>
          <table:table-cell table:formula="of:=[.E67]/1000000" office:value-type="float" office:value="6.39433333333333">
            <text:p>6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16034.48275862">
            <text:p>4616034.48</text:p>
          </table:table-cell>
          <table:table-cell office:value-type="float" office:value="2149">
            <text:p>2149</text:p>
          </table:table-cell>
          <table:table-cell table:formula="of:=[.E68]/1000000" office:value-type="float" office:value="4.61603448275862">
            <text:p>4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78738.0952381">
            <text:p>6078738.1</text:p>
          </table:table-cell>
          <table:table-cell office:value-type="float" office:value="2149">
            <text:p>2149</text:p>
          </table:table-cell>
          <table:table-cell table:formula="of:=[.E69]/1000000" office:value-type="float" office:value="6.0787380952381">
            <text:p>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23200">
            <text:p>6523200</text:p>
          </table:table-cell>
          <table:table-cell office:value-type="float" office:value="2210">
            <text:p>2210</text:p>
          </table:table-cell>
          <table:table-cell table:formula="of:=[.E70]/1000000" office:value-type="float" office:value="6.5232">
            <text:p>6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99600">
            <text:p>5899600</text:p>
          </table:table-cell>
          <table:table-cell office:value-type="float" office:value="2210">
            <text:p>2210</text:p>
          </table:table-cell>
          <table:table-cell table:formula="of:=[.E71]/1000000" office:value-type="float" office:value="5.8996">
            <text:p>5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67440.47619048">
            <text:p>7467440.48</text:p>
          </table:table-cell>
          <table:table-cell office:value-type="float" office:value="2210">
            <text:p>2210</text:p>
          </table:table-cell>
          <table:table-cell table:formula="of:=[.E72]/1000000" office:value-type="float" office:value="7.46744047619048">
            <text:p>7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56333.33333333">
            <text:p>5856333.33</text:p>
          </table:table-cell>
          <table:table-cell office:value-type="float" office:value="2210">
            <text:p>2210</text:p>
          </table:table-cell>
          <table:table-cell table:formula="of:=[.E73]/1000000" office:value-type="float" office:value="5.85633333333333">
            <text:p>5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84797.2027972">
            <text:p>9984797.2</text:p>
          </table:table-cell>
          <table:table-cell office:value-type="float" office:value="2210">
            <text:p>2210</text:p>
          </table:table-cell>
          <table:table-cell table:formula="of:=[.E74]/1000000" office:value-type="float" office:value="9.9847972027972">
            <text:p>9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7927.41935484">
            <text:p>6707927.42</text:p>
          </table:table-cell>
          <table:table-cell office:value-type="float" office:value="2210">
            <text:p>2210</text:p>
          </table:table-cell>
          <table:table-cell table:formula="of:=[.E75]/1000000" office:value-type="float" office:value="6.70792741935484">
            <text:p>6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98515.625">
            <text:p>8398515.63</text:p>
          </table:table-cell>
          <table:table-cell office:value-type="float" office:value="2210">
            <text:p>2210</text:p>
          </table:table-cell>
          <table:table-cell table:formula="of:=[.E76]/1000000" office:value-type="float" office:value="8.398515625">
            <text:p>8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38173.46938775">
            <text:p>7838173.47</text:p>
          </table:table-cell>
          <table:table-cell office:value-type="float" office:value="2244">
            <text:p>2244</text:p>
          </table:table-cell>
          <table:table-cell table:formula="of:=[.E77]/1000000" office:value-type="float" office:value="7.83817346938775">
            <text:p>7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67263.68159204">
            <text:p>8567263.68</text:p>
          </table:table-cell>
          <table:table-cell office:value-type="float" office:value="2244">
            <text:p>2244</text:p>
          </table:table-cell>
          <table:table-cell table:formula="of:=[.E78]/1000000" office:value-type="float" office:value="8.56726368159204">
            <text:p>8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60418.0327869">
            <text:p>10360418.03</text:p>
          </table:table-cell>
          <table:table-cell office:value-type="float" office:value="2323">
            <text:p>2323</text:p>
          </table:table-cell>
          <table:table-cell table:formula="of:=[.E79]/1000000" office:value-type="float" office:value="10.3604180327869">
            <text:p>10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69983.05084746">
            <text:p>7969983.05</text:p>
          </table:table-cell>
          <table:table-cell office:value-type="float" office:value="2323">
            <text:p>2323</text:p>
          </table:table-cell>
          <table:table-cell table:formula="of:=[.E80]/1000000" office:value-type="float" office:value="7.96998305084746">
            <text:p>7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86321.42857143">
            <text:p>4786321.43</text:p>
          </table:table-cell>
          <table:table-cell office:value-type="float" office:value="2341">
            <text:p>2341</text:p>
          </table:table-cell>
          <table:table-cell table:formula="of:=[.E81]/1000000" office:value-type="float" office:value="4.78632142857143">
            <text:p>4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48912.28070175">
            <text:p>9048912.28</text:p>
          </table:table-cell>
          <table:table-cell office:value-type="float" office:value="2341">
            <text:p>2341</text:p>
          </table:table-cell>
          <table:table-cell table:formula="of:=[.E82]/1000000" office:value-type="float" office:value="9.04891228070175">
            <text:p>9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7338.98305085">
            <text:p>7707338.98</text:p>
          </table:table-cell>
          <table:table-cell office:value-type="float" office:value="2341">
            <text:p>2341</text:p>
          </table:table-cell>
          <table:table-cell table:formula="of:=[.E83]/1000000" office:value-type="float" office:value="7.70733898305085">
            <text:p>7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27033.89830508">
            <text:p>8127033.9</text:p>
          </table:table-cell>
          <table:table-cell office:value-type="float" office:value="2341">
            <text:p>2341</text:p>
          </table:table-cell>
          <table:table-cell table:formula="of:=[.E84]/1000000" office:value-type="float" office:value="8.12703389830508">
            <text:p>8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51728.81355932">
            <text:p>7851728.81</text:p>
          </table:table-cell>
          <table:table-cell office:value-type="float" office:value="2341">
            <text:p>2341</text:p>
          </table:table-cell>
          <table:table-cell table:formula="of:=[.E85]/1000000" office:value-type="float" office:value="7.85172881355932">
            <text:p>7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92814.51612903">
            <text:p>9092814.52</text:p>
          </table:table-cell>
          <table:table-cell office:value-type="float" office:value="2341">
            <text:p>2341</text:p>
          </table:table-cell>
          <table:table-cell table:formula="of:=[.E86]/1000000" office:value-type="float" office:value="9.09281451612903">
            <text:p>9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50303.92156863">
            <text:p>6550303.92</text:p>
          </table:table-cell>
          <table:table-cell office:value-type="float" office:value="2369">
            <text:p>2369</text:p>
          </table:table-cell>
          <table:table-cell table:formula="of:=[.E87]/1000000" office:value-type="float" office:value="6.55030392156863">
            <text:p>6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78770.1863354">
            <text:p>9678770.19</text:p>
          </table:table-cell>
          <table:table-cell office:value-type="float" office:value="2414">
            <text:p>2414</text:p>
          </table:table-cell>
          <table:table-cell table:formula="of:=[.E88]/1000000" office:value-type="float" office:value="9.6787701863354">
            <text:p>9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29000">
            <text:p>8529000</text:p>
          </table:table-cell>
          <table:table-cell office:value-type="float" office:value="2414">
            <text:p>2414</text:p>
          </table:table-cell>
          <table:table-cell table:formula="of:=[.E89]/1000000" office:value-type="float" office:value="8.529">
            <text:p>8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78896.55172414">
            <text:p>6978896.55</text:p>
          </table:table-cell>
          <table:table-cell office:value-type="float" office:value="2416">
            <text:p>2416</text:p>
          </table:table-cell>
          <table:table-cell table:formula="of:=[.E90]/1000000" office:value-type="float" office:value="6.97889655172414">
            <text:p>6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45617.64705882">
            <text:p>8945617.65</text:p>
          </table:table-cell>
          <table:table-cell office:value-type="float" office:value="2416">
            <text:p>2416</text:p>
          </table:table-cell>
          <table:table-cell table:formula="of:=[.E91]/1000000" office:value-type="float" office:value="8.94561764705882">
            <text:p>8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21764.70588235">
            <text:p>5821764.71</text:p>
          </table:table-cell>
          <table:table-cell office:value-type="float" office:value="2416">
            <text:p>2416</text:p>
          </table:table-cell>
          <table:table-cell table:formula="of:=[.E92]/1000000" office:value-type="float" office:value="5.82176470588235">
            <text:p>5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50266.66666667">
            <text:p>5350266.67</text:p>
          </table:table-cell>
          <table:table-cell office:value-type="float" office:value="2416">
            <text:p>2416</text:p>
          </table:table-cell>
          <table:table-cell table:formula="of:=[.E93]/1000000" office:value-type="float" office:value="5.35026666666667">
            <text:p>5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96270.27027027">
            <text:p>9596270.27</text:p>
          </table:table-cell>
          <table:table-cell office:value-type="float" office:value="2416">
            <text:p>2416</text:p>
          </table:table-cell>
          <table:table-cell table:formula="of:=[.E94]/1000000" office:value-type="float" office:value="9.59627027027027">
            <text:p>9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2000">
            <text:p>7702000</text:p>
          </table:table-cell>
          <table:table-cell office:value-type="float" office:value="2416">
            <text:p>2416</text:p>
          </table:table-cell>
          <table:table-cell table:formula="of:=[.E95]/1000000" office:value-type="float" office:value="7.702">
            <text:p>7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85989.69072165">
            <text:p>7385989.69</text:p>
          </table:table-cell>
          <table:table-cell office:value-type="float" office:value="2416">
            <text:p>2416</text:p>
          </table:table-cell>
          <table:table-cell table:formula="of:=[.E96]/1000000" office:value-type="float" office:value="7.38598969072165">
            <text:p>7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64628.86597938">
            <text:p>7864628.87</text:p>
          </table:table-cell>
          <table:table-cell office:value-type="float" office:value="2416">
            <text:p>2416</text:p>
          </table:table-cell>
          <table:table-cell table:formula="of:=[.E97]/1000000" office:value-type="float" office:value="7.86462886597938">
            <text:p>7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90555.55555556">
            <text:p>4890555.56</text:p>
          </table:table-cell>
          <table:table-cell office:value-type="float" office:value="2416">
            <text:p>2416</text:p>
          </table:table-cell>
          <table:table-cell table:formula="of:=[.E98]/1000000" office:value-type="float" office:value="4.89055555555556">
            <text:p>4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84724.13793103">
            <text:p>6884724.14</text:p>
          </table:table-cell>
          <table:table-cell office:value-type="float" office:value="2429">
            <text:p>2429</text:p>
          </table:table-cell>
          <table:table-cell table:formula="of:=[.E99]/1000000" office:value-type="float" office:value="6.88472413793103">
            <text:p>6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0352.27272727">
            <text:p>6840352.27</text:p>
          </table:table-cell>
          <table:table-cell office:value-type="float" office:value="2429">
            <text:p>2429</text:p>
          </table:table-cell>
          <table:table-cell table:formula="of:=[.E100]/1000000" office:value-type="float" office:value="6.84035227272727">
            <text:p>6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9178.94736842">
            <text:p>6709178.95</text:p>
          </table:table-cell>
          <table:table-cell office:value-type="float" office:value="2429">
            <text:p>2429</text:p>
          </table:table-cell>
          <table:table-cell table:formula="of:=[.E101]/1000000" office:value-type="float" office:value="6.70917894736842">
            <text:p>6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77633.33333333">
            <text:p>5377633.33</text:p>
          </table:table-cell>
          <table:table-cell office:value-type="float" office:value="2429">
            <text:p>2429</text:p>
          </table:table-cell>
          <table:table-cell table:formula="of:=[.E102]/1000000" office:value-type="float" office:value="5.37763333333333">
            <text:p>5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22421.05263158">
            <text:p>6022421.05</text:p>
          </table:table-cell>
          <table:table-cell office:value-type="float" office:value="2429">
            <text:p>2429</text:p>
          </table:table-cell>
          <table:table-cell table:formula="of:=[.E103]/1000000" office:value-type="float" office:value="6.02242105263158">
            <text:p>6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53163.93442623">
            <text:p>9153163.93</text:p>
          </table:table-cell>
          <table:table-cell office:value-type="float" office:value="2429">
            <text:p>2429</text:p>
          </table:table-cell>
          <table:table-cell table:formula="of:=[.E104]/1000000" office:value-type="float" office:value="9.15316393442623">
            <text:p>9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54700">
            <text:p>6254700</text:p>
          </table:table-cell>
          <table:table-cell office:value-type="float" office:value="2429">
            <text:p>2429</text:p>
          </table:table-cell>
          <table:table-cell table:formula="of:=[.E105]/1000000" office:value-type="float" office:value="6.2547">
            <text:p>6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29657.89473684">
            <text:p>6329657.89</text:p>
          </table:table-cell>
          <table:table-cell office:value-type="float" office:value="2429">
            <text:p>2429</text:p>
          </table:table-cell>
          <table:table-cell table:formula="of:=[.E106]/1000000" office:value-type="float" office:value="6.32965789473684">
            <text:p>6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80400">
            <text:p>6080400</text:p>
          </table:table-cell>
          <table:table-cell office:value-type="float" office:value="2479">
            <text:p>2479</text:p>
          </table:table-cell>
          <table:table-cell table:formula="of:=[.E107]/1000000" office:value-type="float" office:value="6.0804">
            <text:p>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2984.61538462">
            <text:p>8002984.62</text:p>
          </table:table-cell>
          <table:table-cell office:value-type="float" office:value="2479">
            <text:p>2479</text:p>
          </table:table-cell>
          <table:table-cell table:formula="of:=[.E108]/1000000" office:value-type="float" office:value="8.00298461538462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78642.10526316">
            <text:p>9478642.11</text:p>
          </table:table-cell>
          <table:table-cell office:value-type="float" office:value="2523">
            <text:p>2523</text:p>
          </table:table-cell>
          <table:table-cell table:formula="of:=[.E109]/1000000" office:value-type="float" office:value="9.47864210526316">
            <text:p>9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78896.55172414">
            <text:p>7078896.55</text:p>
          </table:table-cell>
          <table:table-cell office:value-type="float" office:value="2523">
            <text:p>2523</text:p>
          </table:table-cell>
          <table:table-cell table:formula="of:=[.E110]/1000000" office:value-type="float" office:value="7.07889655172414">
            <text:p>7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45912.7906977">
            <text:p>10145912.79</text:p>
          </table:table-cell>
          <table:table-cell office:value-type="float" office:value="2523">
            <text:p>2523</text:p>
          </table:table-cell>
          <table:table-cell table:formula="of:=[.E111]/1000000" office:value-type="float" office:value="10.1459127906977">
            <text:p>10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40307.69230769">
            <text:p>7340307.69</text:p>
          </table:table-cell>
          <table:table-cell office:value-type="float" office:value="2523">
            <text:p>2523</text:p>
          </table:table-cell>
          <table:table-cell table:formula="of:=[.E112]/1000000" office:value-type="float" office:value="7.34030769230769">
            <text:p>7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74047.61904762">
            <text:p>6174047.62</text:p>
          </table:table-cell>
          <table:table-cell office:value-type="float" office:value="2523">
            <text:p>2523</text:p>
          </table:table-cell>
          <table:table-cell table:formula="of:=[.E113]/1000000" office:value-type="float" office:value="6.17404761904762">
            <text:p>6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87357.14285714">
            <text:p>6187357.14</text:p>
          </table:table-cell>
          <table:table-cell office:value-type="float" office:value="2530">
            <text:p>2530</text:p>
          </table:table-cell>
          <table:table-cell table:formula="of:=[.E114]/1000000" office:value-type="float" office:value="6.18735714285714">
            <text:p>6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28447.36842105">
            <text:p>7128447.37</text:p>
          </table:table-cell>
          <table:table-cell office:value-type="float" office:value="2530">
            <text:p>2530</text:p>
          </table:table-cell>
          <table:table-cell table:formula="of:=[.E115]/1000000" office:value-type="float" office:value="7.12844736842105">
            <text:p>7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83528">
            <text:p>8183528</text:p>
          </table:table-cell>
          <table:table-cell office:value-type="float" office:value="2530">
            <text:p>2530</text:p>
          </table:table-cell>
          <table:table-cell table:formula="of:=[.E116]/1000000" office:value-type="float" office:value="8.183528">
            <text:p>8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99939.39393939">
            <text:p>6399939.39</text:p>
          </table:table-cell>
          <table:table-cell office:value-type="float" office:value="2530">
            <text:p>2530</text:p>
          </table:table-cell>
          <table:table-cell table:formula="of:=[.E117]/1000000" office:value-type="float" office:value="6.39993939393939">
            <text:p>6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31956.52173913">
            <text:p>7531956.52</text:p>
          </table:table-cell>
          <table:table-cell office:value-type="float" office:value="2530">
            <text:p>2530</text:p>
          </table:table-cell>
          <table:table-cell table:formula="of:=[.E118]/1000000" office:value-type="float" office:value="7.53195652173913">
            <text:p>7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50083.33333333">
            <text:p>7450083.33</text:p>
          </table:table-cell>
          <table:table-cell office:value-type="float" office:value="2552">
            <text:p>2552</text:p>
          </table:table-cell>
          <table:table-cell table:formula="of:=[.E119]/1000000" office:value-type="float" office:value="7.45008333333333">
            <text:p>7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47106.7961165">
            <text:p>11647106.8</text:p>
          </table:table-cell>
          <table:table-cell office:value-type="float" office:value="2560">
            <text:p>2560</text:p>
          </table:table-cell>
          <table:table-cell table:formula="of:=[.E120]/1000000" office:value-type="float" office:value="11.6471067961165">
            <text:p>11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85555.55555556">
            <text:p>7085555.56</text:p>
          </table:table-cell>
          <table:table-cell office:value-type="float" office:value="2560">
            <text:p>2560</text:p>
          </table:table-cell>
          <table:table-cell table:formula="of:=[.E121]/1000000" office:value-type="float" office:value="7.08555555555556">
            <text:p>7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25875">
            <text:p>6625875</text:p>
          </table:table-cell>
          <table:table-cell office:value-type="float" office:value="2572">
            <text:p>2572</text:p>
          </table:table-cell>
          <table:table-cell table:formula="of:=[.E122]/1000000" office:value-type="float" office:value="6.625875">
            <text:p>6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16818.18181818">
            <text:p>7416818.18</text:p>
          </table:table-cell>
          <table:table-cell office:value-type="float" office:value="2572">
            <text:p>2572</text:p>
          </table:table-cell>
          <table:table-cell table:formula="of:=[.E123]/1000000" office:value-type="float" office:value="7.41681818181818">
            <text:p>7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0890.10989011">
            <text:p>8040890.11</text:p>
          </table:table-cell>
          <table:table-cell office:value-type="float" office:value="2572">
            <text:p>2572</text:p>
          </table:table-cell>
          <table:table-cell table:formula="of:=[.E124]/1000000" office:value-type="float" office:value="8.04089010989011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34248.84792627">
            <text:p>9234248.85</text:p>
          </table:table-cell>
          <table:table-cell office:value-type="float" office:value="2572">
            <text:p>2572</text:p>
          </table:table-cell>
          <table:table-cell table:formula="of:=[.E125]/1000000" office:value-type="float" office:value="9.23424884792627">
            <text:p>9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02488.88888889">
            <text:p>7902488.89</text:p>
          </table:table-cell>
          <table:table-cell office:value-type="float" office:value="2572">
            <text:p>2572</text:p>
          </table:table-cell>
          <table:table-cell table:formula="of:=[.E126]/1000000" office:value-type="float" office:value="7.90248888888889">
            <text:p>7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34120">
            <text:p>6234120</text:p>
          </table:table-cell>
          <table:table-cell office:value-type="float" office:value="2572">
            <text:p>2572</text:p>
          </table:table-cell>
          <table:table-cell table:formula="of:=[.E127]/1000000" office:value-type="float" office:value="6.23412">
            <text:p>6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22382.35294118">
            <text:p>7122382.35</text:p>
          </table:table-cell>
          <table:table-cell office:value-type="float" office:value="2572">
            <text:p>2572</text:p>
          </table:table-cell>
          <table:table-cell table:formula="of:=[.E128]/1000000" office:value-type="float" office:value="7.12238235294118">
            <text:p>7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5500">
            <text:p>7005500</text:p>
          </table:table-cell>
          <table:table-cell office:value-type="float" office:value="2572">
            <text:p>2572</text:p>
          </table:table-cell>
          <table:table-cell table:formula="of:=[.E129]/1000000" office:value-type="float" office:value="7.0055">
            <text:p>7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0357.14285714">
            <text:p>7200357.14</text:p>
          </table:table-cell>
          <table:table-cell office:value-type="float" office:value="2572">
            <text:p>2572</text:p>
          </table:table-cell>
          <table:table-cell table:formula="of:=[.E130]/1000000" office:value-type="float" office:value="7.20035714285714">
            <text:p>7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41250">
            <text:p>5341250</text:p>
          </table:table-cell>
          <table:table-cell office:value-type="float" office:value="2572">
            <text:p>2572</text:p>
          </table:table-cell>
          <table:table-cell table:formula="of:=[.E131]/1000000" office:value-type="float" office:value="5.34125">
            <text:p>5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44173.91304348">
            <text:p>6344173.91</text:p>
          </table:table-cell>
          <table:table-cell office:value-type="float" office:value="2572">
            <text:p>2572</text:p>
          </table:table-cell>
          <table:table-cell table:formula="of:=[.E132]/1000000" office:value-type="float" office:value="6.34417391304348">
            <text:p>6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12450">
            <text:p>6812450</text:p>
          </table:table-cell>
          <table:table-cell office:value-type="float" office:value="2572">
            <text:p>2572</text:p>
          </table:table-cell>
          <table:table-cell table:formula="of:=[.E133]/1000000" office:value-type="float" office:value="6.81245">
            <text:p>6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20273.6156352">
            <text:p>12420273.62</text:p>
          </table:table-cell>
          <table:table-cell office:value-type="float" office:value="2572">
            <text:p>2572</text:p>
          </table:table-cell>
          <table:table-cell table:formula="of:=[.E134]/1000000" office:value-type="float" office:value="12.4202736156352">
            <text:p>12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50166.66666667">
            <text:p>6450166.67</text:p>
          </table:table-cell>
          <table:table-cell office:value-type="float" office:value="2598">
            <text:p>2598</text:p>
          </table:table-cell>
          <table:table-cell table:formula="of:=[.E135]/1000000" office:value-type="float" office:value="6.45016666666667">
            <text:p>6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75682.24299065">
            <text:p>9075682.24</text:p>
          </table:table-cell>
          <table:table-cell office:value-type="float" office:value="2598">
            <text:p>2598</text:p>
          </table:table-cell>
          <table:table-cell table:formula="of:=[.E136]/1000000" office:value-type="float" office:value="9.07568224299065">
            <text:p>9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64333.33333333">
            <text:p>4964333.33</text:p>
          </table:table-cell>
          <table:table-cell office:value-type="float" office:value="2605">
            <text:p>2605</text:p>
          </table:table-cell>
          <table:table-cell table:formula="of:=[.E137]/1000000" office:value-type="float" office:value="4.96433333333333">
            <text:p>4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31800">
            <text:p>5431800</text:p>
          </table:table-cell>
          <table:table-cell office:value-type="float" office:value="2605">
            <text:p>2605</text:p>
          </table:table-cell>
          <table:table-cell table:formula="of:=[.E138]/1000000" office:value-type="float" office:value="5.4318">
            <text:p>5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79294.11764706">
            <text:p>6379294.12</text:p>
          </table:table-cell>
          <table:table-cell office:value-type="float" office:value="2605">
            <text:p>2605</text:p>
          </table:table-cell>
          <table:table-cell table:formula="of:=[.E139]/1000000" office:value-type="float" office:value="6.37929411764706">
            <text:p>6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67058.82352941">
            <text:p>6067058.82</text:p>
          </table:table-cell>
          <table:table-cell office:value-type="float" office:value="2605">
            <text:p>2605</text:p>
          </table:table-cell>
          <table:table-cell table:formula="of:=[.E140]/1000000" office:value-type="float" office:value="6.06705882352941">
            <text:p>6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31058.82352941">
            <text:p>5431058.82</text:p>
          </table:table-cell>
          <table:table-cell office:value-type="float" office:value="2605">
            <text:p>2605</text:p>
          </table:table-cell>
          <table:table-cell table:formula="of:=[.E141]/1000000" office:value-type="float" office:value="5.43105882352941">
            <text:p>5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67711.8644068">
            <text:p>14267711.86</text:p>
          </table:table-cell>
          <table:table-cell office:value-type="float" office:value="2641">
            <text:p>2641</text:p>
          </table:table-cell>
          <table:table-cell table:formula="of:=[.E142]/1000000" office:value-type="float" office:value="14.2677118644068">
            <text:p>14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87468.75">
            <text:p>6587468.75</text:p>
          </table:table-cell>
          <table:table-cell office:value-type="float" office:value="2641">
            <text:p>2641</text:p>
          </table:table-cell>
          <table:table-cell table:formula="of:=[.E143]/1000000" office:value-type="float" office:value="6.58746875">
            <text:p>6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40649.6350365">
            <text:p>11640649.64</text:p>
          </table:table-cell>
          <table:table-cell office:value-type="float" office:value="2641">
            <text:p>2641</text:p>
          </table:table-cell>
          <table:table-cell table:formula="of:=[.E144]/1000000" office:value-type="float" office:value="11.6406496350365">
            <text:p>11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61586.7768595">
            <text:p>14661586.78</text:p>
          </table:table-cell>
          <table:table-cell office:value-type="float" office:value="2641">
            <text:p>2641</text:p>
          </table:table-cell>
          <table:table-cell table:formula="of:=[.E145]/1000000" office:value-type="float" office:value="14.6615867768595">
            <text:p>14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75200">
            <text:p>7375200</text:p>
          </table:table-cell>
          <table:table-cell office:value-type="float" office:value="2641">
            <text:p>2641</text:p>
          </table:table-cell>
          <table:table-cell table:formula="of:=[.E146]/1000000" office:value-type="float" office:value="7.3752">
            <text:p>7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23826.08695652">
            <text:p>8823826.09</text:p>
          </table:table-cell>
          <table:table-cell office:value-type="float" office:value="2641">
            <text:p>2641</text:p>
          </table:table-cell>
          <table:table-cell table:formula="of:=[.E147]/1000000" office:value-type="float" office:value="8.82382608695652">
            <text:p>8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6560">
            <text:p>8356560</text:p>
          </table:table-cell>
          <table:table-cell office:value-type="float" office:value="2641">
            <text:p>2641</text:p>
          </table:table-cell>
          <table:table-cell table:formula="of:=[.E148]/1000000" office:value-type="float" office:value="8.35656">
            <text:p>8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2930.23255814">
            <text:p>7742930.23</text:p>
          </table:table-cell>
          <table:table-cell office:value-type="float" office:value="2779">
            <text:p>2779</text:p>
          </table:table-cell>
          <table:table-cell table:formula="of:=[.E149]/1000000" office:value-type="float" office:value="7.74293023255814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37500">
            <text:p>7737500</text:p>
          </table:table-cell>
          <table:table-cell office:value-type="float" office:value="2779">
            <text:p>2779</text:p>
          </table:table-cell>
          <table:table-cell table:formula="of:=[.E150]/1000000" office:value-type="float" office:value="7.7375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85773.33333333">
            <text:p>9085773.33</text:p>
          </table:table-cell>
          <table:table-cell office:value-type="float" office:value="2779">
            <text:p>2779</text:p>
          </table:table-cell>
          <table:table-cell table:formula="of:=[.E151]/1000000" office:value-type="float" office:value="9.08577333333333">
            <text:p>9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38521.00840336">
            <text:p>8838521.01</text:p>
          </table:table-cell>
          <table:table-cell office:value-type="float" office:value="2806">
            <text:p>2806</text:p>
          </table:table-cell>
          <table:table-cell table:formula="of:=[.E152]/1000000" office:value-type="float" office:value="8.83852100840336">
            <text:p>8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63888.88888889">
            <text:p>8163888.89</text:p>
          </table:table-cell>
          <table:table-cell office:value-type="float" office:value="2806">
            <text:p>2806</text:p>
          </table:table-cell>
          <table:table-cell table:formula="of:=[.E153]/1000000" office:value-type="float" office:value="8.16388888888889">
            <text:p>8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90900">
            <text:p>7290900</text:p>
          </table:table-cell>
          <table:table-cell office:value-type="float" office:value="2806">
            <text:p>2806</text:p>
          </table:table-cell>
          <table:table-cell table:formula="of:=[.E154]/1000000" office:value-type="float" office:value="7.2909">
            <text:p>7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61833.33333333">
            <text:p>7561833.33</text:p>
          </table:table-cell>
          <table:table-cell office:value-type="float" office:value="2806">
            <text:p>2806</text:p>
          </table:table-cell>
          <table:table-cell table:formula="of:=[.E155]/1000000" office:value-type="float" office:value="7.56183333333333">
            <text:p>7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90700">
            <text:p>9190700</text:p>
          </table:table-cell>
          <table:table-cell office:value-type="float" office:value="2806">
            <text:p>2806</text:p>
          </table:table-cell>
          <table:table-cell table:formula="of:=[.E156]/1000000" office:value-type="float" office:value="9.1907">
            <text:p>9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49770.83333333">
            <text:p>6749770.83</text:p>
          </table:table-cell>
          <table:table-cell office:value-type="float" office:value="2806">
            <text:p>2806</text:p>
          </table:table-cell>
          <table:table-cell table:formula="of:=[.E157]/1000000" office:value-type="float" office:value="6.74977083333333">
            <text:p>6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69500">
            <text:p>9069500</text:p>
          </table:table-cell>
          <table:table-cell office:value-type="float" office:value="2806">
            <text:p>2806</text:p>
          </table:table-cell>
          <table:table-cell table:formula="of:=[.E158]/1000000" office:value-type="float" office:value="9.0695">
            <text:p>9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35833.33333333">
            <text:p>6135833.33</text:p>
          </table:table-cell>
          <table:table-cell office:value-type="float" office:value="2806">
            <text:p>2806</text:p>
          </table:table-cell>
          <table:table-cell table:formula="of:=[.E159]/1000000" office:value-type="float" office:value="6.13583333333333">
            <text:p>6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12900">
            <text:p>8812900</text:p>
          </table:table-cell>
          <table:table-cell office:value-type="float" office:value="2806">
            <text:p>2806</text:p>
          </table:table-cell>
          <table:table-cell table:formula="of:=[.E160]/1000000" office:value-type="float" office:value="8.8129">
            <text:p>8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65454.54545455">
            <text:p>5965454.55</text:p>
          </table:table-cell>
          <table:table-cell office:value-type="float" office:value="2806">
            <text:p>2806</text:p>
          </table:table-cell>
          <table:table-cell table:formula="of:=[.E161]/1000000" office:value-type="float" office:value="5.96545454545455">
            <text:p>5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73428.57142857">
            <text:p>4773428.57</text:p>
          </table:table-cell>
          <table:table-cell office:value-type="float" office:value="2820">
            <text:p>2820</text:p>
          </table:table-cell>
          <table:table-cell table:formula="of:=[.E162]/1000000" office:value-type="float" office:value="4.77342857142857">
            <text:p>4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81000">
            <text:p>4781000</text:p>
          </table:table-cell>
          <table:table-cell office:value-type="float" office:value="2820">
            <text:p>2820</text:p>
          </table:table-cell>
          <table:table-cell table:formula="of:=[.E163]/1000000" office:value-type="float" office:value="4.781">
            <text:p>4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05428.57142857">
            <text:p>5405428.57</text:p>
          </table:table-cell>
          <table:table-cell office:value-type="float" office:value="2820">
            <text:p>2820</text:p>
          </table:table-cell>
          <table:table-cell table:formula="of:=[.E164]/1000000" office:value-type="float" office:value="5.40542857142857">
            <text:p>5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0800">
            <text:p>8040800</text:p>
          </table:table-cell>
          <table:table-cell office:value-type="float" office:value="2820">
            <text:p>2820</text:p>
          </table:table-cell>
          <table:table-cell table:formula="of:=[.E165]/1000000" office:value-type="float" office:value="8.0408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49444.44444444">
            <text:p>5449444.44</text:p>
          </table:table-cell>
          <table:table-cell office:value-type="float" office:value="2820">
            <text:p>2820</text:p>
          </table:table-cell>
          <table:table-cell table:formula="of:=[.E166]/1000000" office:value-type="float" office:value="5.44944444444444">
            <text:p>5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52040">
            <text:p>6852040</text:p>
          </table:table-cell>
          <table:table-cell office:value-type="float" office:value="2838">
            <text:p>2838</text:p>
          </table:table-cell>
          <table:table-cell table:formula="of:=[.E167]/1000000" office:value-type="float" office:value="6.85204">
            <text:p>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13222.22222222">
            <text:p>9313222.22</text:p>
          </table:table-cell>
          <table:table-cell office:value-type="float" office:value="2838">
            <text:p>2838</text:p>
          </table:table-cell>
          <table:table-cell table:formula="of:=[.E168]/1000000" office:value-type="float" office:value="9.31322222222222">
            <text:p>9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58166.66666667">
            <text:p>7658166.67</text:p>
          </table:table-cell>
          <table:table-cell office:value-type="float" office:value="2838">
            <text:p>2838</text:p>
          </table:table-cell>
          <table:table-cell table:formula="of:=[.E169]/1000000" office:value-type="float" office:value="7.65816666666667">
            <text:p>7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19644.44444444">
            <text:p>7319644.44</text:p>
          </table:table-cell>
          <table:table-cell office:value-type="float" office:value="2838">
            <text:p>2838</text:p>
          </table:table-cell>
          <table:table-cell table:formula="of:=[.E170]/1000000" office:value-type="float" office:value="7.31964444444444">
            <text:p>7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14000">
            <text:p>7314000</text:p>
          </table:table-cell>
          <table:table-cell office:value-type="float" office:value="2838">
            <text:p>2838</text:p>
          </table:table-cell>
          <table:table-cell table:formula="of:=[.E171]/1000000" office:value-type="float" office:value="7.314">
            <text:p>7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78345.79439252">
            <text:p>8378345.79</text:p>
          </table:table-cell>
          <table:table-cell office:value-type="float" office:value="2838">
            <text:p>2838</text:p>
          </table:table-cell>
          <table:table-cell table:formula="of:=[.E172]/1000000" office:value-type="float" office:value="8.37834579439252">
            <text:p>8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91060.60606061">
            <text:p>8391060.61</text:p>
          </table:table-cell>
          <table:table-cell office:value-type="float" office:value="2870">
            <text:p>2870</text:p>
          </table:table-cell>
          <table:table-cell table:formula="of:=[.E173]/1000000" office:value-type="float" office:value="8.39106060606061">
            <text:p>8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17800">
            <text:p>5817800</text:p>
          </table:table-cell>
          <table:table-cell office:value-type="float" office:value="2870">
            <text:p>2870</text:p>
          </table:table-cell>
          <table:table-cell table:formula="of:=[.E174]/1000000" office:value-type="float" office:value="5.8178">
            <text:p>5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36971.8309859">
            <text:p>10636971.83</text:p>
          </table:table-cell>
          <table:table-cell office:value-type="float" office:value="2870">
            <text:p>2870</text:p>
          </table:table-cell>
          <table:table-cell table:formula="of:=[.E175]/1000000" office:value-type="float" office:value="10.6369718309859">
            <text:p>10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43733.33333333">
            <text:p>6143733.33</text:p>
          </table:table-cell>
          <table:table-cell office:value-type="float" office:value="2881">
            <text:p>2881</text:p>
          </table:table-cell>
          <table:table-cell table:formula="of:=[.E176]/1000000" office:value-type="float" office:value="6.14373333333333">
            <text:p>6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62315.78947368">
            <text:p>5762315.79</text:p>
          </table:table-cell>
          <table:table-cell office:value-type="float" office:value="2881">
            <text:p>2881</text:p>
          </table:table-cell>
          <table:table-cell table:formula="of:=[.E177]/1000000" office:value-type="float" office:value="5.76231578947368">
            <text:p>5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89283.95061728">
            <text:p>7589283.95</text:p>
          </table:table-cell>
          <table:table-cell office:value-type="float" office:value="2898">
            <text:p>2898</text:p>
          </table:table-cell>
          <table:table-cell table:formula="of:=[.E178]/1000000" office:value-type="float" office:value="7.58928395061728">
            <text:p>7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92631.57894737">
            <text:p>7992631.58</text:p>
          </table:table-cell>
          <table:table-cell office:value-type="float" office:value="2898">
            <text:p>2898</text:p>
          </table:table-cell>
          <table:table-cell table:formula="of:=[.E179]/1000000" office:value-type="float" office:value="7.99263157894737">
            <text:p>7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92294.11764706">
            <text:p>7392294.12</text:p>
          </table:table-cell>
          <table:table-cell office:value-type="float" office:value="2898">
            <text:p>2898</text:p>
          </table:table-cell>
          <table:table-cell table:formula="of:=[.E180]/1000000" office:value-type="float" office:value="7.39229411764706">
            <text:p>7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47452.05479452">
            <text:p>9847452.05</text:p>
          </table:table-cell>
          <table:table-cell office:value-type="float" office:value="2898">
            <text:p>2898</text:p>
          </table:table-cell>
          <table:table-cell table:formula="of:=[.E181]/1000000" office:value-type="float" office:value="9.84745205479452">
            <text:p>9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45755.6561086">
            <text:p>10545755.66</text:p>
          </table:table-cell>
          <table:table-cell office:value-type="float" office:value="2898">
            <text:p>2898</text:p>
          </table:table-cell>
          <table:table-cell table:formula="of:=[.E182]/1000000" office:value-type="float" office:value="10.5457556561086">
            <text:p>10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21571.42857143">
            <text:p>6321571.43</text:p>
          </table:table-cell>
          <table:table-cell office:value-type="float" office:value="2898">
            <text:p>2898</text:p>
          </table:table-cell>
          <table:table-cell table:formula="of:=[.E183]/1000000" office:value-type="float" office:value="6.32157142857143">
            <text:p>6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62370.86092715">
            <text:p>9662370.86</text:p>
          </table:table-cell>
          <table:table-cell office:value-type="float" office:value="2898">
            <text:p>2898</text:p>
          </table:table-cell>
          <table:table-cell table:formula="of:=[.E184]/1000000" office:value-type="float" office:value="9.66237086092715">
            <text:p>9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1446.42857143">
            <text:p>7741446.43</text:p>
          </table:table-cell>
          <table:table-cell office:value-type="float" office:value="2898">
            <text:p>2898</text:p>
          </table:table-cell>
          <table:table-cell table:formula="of:=[.E185]/1000000" office:value-type="float" office:value="7.74144642857143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80500">
            <text:p>5780500</text:p>
          </table:table-cell>
          <table:table-cell office:value-type="float" office:value="2908">
            <text:p>2908</text:p>
          </table:table-cell>
          <table:table-cell table:formula="of:=[.E186]/1000000" office:value-type="float" office:value="5.7805">
            <text:p>5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27446.60194175">
            <text:p>8527446.6</text:p>
          </table:table-cell>
          <table:table-cell office:value-type="float" office:value="2908">
            <text:p>2908</text:p>
          </table:table-cell>
          <table:table-cell table:formula="of:=[.E187]/1000000" office:value-type="float" office:value="8.52744660194175">
            <text:p>8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21750">
            <text:p>6421750</text:p>
          </table:table-cell>
          <table:table-cell office:value-type="float" office:value="2908">
            <text:p>2908</text:p>
          </table:table-cell>
          <table:table-cell table:formula="of:=[.E188]/1000000" office:value-type="float" office:value="6.42175">
            <text:p>6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15366.9724771">
            <text:p>10615366.97</text:p>
          </table:table-cell>
          <table:table-cell office:value-type="float" office:value="2908">
            <text:p>2908</text:p>
          </table:table-cell>
          <table:table-cell table:formula="of:=[.E189]/1000000" office:value-type="float" office:value="10.6153669724771">
            <text:p>10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41133.33333333">
            <text:p>6441133.33</text:p>
          </table:table-cell>
          <table:table-cell office:value-type="float" office:value="2908">
            <text:p>2908</text:p>
          </table:table-cell>
          <table:table-cell table:formula="of:=[.E190]/1000000" office:value-type="float" office:value="6.44113333333333">
            <text:p>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54009.17431193">
            <text:p>8754009.17</text:p>
          </table:table-cell>
          <table:table-cell office:value-type="float" office:value="2908">
            <text:p>2908</text:p>
          </table:table-cell>
          <table:table-cell table:formula="of:=[.E191]/1000000" office:value-type="float" office:value="8.75400917431193">
            <text:p>8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51020">
            <text:p>11251020</text:p>
          </table:table-cell>
          <table:table-cell office:value-type="float" office:value="2908">
            <text:p>2908</text:p>
          </table:table-cell>
          <table:table-cell table:formula="of:=[.E192]/1000000" office:value-type="float" office:value="11.25102">
            <text:p>11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29333.33333333">
            <text:p>5329333.33</text:p>
          </table:table-cell>
          <table:table-cell office:value-type="float" office:value="2908">
            <text:p>2908</text:p>
          </table:table-cell>
          <table:table-cell table:formula="of:=[.E193]/1000000" office:value-type="float" office:value="5.32933333333333">
            <text:p>5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70066.66666667">
            <text:p>6770066.67</text:p>
          </table:table-cell>
          <table:table-cell office:value-type="float" office:value="2941">
            <text:p>2941</text:p>
          </table:table-cell>
          <table:table-cell table:formula="of:=[.E194]/1000000" office:value-type="float" office:value="6.77006666666667">
            <text:p>6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94879.12087912">
            <text:p>7094879.12</text:p>
          </table:table-cell>
          <table:table-cell office:value-type="float" office:value="2941">
            <text:p>2941</text:p>
          </table:table-cell>
          <table:table-cell table:formula="of:=[.E195]/1000000" office:value-type="float" office:value="7.09487912087912">
            <text:p>7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79960">
            <text:p>6979960</text:p>
          </table:table-cell>
          <table:table-cell office:value-type="float" office:value="2941">
            <text:p>2941</text:p>
          </table:table-cell>
          <table:table-cell table:formula="of:=[.E196]/1000000" office:value-type="float" office:value="6.97996">
            <text:p>6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94197.3684211">
            <text:p>10094197.37</text:p>
          </table:table-cell>
          <table:table-cell office:value-type="float" office:value="2941">
            <text:p>2941</text:p>
          </table:table-cell>
          <table:table-cell table:formula="of:=[.E197]/1000000" office:value-type="float" office:value="10.0941973684211">
            <text:p>10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02857.14285714">
            <text:p>6102857.14</text:p>
          </table:table-cell>
          <table:table-cell office:value-type="float" office:value="2941">
            <text:p>2941</text:p>
          </table:table-cell>
          <table:table-cell table:formula="of:=[.E198]/1000000" office:value-type="float" office:value="6.10285714285714">
            <text:p>6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7899.2248062">
            <text:p>6507899.22</text:p>
          </table:table-cell>
          <table:table-cell office:value-type="float" office:value="2941">
            <text:p>2941</text:p>
          </table:table-cell>
          <table:table-cell table:formula="of:=[.E199]/1000000" office:value-type="float" office:value="6.5078992248062">
            <text:p>6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11428.57142857">
            <text:p>4811428.57</text:p>
          </table:table-cell>
          <table:table-cell office:value-type="float" office:value="2941">
            <text:p>2941</text:p>
          </table:table-cell>
          <table:table-cell table:formula="of:=[.E200]/1000000" office:value-type="float" office:value="4.81142857142857">
            <text:p>4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44408.16326531">
            <text:p>7644408.16</text:p>
          </table:table-cell>
          <table:table-cell office:value-type="float" office:value="2941">
            <text:p>2941</text:p>
          </table:table-cell>
          <table:table-cell table:formula="of:=[.E201]/1000000" office:value-type="float" office:value="7.64440816326531">
            <text:p>7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12529.41176471">
            <text:p>6312529.41</text:p>
          </table:table-cell>
          <table:table-cell office:value-type="float" office:value="3061">
            <text:p>3061</text:p>
          </table:table-cell>
          <table:table-cell table:formula="of:=[.E202]/1000000" office:value-type="float" office:value="6.31252941176471">
            <text:p>6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57571.42857143">
            <text:p>7257571.43</text:p>
          </table:table-cell>
          <table:table-cell office:value-type="float" office:value="3061">
            <text:p>3061</text:p>
          </table:table-cell>
          <table:table-cell table:formula="of:=[.E203]/1000000" office:value-type="float" office:value="7.25757142857143">
            <text:p>7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34866.66666667">
            <text:p>6734866.67</text:p>
          </table:table-cell>
          <table:table-cell office:value-type="float" office:value="3061">
            <text:p>3061</text:p>
          </table:table-cell>
          <table:table-cell table:formula="of:=[.E204]/1000000" office:value-type="float" office:value="6.73486666666667">
            <text:p>6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89388.88888889">
            <text:p>6589388.89</text:p>
          </table:table-cell>
          <table:table-cell office:value-type="float" office:value="3061">
            <text:p>3061</text:p>
          </table:table-cell>
          <table:table-cell table:formula="of:=[.E205]/1000000" office:value-type="float" office:value="6.58938888888889">
            <text:p>6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64921.875">
            <text:p>11964921.88</text:p>
          </table:table-cell>
          <table:table-cell office:value-type="float" office:value="3061">
            <text:p>3061</text:p>
          </table:table-cell>
          <table:table-cell table:formula="of:=[.E206]/1000000" office:value-type="float" office:value="11.964921875">
            <text:p>11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5038.46153846">
            <text:p>9605038.46</text:p>
          </table:table-cell>
          <table:table-cell office:value-type="float" office:value="3061">
            <text:p>3061</text:p>
          </table:table-cell>
          <table:table-cell table:formula="of:=[.E207]/1000000" office:value-type="float" office:value="9.60503846153846">
            <text:p>9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72111.11111111">
            <text:p>8672111.11</text:p>
          </table:table-cell>
          <table:table-cell office:value-type="float" office:value="3070">
            <text:p>3070</text:p>
          </table:table-cell>
          <table:table-cell table:formula="of:=[.E208]/1000000" office:value-type="float" office:value="8.67211111111111">
            <text:p>8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14500">
            <text:p>5314500</text:p>
          </table:table-cell>
          <table:table-cell office:value-type="float" office:value="3070">
            <text:p>3070</text:p>
          </table:table-cell>
          <table:table-cell table:formula="of:=[.E209]/1000000" office:value-type="float" office:value="5.3145">
            <text:p>5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65304.05405405">
            <text:p>9765304.05</text:p>
          </table:table-cell>
          <table:table-cell office:value-type="float" office:value="3079">
            <text:p>3079</text:p>
          </table:table-cell>
          <table:table-cell table:formula="of:=[.E210]/1000000" office:value-type="float" office:value="9.76530405405405">
            <text:p>9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31399.0147783">
            <text:p>11831399.01</text:p>
          </table:table-cell>
          <table:table-cell office:value-type="float" office:value="3079">
            <text:p>3079</text:p>
          </table:table-cell>
          <table:table-cell table:formula="of:=[.E211]/1000000" office:value-type="float" office:value="11.8313990147783">
            <text:p>11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87000">
            <text:p>5687000</text:p>
          </table:table-cell>
          <table:table-cell office:value-type="float" office:value="3079">
            <text:p>3079</text:p>
          </table:table-cell>
          <table:table-cell table:formula="of:=[.E212]/1000000" office:value-type="float" office:value="5.687">
            <text:p>5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34041.66666667">
            <text:p>7634041.67</text:p>
          </table:table-cell>
          <table:table-cell office:value-type="float" office:value="3124">
            <text:p>3124</text:p>
          </table:table-cell>
          <table:table-cell table:formula="of:=[.E213]/1000000" office:value-type="float" office:value="7.63404166666667">
            <text:p>7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8772.72727273">
            <text:p>7918772.73</text:p>
          </table:table-cell>
          <table:table-cell office:value-type="float" office:value="3124">
            <text:p>3124</text:p>
          </table:table-cell>
          <table:table-cell table:formula="of:=[.E214]/1000000" office:value-type="float" office:value="7.91877272727273">
            <text:p>7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30456.14035088">
            <text:p>8030456.14</text:p>
          </table:table-cell>
          <table:table-cell office:value-type="float" office:value="3124">
            <text:p>3124</text:p>
          </table:table-cell>
          <table:table-cell table:formula="of:=[.E215]/1000000" office:value-type="float" office:value="8.03045614035088">
            <text:p>8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84171.0526316">
            <text:p>12084171.05</text:p>
          </table:table-cell>
          <table:table-cell office:value-type="float" office:value="3124">
            <text:p>3124</text:p>
          </table:table-cell>
          <table:table-cell table:formula="of:=[.E216]/1000000" office:value-type="float" office:value="12.0841710526316">
            <text:p>12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94904.76190476">
            <text:p>6694904.76</text:p>
          </table:table-cell>
          <table:table-cell office:value-type="float" office:value="3124">
            <text:p>3124</text:p>
          </table:table-cell>
          <table:table-cell table:formula="of:=[.E217]/1000000" office:value-type="float" office:value="6.69490476190476">
            <text:p>6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81451.2471655">
            <text:p>12681451.25</text:p>
          </table:table-cell>
          <table:table-cell office:value-type="float" office:value="3124">
            <text:p>3124</text:p>
          </table:table-cell>
          <table:table-cell table:formula="of:=[.E218]/1000000" office:value-type="float" office:value="12.6814512471655">
            <text:p>12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36084.9056604">
            <text:p>13436084.91</text:p>
          </table:table-cell>
          <table:table-cell office:value-type="float" office:value="3124">
            <text:p>3124</text:p>
          </table:table-cell>
          <table:table-cell table:formula="of:=[.E219]/1000000" office:value-type="float" office:value="13.4360849056604">
            <text:p>13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80954.6485261">
            <text:p>12580954.65</text:p>
          </table:table-cell>
          <table:table-cell office:value-type="float" office:value="3124">
            <text:p>3124</text:p>
          </table:table-cell>
          <table:table-cell table:formula="of:=[.E220]/1000000" office:value-type="float" office:value="12.5809546485261">
            <text:p>12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4437.5">
            <text:p>6844437.5</text:p>
          </table:table-cell>
          <table:table-cell office:value-type="float" office:value="3124">
            <text:p>3124</text:p>
          </table:table-cell>
          <table:table-cell table:formula="of:=[.E221]/1000000" office:value-type="float" office:value="6.8444375">
            <text:p>6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18141.4634146">
            <text:p>11118141.46</text:p>
          </table:table-cell>
          <table:table-cell office:value-type="float" office:value="3124">
            <text:p>3124</text:p>
          </table:table-cell>
          <table:table-cell table:formula="of:=[.E222]/1000000" office:value-type="float" office:value="11.1181414634146">
            <text:p>11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93187.5">
            <text:p>6193187.5</text:p>
          </table:table-cell>
          <table:table-cell office:value-type="float" office:value="3124">
            <text:p>3124</text:p>
          </table:table-cell>
          <table:table-cell table:formula="of:=[.E223]/1000000" office:value-type="float" office:value="6.1931875">
            <text:p>6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9450">
            <text:p>6849450</text:p>
          </table:table-cell>
          <table:table-cell office:value-type="float" office:value="3214">
            <text:p>3214</text:p>
          </table:table-cell>
          <table:table-cell table:formula="of:=[.E224]/1000000" office:value-type="float" office:value="6.84945">
            <text:p>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70435.18518518">
            <text:p>8870435.19</text:p>
          </table:table-cell>
          <table:table-cell office:value-type="float" office:value="3214">
            <text:p>3214</text:p>
          </table:table-cell>
          <table:table-cell table:formula="of:=[.E225]/1000000" office:value-type="float" office:value="8.87043518518518">
            <text:p>8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74935.71428571">
            <text:p>9874935.71</text:p>
          </table:table-cell>
          <table:table-cell office:value-type="float" office:value="3214">
            <text:p>3214</text:p>
          </table:table-cell>
          <table:table-cell table:formula="of:=[.E226]/1000000" office:value-type="float" office:value="9.87493571428571">
            <text:p>9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1434.7826087">
            <text:p>8301434.78</text:p>
          </table:table-cell>
          <table:table-cell office:value-type="float" office:value="3214">
            <text:p>3214</text:p>
          </table:table-cell>
          <table:table-cell table:formula="of:=[.E227]/1000000" office:value-type="float" office:value="8.3014347826087">
            <text:p>8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71066.66666667">
            <text:p>6871066.67</text:p>
          </table:table-cell>
          <table:table-cell office:value-type="float" office:value="3214">
            <text:p>3214</text:p>
          </table:table-cell>
          <table:table-cell table:formula="of:=[.E228]/1000000" office:value-type="float" office:value="6.87106666666667">
            <text:p>6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18288.8888889">
            <text:p>11818288.89</text:p>
          </table:table-cell>
          <table:table-cell office:value-type="float" office:value="3214">
            <text:p>3214</text:p>
          </table:table-cell>
          <table:table-cell table:formula="of:=[.E229]/1000000" office:value-type="float" office:value="11.8182888888889">
            <text:p>11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46492.0634921">
            <text:p>11046492.06</text:p>
          </table:table-cell>
          <table:table-cell office:value-type="float" office:value="3214">
            <text:p>3214</text:p>
          </table:table-cell>
          <table:table-cell table:formula="of:=[.E230]/1000000" office:value-type="float" office:value="11.0464920634921">
            <text:p>11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68710.52631579">
            <text:p>6568710.53</text:p>
          </table:table-cell>
          <table:table-cell office:value-type="float" office:value="3214">
            <text:p>3214</text:p>
          </table:table-cell>
          <table:table-cell table:formula="of:=[.E231]/1000000" office:value-type="float" office:value="6.56871052631579">
            <text:p>6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2631.57894737">
            <text:p>7202631.58</text:p>
          </table:table-cell>
          <table:table-cell office:value-type="float" office:value="3214">
            <text:p>3214</text:p>
          </table:table-cell>
          <table:table-cell table:formula="of:=[.E232]/1000000" office:value-type="float" office:value="7.20263157894737">
            <text:p>7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34972.22222222">
            <text:p>7334972.22</text:p>
          </table:table-cell>
          <table:table-cell office:value-type="float" office:value="3219">
            <text:p>3219</text:p>
          </table:table-cell>
          <table:table-cell table:formula="of:=[.E233]/1000000" office:value-type="float" office:value="7.33497222222222">
            <text:p>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34000">
            <text:p>7334000</text:p>
          </table:table-cell>
          <table:table-cell office:value-type="float" office:value="3219">
            <text:p>3219</text:p>
          </table:table-cell>
          <table:table-cell table:formula="of:=[.E234]/1000000" office:value-type="float" office:value="7.334">
            <text:p>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85937.5">
            <text:p>8085937.5</text:p>
          </table:table-cell>
          <table:table-cell office:value-type="float" office:value="3219">
            <text:p>3219</text:p>
          </table:table-cell>
          <table:table-cell table:formula="of:=[.E235]/1000000" office:value-type="float" office:value="8.0859375">
            <text:p>8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76076.92307692">
            <text:p>8776076.92</text:p>
          </table:table-cell>
          <table:table-cell office:value-type="float" office:value="3219">
            <text:p>3219</text:p>
          </table:table-cell>
          <table:table-cell table:formula="of:=[.E236]/1000000" office:value-type="float" office:value="8.77607692307692">
            <text:p>8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65977.0114943">
            <text:p>11265977.01</text:p>
          </table:table-cell>
          <table:table-cell office:value-type="float" office:value="3219">
            <text:p>3219</text:p>
          </table:table-cell>
          <table:table-cell table:formula="of:=[.E237]/1000000" office:value-type="float" office:value="11.2659770114943">
            <text:p>11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10600">
            <text:p>9910600</text:p>
          </table:table-cell>
          <table:table-cell office:value-type="float" office:value="3219">
            <text:p>3219</text:p>
          </table:table-cell>
          <table:table-cell table:formula="of:=[.E238]/1000000" office:value-type="float" office:value="9.9106">
            <text:p>9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45753.8461538">
            <text:p>13645753.85</text:p>
          </table:table-cell>
          <table:table-cell office:value-type="float" office:value="3219">
            <text:p>3219</text:p>
          </table:table-cell>
          <table:table-cell table:formula="of:=[.E239]/1000000" office:value-type="float" office:value="13.6457538461538">
            <text:p>13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66444.44444444">
            <text:p>9266444.44</text:p>
          </table:table-cell>
          <table:table-cell office:value-type="float" office:value="3219">
            <text:p>3219</text:p>
          </table:table-cell>
          <table:table-cell table:formula="of:=[.E240]/1000000" office:value-type="float" office:value="9.26644444444444">
            <text:p>9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51391.30434783">
            <text:p>8151391.3</text:p>
          </table:table-cell>
          <table:table-cell office:value-type="float" office:value="3219">
            <text:p>3219</text:p>
          </table:table-cell>
          <table:table-cell table:formula="of:=[.E241]/1000000" office:value-type="float" office:value="8.15139130434783">
            <text:p>8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83500">
            <text:p>8683500</text:p>
          </table:table-cell>
          <table:table-cell office:value-type="float" office:value="3219">
            <text:p>3219</text:p>
          </table:table-cell>
          <table:table-cell table:formula="of:=[.E242]/1000000" office:value-type="float" office:value="8.6835">
            <text:p>8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8506.75675676">
            <text:p>8508506.76</text:p>
          </table:table-cell>
          <table:table-cell office:value-type="float" office:value="3241">
            <text:p>3241</text:p>
          </table:table-cell>
          <table:table-cell table:formula="of:=[.E243]/1000000" office:value-type="float" office:value="8.50850675675676">
            <text:p>8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38937.5">
            <text:p>6538937.5</text:p>
          </table:table-cell>
          <table:table-cell office:value-type="float" office:value="3241">
            <text:p>3241</text:p>
          </table:table-cell>
          <table:table-cell table:formula="of:=[.E244]/1000000" office:value-type="float" office:value="6.5389375">
            <text:p>6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43151.1627907">
            <text:p>7543151.16</text:p>
          </table:table-cell>
          <table:table-cell office:value-type="float" office:value="3241">
            <text:p>3241</text:p>
          </table:table-cell>
          <table:table-cell table:formula="of:=[.E245]/1000000" office:value-type="float" office:value="7.5431511627907">
            <text:p>7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3000">
            <text:p>5903000</text:p>
          </table:table-cell>
          <table:table-cell office:value-type="float" office:value="3241">
            <text:p>3241</text:p>
          </table:table-cell>
          <table:table-cell table:formula="of:=[.E246]/1000000" office:value-type="float" office:value="5.903">
            <text:p>5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71222.22222222">
            <text:p>7471222.22</text:p>
          </table:table-cell>
          <table:table-cell office:value-type="float" office:value="3241">
            <text:p>3241</text:p>
          </table:table-cell>
          <table:table-cell table:formula="of:=[.E247]/1000000" office:value-type="float" office:value="7.47122222222222">
            <text:p>7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31032.25806452">
            <text:p>5831032.26</text:p>
          </table:table-cell>
          <table:table-cell office:value-type="float" office:value="3302">
            <text:p>3302</text:p>
          </table:table-cell>
          <table:table-cell table:formula="of:=[.E248]/1000000" office:value-type="float" office:value="5.83103225806452">
            <text:p>5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28666.66666667">
            <text:p>5028666.67</text:p>
          </table:table-cell>
          <table:table-cell office:value-type="float" office:value="3302">
            <text:p>3302</text:p>
          </table:table-cell>
          <table:table-cell table:formula="of:=[.E249]/1000000" office:value-type="float" office:value="5.02866666666667">
            <text:p>5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90864.58333333">
            <text:p>6790864.58</text:p>
          </table:table-cell>
          <table:table-cell office:value-type="float" office:value="3302">
            <text:p>3302</text:p>
          </table:table-cell>
          <table:table-cell table:formula="of:=[.E250]/1000000" office:value-type="float" office:value="6.79086458333333">
            <text:p>6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70066.66666667">
            <text:p>7070066.67</text:p>
          </table:table-cell>
          <table:table-cell office:value-type="float" office:value="3302">
            <text:p>3302</text:p>
          </table:table-cell>
          <table:table-cell table:formula="of:=[.E251]/1000000" office:value-type="float" office:value="7.07006666666667">
            <text:p>7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36529.41176471">
            <text:p>4736529.41</text:p>
          </table:table-cell>
          <table:table-cell office:value-type="float" office:value="3302">
            <text:p>3302</text:p>
          </table:table-cell>
          <table:table-cell table:formula="of:=[.E252]/1000000" office:value-type="float" office:value="4.73652941176471">
            <text:p>4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33626.1682243">
            <text:p>8733626.17</text:p>
          </table:table-cell>
          <table:table-cell office:value-type="float" office:value="3302">
            <text:p>3302</text:p>
          </table:table-cell>
          <table:table-cell table:formula="of:=[.E253]/1000000" office:value-type="float" office:value="8.7336261682243">
            <text:p>8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6342.85714286">
            <text:p>8506342.86</text:p>
          </table:table-cell>
          <table:table-cell office:value-type="float" office:value="3374">
            <text:p>3374</text:p>
          </table:table-cell>
          <table:table-cell table:formula="of:=[.E254]/1000000" office:value-type="float" office:value="8.50634285714286">
            <text:p>8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93670.8074534">
            <text:p>10293670.81</text:p>
          </table:table-cell>
          <table:table-cell office:value-type="float" office:value="3374">
            <text:p>3374</text:p>
          </table:table-cell>
          <table:table-cell table:formula="of:=[.E255]/1000000" office:value-type="float" office:value="10.2936708074534">
            <text:p>10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78473.68421053">
            <text:p>8178473.68</text:p>
          </table:table-cell>
          <table:table-cell office:value-type="float" office:value="3374">
            <text:p>3374</text:p>
          </table:table-cell>
          <table:table-cell table:formula="of:=[.E256]/1000000" office:value-type="float" office:value="8.17847368421053">
            <text:p>8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90037.03703704">
            <text:p>8390037.04</text:p>
          </table:table-cell>
          <table:table-cell office:value-type="float" office:value="3374">
            <text:p>3374</text:p>
          </table:table-cell>
          <table:table-cell table:formula="of:=[.E257]/1000000" office:value-type="float" office:value="8.39003703703704">
            <text:p>8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36700">
            <text:p>8636700</text:p>
          </table:table-cell>
          <table:table-cell office:value-type="float" office:value="3374">
            <text:p>3374</text:p>
          </table:table-cell>
          <table:table-cell table:formula="of:=[.E258]/1000000" office:value-type="float" office:value="8.6367">
            <text:p>8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21444.44444444">
            <text:p>9021444.44</text:p>
          </table:table-cell>
          <table:table-cell office:value-type="float" office:value="3374">
            <text:p>3374</text:p>
          </table:table-cell>
          <table:table-cell table:formula="of:=[.E259]/1000000" office:value-type="float" office:value="9.02144444444444">
            <text:p>9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31732.3076923">
            <text:p>10331732.31</text:p>
          </table:table-cell>
          <table:table-cell office:value-type="float" office:value="3374">
            <text:p>3374</text:p>
          </table:table-cell>
          <table:table-cell table:formula="of:=[.E260]/1000000" office:value-type="float" office:value="10.3317323076923">
            <text:p>10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74217.39130435">
            <text:p>8774217.39</text:p>
          </table:table-cell>
          <table:table-cell office:value-type="float" office:value="3374">
            <text:p>3374</text:p>
          </table:table-cell>
          <table:table-cell table:formula="of:=[.E261]/1000000" office:value-type="float" office:value="8.77421739130435">
            <text:p>8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99545.45454545">
            <text:p>7699545.45</text:p>
          </table:table-cell>
          <table:table-cell office:value-type="float" office:value="3386">
            <text:p>3386</text:p>
          </table:table-cell>
          <table:table-cell table:formula="of:=[.E262]/1000000" office:value-type="float" office:value="7.69954545454545">
            <text:p>7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11318.18181818">
            <text:p>6711318.18</text:p>
          </table:table-cell>
          <table:table-cell office:value-type="float" office:value="3386">
            <text:p>3386</text:p>
          </table:table-cell>
          <table:table-cell table:formula="of:=[.E263]/1000000" office:value-type="float" office:value="6.71131818181818">
            <text:p>6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11827.7511962">
            <text:p>12411827.75</text:p>
          </table:table-cell>
          <table:table-cell office:value-type="float" office:value="3386">
            <text:p>3386</text:p>
          </table:table-cell>
          <table:table-cell table:formula="of:=[.E264]/1000000" office:value-type="float" office:value="12.4118277511962">
            <text:p>12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01420.4946996">
            <text:p>11801420.49</text:p>
          </table:table-cell>
          <table:table-cell office:value-type="float" office:value="3386">
            <text:p>3386</text:p>
          </table:table-cell>
          <table:table-cell table:formula="of:=[.E265]/1000000" office:value-type="float" office:value="11.8014204946996">
            <text:p>11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94976.744186">
            <text:p>11994976.74</text:p>
          </table:table-cell>
          <table:table-cell office:value-type="float" office:value="3386">
            <text:p>3386</text:p>
          </table:table-cell>
          <table:table-cell table:formula="of:=[.E266]/1000000" office:value-type="float" office:value="11.994976744186">
            <text:p>11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06485.8156028">
            <text:p>11606485.82</text:p>
          </table:table-cell>
          <table:table-cell office:value-type="float" office:value="3386">
            <text:p>3386</text:p>
          </table:table-cell>
          <table:table-cell table:formula="of:=[.E267]/1000000" office:value-type="float" office:value="11.6064858156028">
            <text:p>11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64953.4883721">
            <text:p>11664953.49</text:p>
          </table:table-cell>
          <table:table-cell office:value-type="float" office:value="3386">
            <text:p>3386</text:p>
          </table:table-cell>
          <table:table-cell table:formula="of:=[.E268]/1000000" office:value-type="float" office:value="11.6649534883721">
            <text:p>11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04722.972973">
            <text:p>10804722.97</text:p>
          </table:table-cell>
          <table:table-cell office:value-type="float" office:value="3386">
            <text:p>3386</text:p>
          </table:table-cell>
          <table:table-cell table:formula="of:=[.E269]/1000000" office:value-type="float" office:value="10.804722972973">
            <text:p>10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8880">
            <text:p>6848880</text:p>
          </table:table-cell>
          <table:table-cell office:value-type="float" office:value="3386">
            <text:p>3386</text:p>
          </table:table-cell>
          <table:table-cell table:formula="of:=[.E270]/1000000" office:value-type="float" office:value="6.84888">
            <text:p>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71320">
            <text:p>6171320</text:p>
          </table:table-cell>
          <table:table-cell office:value-type="float" office:value="3386">
            <text:p>3386</text:p>
          </table:table-cell>
          <table:table-cell table:formula="of:=[.E271]/1000000" office:value-type="float" office:value="6.17132">
            <text:p>6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71363.63636364">
            <text:p>7971363.64</text:p>
          </table:table-cell>
          <table:table-cell office:value-type="float" office:value="3414">
            <text:p>3414</text:p>
          </table:table-cell>
          <table:table-cell table:formula="of:=[.E272]/1000000" office:value-type="float" office:value="7.97136363636364">
            <text:p>7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74400">
            <text:p>10074400</text:p>
          </table:table-cell>
          <table:table-cell office:value-type="float" office:value="3414">
            <text:p>3414</text:p>
          </table:table-cell>
          <table:table-cell table:formula="of:=[.E273]/1000000" office:value-type="float" office:value="10.0744">
            <text:p>10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64923.07692308">
            <text:p>8864923.08</text:p>
          </table:table-cell>
          <table:table-cell office:value-type="float" office:value="3414">
            <text:p>3414</text:p>
          </table:table-cell>
          <table:table-cell table:formula="of:=[.E274]/1000000" office:value-type="float" office:value="8.86492307692308">
            <text:p>8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42604.6025105">
            <text:p>13242604.6</text:p>
          </table:table-cell>
          <table:table-cell office:value-type="float" office:value="3414">
            <text:p>3414</text:p>
          </table:table-cell>
          <table:table-cell table:formula="of:=[.E275]/1000000" office:value-type="float" office:value="13.2426046025105">
            <text:p>13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81782.60869565">
            <text:p>7381782.61</text:p>
          </table:table-cell>
          <table:table-cell office:value-type="float" office:value="3414">
            <text:p>3414</text:p>
          </table:table-cell>
          <table:table-cell table:formula="of:=[.E276]/1000000" office:value-type="float" office:value="7.38178260869565">
            <text:p>7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15616.07142857">
            <text:p>9215616.07</text:p>
          </table:table-cell>
          <table:table-cell office:value-type="float" office:value="3414">
            <text:p>3414</text:p>
          </table:table-cell>
          <table:table-cell table:formula="of:=[.E277]/1000000" office:value-type="float" office:value="9.21561607142857">
            <text:p>9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31589.74358974">
            <text:p>8731589.74</text:p>
          </table:table-cell>
          <table:table-cell office:value-type="float" office:value="3414">
            <text:p>3414</text:p>
          </table:table-cell>
          <table:table-cell table:formula="of:=[.E278]/1000000" office:value-type="float" office:value="8.73158974358974">
            <text:p>8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86312.5">
            <text:p>8986312.5</text:p>
          </table:table-cell>
          <table:table-cell office:value-type="float" office:value="3414">
            <text:p>3414</text:p>
          </table:table-cell>
          <table:table-cell table:formula="of:=[.E279]/1000000" office:value-type="float" office:value="8.9863125">
            <text:p>8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77785.71428571">
            <text:p>8077785.71</text:p>
          </table:table-cell>
          <table:table-cell office:value-type="float" office:value="3414">
            <text:p>3414</text:p>
          </table:table-cell>
          <table:table-cell table:formula="of:=[.E280]/1000000" office:value-type="float" office:value="8.07778571428571">
            <text:p>8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41552.38095238">
            <text:p>9841552.38</text:p>
          </table:table-cell>
          <table:table-cell office:value-type="float" office:value="3414">
            <text:p>3414</text:p>
          </table:table-cell>
          <table:table-cell table:formula="of:=[.E281]/1000000" office:value-type="float" office:value="9.84155238095238">
            <text:p>9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30459.45945946">
            <text:p>8830459.46</text:p>
          </table:table-cell>
          <table:table-cell office:value-type="float" office:value="3414">
            <text:p>3414</text:p>
          </table:table-cell>
          <table:table-cell table:formula="of:=[.E282]/1000000" office:value-type="float" office:value="8.83045945945946">
            <text:p>8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34488.372093">
            <text:p>10234488.37</text:p>
          </table:table-cell>
          <table:table-cell office:value-type="float" office:value="3439">
            <text:p>3439</text:p>
          </table:table-cell>
          <table:table-cell table:formula="of:=[.E283]/1000000" office:value-type="float" office:value="10.234488372093">
            <text:p>10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80501.1441648">
            <text:p>15380501.14</text:p>
          </table:table-cell>
          <table:table-cell office:value-type="float" office:value="3439">
            <text:p>3439</text:p>
          </table:table-cell>
          <table:table-cell table:formula="of:=[.E284]/1000000" office:value-type="float" office:value="15.3805011441648">
            <text:p>15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63565.3846154">
            <text:p>10163565.38</text:p>
          </table:table-cell>
          <table:table-cell office:value-type="float" office:value="3439">
            <text:p>3439</text:p>
          </table:table-cell>
          <table:table-cell table:formula="of:=[.E285]/1000000" office:value-type="float" office:value="10.1635653846154">
            <text:p>10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51581.3953488">
            <text:p>11051581.4</text:p>
          </table:table-cell>
          <table:table-cell office:value-type="float" office:value="3439">
            <text:p>3439</text:p>
          </table:table-cell>
          <table:table-cell table:formula="of:=[.E286]/1000000" office:value-type="float" office:value="11.0515813953488">
            <text:p>11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91326.92307692">
            <text:p>9991326.92</text:p>
          </table:table-cell>
          <table:table-cell office:value-type="float" office:value="3439">
            <text:p>3439</text:p>
          </table:table-cell>
          <table:table-cell table:formula="of:=[.E287]/1000000" office:value-type="float" office:value="9.99132692307692">
            <text:p>9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30066.66666667">
            <text:p>7930066.67</text:p>
          </table:table-cell>
          <table:table-cell office:value-type="float" office:value="3439">
            <text:p>3439</text:p>
          </table:table-cell>
          <table:table-cell table:formula="of:=[.E288]/1000000" office:value-type="float" office:value="7.93006666666667">
            <text:p>7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5066.66666667">
            <text:p>6705066.67</text:p>
          </table:table-cell>
          <table:table-cell office:value-type="float" office:value="3439">
            <text:p>3439</text:p>
          </table:table-cell>
          <table:table-cell table:formula="of:=[.E289]/1000000" office:value-type="float" office:value="6.70506666666667">
            <text:p>6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35782.60869565">
            <text:p>6535782.61</text:p>
          </table:table-cell>
          <table:table-cell office:value-type="float" office:value="3456">
            <text:p>3456</text:p>
          </table:table-cell>
          <table:table-cell table:formula="of:=[.E290]/1000000" office:value-type="float" office:value="6.53578260869565">
            <text:p>6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36666.66666667">
            <text:p>6736666.67</text:p>
          </table:table-cell>
          <table:table-cell office:value-type="float" office:value="3456">
            <text:p>3456</text:p>
          </table:table-cell>
          <table:table-cell table:formula="of:=[.E291]/1000000" office:value-type="float" office:value="6.73666666666667">
            <text:p>6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17812.5">
            <text:p>9217812.5</text:p>
          </table:table-cell>
          <table:table-cell office:value-type="float" office:value="3456">
            <text:p>3456</text:p>
          </table:table-cell>
          <table:table-cell table:formula="of:=[.E292]/1000000" office:value-type="float" office:value="9.2178125">
            <text:p>9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00238.372093">
            <text:p>14500238.37</text:p>
          </table:table-cell>
          <table:table-cell office:value-type="float" office:value="3456">
            <text:p>3456</text:p>
          </table:table-cell>
          <table:table-cell table:formula="of:=[.E293]/1000000" office:value-type="float" office:value="14.500238372093">
            <text:p>14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4647.88732394">
            <text:p>8354647.89</text:p>
          </table:table-cell>
          <table:table-cell office:value-type="float" office:value="3456">
            <text:p>3456</text:p>
          </table:table-cell>
          <table:table-cell table:formula="of:=[.E294]/1000000" office:value-type="float" office:value="8.35464788732394">
            <text:p>8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75071.42857143">
            <text:p>5875071.43</text:p>
          </table:table-cell>
          <table:table-cell office:value-type="float" office:value="3470">
            <text:p>3470</text:p>
          </table:table-cell>
          <table:table-cell table:formula="of:=[.E295]/1000000" office:value-type="float" office:value="5.87507142857143">
            <text:p>5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69214.28571429">
            <text:p>6869214.29</text:p>
          </table:table-cell>
          <table:table-cell office:value-type="float" office:value="3470">
            <text:p>3470</text:p>
          </table:table-cell>
          <table:table-cell table:formula="of:=[.E296]/1000000" office:value-type="float" office:value="6.86921428571429">
            <text:p>6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14464.78873239">
            <text:p>7614464.79</text:p>
          </table:table-cell>
          <table:table-cell office:value-type="float" office:value="3470">
            <text:p>3470</text:p>
          </table:table-cell>
          <table:table-cell table:formula="of:=[.E297]/1000000" office:value-type="float" office:value="7.61446478873239">
            <text:p>7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63197.5308642">
            <text:p>9363197.53</text:p>
          </table:table-cell>
          <table:table-cell office:value-type="float" office:value="3521">
            <text:p>3521</text:p>
          </table:table-cell>
          <table:table-cell table:formula="of:=[.E298]/1000000" office:value-type="float" office:value="9.3631975308642">
            <text:p>9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29086.95652174">
            <text:p>7329086.96</text:p>
          </table:table-cell>
          <table:table-cell office:value-type="float" office:value="3521">
            <text:p>3521</text:p>
          </table:table-cell>
          <table:table-cell table:formula="of:=[.E299]/1000000" office:value-type="float" office:value="7.32908695652174">
            <text:p>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72216.21621622">
            <text:p>9672216.22</text:p>
          </table:table-cell>
          <table:table-cell office:value-type="float" office:value="3521">
            <text:p>3521</text:p>
          </table:table-cell>
          <table:table-cell table:formula="of:=[.E300]/1000000" office:value-type="float" office:value="9.67221621621622">
            <text:p>9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33648.64864865">
            <text:p>6733648.65</text:p>
          </table:table-cell>
          <table:table-cell office:value-type="float" office:value="3521">
            <text:p>3521</text:p>
          </table:table-cell>
          <table:table-cell table:formula="of:=[.E301]/1000000" office:value-type="float" office:value="6.73364864864865">
            <text:p>6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81942.30769231">
            <text:p>9281942.31</text:p>
          </table:table-cell>
          <table:table-cell office:value-type="float" office:value="3521">
            <text:p>3521</text:p>
          </table:table-cell>
          <table:table-cell table:formula="of:=[.E302]/1000000" office:value-type="float" office:value="9.28194230769231">
            <text:p>9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91131.57894737">
            <text:p>7691131.58</text:p>
          </table:table-cell>
          <table:table-cell office:value-type="float" office:value="3521">
            <text:p>3521</text:p>
          </table:table-cell>
          <table:table-cell table:formula="of:=[.E303]/1000000" office:value-type="float" office:value="7.69113157894737">
            <text:p>7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69762.5">
            <text:p>9969762.5</text:p>
          </table:table-cell>
          <table:table-cell office:value-type="float" office:value="3521">
            <text:p>3521</text:p>
          </table:table-cell>
          <table:table-cell table:formula="of:=[.E304]/1000000" office:value-type="float" office:value="9.9697625">
            <text:p>9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0316.32653061">
            <text:p>7600316.33</text:p>
          </table:table-cell>
          <table:table-cell office:value-type="float" office:value="3521">
            <text:p>3521</text:p>
          </table:table-cell>
          <table:table-cell table:formula="of:=[.E305]/1000000" office:value-type="float" office:value="7.60031632653061">
            <text:p>7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06708.33333333">
            <text:p>8606708.33</text:p>
          </table:table-cell>
          <table:table-cell office:value-type="float" office:value="3521">
            <text:p>3521</text:p>
          </table:table-cell>
          <table:table-cell table:formula="of:=[.E306]/1000000" office:value-type="float" office:value="8.60670833333333">
            <text:p>8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54785.71428571">
            <text:p>7454785.71</text:p>
          </table:table-cell>
          <table:table-cell office:value-type="float" office:value="3521">
            <text:p>3521</text:p>
          </table:table-cell>
          <table:table-cell table:formula="of:=[.E307]/1000000" office:value-type="float" office:value="7.45478571428571">
            <text:p>7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17463.76811594">
            <text:p>8317463.77</text:p>
          </table:table-cell>
          <table:table-cell office:value-type="float" office:value="3521">
            <text:p>3521</text:p>
          </table:table-cell>
          <table:table-cell table:formula="of:=[.E308]/1000000" office:value-type="float" office:value="8.31746376811594">
            <text:p>8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53515.15151515">
            <text:p>5953515.15</text:p>
          </table:table-cell>
          <table:table-cell office:value-type="float" office:value="3545">
            <text:p>3545</text:p>
          </table:table-cell>
          <table:table-cell table:formula="of:=[.E309]/1000000" office:value-type="float" office:value="5.95351515151515">
            <text:p>5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26044.6428571">
            <text:p>10226044.64</text:p>
          </table:table-cell>
          <table:table-cell office:value-type="float" office:value="3545">
            <text:p>3545</text:p>
          </table:table-cell>
          <table:table-cell table:formula="of:=[.E310]/1000000" office:value-type="float" office:value="10.2260446428571">
            <text:p>10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23116.07142857">
            <text:p>9823116.07</text:p>
          </table:table-cell>
          <table:table-cell office:value-type="float" office:value="3545">
            <text:p>3545</text:p>
          </table:table-cell>
          <table:table-cell table:formula="of:=[.E311]/1000000" office:value-type="float" office:value="9.82311607142857">
            <text:p>9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39919.64285714">
            <text:p>9439919.64</text:p>
          </table:table-cell>
          <table:table-cell office:value-type="float" office:value="3545">
            <text:p>3545</text:p>
          </table:table-cell>
          <table:table-cell table:formula="of:=[.E312]/1000000" office:value-type="float" office:value="9.43991964285714">
            <text:p>9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55178.5714286">
            <text:p>10155178.57</text:p>
          </table:table-cell>
          <table:table-cell office:value-type="float" office:value="3545">
            <text:p>3545</text:p>
          </table:table-cell>
          <table:table-cell table:formula="of:=[.E313]/1000000" office:value-type="float" office:value="10.1551785714286">
            <text:p>10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3933.33333333">
            <text:p>8403933.33</text:p>
          </table:table-cell>
          <table:table-cell office:value-type="float" office:value="3545">
            <text:p>3545</text:p>
          </table:table-cell>
          <table:table-cell table:formula="of:=[.E314]/1000000" office:value-type="float" office:value="8.40393333333333">
            <text:p>8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41500">
            <text:p>6141500</text:p>
          </table:table-cell>
          <table:table-cell office:value-type="float" office:value="3545">
            <text:p>3545</text:p>
          </table:table-cell>
          <table:table-cell table:formula="of:=[.E315]/1000000" office:value-type="float" office:value="6.1415">
            <text:p>6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28348.2142857">
            <text:p>10028348.21</text:p>
          </table:table-cell>
          <table:table-cell office:value-type="float" office:value="3545">
            <text:p>3545</text:p>
          </table:table-cell>
          <table:table-cell table:formula="of:=[.E316]/1000000" office:value-type="float" office:value="10.0283482142857">
            <text:p>10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50821.42857143">
            <text:p>9650821.43</text:p>
          </table:table-cell>
          <table:table-cell office:value-type="float" office:value="3545">
            <text:p>3545</text:p>
          </table:table-cell>
          <table:table-cell table:formula="of:=[.E317]/1000000" office:value-type="float" office:value="9.65082142857143">
            <text:p>9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33089.28571429">
            <text:p>9533089.29</text:p>
          </table:table-cell>
          <table:table-cell office:value-type="float" office:value="3545">
            <text:p>3545</text:p>
          </table:table-cell>
          <table:table-cell table:formula="of:=[.E318]/1000000" office:value-type="float" office:value="9.53308928571429">
            <text:p>9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89464.28571429">
            <text:p>9489464.29</text:p>
          </table:table-cell>
          <table:table-cell office:value-type="float" office:value="3545">
            <text:p>3545</text:p>
          </table:table-cell>
          <table:table-cell table:formula="of:=[.E319]/1000000" office:value-type="float" office:value="9.48946428571429">
            <text:p>9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90133.33333333">
            <text:p>6590133.33</text:p>
          </table:table-cell>
          <table:table-cell office:value-type="float" office:value="3545">
            <text:p>3545</text:p>
          </table:table-cell>
          <table:table-cell table:formula="of:=[.E320]/1000000" office:value-type="float" office:value="6.59013333333333">
            <text:p>6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16966.66666667">
            <text:p>7816966.67</text:p>
          </table:table-cell>
          <table:table-cell office:value-type="float" office:value="3545">
            <text:p>3545</text:p>
          </table:table-cell>
          <table:table-cell table:formula="of:=[.E321]/1000000" office:value-type="float" office:value="7.81696666666667">
            <text:p>7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44694.44444444">
            <text:p>7144694.44</text:p>
          </table:table-cell>
          <table:table-cell office:value-type="float" office:value="3603">
            <text:p>3603</text:p>
          </table:table-cell>
          <table:table-cell table:formula="of:=[.E322]/1000000" office:value-type="float" office:value="7.14469444444444">
            <text:p>7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36960">
            <text:p>7736960</text:p>
          </table:table-cell>
          <table:table-cell office:value-type="float" office:value="3603">
            <text:p>3603</text:p>
          </table:table-cell>
          <table:table-cell table:formula="of:=[.E323]/1000000" office:value-type="float" office:value="7.73696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02773.2793522">
            <text:p>10802773.28</text:p>
          </table:table-cell>
          <table:table-cell office:value-type="float" office:value="3603">
            <text:p>3603</text:p>
          </table:table-cell>
          <table:table-cell table:formula="of:=[.E324]/1000000" office:value-type="float" office:value="10.8027732793522">
            <text:p>10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4640">
            <text:p>8044640</text:p>
          </table:table-cell>
          <table:table-cell office:value-type="float" office:value="3603">
            <text:p>3603</text:p>
          </table:table-cell>
          <table:table-cell table:formula="of:=[.E325]/1000000" office:value-type="float" office:value="8.04464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76046.3917526">
            <text:p>10276046.39</text:p>
          </table:table-cell>
          <table:table-cell office:value-type="float" office:value="3603">
            <text:p>3603</text:p>
          </table:table-cell>
          <table:table-cell table:formula="of:=[.E326]/1000000" office:value-type="float" office:value="10.2760463917526">
            <text:p>10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95857.14285714">
            <text:p>6195857.14</text:p>
          </table:table-cell>
          <table:table-cell office:value-type="float" office:value="3603">
            <text:p>3603</text:p>
          </table:table-cell>
          <table:table-cell table:formula="of:=[.E327]/1000000" office:value-type="float" office:value="6.19585714285714">
            <text:p>6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3467.74193548">
            <text:p>9803467.74</text:p>
          </table:table-cell>
          <table:table-cell office:value-type="float" office:value="3606">
            <text:p>3606</text:p>
          </table:table-cell>
          <table:table-cell table:formula="of:=[.E328]/1000000" office:value-type="float" office:value="9.80346774193548">
            <text:p>9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0166.66666667">
            <text:p>8350166.67</text:p>
          </table:table-cell>
          <table:table-cell office:value-type="float" office:value="3606">
            <text:p>3606</text:p>
          </table:table-cell>
          <table:table-cell table:formula="of:=[.E329]/1000000" office:value-type="float" office:value="8.35016666666667">
            <text:p>8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13402.43902439">
            <text:p>7613402.44</text:p>
          </table:table-cell>
          <table:table-cell office:value-type="float" office:value="3606">
            <text:p>3606</text:p>
          </table:table-cell>
          <table:table-cell table:formula="of:=[.E330]/1000000" office:value-type="float" office:value="7.61340243902439">
            <text:p>7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25578.94736842">
            <text:p>7225578.95</text:p>
          </table:table-cell>
          <table:table-cell office:value-type="float" office:value="3606">
            <text:p>3606</text:p>
          </table:table-cell>
          <table:table-cell table:formula="of:=[.E331]/1000000" office:value-type="float" office:value="7.22557894736842">
            <text:p>7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37714.28571429">
            <text:p>8837714.29</text:p>
          </table:table-cell>
          <table:table-cell office:value-type="float" office:value="3606">
            <text:p>3606</text:p>
          </table:table-cell>
          <table:table-cell table:formula="of:=[.E332]/1000000" office:value-type="float" office:value="8.83771428571429">
            <text:p>8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0370.37037037">
            <text:p>7740370.37</text:p>
          </table:table-cell>
          <table:table-cell office:value-type="float" office:value="3606">
            <text:p>3606</text:p>
          </table:table-cell>
          <table:table-cell table:formula="of:=[.E333]/1000000" office:value-type="float" office:value="7.74037037037037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93072.84768212">
            <text:p>8993072.85</text:p>
          </table:table-cell>
          <table:table-cell office:value-type="float" office:value="3606">
            <text:p>3606</text:p>
          </table:table-cell>
          <table:table-cell table:formula="of:=[.E334]/1000000" office:value-type="float" office:value="8.99307284768212">
            <text:p>8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41583.33333333">
            <text:p>8941583.33</text:p>
          </table:table-cell>
          <table:table-cell office:value-type="float" office:value="3606">
            <text:p>3606</text:p>
          </table:table-cell>
          <table:table-cell table:formula="of:=[.E335]/1000000" office:value-type="float" office:value="8.94158333333333">
            <text:p>8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27467.2131148">
            <text:p>10127467.21</text:p>
          </table:table-cell>
          <table:table-cell office:value-type="float" office:value="3606">
            <text:p>3606</text:p>
          </table:table-cell>
          <table:table-cell table:formula="of:=[.E336]/1000000" office:value-type="float" office:value="10.1274672131148">
            <text:p>10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49346.15384615">
            <text:p>6649346.15</text:p>
          </table:table-cell>
          <table:table-cell office:value-type="float" office:value="3606">
            <text:p>3606</text:p>
          </table:table-cell>
          <table:table-cell table:formula="of:=[.E337]/1000000" office:value-type="float" office:value="6.64934615384615">
            <text:p>6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21030.3030303">
            <text:p>10821030.3</text:p>
          </table:table-cell>
          <table:table-cell office:value-type="float" office:value="3606">
            <text:p>3606</text:p>
          </table:table-cell>
          <table:table-cell table:formula="of:=[.E338]/1000000" office:value-type="float" office:value="10.8210303030303">
            <text:p>10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59117.64705882">
            <text:p>7359117.65</text:p>
          </table:table-cell>
          <table:table-cell office:value-type="float" office:value="3617">
            <text:p>3617</text:p>
          </table:table-cell>
          <table:table-cell table:formula="of:=[.E339]/1000000" office:value-type="float" office:value="7.35911764705882">
            <text:p>7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58633.33333333">
            <text:p>8058633.33</text:p>
          </table:table-cell>
          <table:table-cell office:value-type="float" office:value="3617">
            <text:p>3617</text:p>
          </table:table-cell>
          <table:table-cell table:formula="of:=[.E340]/1000000" office:value-type="float" office:value="8.05863333333333">
            <text:p>8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07113.4751773">
            <text:p>9507113.48</text:p>
          </table:table-cell>
          <table:table-cell office:value-type="float" office:value="3617">
            <text:p>3617</text:p>
          </table:table-cell>
          <table:table-cell table:formula="of:=[.E341]/1000000" office:value-type="float" office:value="9.5071134751773">
            <text:p>9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64880.95238095">
            <text:p>6964880.95</text:p>
          </table:table-cell>
          <table:table-cell office:value-type="float" office:value="3617">
            <text:p>3617</text:p>
          </table:table-cell>
          <table:table-cell table:formula="of:=[.E342]/1000000" office:value-type="float" office:value="6.96488095238095">
            <text:p>6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97378.1512605">
            <text:p>10597378.15</text:p>
          </table:table-cell>
          <table:table-cell office:value-type="float" office:value="3617">
            <text:p>3617</text:p>
          </table:table-cell>
          <table:table-cell table:formula="of:=[.E343]/1000000" office:value-type="float" office:value="10.5973781512605">
            <text:p>10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74070.75471698">
            <text:p>9874070.75</text:p>
          </table:table-cell>
          <table:table-cell office:value-type="float" office:value="3617">
            <text:p>3617</text:p>
          </table:table-cell>
          <table:table-cell table:formula="of:=[.E344]/1000000" office:value-type="float" office:value="9.87407075471698">
            <text:p>9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92782.60869565">
            <text:p>7392782.61</text:p>
          </table:table-cell>
          <table:table-cell office:value-type="float" office:value="3617">
            <text:p>3617</text:p>
          </table:table-cell>
          <table:table-cell table:formula="of:=[.E345]/1000000" office:value-type="float" office:value="7.39278260869565">
            <text:p>7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84664">
            <text:p>9284664</text:p>
          </table:table-cell>
          <table:table-cell office:value-type="float" office:value="3617">
            <text:p>3617</text:p>
          </table:table-cell>
          <table:table-cell table:formula="of:=[.E346]/1000000" office:value-type="float" office:value="9.284664">
            <text:p>9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39576">
            <text:p>9439576</text:p>
          </table:table-cell>
          <table:table-cell office:value-type="float" office:value="3617">
            <text:p>3617</text:p>
          </table:table-cell>
          <table:table-cell table:formula="of:=[.E347]/1000000" office:value-type="float" office:value="9.439576">
            <text:p>9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66000">
            <text:p>7866000</text:p>
          </table:table-cell>
          <table:table-cell office:value-type="float" office:value="3617">
            <text:p>3617</text:p>
          </table:table-cell>
          <table:table-cell table:formula="of:=[.E348]/1000000" office:value-type="float" office:value="7.866">
            <text:p>7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72166.66666667">
            <text:p>8472166.67</text:p>
          </table:table-cell>
          <table:table-cell office:value-type="float" office:value="3617">
            <text:p>3617</text:p>
          </table:table-cell>
          <table:table-cell table:formula="of:=[.E349]/1000000" office:value-type="float" office:value="8.47216666666667">
            <text:p>8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61724.3589744">
            <text:p>10861724.36</text:p>
          </table:table-cell>
          <table:table-cell office:value-type="float" office:value="3617">
            <text:p>3617</text:p>
          </table:table-cell>
          <table:table-cell table:formula="of:=[.E350]/1000000" office:value-type="float" office:value="10.8617243589744">
            <text:p>10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43285.71428571">
            <text:p>7643285.71</text:p>
          </table:table-cell>
          <table:table-cell office:value-type="float" office:value="3631">
            <text:p>3631</text:p>
          </table:table-cell>
          <table:table-cell table:formula="of:=[.E351]/1000000" office:value-type="float" office:value="7.64328571428571">
            <text:p>7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79698.2758621">
            <text:p>12779698.28</text:p>
          </table:table-cell>
          <table:table-cell office:value-type="float" office:value="3631">
            <text:p>3631</text:p>
          </table:table-cell>
          <table:table-cell table:formula="of:=[.E352]/1000000" office:value-type="float" office:value="12.7796982758621">
            <text:p>12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91080.70175439">
            <text:p>9491080.7</text:p>
          </table:table-cell>
          <table:table-cell office:value-type="float" office:value="3631">
            <text:p>3631</text:p>
          </table:table-cell>
          <table:table-cell table:formula="of:=[.E353]/1000000" office:value-type="float" office:value="9.49108070175439">
            <text:p>9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53155.1724138">
            <text:p>13553155.17</text:p>
          </table:table-cell>
          <table:table-cell office:value-type="float" office:value="3631">
            <text:p>3631</text:p>
          </table:table-cell>
          <table:table-cell table:formula="of:=[.E354]/1000000" office:value-type="float" office:value="13.5531551724138">
            <text:p>13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913936.5079365">
            <text:p>16913936.51</text:p>
          </table:table-cell>
          <table:table-cell office:value-type="float" office:value="3631">
            <text:p>3631</text:p>
          </table:table-cell>
          <table:table-cell table:formula="of:=[.E355]/1000000" office:value-type="float" office:value="16.9139365079365">
            <text:p>16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63181.0344828">
            <text:p>12763181.03</text:p>
          </table:table-cell>
          <table:table-cell office:value-type="float" office:value="3631">
            <text:p>3631</text:p>
          </table:table-cell>
          <table:table-cell table:formula="of:=[.E356]/1000000" office:value-type="float" office:value="12.7631810344828">
            <text:p>12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92175.4385965">
            <text:p>11392175.44</text:p>
          </table:table-cell>
          <table:table-cell office:value-type="float" office:value="3631">
            <text:p>3631</text:p>
          </table:table-cell>
          <table:table-cell table:formula="of:=[.E357]/1000000" office:value-type="float" office:value="11.3921754385965">
            <text:p>11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18525.862069">
            <text:p>12618525.86</text:p>
          </table:table-cell>
          <table:table-cell office:value-type="float" office:value="3631">
            <text:p>3631</text:p>
          </table:table-cell>
          <table:table-cell table:formula="of:=[.E358]/1000000" office:value-type="float" office:value="12.618525862069">
            <text:p>12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50333.33333333">
            <text:p>7150333.33</text:p>
          </table:table-cell>
          <table:table-cell office:value-type="float" office:value="3631">
            <text:p>3631</text:p>
          </table:table-cell>
          <table:table-cell table:formula="of:=[.E359]/1000000" office:value-type="float" office:value="7.15033333333333">
            <text:p>7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33625">
            <text:p>13433625</text:p>
          </table:table-cell>
          <table:table-cell office:value-type="float" office:value="3631">
            <text:p>3631</text:p>
          </table:table-cell>
          <table:table-cell table:formula="of:=[.E360]/1000000" office:value-type="float" office:value="13.433625">
            <text:p>13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86066.66666667">
            <text:p>7286066.67</text:p>
          </table:table-cell>
          <table:table-cell office:value-type="float" office:value="3631">
            <text:p>3631</text:p>
          </table:table-cell>
          <table:table-cell table:formula="of:=[.E361]/1000000" office:value-type="float" office:value="7.28606666666667">
            <text:p>7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85042.73504274">
            <text:p>8585042.74</text:p>
          </table:table-cell>
          <table:table-cell office:value-type="float" office:value="3631">
            <text:p>3631</text:p>
          </table:table-cell>
          <table:table-cell table:formula="of:=[.E362]/1000000" office:value-type="float" office:value="8.58504273504274">
            <text:p>8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19117.6470588">
            <text:p>11519117.65</text:p>
          </table:table-cell>
          <table:table-cell office:value-type="float" office:value="3631">
            <text:p>3631</text:p>
          </table:table-cell>
          <table:table-cell table:formula="of:=[.E363]/1000000" office:value-type="float" office:value="11.5191176470588">
            <text:p>11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60888.88888889">
            <text:p>7560888.89</text:p>
          </table:table-cell>
          <table:table-cell office:value-type="float" office:value="3663">
            <text:p>3663</text:p>
          </table:table-cell>
          <table:table-cell table:formula="of:=[.E364]/1000000" office:value-type="float" office:value="7.56088888888889">
            <text:p>7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73644.6280992">
            <text:p>10673644.63</text:p>
          </table:table-cell>
          <table:table-cell office:value-type="float" office:value="3663">
            <text:p>3663</text:p>
          </table:table-cell>
          <table:table-cell table:formula="of:=[.E365]/1000000" office:value-type="float" office:value="10.6736446280992">
            <text:p>1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63442.5287356">
            <text:p>13063442.53</text:p>
          </table:table-cell>
          <table:table-cell office:value-type="float" office:value="3663">
            <text:p>3663</text:p>
          </table:table-cell>
          <table:table-cell table:formula="of:=[.E366]/1000000" office:value-type="float" office:value="13.0634425287356">
            <text:p>13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96611.1111111">
            <text:p>10696611.11</text:p>
          </table:table-cell>
          <table:table-cell office:value-type="float" office:value="3663">
            <text:p>3663</text:p>
          </table:table-cell>
          <table:table-cell table:formula="of:=[.E367]/1000000" office:value-type="float" office:value="10.6966111111111">
            <text:p>1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60000">
            <text:p>7860000</text:p>
          </table:table-cell>
          <table:table-cell office:value-type="float" office:value="3663">
            <text:p>3663</text:p>
          </table:table-cell>
          <table:table-cell table:formula="of:=[.E368]/1000000" office:value-type="float" office:value="7.86">
            <text:p>7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02327.1375465">
            <text:p>10702327.14</text:p>
          </table:table-cell>
          <table:table-cell office:value-type="float" office:value="3663">
            <text:p>3663</text:p>
          </table:table-cell>
          <table:table-cell table:formula="of:=[.E369]/1000000" office:value-type="float" office:value="10.7023271375465">
            <text:p>1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57500">
            <text:p>9657500</text:p>
          </table:table-cell>
          <table:table-cell office:value-type="float" office:value="3663">
            <text:p>3663</text:p>
          </table:table-cell>
          <table:table-cell table:formula="of:=[.E370]/1000000" office:value-type="float" office:value="9.6575">
            <text:p>9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05700">
            <text:p>11805700</text:p>
          </table:table-cell>
          <table:table-cell office:value-type="float" office:value="3682">
            <text:p>3682</text:p>
          </table:table-cell>
          <table:table-cell table:formula="of:=[.E371]/1000000" office:value-type="float" office:value="11.8057">
            <text:p>11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9225">
            <text:p>10209225</text:p>
          </table:table-cell>
          <table:table-cell office:value-type="float" office:value="3682">
            <text:p>3682</text:p>
          </table:table-cell>
          <table:table-cell table:formula="of:=[.E372]/1000000" office:value-type="float" office:value="10.209225">
            <text:p>10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55226.27737226">
            <text:p>8955226.28</text:p>
          </table:table-cell>
          <table:table-cell office:value-type="float" office:value="3682">
            <text:p>3682</text:p>
          </table:table-cell>
          <table:table-cell table:formula="of:=[.E373]/1000000" office:value-type="float" office:value="8.95522627737226">
            <text:p>8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50230.76923077">
            <text:p>7650230.77</text:p>
          </table:table-cell>
          <table:table-cell office:value-type="float" office:value="3682">
            <text:p>3682</text:p>
          </table:table-cell>
          <table:table-cell table:formula="of:=[.E374]/1000000" office:value-type="float" office:value="7.65023076923077">
            <text:p>7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57802.8169014">
            <text:p>10257802.82</text:p>
          </table:table-cell>
          <table:table-cell office:value-type="float" office:value="3682">
            <text:p>3682</text:p>
          </table:table-cell>
          <table:table-cell table:formula="of:=[.E375]/1000000" office:value-type="float" office:value="10.2578028169014">
            <text:p>10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33563.38028169">
            <text:p>9533563.38</text:p>
          </table:table-cell>
          <table:table-cell office:value-type="float" office:value="3682">
            <text:p>3682</text:p>
          </table:table-cell>
          <table:table-cell table:formula="of:=[.E376]/1000000" office:value-type="float" office:value="9.53356338028169">
            <text:p>9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71943.66197183">
            <text:p>8171943.66</text:p>
          </table:table-cell>
          <table:table-cell office:value-type="float" office:value="3682">
            <text:p>3682</text:p>
          </table:table-cell>
          <table:table-cell table:formula="of:=[.E377]/1000000" office:value-type="float" office:value="8.17194366197183">
            <text:p>8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45377.35849057">
            <text:p>7945377.36</text:p>
          </table:table-cell>
          <table:table-cell office:value-type="float" office:value="3682">
            <text:p>3682</text:p>
          </table:table-cell>
          <table:table-cell table:formula="of:=[.E378]/1000000" office:value-type="float" office:value="7.94537735849057">
            <text:p>7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42000">
            <text:p>8542000</text:p>
          </table:table-cell>
          <table:table-cell office:value-type="float" office:value="3682">
            <text:p>3682</text:p>
          </table:table-cell>
          <table:table-cell table:formula="of:=[.E379]/1000000" office:value-type="float" office:value="8.542">
            <text:p>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15961.53846154">
            <text:p>7115961.54</text:p>
          </table:table-cell>
          <table:table-cell office:value-type="float" office:value="3682">
            <text:p>3682</text:p>
          </table:table-cell>
          <table:table-cell table:formula="of:=[.E380]/1000000" office:value-type="float" office:value="7.11596153846154">
            <text:p>7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85927.0833333">
            <text:p>10585927.08</text:p>
          </table:table-cell>
          <table:table-cell office:value-type="float" office:value="3682">
            <text:p>3682</text:p>
          </table:table-cell>
          <table:table-cell table:formula="of:=[.E381]/1000000" office:value-type="float" office:value="10.5859270833333">
            <text:p>10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27607.69230769">
            <text:p>9127607.69</text:p>
          </table:table-cell>
          <table:table-cell office:value-type="float" office:value="3693">
            <text:p>3693</text:p>
          </table:table-cell>
          <table:table-cell table:formula="of:=[.E382]/1000000" office:value-type="float" office:value="9.12760769230769">
            <text:p>9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60978.26086956">
            <text:p>9660978.26</text:p>
          </table:table-cell>
          <table:table-cell office:value-type="float" office:value="3693">
            <text:p>3693</text:p>
          </table:table-cell>
          <table:table-cell table:formula="of:=[.E383]/1000000" office:value-type="float" office:value="9.66097826086956">
            <text:p>9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35514.0186916">
            <text:p>10235514.02</text:p>
          </table:table-cell>
          <table:table-cell office:value-type="float" office:value="3693">
            <text:p>3693</text:p>
          </table:table-cell>
          <table:table-cell table:formula="of:=[.E384]/1000000" office:value-type="float" office:value="10.2355140186916">
            <text:p>10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7100">
            <text:p>8307100</text:p>
          </table:table-cell>
          <table:table-cell office:value-type="float" office:value="3693">
            <text:p>3693</text:p>
          </table:table-cell>
          <table:table-cell table:formula="of:=[.E385]/1000000" office:value-type="float" office:value="8.3071">
            <text:p>8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98207.1005917">
            <text:p>13998207.1</text:p>
          </table:table-cell>
          <table:table-cell office:value-type="float" office:value="3723">
            <text:p>3723</text:p>
          </table:table-cell>
          <table:table-cell table:formula="of:=[.E386]/1000000" office:value-type="float" office:value="13.9982071005917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64264.70588235">
            <text:p>7164264.71</text:p>
          </table:table-cell>
          <table:table-cell office:value-type="float" office:value="3723">
            <text:p>3723</text:p>
          </table:table-cell>
          <table:table-cell table:formula="of:=[.E387]/1000000" office:value-type="float" office:value="7.16426470588235">
            <text:p>7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84842.10526316">
            <text:p>5584842.11</text:p>
          </table:table-cell>
          <table:table-cell office:value-type="float" office:value="3723">
            <text:p>3723</text:p>
          </table:table-cell>
          <table:table-cell table:formula="of:=[.E388]/1000000" office:value-type="float" office:value="5.58484210526316">
            <text:p>5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12157.89473684">
            <text:p>6712157.89</text:p>
          </table:table-cell>
          <table:table-cell office:value-type="float" office:value="3723">
            <text:p>3723</text:p>
          </table:table-cell>
          <table:table-cell table:formula="of:=[.E389]/1000000" office:value-type="float" office:value="6.71215789473684">
            <text:p>6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2043.47826087">
            <text:p>8042043.48</text:p>
          </table:table-cell>
          <table:table-cell office:value-type="float" office:value="3723">
            <text:p>3723</text:p>
          </table:table-cell>
          <table:table-cell table:formula="of:=[.E390]/1000000" office:value-type="float" office:value="8.04204347826087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73500">
            <text:p>8073500</text:p>
          </table:table-cell>
          <table:table-cell office:value-type="float" office:value="3756">
            <text:p>3756</text:p>
          </table:table-cell>
          <table:table-cell table:formula="of:=[.E391]/1000000" office:value-type="float" office:value="8.0735">
            <text:p>8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24166.66666667">
            <text:p>7324166.67</text:p>
          </table:table-cell>
          <table:table-cell office:value-type="float" office:value="3756">
            <text:p>3756</text:p>
          </table:table-cell>
          <table:table-cell table:formula="of:=[.E392]/1000000" office:value-type="float" office:value="7.32416666666667">
            <text:p>7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19667.5675676">
            <text:p>10619667.57</text:p>
          </table:table-cell>
          <table:table-cell office:value-type="float" office:value="3772">
            <text:p>3772</text:p>
          </table:table-cell>
          <table:table-cell table:formula="of:=[.E393]/1000000" office:value-type="float" office:value="10.6196675675676">
            <text:p>10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16285.71428571">
            <text:p>7416285.71</text:p>
          </table:table-cell>
          <table:table-cell office:value-type="float" office:value="3772">
            <text:p>3772</text:p>
          </table:table-cell>
          <table:table-cell table:formula="of:=[.E394]/1000000" office:value-type="float" office:value="7.41628571428571">
            <text:p>7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51397.59036145">
            <text:p>8651397.59</text:p>
          </table:table-cell>
          <table:table-cell office:value-type="float" office:value="3772">
            <text:p>3772</text:p>
          </table:table-cell>
          <table:table-cell table:formula="of:=[.E395]/1000000" office:value-type="float" office:value="8.65139759036145">
            <text:p>8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0924.24242424">
            <text:p>8530924.24</text:p>
          </table:table-cell>
          <table:table-cell office:value-type="float" office:value="3772">
            <text:p>3772</text:p>
          </table:table-cell>
          <table:table-cell table:formula="of:=[.E396]/1000000" office:value-type="float" office:value="8.53092424242424">
            <text:p>8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58906.47482014">
            <text:p>9258906.47</text:p>
          </table:table-cell>
          <table:table-cell office:value-type="float" office:value="3772">
            <text:p>3772</text:p>
          </table:table-cell>
          <table:table-cell table:formula="of:=[.E397]/1000000" office:value-type="float" office:value="9.25890647482014">
            <text:p>9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0835.82089552">
            <text:p>8350835.82</text:p>
          </table:table-cell>
          <table:table-cell office:value-type="float" office:value="3772">
            <text:p>3772</text:p>
          </table:table-cell>
          <table:table-cell table:formula="of:=[.E398]/1000000" office:value-type="float" office:value="8.35083582089552">
            <text:p>8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52568.4410646">
            <text:p>13052568.44</text:p>
          </table:table-cell>
          <table:table-cell office:value-type="float" office:value="3772">
            <text:p>3772</text:p>
          </table:table-cell>
          <table:table-cell table:formula="of:=[.E399]/1000000" office:value-type="float" office:value="13.0525684410646">
            <text:p>13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75139.7849462">
            <text:p>11175139.78</text:p>
          </table:table-cell>
          <table:table-cell office:value-type="float" office:value="3772">
            <text:p>3772</text:p>
          </table:table-cell>
          <table:table-cell table:formula="of:=[.E400]/1000000" office:value-type="float" office:value="11.1751397849462">
            <text:p>11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85274.80916031">
            <text:p>9785274.81</text:p>
          </table:table-cell>
          <table:table-cell office:value-type="float" office:value="3772">
            <text:p>3772</text:p>
          </table:table-cell>
          <table:table-cell table:formula="of:=[.E401]/1000000" office:value-type="float" office:value="9.78527480916031">
            <text:p>9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34975.6097561">
            <text:p>11034975.61</text:p>
          </table:table-cell>
          <table:table-cell office:value-type="float" office:value="3772">
            <text:p>3772</text:p>
          </table:table-cell>
          <table:table-cell table:formula="of:=[.E402]/1000000" office:value-type="float" office:value="11.0349756097561">
            <text:p>11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65055.55555556">
            <text:p>6965055.56</text:p>
          </table:table-cell>
          <table:table-cell office:value-type="float" office:value="3772">
            <text:p>3772</text:p>
          </table:table-cell>
          <table:table-cell table:formula="of:=[.E403]/1000000" office:value-type="float" office:value="6.96505555555556">
            <text:p>6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21357.14285714">
            <text:p>6421357.14</text:p>
          </table:table-cell>
          <table:table-cell office:value-type="float" office:value="3787">
            <text:p>3787</text:p>
          </table:table-cell>
          <table:table-cell table:formula="of:=[.E404]/1000000" office:value-type="float" office:value="6.42135714285714">
            <text:p>6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12571.42857143">
            <text:p>7312571.43</text:p>
          </table:table-cell>
          <table:table-cell office:value-type="float" office:value="3787">
            <text:p>3787</text:p>
          </table:table-cell>
          <table:table-cell table:formula="of:=[.E405]/1000000" office:value-type="float" office:value="7.31257142857143">
            <text:p>7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62125">
            <text:p>6462125</text:p>
          </table:table-cell>
          <table:table-cell office:value-type="float" office:value="3787">
            <text:p>3787</text:p>
          </table:table-cell>
          <table:table-cell table:formula="of:=[.E406]/1000000" office:value-type="float" office:value="6.462125">
            <text:p>6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16341.0852713">
            <text:p>10616341.09</text:p>
          </table:table-cell>
          <table:table-cell office:value-type="float" office:value="3787">
            <text:p>3787</text:p>
          </table:table-cell>
          <table:table-cell table:formula="of:=[.E407]/1000000" office:value-type="float" office:value="10.6163410852713">
            <text:p>10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16400">
            <text:p>6916400</text:p>
          </table:table-cell>
          <table:table-cell office:value-type="float" office:value="3787">
            <text:p>3787</text:p>
          </table:table-cell>
          <table:table-cell table:formula="of:=[.E408]/1000000" office:value-type="float" office:value="6.9164">
            <text:p>6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39227.27272727">
            <text:p>8239227.27</text:p>
          </table:table-cell>
          <table:table-cell office:value-type="float" office:value="3869">
            <text:p>3869</text:p>
          </table:table-cell>
          <table:table-cell table:formula="of:=[.E409]/1000000" office:value-type="float" office:value="8.23922727272727">
            <text:p>8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19477.6785714">
            <text:p>12719477.68</text:p>
          </table:table-cell>
          <table:table-cell office:value-type="float" office:value="3869">
            <text:p>3869</text:p>
          </table:table-cell>
          <table:table-cell table:formula="of:=[.E410]/1000000" office:value-type="float" office:value="12.7194776785714">
            <text:p>12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80661.7647059">
            <text:p>11580661.76</text:p>
          </table:table-cell>
          <table:table-cell office:value-type="float" office:value="3869">
            <text:p>3869</text:p>
          </table:table-cell>
          <table:table-cell table:formula="of:=[.E411]/1000000" office:value-type="float" office:value="11.5806617647059">
            <text:p>11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28739.13043478">
            <text:p>8628739.13</text:p>
          </table:table-cell>
          <table:table-cell office:value-type="float" office:value="3869">
            <text:p>3869</text:p>
          </table:table-cell>
          <table:table-cell table:formula="of:=[.E412]/1000000" office:value-type="float" office:value="8.62873913043478">
            <text:p>8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76480">
            <text:p>9076480</text:p>
          </table:table-cell>
          <table:table-cell office:value-type="float" office:value="3869">
            <text:p>3869</text:p>
          </table:table-cell>
          <table:table-cell table:formula="of:=[.E413]/1000000" office:value-type="float" office:value="9.07648">
            <text:p>9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56942.6523297">
            <text:p>11856942.65</text:p>
          </table:table-cell>
          <table:table-cell office:value-type="float" office:value="3869">
            <text:p>3869</text:p>
          </table:table-cell>
          <table:table-cell table:formula="of:=[.E414]/1000000" office:value-type="float" office:value="11.8569426523297">
            <text:p>11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20727.27272727">
            <text:p>8320727.27</text:p>
          </table:table-cell>
          <table:table-cell office:value-type="float" office:value="3869">
            <text:p>3869</text:p>
          </table:table-cell>
          <table:table-cell table:formula="of:=[.E415]/1000000" office:value-type="float" office:value="8.32072727272727">
            <text:p>8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30136.3636364">
            <text:p>11930136.36</text:p>
          </table:table-cell>
          <table:table-cell office:value-type="float" office:value="3869">
            <text:p>3869</text:p>
          </table:table-cell>
          <table:table-cell table:formula="of:=[.E416]/1000000" office:value-type="float" office:value="11.9301363636364">
            <text:p>11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34900">
            <text:p>9834900</text:p>
          </table:table-cell>
          <table:table-cell office:value-type="float" office:value="3869">
            <text:p>3869</text:p>
          </table:table-cell>
          <table:table-cell table:formula="of:=[.E417]/1000000" office:value-type="float" office:value="9.8349">
            <text:p>9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45526.71755725">
            <text:p>9745526.72</text:p>
          </table:table-cell>
          <table:table-cell office:value-type="float" office:value="3881">
            <text:p>3881</text:p>
          </table:table-cell>
          <table:table-cell table:formula="of:=[.E418]/1000000" office:value-type="float" office:value="9.74552671755725">
            <text:p>9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27633.5877863">
            <text:p>10327633.59</text:p>
          </table:table-cell>
          <table:table-cell office:value-type="float" office:value="3881">
            <text:p>3881</text:p>
          </table:table-cell>
          <table:table-cell table:formula="of:=[.E419]/1000000" office:value-type="float" office:value="10.3276335877863">
            <text:p>10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32600">
            <text:p>6232600</text:p>
          </table:table-cell>
          <table:table-cell office:value-type="float" office:value="3881">
            <text:p>3881</text:p>
          </table:table-cell>
          <table:table-cell table:formula="of:=[.E420]/1000000" office:value-type="float" office:value="6.2326">
            <text:p>6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33666.66666667">
            <text:p>6733666.67</text:p>
          </table:table-cell>
          <table:table-cell office:value-type="float" office:value="3881">
            <text:p>3881</text:p>
          </table:table-cell>
          <table:table-cell table:formula="of:=[.E421]/1000000" office:value-type="float" office:value="6.73366666666667">
            <text:p>6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04175.6756757">
            <text:p>12404175.68</text:p>
          </table:table-cell>
          <table:table-cell office:value-type="float" office:value="3881">
            <text:p>3881</text:p>
          </table:table-cell>
          <table:table-cell table:formula="of:=[.E422]/1000000" office:value-type="float" office:value="12.4041756756757">
            <text:p>12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62639.09774436">
            <text:p>9562639.1</text:p>
          </table:table-cell>
          <table:table-cell office:value-type="float" office:value="4084">
            <text:p>4084</text:p>
          </table:table-cell>
          <table:table-cell table:formula="of:=[.E423]/1000000" office:value-type="float" office:value="9.56263909774436">
            <text:p>9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98502.1834061">
            <text:p>10598502.18</text:p>
          </table:table-cell>
          <table:table-cell office:value-type="float" office:value="4084">
            <text:p>4084</text:p>
          </table:table-cell>
          <table:table-cell table:formula="of:=[.E424]/1000000" office:value-type="float" office:value="10.5985021834061">
            <text:p>10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10985.91549296">
            <text:p>8210985.92</text:p>
          </table:table-cell>
          <table:table-cell office:value-type="float" office:value="4084">
            <text:p>4084</text:p>
          </table:table-cell>
          <table:table-cell table:formula="of:=[.E425]/1000000" office:value-type="float" office:value="8.21098591549296">
            <text:p>8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72410.52631579">
            <text:p>8972410.53</text:p>
          </table:table-cell>
          <table:table-cell office:value-type="float" office:value="4084">
            <text:p>4084</text:p>
          </table:table-cell>
          <table:table-cell table:formula="of:=[.E426]/1000000" office:value-type="float" office:value="8.97241052631579">
            <text:p>8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71750">
            <text:p>6171750</text:p>
          </table:table-cell>
          <table:table-cell office:value-type="float" office:value="4084">
            <text:p>4084</text:p>
          </table:table-cell>
          <table:table-cell table:formula="of:=[.E427]/1000000" office:value-type="float" office:value="6.17175">
            <text:p>6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49866.66666667">
            <text:p>6849866.67</text:p>
          </table:table-cell>
          <table:table-cell office:value-type="float" office:value="4084">
            <text:p>4084</text:p>
          </table:table-cell>
          <table:table-cell table:formula="of:=[.E428]/1000000" office:value-type="float" office:value="6.84986666666667">
            <text:p>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35677.7251185">
            <text:p>10335677.73</text:p>
          </table:table-cell>
          <table:table-cell office:value-type="float" office:value="4187">
            <text:p>4187</text:p>
          </table:table-cell>
          <table:table-cell table:formula="of:=[.E429]/1000000" office:value-type="float" office:value="10.3356777251185">
            <text:p>10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49500">
            <text:p>9549500</text:p>
          </table:table-cell>
          <table:table-cell office:value-type="float" office:value="4187">
            <text:p>4187</text:p>
          </table:table-cell>
          <table:table-cell table:formula="of:=[.E430]/1000000" office:value-type="float" office:value="9.5495">
            <text:p>9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1759.25925926">
            <text:p>9301759.26</text:p>
          </table:table-cell>
          <table:table-cell office:value-type="float" office:value="4187">
            <text:p>4187</text:p>
          </table:table-cell>
          <table:table-cell table:formula="of:=[.E431]/1000000" office:value-type="float" office:value="9.30175925925926">
            <text:p>9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9000">
            <text:p>8359000</text:p>
          </table:table-cell>
          <table:table-cell office:value-type="float" office:value="4187">
            <text:p>4187</text:p>
          </table:table-cell>
          <table:table-cell table:formula="of:=[.E432]/1000000" office:value-type="float" office:value="8.359">
            <text:p>8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63889.5027624">
            <text:p>10663889.5</text:p>
          </table:table-cell>
          <table:table-cell office:value-type="float" office:value="4187">
            <text:p>4187</text:p>
          </table:table-cell>
          <table:table-cell table:formula="of:=[.E433]/1000000" office:value-type="float" office:value="10.6638895027624">
            <text:p>10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50735.8490566">
            <text:p>10350735.85</text:p>
          </table:table-cell>
          <table:table-cell office:value-type="float" office:value="4187">
            <text:p>4187</text:p>
          </table:table-cell>
          <table:table-cell table:formula="of:=[.E434]/1000000" office:value-type="float" office:value="10.3507358490566">
            <text:p>10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54906.9148936">
            <text:p>11754906.91</text:p>
          </table:table-cell>
          <table:table-cell office:value-type="float" office:value="4187">
            <text:p>4187</text:p>
          </table:table-cell>
          <table:table-cell table:formula="of:=[.E435]/1000000" office:value-type="float" office:value="11.7549069148936">
            <text:p>11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21000">
            <text:p>7421000</text:p>
          </table:table-cell>
          <table:table-cell office:value-type="float" office:value="4187">
            <text:p>4187</text:p>
          </table:table-cell>
          <table:table-cell table:formula="of:=[.E436]/1000000" office:value-type="float" office:value="7.421">
            <text:p>7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63530">
            <text:p>9663530</text:p>
          </table:table-cell>
          <table:table-cell office:value-type="float" office:value="4187">
            <text:p>4187</text:p>
          </table:table-cell>
          <table:table-cell table:formula="of:=[.E437]/1000000" office:value-type="float" office:value="9.66353">
            <text:p>9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98489.58333333">
            <text:p>9498489.58</text:p>
          </table:table-cell>
          <table:table-cell office:value-type="float" office:value="4187">
            <text:p>4187</text:p>
          </table:table-cell>
          <table:table-cell table:formula="of:=[.E438]/1000000" office:value-type="float" office:value="9.49848958333333">
            <text:p>9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62142.85714286">
            <text:p>8062142.86</text:p>
          </table:table-cell>
          <table:table-cell office:value-type="float" office:value="4187">
            <text:p>4187</text:p>
          </table:table-cell>
          <table:table-cell table:formula="of:=[.E439]/1000000" office:value-type="float" office:value="8.06214285714286">
            <text:p>8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79500">
            <text:p>7079500</text:p>
          </table:table-cell>
          <table:table-cell office:value-type="float" office:value="4187">
            <text:p>4187</text:p>
          </table:table-cell>
          <table:table-cell table:formula="of:=[.E440]/1000000" office:value-type="float" office:value="7.0795">
            <text:p>7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82625">
            <text:p>8382625</text:p>
          </table:table-cell>
          <table:table-cell office:value-type="float" office:value="4187">
            <text:p>4187</text:p>
          </table:table-cell>
          <table:table-cell table:formula="of:=[.E441]/1000000" office:value-type="float" office:value="8.382625">
            <text:p>8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92916.66666667">
            <text:p>6492916.67</text:p>
          </table:table-cell>
          <table:table-cell office:value-type="float" office:value="4204">
            <text:p>4204</text:p>
          </table:table-cell>
          <table:table-cell table:formula="of:=[.E442]/1000000" office:value-type="float" office:value="6.49291666666667">
            <text:p>6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3769.23076923">
            <text:p>7743769.23</text:p>
          </table:table-cell>
          <table:table-cell office:value-type="float" office:value="4204">
            <text:p>4204</text:p>
          </table:table-cell>
          <table:table-cell table:formula="of:=[.E443]/1000000" office:value-type="float" office:value="7.74376923076923">
            <text:p>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15366.66666667">
            <text:p>8115366.67</text:p>
          </table:table-cell>
          <table:table-cell office:value-type="float" office:value="4204">
            <text:p>4204</text:p>
          </table:table-cell>
          <table:table-cell table:formula="of:=[.E444]/1000000" office:value-type="float" office:value="8.11536666666667">
            <text:p>8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86067.4846626">
            <text:p>12686067.48</text:p>
          </table:table-cell>
          <table:table-cell office:value-type="float" office:value="4204">
            <text:p>4204</text:p>
          </table:table-cell>
          <table:table-cell table:formula="of:=[.E445]/1000000" office:value-type="float" office:value="12.6860674846626">
            <text:p>12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44571.42857143">
            <text:p>7644571.43</text:p>
          </table:table-cell>
          <table:table-cell office:value-type="float" office:value="4228">
            <text:p>4228</text:p>
          </table:table-cell>
          <table:table-cell table:formula="of:=[.E446]/1000000" office:value-type="float" office:value="7.64457142857143">
            <text:p>7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67312.5">
            <text:p>7367312.5</text:p>
          </table:table-cell>
          <table:table-cell office:value-type="float" office:value="4228">
            <text:p>4228</text:p>
          </table:table-cell>
          <table:table-cell table:formula="of:=[.E447]/1000000" office:value-type="float" office:value="7.3673125">
            <text:p>7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17264.70588235">
            <text:p>8517264.71</text:p>
          </table:table-cell>
          <table:table-cell office:value-type="float" office:value="4228">
            <text:p>4228</text:p>
          </table:table-cell>
          <table:table-cell table:formula="of:=[.E448]/1000000" office:value-type="float" office:value="8.51726470588235">
            <text:p>8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23764.70588235">
            <text:p>6223764.71</text:p>
          </table:table-cell>
          <table:table-cell office:value-type="float" office:value="4228">
            <text:p>4228</text:p>
          </table:table-cell>
          <table:table-cell table:formula="of:=[.E449]/1000000" office:value-type="float" office:value="6.22376470588235">
            <text:p>6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57947.36842105">
            <text:p>8557947.37</text:p>
          </table:table-cell>
          <table:table-cell office:value-type="float" office:value="4228">
            <text:p>4228</text:p>
          </table:table-cell>
          <table:table-cell table:formula="of:=[.E450]/1000000" office:value-type="float" office:value="8.55794736842105">
            <text:p>8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42000">
            <text:p>7642000</text:p>
          </table:table-cell>
          <table:table-cell office:value-type="float" office:value="4228">
            <text:p>4228</text:p>
          </table:table-cell>
          <table:table-cell table:formula="of:=[.E451]/1000000" office:value-type="float" office:value="7.642">
            <text:p>7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13242.42424242">
            <text:p>7613242.42</text:p>
          </table:table-cell>
          <table:table-cell office:value-type="float" office:value="4228">
            <text:p>4228</text:p>
          </table:table-cell>
          <table:table-cell table:formula="of:=[.E452]/1000000" office:value-type="float" office:value="7.61324242424242">
            <text:p>7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81714.28571429">
            <text:p>8281714.29</text:p>
          </table:table-cell>
          <table:table-cell office:value-type="float" office:value="4245">
            <text:p>4245</text:p>
          </table:table-cell>
          <table:table-cell table:formula="of:=[.E453]/1000000" office:value-type="float" office:value="8.28171428571429">
            <text:p>8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45277.77777778">
            <text:p>6145277.78</text:p>
          </table:table-cell>
          <table:table-cell office:value-type="float" office:value="4245">
            <text:p>4245</text:p>
          </table:table-cell>
          <table:table-cell table:formula="of:=[.E454]/1000000" office:value-type="float" office:value="6.14527777777778">
            <text:p>6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12558.685446">
            <text:p>11412558.69</text:p>
          </table:table-cell>
          <table:table-cell office:value-type="float" office:value="4245">
            <text:p>4245</text:p>
          </table:table-cell>
          <table:table-cell table:formula="of:=[.E455]/1000000" office:value-type="float" office:value="11.412558685446">
            <text:p>11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07176.47058824">
            <text:p>8907176.47</text:p>
          </table:table-cell>
          <table:table-cell office:value-type="float" office:value="4245">
            <text:p>4245</text:p>
          </table:table-cell>
          <table:table-cell table:formula="of:=[.E456]/1000000" office:value-type="float" office:value="8.90717647058824">
            <text:p>8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84545">
            <text:p>14684545</text:p>
          </table:table-cell>
          <table:table-cell office:value-type="float" office:value="4245">
            <text:p>4245</text:p>
          </table:table-cell>
          <table:table-cell table:formula="of:=[.E457]/1000000" office:value-type="float" office:value="14.684545">
            <text:p>14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68736.11111111">
            <text:p>8268736.11</text:p>
          </table:table-cell>
          <table:table-cell office:value-type="float" office:value="4245">
            <text:p>4245</text:p>
          </table:table-cell>
          <table:table-cell table:formula="of:=[.E458]/1000000" office:value-type="float" office:value="8.26873611111111">
            <text:p>8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85866.66666667">
            <text:p>7985866.67</text:p>
          </table:table-cell>
          <table:table-cell office:value-type="float" office:value="4245">
            <text:p>4245</text:p>
          </table:table-cell>
          <table:table-cell table:formula="of:=[.E459]/1000000" office:value-type="float" office:value="7.98586666666667">
            <text:p>7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2444.44444444">
            <text:p>8532444.44</text:p>
          </table:table-cell>
          <table:table-cell office:value-type="float" office:value="4245">
            <text:p>4245</text:p>
          </table:table-cell>
          <table:table-cell table:formula="of:=[.E460]/1000000" office:value-type="float" office:value="8.53244444444444">
            <text:p>8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32375">
            <text:p>8932375</text:p>
          </table:table-cell>
          <table:table-cell office:value-type="float" office:value="4245">
            <text:p>4245</text:p>
          </table:table-cell>
          <table:table-cell table:formula="of:=[.E461]/1000000" office:value-type="float" office:value="8.932375">
            <text:p>8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47294.9790795">
            <text:p>12547294.98</text:p>
          </table:table-cell>
          <table:table-cell office:value-type="float" office:value="4245">
            <text:p>4245</text:p>
          </table:table-cell>
          <table:table-cell table:formula="of:=[.E462]/1000000" office:value-type="float" office:value="12.5472949790795">
            <text:p>12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42083.33333333">
            <text:p>9042083.33</text:p>
          </table:table-cell>
          <table:table-cell office:value-type="float" office:value="4245">
            <text:p>4245</text:p>
          </table:table-cell>
          <table:table-cell table:formula="of:=[.E463]/1000000" office:value-type="float" office:value="9.04208333333333">
            <text:p>9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32866.66666667">
            <text:p>6932866.67</text:p>
          </table:table-cell>
          <table:table-cell office:value-type="float" office:value="4245">
            <text:p>4245</text:p>
          </table:table-cell>
          <table:table-cell table:formula="of:=[.E464]/1000000" office:value-type="float" office:value="6.93286666666667">
            <text:p>6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82944.44444444">
            <text:p>8782944.44</text:p>
          </table:table-cell>
          <table:table-cell office:value-type="float" office:value="4245">
            <text:p>4245</text:p>
          </table:table-cell>
          <table:table-cell table:formula="of:=[.E465]/1000000" office:value-type="float" office:value="8.78294444444444">
            <text:p>8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47902.77777778">
            <text:p>8647902.78</text:p>
          </table:table-cell>
          <table:table-cell office:value-type="float" office:value="4245">
            <text:p>4245</text:p>
          </table:table-cell>
          <table:table-cell table:formula="of:=[.E466]/1000000" office:value-type="float" office:value="8.64790277777778">
            <text:p>8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88277.77777778">
            <text:p>8488277.78</text:p>
          </table:table-cell>
          <table:table-cell office:value-type="float" office:value="4245">
            <text:p>4245</text:p>
          </table:table-cell>
          <table:table-cell table:formula="of:=[.E467]/1000000" office:value-type="float" office:value="8.48827777777778">
            <text:p>8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98764.7058824">
            <text:p>10798764.71</text:p>
          </table:table-cell>
          <table:table-cell office:value-type="float" office:value="4245">
            <text:p>4245</text:p>
          </table:table-cell>
          <table:table-cell table:formula="of:=[.E468]/1000000" office:value-type="float" office:value="10.7987647058824">
            <text:p>10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52850">
            <text:p>8452850</text:p>
          </table:table-cell>
          <table:table-cell office:value-type="float" office:value="4245">
            <text:p>4245</text:p>
          </table:table-cell>
          <table:table-cell table:formula="of:=[.E469]/1000000" office:value-type="float" office:value="8.45285">
            <text:p>8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23589.7435897">
            <text:p>13523589.74</text:p>
          </table:table-cell>
          <table:table-cell office:value-type="float" office:value="4245">
            <text:p>4245</text:p>
          </table:table-cell>
          <table:table-cell table:formula="of:=[.E470]/1000000" office:value-type="float" office:value="13.5235897435897">
            <text:p>13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3117.64705882">
            <text:p>8043117.65</text:p>
          </table:table-cell>
          <table:table-cell office:value-type="float" office:value="4245">
            <text:p>4245</text:p>
          </table:table-cell>
          <table:table-cell table:formula="of:=[.E471]/1000000" office:value-type="float" office:value="8.04311764705882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4500">
            <text:p>7604500</text:p>
          </table:table-cell>
          <table:table-cell office:value-type="float" office:value="4544">
            <text:p>4544</text:p>
          </table:table-cell>
          <table:table-cell table:formula="of:=[.E472]/1000000" office:value-type="float" office:value="7.6045">
            <text:p>7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16533.33333333">
            <text:p>9016533.33</text:p>
          </table:table-cell>
          <table:table-cell office:value-type="float" office:value="4544">
            <text:p>4544</text:p>
          </table:table-cell>
          <table:table-cell table:formula="of:=[.E473]/1000000" office:value-type="float" office:value="9.01653333333333">
            <text:p>9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89533.33333333">
            <text:p>7889533.33</text:p>
          </table:table-cell>
          <table:table-cell office:value-type="float" office:value="4544">
            <text:p>4544</text:p>
          </table:table-cell>
          <table:table-cell table:formula="of:=[.E474]/1000000" office:value-type="float" office:value="7.88953333333333">
            <text:p>7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77832.3943662">
            <text:p>15177832.39</text:p>
          </table:table-cell>
          <table:table-cell office:value-type="float" office:value="4544">
            <text:p>4544</text:p>
          </table:table-cell>
          <table:table-cell table:formula="of:=[.E475]/1000000" office:value-type="float" office:value="15.1778323943662">
            <text:p>15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70699.4219653">
            <text:p>10670699.42</text:p>
          </table:table-cell>
          <table:table-cell office:value-type="float" office:value="4544">
            <text:p>4544</text:p>
          </table:table-cell>
          <table:table-cell table:formula="of:=[.E476]/1000000" office:value-type="float" office:value="10.6706994219653">
            <text:p>1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16780.3468208">
            <text:p>10816780.35</text:p>
          </table:table-cell>
          <table:table-cell office:value-type="float" office:value="4544">
            <text:p>4544</text:p>
          </table:table-cell>
          <table:table-cell table:formula="of:=[.E477]/1000000" office:value-type="float" office:value="10.8167803468208">
            <text:p>10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25000">
            <text:p>7925000</text:p>
          </table:table-cell>
          <table:table-cell office:value-type="float" office:value="4544">
            <text:p>4544</text:p>
          </table:table-cell>
          <table:table-cell table:formula="of:=[.E478]/1000000" office:value-type="float" office:value="7.925">
            <text:p>7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55270.83333333">
            <text:p>8755270.83</text:p>
          </table:table-cell>
          <table:table-cell office:value-type="float" office:value="4544">
            <text:p>4544</text:p>
          </table:table-cell>
          <table:table-cell table:formula="of:=[.E479]/1000000" office:value-type="float" office:value="8.75527083333333">
            <text:p>8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73888.1118881">
            <text:p>13173888.11</text:p>
          </table:table-cell>
          <table:table-cell office:value-type="float" office:value="4544">
            <text:p>4544</text:p>
          </table:table-cell>
          <table:table-cell table:formula="of:=[.E480]/1000000" office:value-type="float" office:value="13.1738881118881">
            <text:p>13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21000">
            <text:p>8921000</text:p>
          </table:table-cell>
          <table:table-cell office:value-type="float" office:value="4567">
            <text:p>4567</text:p>
          </table:table-cell>
          <table:table-cell table:formula="of:=[.E481]/1000000" office:value-type="float" office:value="8.921">
            <text:p>8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66166.66666667">
            <text:p>7066166.67</text:p>
          </table:table-cell>
          <table:table-cell office:value-type="float" office:value="4567">
            <text:p>4567</text:p>
          </table:table-cell>
          <table:table-cell table:formula="of:=[.E482]/1000000" office:value-type="float" office:value="7.06616666666667">
            <text:p>7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92024.1935484">
            <text:p>12492024.19</text:p>
          </table:table-cell>
          <table:table-cell office:value-type="float" office:value="4567">
            <text:p>4567</text:p>
          </table:table-cell>
          <table:table-cell table:formula="of:=[.E483]/1000000" office:value-type="float" office:value="12.4920241935484">
            <text:p>12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26344.4444444">
            <text:p>11526344.44</text:p>
          </table:table-cell>
          <table:table-cell office:value-type="float" office:value="4567">
            <text:p>4567</text:p>
          </table:table-cell>
          <table:table-cell table:formula="of:=[.E484]/1000000" office:value-type="float" office:value="11.5263444444444">
            <text:p>11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24428.57142857">
            <text:p>8424428.57</text:p>
          </table:table-cell>
          <table:table-cell office:value-type="float" office:value="4567">
            <text:p>4567</text:p>
          </table:table-cell>
          <table:table-cell table:formula="of:=[.E485]/1000000" office:value-type="float" office:value="8.42442857142857">
            <text:p>8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46200">
            <text:p>6746200</text:p>
          </table:table-cell>
          <table:table-cell office:value-type="float" office:value="4567">
            <text:p>4567</text:p>
          </table:table-cell>
          <table:table-cell table:formula="of:=[.E486]/1000000" office:value-type="float" office:value="6.7462">
            <text:p>6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49666.66666667">
            <text:p>8149666.67</text:p>
          </table:table-cell>
          <table:table-cell office:value-type="float" office:value="4567">
            <text:p>4567</text:p>
          </table:table-cell>
          <table:table-cell table:formula="of:=[.E487]/1000000" office:value-type="float" office:value="8.14966666666667">
            <text:p>8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76833.33333333">
            <text:p>7276833.33</text:p>
          </table:table-cell>
          <table:table-cell office:value-type="float" office:value="4567">
            <text:p>4567</text:p>
          </table:table-cell>
          <table:table-cell table:formula="of:=[.E488]/1000000" office:value-type="float" office:value="7.27683333333333">
            <text:p>7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11442.9530201">
            <text:p>13911442.95</text:p>
          </table:table-cell>
          <table:table-cell office:value-type="float" office:value="4567">
            <text:p>4567</text:p>
          </table:table-cell>
          <table:table-cell table:formula="of:=[.E489]/1000000" office:value-type="float" office:value="13.9114429530201">
            <text:p>13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50838.7096774">
            <text:p>10950838.71</text:p>
          </table:table-cell>
          <table:table-cell office:value-type="float" office:value="4567">
            <text:p>4567</text:p>
          </table:table-cell>
          <table:table-cell table:formula="of:=[.E490]/1000000" office:value-type="float" office:value="10.9508387096774">
            <text:p>10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20171.0526316">
            <text:p>10120171.05</text:p>
          </table:table-cell>
          <table:table-cell office:value-type="float" office:value="4587">
            <text:p>4587</text:p>
          </table:table-cell>
          <table:table-cell table:formula="of:=[.E491]/1000000" office:value-type="float" office:value="10.1201710526316">
            <text:p>10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38864.628821">
            <text:p>14538864.63</text:p>
          </table:table-cell>
          <table:table-cell office:value-type="float" office:value="4587">
            <text:p>4587</text:p>
          </table:table-cell>
          <table:table-cell table:formula="of:=[.E492]/1000000" office:value-type="float" office:value="14.538864628821">
            <text:p>14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35573.5294118">
            <text:p>12235573.53</text:p>
          </table:table-cell>
          <table:table-cell office:value-type="float" office:value="4587">
            <text:p>4587</text:p>
          </table:table-cell>
          <table:table-cell table:formula="of:=[.E493]/1000000" office:value-type="float" office:value="12.2355735294118">
            <text:p>12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68111.1111111">
            <text:p>10368111.11</text:p>
          </table:table-cell>
          <table:table-cell office:value-type="float" office:value="4587">
            <text:p>4587</text:p>
          </table:table-cell>
          <table:table-cell table:formula="of:=[.E494]/1000000" office:value-type="float" office:value="10.3681111111111">
            <text:p>10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51470.5882353">
            <text:p>11751470.59</text:p>
          </table:table-cell>
          <table:table-cell office:value-type="float" office:value="4587">
            <text:p>4587</text:p>
          </table:table-cell>
          <table:table-cell table:formula="of:=[.E495]/1000000" office:value-type="float" office:value="11.7514705882353">
            <text:p>11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04266.6666667">
            <text:p>10904266.67</text:p>
          </table:table-cell>
          <table:table-cell office:value-type="float" office:value="4587">
            <text:p>4587</text:p>
          </table:table-cell>
          <table:table-cell table:formula="of:=[.E496]/1000000" office:value-type="float" office:value="10.9042666666667">
            <text:p>1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13811.023622">
            <text:p>13013811.02</text:p>
          </table:table-cell>
          <table:table-cell office:value-type="float" office:value="4587">
            <text:p>4587</text:p>
          </table:table-cell>
          <table:table-cell table:formula="of:=[.E497]/1000000" office:value-type="float" office:value="13.013811023622">
            <text:p>13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25306.6666667">
            <text:p>10925306.67</text:p>
          </table:table-cell>
          <table:table-cell office:value-type="float" office:value="4587">
            <text:p>4587</text:p>
          </table:table-cell>
          <table:table-cell table:formula="of:=[.E498]/1000000" office:value-type="float" office:value="10.9253066666667">
            <text:p>10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59281.25">
            <text:p>10959281.25</text:p>
          </table:table-cell>
          <table:table-cell office:value-type="float" office:value="4587">
            <text:p>4587</text:p>
          </table:table-cell>
          <table:table-cell table:formula="of:=[.E499]/1000000" office:value-type="float" office:value="10.95928125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22861.8421053">
            <text:p>12122861.84</text:p>
          </table:table-cell>
          <table:table-cell office:value-type="float" office:value="4587">
            <text:p>4587</text:p>
          </table:table-cell>
          <table:table-cell table:formula="of:=[.E500]/1000000" office:value-type="float" office:value="12.1228618421053">
            <text:p>12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81808.411215">
            <text:p>11381808.41</text:p>
          </table:table-cell>
          <table:table-cell office:value-type="float" office:value="4587">
            <text:p>4587</text:p>
          </table:table-cell>
          <table:table-cell table:formula="of:=[.E501]/1000000" office:value-type="float" office:value="11.381808411215">
            <text:p>11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02552.0833333">
            <text:p>11202552.08</text:p>
          </table:table-cell>
          <table:table-cell office:value-type="float" office:value="4587">
            <text:p>4587</text:p>
          </table:table-cell>
          <table:table-cell table:formula="of:=[.E502]/1000000" office:value-type="float" office:value="11.2025520833333">
            <text:p>11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79736.8421053">
            <text:p>11879736.84</text:p>
          </table:table-cell>
          <table:table-cell office:value-type="float" office:value="4587">
            <text:p>4587</text:p>
          </table:table-cell>
          <table:table-cell table:formula="of:=[.E503]/1000000" office:value-type="float" office:value="11.8797368421053">
            <text:p>11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90165.0943396">
            <text:p>16590165.09</text:p>
          </table:table-cell>
          <table:table-cell office:value-type="float" office:value="4587">
            <text:p>4587</text:p>
          </table:table-cell>
          <table:table-cell table:formula="of:=[.E504]/1000000" office:value-type="float" office:value="16.5901650943396">
            <text:p>16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74058.82352941">
            <text:p>8974058.82</text:p>
          </table:table-cell>
          <table:table-cell office:value-type="float" office:value="4587">
            <text:p>4587</text:p>
          </table:table-cell>
          <table:table-cell table:formula="of:=[.E505]/1000000" office:value-type="float" office:value="8.97405882352941">
            <text:p>8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16520">
            <text:p>10616520</text:p>
          </table:table-cell>
          <table:table-cell office:value-type="float" office:value="4587">
            <text:p>4587</text:p>
          </table:table-cell>
          <table:table-cell table:formula="of:=[.E506]/1000000" office:value-type="float" office:value="10.61652">
            <text:p>10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66377.9527559">
            <text:p>12666377.95</text:p>
          </table:table-cell>
          <table:table-cell office:value-type="float" office:value="4587">
            <text:p>4587</text:p>
          </table:table-cell>
          <table:table-cell table:formula="of:=[.E507]/1000000" office:value-type="float" office:value="12.6663779527559">
            <text:p>12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78906.6666667">
            <text:p>10378906.67</text:p>
          </table:table-cell>
          <table:table-cell office:value-type="float" office:value="4587">
            <text:p>4587</text:p>
          </table:table-cell>
          <table:table-cell table:formula="of:=[.E508]/1000000" office:value-type="float" office:value="10.3789066666667">
            <text:p>10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16812.5">
            <text:p>11116812.5</text:p>
          </table:table-cell>
          <table:table-cell office:value-type="float" office:value="4587">
            <text:p>4587</text:p>
          </table:table-cell>
          <table:table-cell table:formula="of:=[.E509]/1000000" office:value-type="float" office:value="11.1168125">
            <text:p>11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62407.8947368">
            <text:p>11662407.89</text:p>
          </table:table-cell>
          <table:table-cell office:value-type="float" office:value="4587">
            <text:p>4587</text:p>
          </table:table-cell>
          <table:table-cell table:formula="of:=[.E510]/1000000" office:value-type="float" office:value="11.6624078947368">
            <text:p>11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83976.635514">
            <text:p>11683976.64</text:p>
          </table:table-cell>
          <table:table-cell office:value-type="float" office:value="4587">
            <text:p>4587</text:p>
          </table:table-cell>
          <table:table-cell table:formula="of:=[.E511]/1000000" office:value-type="float" office:value="11.683976635514">
            <text:p>11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53364.5833333">
            <text:p>11953364.58</text:p>
          </table:table-cell>
          <table:table-cell office:value-type="float" office:value="4587">
            <text:p>4587</text:p>
          </table:table-cell>
          <table:table-cell table:formula="of:=[.E512]/1000000" office:value-type="float" office:value="11.9533645833333">
            <text:p>11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85427.6315789">
            <text:p>11585427.63</text:p>
          </table:table-cell>
          <table:table-cell office:value-type="float" office:value="4587">
            <text:p>4587</text:p>
          </table:table-cell>
          <table:table-cell table:formula="of:=[.E513]/1000000" office:value-type="float" office:value="11.5854276315789">
            <text:p>11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62508.7719298">
            <text:p>13462508.77</text:p>
          </table:table-cell>
          <table:table-cell office:value-type="float" office:value="4587">
            <text:p>4587</text:p>
          </table:table-cell>
          <table:table-cell table:formula="of:=[.E514]/1000000" office:value-type="float" office:value="13.4625087719298">
            <text:p>13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86827.5862069">
            <text:p>8686827.59</text:p>
          </table:table-cell>
          <table:table-cell office:value-type="float" office:value="4587">
            <text:p>4587</text:p>
          </table:table-cell>
          <table:table-cell table:formula="of:=[.E515]/1000000" office:value-type="float" office:value="8.6868275862069">
            <text:p>8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82000">
            <text:p>8582000</text:p>
          </table:table-cell>
          <table:table-cell office:value-type="float" office:value="4587">
            <text:p>4587</text:p>
          </table:table-cell>
          <table:table-cell table:formula="of:=[.E516]/1000000" office:value-type="float" office:value="8.582">
            <text:p>8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08000">
            <text:p>9408000</text:p>
          </table:table-cell>
          <table:table-cell office:value-type="float" office:value="4587">
            <text:p>4587</text:p>
          </table:table-cell>
          <table:table-cell table:formula="of:=[.E517]/1000000" office:value-type="float" office:value="9.408">
            <text:p>9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85691.4893617">
            <text:p>13285691.49</text:p>
          </table:table-cell>
          <table:table-cell office:value-type="float" office:value="4587">
            <text:p>4587</text:p>
          </table:table-cell>
          <table:table-cell table:formula="of:=[.E518]/1000000" office:value-type="float" office:value="13.2856914893617">
            <text:p>13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67837.8378378">
            <text:p>16267837.84</text:p>
          </table:table-cell>
          <table:table-cell office:value-type="float" office:value="4587">
            <text:p>4587</text:p>
          </table:table-cell>
          <table:table-cell table:formula="of:=[.E519]/1000000" office:value-type="float" office:value="16.2678378378378">
            <text:p>16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24666.6666667">
            <text:p>11124666.67</text:p>
          </table:table-cell>
          <table:table-cell office:value-type="float" office:value="4587">
            <text:p>4587</text:p>
          </table:table-cell>
          <table:table-cell table:formula="of:=[.E520]/1000000" office:value-type="float" office:value="11.1246666666667">
            <text:p>11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80075.8293839">
            <text:p>16780075.83</text:p>
          </table:table-cell>
          <table:table-cell office:value-type="float" office:value="4587">
            <text:p>4587</text:p>
          </table:table-cell>
          <table:table-cell table:formula="of:=[.E521]/1000000" office:value-type="float" office:value="16.7800758293839">
            <text:p>16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77555.55555556">
            <text:p>7577555.56</text:p>
          </table:table-cell>
          <table:table-cell office:value-type="float" office:value="4587">
            <text:p>4587</text:p>
          </table:table-cell>
          <table:table-cell table:formula="of:=[.E522]/1000000" office:value-type="float" office:value="7.57755555555556">
            <text:p>7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24850">
            <text:p>8824850</text:p>
          </table:table-cell>
          <table:table-cell office:value-type="float" office:value="4587">
            <text:p>4587</text:p>
          </table:table-cell>
          <table:table-cell table:formula="of:=[.E523]/1000000" office:value-type="float" office:value="8.82485">
            <text:p>8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5301.5463918">
            <text:p>32005301.55</text:p>
          </table:table-cell>
          <table:table-cell office:value-type="float" office:value="4587">
            <text:p>4587</text:p>
          </table:table-cell>
          <table:table-cell table:formula="of:=[.E524]/1000000" office:value-type="float" office:value="32.0053015463918">
            <text:p>32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50807.69230769">
            <text:p>9850807.69</text:p>
          </table:table-cell>
          <table:table-cell office:value-type="float" office:value="4587">
            <text:p>4587</text:p>
          </table:table-cell>
          <table:table-cell table:formula="of:=[.E525]/1000000" office:value-type="float" office:value="9.85080769230769">
            <text:p>9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29052.63157895">
            <text:p>7229052.63</text:p>
          </table:table-cell>
          <table:table-cell office:value-type="float" office:value="4631">
            <text:p>4631</text:p>
          </table:table-cell>
          <table:table-cell table:formula="of:=[.E526]/1000000" office:value-type="float" office:value="7.22905263157895">
            <text:p>7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35785.7142857">
            <text:p>12835785.71</text:p>
          </table:table-cell>
          <table:table-cell office:value-type="float" office:value="4631">
            <text:p>4631</text:p>
          </table:table-cell>
          <table:table-cell table:formula="of:=[.E527]/1000000" office:value-type="float" office:value="12.8357857142857">
            <text:p>12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7424">
            <text:p>8537424</text:p>
          </table:table-cell>
          <table:table-cell office:value-type="float" office:value="4631">
            <text:p>4631</text:p>
          </table:table-cell>
          <table:table-cell table:formula="of:=[.E528]/1000000" office:value-type="float" office:value="8.537424">
            <text:p>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37310">
            <text:p>10437310</text:p>
          </table:table-cell>
          <table:table-cell office:value-type="float" office:value="4631">
            <text:p>4631</text:p>
          </table:table-cell>
          <table:table-cell table:formula="of:=[.E529]/1000000" office:value-type="float" office:value="10.43731">
            <text:p>10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27029.4117647">
            <text:p>12227029.41</text:p>
          </table:table-cell>
          <table:table-cell office:value-type="float" office:value="4631">
            <text:p>4631</text:p>
          </table:table-cell>
          <table:table-cell table:formula="of:=[.E530]/1000000" office:value-type="float" office:value="12.2270294117647">
            <text:p>12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97851.85185185">
            <text:p>8797851.85</text:p>
          </table:table-cell>
          <table:table-cell office:value-type="float" office:value="4631">
            <text:p>4631</text:p>
          </table:table-cell>
          <table:table-cell table:formula="of:=[.E531]/1000000" office:value-type="float" office:value="8.79785185185185">
            <text:p>8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54686.5671642">
            <text:p>12854686.57</text:p>
          </table:table-cell>
          <table:table-cell office:value-type="float" office:value="4631">
            <text:p>4631</text:p>
          </table:table-cell>
          <table:table-cell table:formula="of:=[.E532]/1000000" office:value-type="float" office:value="12.8546865671642">
            <text:p>12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30957.2649573">
            <text:p>10030957.26</text:p>
          </table:table-cell>
          <table:table-cell office:value-type="float" office:value="4631">
            <text:p>4631</text:p>
          </table:table-cell>
          <table:table-cell table:formula="of:=[.E533]/1000000" office:value-type="float" office:value="10.0309572649573">
            <text:p>10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93933.33333333">
            <text:p>7193933.33</text:p>
          </table:table-cell>
          <table:table-cell office:value-type="float" office:value="4631">
            <text:p>4631</text:p>
          </table:table-cell>
          <table:table-cell table:formula="of:=[.E534]/1000000" office:value-type="float" office:value="7.19393333333333">
            <text:p>7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75857.14285714">
            <text:p>7575857.14</text:p>
          </table:table-cell>
          <table:table-cell office:value-type="float" office:value="4631">
            <text:p>4631</text:p>
          </table:table-cell>
          <table:table-cell table:formula="of:=[.E535]/1000000" office:value-type="float" office:value="7.57585714285714">
            <text:p>7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1919.54022988">
            <text:p>8401919.54</text:p>
          </table:table-cell>
          <table:table-cell office:value-type="float" office:value="4631">
            <text:p>4631</text:p>
          </table:table-cell>
          <table:table-cell table:formula="of:=[.E536]/1000000" office:value-type="float" office:value="8.40191954022988">
            <text:p>8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21000">
            <text:p>7121000</text:p>
          </table:table-cell>
          <table:table-cell office:value-type="float" office:value="4631">
            <text:p>4631</text:p>
          </table:table-cell>
          <table:table-cell table:formula="of:=[.E537]/1000000" office:value-type="float" office:value="7.121">
            <text:p>7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95632.18390805">
            <text:p>8895632.18</text:p>
          </table:table-cell>
          <table:table-cell office:value-type="float" office:value="4631">
            <text:p>4631</text:p>
          </table:table-cell>
          <table:table-cell table:formula="of:=[.E538]/1000000" office:value-type="float" office:value="8.89563218390805">
            <text:p>8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6266.66666667">
            <text:p>8536266.67</text:p>
          </table:table-cell>
          <table:table-cell office:value-type="float" office:value="4631">
            <text:p>4631</text:p>
          </table:table-cell>
          <table:table-cell table:formula="of:=[.E539]/1000000" office:value-type="float" office:value="8.53626666666667">
            <text:p>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6136.3636364">
            <text:p>10206136.36</text:p>
          </table:table-cell>
          <table:table-cell office:value-type="float" office:value="4631">
            <text:p>4631</text:p>
          </table:table-cell>
          <table:table-cell table:formula="of:=[.E540]/1000000" office:value-type="float" office:value="10.2061363636364">
            <text:p>10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63000">
            <text:p>7763000</text:p>
          </table:table-cell>
          <table:table-cell office:value-type="float" office:value="4631">
            <text:p>4631</text:p>
          </table:table-cell>
          <table:table-cell table:formula="of:=[.E541]/1000000" office:value-type="float" office:value="7.763">
            <text:p>7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46224.4897959">
            <text:p>11346224.49</text:p>
          </table:table-cell>
          <table:table-cell office:value-type="float" office:value="4631">
            <text:p>4631</text:p>
          </table:table-cell>
          <table:table-cell table:formula="of:=[.E542]/1000000" office:value-type="float" office:value="11.3462244897959">
            <text:p>11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15698.63013699">
            <text:p>9215698.63</text:p>
          </table:table-cell>
          <table:table-cell office:value-type="float" office:value="4631">
            <text:p>4631</text:p>
          </table:table-cell>
          <table:table-cell table:formula="of:=[.E543]/1000000" office:value-type="float" office:value="9.21569863013699">
            <text:p>9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63687.5">
            <text:p>8963687.5</text:p>
          </table:table-cell>
          <table:table-cell office:value-type="float" office:value="4631">
            <text:p>4631</text:p>
          </table:table-cell>
          <table:table-cell table:formula="of:=[.E544]/1000000" office:value-type="float" office:value="8.9636875">
            <text:p>8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53761.1940299">
            <text:p>11453761.19</text:p>
          </table:table-cell>
          <table:table-cell office:value-type="float" office:value="4631">
            <text:p>4631</text:p>
          </table:table-cell>
          <table:table-cell table:formula="of:=[.E545]/1000000" office:value-type="float" office:value="11.4537611940299">
            <text:p>11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22299.1452991">
            <text:p>11522299.15</text:p>
          </table:table-cell>
          <table:table-cell office:value-type="float" office:value="4631">
            <text:p>4631</text:p>
          </table:table-cell>
          <table:table-cell table:formula="of:=[.E546]/1000000" office:value-type="float" office:value="11.5222991452991">
            <text:p>11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61458.3333333">
            <text:p>10361458.33</text:p>
          </table:table-cell>
          <table:table-cell office:value-type="float" office:value="4635">
            <text:p>4635</text:p>
          </table:table-cell>
          <table:table-cell table:formula="of:=[.E547]/1000000" office:value-type="float" office:value="10.3614583333333">
            <text:p>10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29133.33333333">
            <text:p>9129133.33</text:p>
          </table:table-cell>
          <table:table-cell office:value-type="float" office:value="4635">
            <text:p>4635</text:p>
          </table:table-cell>
          <table:table-cell table:formula="of:=[.E548]/1000000" office:value-type="float" office:value="9.12913333333333">
            <text:p>9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82977.27272727">
            <text:p>8982977.27</text:p>
          </table:table-cell>
          <table:table-cell office:value-type="float" office:value="4635">
            <text:p>4635</text:p>
          </table:table-cell>
          <table:table-cell table:formula="of:=[.E549]/1000000" office:value-type="float" office:value="8.98297727272727">
            <text:p>8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60117.64705882">
            <text:p>7960117.65</text:p>
          </table:table-cell>
          <table:table-cell office:value-type="float" office:value="4635">
            <text:p>4635</text:p>
          </table:table-cell>
          <table:table-cell table:formula="of:=[.E550]/1000000" office:value-type="float" office:value="7.96011764705882">
            <text:p>7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67187.5">
            <text:p>9967187.5</text:p>
          </table:table-cell>
          <table:table-cell office:value-type="float" office:value="4635">
            <text:p>4635</text:p>
          </table:table-cell>
          <table:table-cell table:formula="of:=[.E551]/1000000" office:value-type="float" office:value="9.9671875">
            <text:p>9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86631.57894737">
            <text:p>9386631.58</text:p>
          </table:table-cell>
          <table:table-cell office:value-type="float" office:value="4635">
            <text:p>4635</text:p>
          </table:table-cell>
          <table:table-cell table:formula="of:=[.E552]/1000000" office:value-type="float" office:value="9.38663157894737">
            <text:p>9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90649.00662252">
            <text:p>9690649.01</text:p>
          </table:table-cell>
          <table:table-cell office:value-type="float" office:value="4635">
            <text:p>4635</text:p>
          </table:table-cell>
          <table:table-cell table:formula="of:=[.E553]/1000000" office:value-type="float" office:value="9.69064900662252">
            <text:p>9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59277.77777778">
            <text:p>7359277.78</text:p>
          </table:table-cell>
          <table:table-cell office:value-type="float" office:value="4635">
            <text:p>4635</text:p>
          </table:table-cell>
          <table:table-cell table:formula="of:=[.E554]/1000000" office:value-type="float" office:value="7.35927777777778">
            <text:p>7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21400">
            <text:p>9221400</text:p>
          </table:table-cell>
          <table:table-cell office:value-type="float" office:value="4635">
            <text:p>4635</text:p>
          </table:table-cell>
          <table:table-cell table:formula="of:=[.E555]/1000000" office:value-type="float" office:value="9.2214">
            <text:p>9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55652.173913">
            <text:p>11655652.17</text:p>
          </table:table-cell>
          <table:table-cell office:value-type="float" office:value="4635">
            <text:p>4635</text:p>
          </table:table-cell>
          <table:table-cell table:formula="of:=[.E556]/1000000" office:value-type="float" office:value="11.655652173913">
            <text:p>11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9066.66666667">
            <text:p>8409066.67</text:p>
          </table:table-cell>
          <table:table-cell office:value-type="float" office:value="4635">
            <text:p>4635</text:p>
          </table:table-cell>
          <table:table-cell table:formula="of:=[.E557]/1000000" office:value-type="float" office:value="8.40906666666667">
            <text:p>8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3783.7837838">
            <text:p>14203783.78</text:p>
          </table:table-cell>
          <table:table-cell office:value-type="float" office:value="4635">
            <text:p>4635</text:p>
          </table:table-cell>
          <table:table-cell table:formula="of:=[.E558]/1000000" office:value-type="float" office:value="14.2037837837838">
            <text:p>14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46428.57142857">
            <text:p>9046428.57</text:p>
          </table:table-cell>
          <table:table-cell office:value-type="float" office:value="4635">
            <text:p>4635</text:p>
          </table:table-cell>
          <table:table-cell table:formula="of:=[.E559]/1000000" office:value-type="float" office:value="9.04642857142857">
            <text:p>9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64616.1137441">
            <text:p>11464616.11</text:p>
          </table:table-cell>
          <table:table-cell office:value-type="float" office:value="4635">
            <text:p>4635</text:p>
          </table:table-cell>
          <table:table-cell table:formula="of:=[.E560]/1000000" office:value-type="float" office:value="11.4646161137441">
            <text:p>11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66702.7027027">
            <text:p>15266702.7</text:p>
          </table:table-cell>
          <table:table-cell office:value-type="float" office:value="4635">
            <text:p>4635</text:p>
          </table:table-cell>
          <table:table-cell table:formula="of:=[.E561]/1000000" office:value-type="float" office:value="15.2667027027027">
            <text:p>15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54000">
            <text:p>9554000</text:p>
          </table:table-cell>
          <table:table-cell office:value-type="float" office:value="4635">
            <text:p>4635</text:p>
          </table:table-cell>
          <table:table-cell table:formula="of:=[.E562]/1000000" office:value-type="float" office:value="9.554">
            <text:p>9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58482.9545455">
            <text:p>11358482.95</text:p>
          </table:table-cell>
          <table:table-cell office:value-type="float" office:value="4635">
            <text:p>4635</text:p>
          </table:table-cell>
          <table:table-cell table:formula="of:=[.E563]/1000000" office:value-type="float" office:value="11.3584829545455">
            <text:p>11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83695.6521739">
            <text:p>10883695.65</text:p>
          </table:table-cell>
          <table:table-cell office:value-type="float" office:value="4635">
            <text:p>4635</text:p>
          </table:table-cell>
          <table:table-cell table:formula="of:=[.E564]/1000000" office:value-type="float" office:value="10.8836956521739">
            <text:p>10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96035.29411765">
            <text:p>9696035.29</text:p>
          </table:table-cell>
          <table:table-cell office:value-type="float" office:value="4635">
            <text:p>4635</text:p>
          </table:table-cell>
          <table:table-cell table:formula="of:=[.E565]/1000000" office:value-type="float" office:value="9.69603529411765">
            <text:p>9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37811.7647059">
            <text:p>13037811.76</text:p>
          </table:table-cell>
          <table:table-cell office:value-type="float" office:value="4635">
            <text:p>4635</text:p>
          </table:table-cell>
          <table:table-cell table:formula="of:=[.E566]/1000000" office:value-type="float" office:value="13.0378117647059">
            <text:p>13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31121.21212121">
            <text:p>9631121.21</text:p>
          </table:table-cell>
          <table:table-cell office:value-type="float" office:value="4635">
            <text:p>4635</text:p>
          </table:table-cell>
          <table:table-cell table:formula="of:=[.E567]/1000000" office:value-type="float" office:value="9.63112121212121">
            <text:p>9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19411.7647059">
            <text:p>10019411.76</text:p>
          </table:table-cell>
          <table:table-cell office:value-type="float" office:value="4635">
            <text:p>4635</text:p>
          </table:table-cell>
          <table:table-cell table:formula="of:=[.E568]/1000000" office:value-type="float" office:value="10.0194117647059">
            <text:p>10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95533.33333333">
            <text:p>9395533.33</text:p>
          </table:table-cell>
          <table:table-cell office:value-type="float" office:value="4635">
            <text:p>4635</text:p>
          </table:table-cell>
          <table:table-cell table:formula="of:=[.E569]/1000000" office:value-type="float" office:value="9.39553333333333">
            <text:p>9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08813.7254902">
            <text:p>10408813.73</text:p>
          </table:table-cell>
          <table:table-cell office:value-type="float" office:value="4660">
            <text:p>4660</text:p>
          </table:table-cell>
          <table:table-cell table:formula="of:=[.E570]/1000000" office:value-type="float" office:value="10.4088137254902">
            <text:p>10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67899.15966387">
            <text:p>8267899.16</text:p>
          </table:table-cell>
          <table:table-cell office:value-type="float" office:value="4660">
            <text:p>4660</text:p>
          </table:table-cell>
          <table:table-cell table:formula="of:=[.E571]/1000000" office:value-type="float" office:value="8.26789915966387">
            <text:p>8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50444.4444444">
            <text:p>10850444.44</text:p>
          </table:table-cell>
          <table:table-cell office:value-type="float" office:value="4660">
            <text:p>4660</text:p>
          </table:table-cell>
          <table:table-cell table:formula="of:=[.E572]/1000000" office:value-type="float" office:value="10.8504444444444">
            <text:p>10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68785.18518518">
            <text:p>9268785.19</text:p>
          </table:table-cell>
          <table:table-cell office:value-type="float" office:value="4660">
            <text:p>4660</text:p>
          </table:table-cell>
          <table:table-cell table:formula="of:=[.E573]/1000000" office:value-type="float" office:value="9.26878518518518">
            <text:p>9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98407.4074074">
            <text:p>11798407.41</text:p>
          </table:table-cell>
          <table:table-cell office:value-type="float" office:value="4660">
            <text:p>4660</text:p>
          </table:table-cell>
          <table:table-cell table:formula="of:=[.E574]/1000000" office:value-type="float" office:value="11.7984074074074">
            <text:p>11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58218.1818182">
            <text:p>11158218.18</text:p>
          </table:table-cell>
          <table:table-cell office:value-type="float" office:value="4660">
            <text:p>4660</text:p>
          </table:table-cell>
          <table:table-cell table:formula="of:=[.E575]/1000000" office:value-type="float" office:value="11.1582181818182">
            <text:p>11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99911.29032258">
            <text:p>9999911.29</text:p>
          </table:table-cell>
          <table:table-cell office:value-type="float" office:value="4660">
            <text:p>4660</text:p>
          </table:table-cell>
          <table:table-cell table:formula="of:=[.E576]/1000000" office:value-type="float" office:value="9.99991129032258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92500">
            <text:p>9092500</text:p>
          </table:table-cell>
          <table:table-cell office:value-type="float" office:value="4660">
            <text:p>4660</text:p>
          </table:table-cell>
          <table:table-cell table:formula="of:=[.E577]/1000000" office:value-type="float" office:value="9.0925">
            <text:p>9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30676.9230769">
            <text:p>10530676.92</text:p>
          </table:table-cell>
          <table:table-cell office:value-type="float" office:value="4660">
            <text:p>4660</text:p>
          </table:table-cell>
          <table:table-cell table:formula="of:=[.E578]/1000000" office:value-type="float" office:value="10.5306769230769">
            <text:p>10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83611.5702479">
            <text:p>11083611.57</text:p>
          </table:table-cell>
          <table:table-cell office:value-type="float" office:value="4660">
            <text:p>4660</text:p>
          </table:table-cell>
          <table:table-cell table:formula="of:=[.E579]/1000000" office:value-type="float" office:value="11.0836115702479">
            <text:p>11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38303.030303">
            <text:p>11238303.03</text:p>
          </table:table-cell>
          <table:table-cell office:value-type="float" office:value="4660">
            <text:p>4660</text:p>
          </table:table-cell>
          <table:table-cell table:formula="of:=[.E580]/1000000" office:value-type="float" office:value="11.238303030303">
            <text:p>11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82541.66666667">
            <text:p>7682541.67</text:p>
          </table:table-cell>
          <table:table-cell office:value-type="float" office:value="4660">
            <text:p>4660</text:p>
          </table:table-cell>
          <table:table-cell table:formula="of:=[.E581]/1000000" office:value-type="float" office:value="7.68254166666667">
            <text:p>7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86478.26086957">
            <text:p>7586478.26</text:p>
          </table:table-cell>
          <table:table-cell office:value-type="float" office:value="4660">
            <text:p>4660</text:p>
          </table:table-cell>
          <table:table-cell table:formula="of:=[.E582]/1000000" office:value-type="float" office:value="7.58647826086957">
            <text:p>7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31642.85714286">
            <text:p>7331642.86</text:p>
          </table:table-cell>
          <table:table-cell office:value-type="float" office:value="4660">
            <text:p>4660</text:p>
          </table:table-cell>
          <table:table-cell table:formula="of:=[.E583]/1000000" office:value-type="float" office:value="7.33164285714286">
            <text:p>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54142.85714286">
            <text:p>8354142.86</text:p>
          </table:table-cell>
          <table:table-cell office:value-type="float" office:value="4660">
            <text:p>4660</text:p>
          </table:table-cell>
          <table:table-cell table:formula="of:=[.E584]/1000000" office:value-type="float" office:value="8.35414285714286">
            <text:p>8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46009.0909091">
            <text:p>11646009.09</text:p>
          </table:table-cell>
          <table:table-cell office:value-type="float" office:value="4660">
            <text:p>4660</text:p>
          </table:table-cell>
          <table:table-cell table:formula="of:=[.E585]/1000000" office:value-type="float" office:value="11.6460090909091">
            <text:p>11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63719.29824561">
            <text:p>7963719.3</text:p>
          </table:table-cell>
          <table:table-cell office:value-type="float" office:value="4696">
            <text:p>4696</text:p>
          </table:table-cell>
          <table:table-cell table:formula="of:=[.E586]/1000000" office:value-type="float" office:value="7.96371929824561">
            <text:p>7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44230.7692308">
            <text:p>12844230.77</text:p>
          </table:table-cell>
          <table:table-cell office:value-type="float" office:value="4696">
            <text:p>4696</text:p>
          </table:table-cell>
          <table:table-cell table:formula="of:=[.E587]/1000000" office:value-type="float" office:value="12.8442307692308">
            <text:p>12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33388.88888889">
            <text:p>8233388.89</text:p>
          </table:table-cell>
          <table:table-cell office:value-type="float" office:value="4696">
            <text:p>4696</text:p>
          </table:table-cell>
          <table:table-cell table:formula="of:=[.E588]/1000000" office:value-type="float" office:value="8.23338888888889">
            <text:p>8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83388.88888889">
            <text:p>9483388.89</text:p>
          </table:table-cell>
          <table:table-cell office:value-type="float" office:value="4696">
            <text:p>4696</text:p>
          </table:table-cell>
          <table:table-cell table:formula="of:=[.E589]/1000000" office:value-type="float" office:value="9.48338888888889">
            <text:p>9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12746.4788732">
            <text:p>10012746.48</text:p>
          </table:table-cell>
          <table:table-cell office:value-type="float" office:value="4696">
            <text:p>4696</text:p>
          </table:table-cell>
          <table:table-cell table:formula="of:=[.E590]/1000000" office:value-type="float" office:value="10.0127464788732">
            <text:p>10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95954.54545454">
            <text:p>9495954.55</text:p>
          </table:table-cell>
          <table:table-cell office:value-type="float" office:value="4722">
            <text:p>4722</text:p>
          </table:table-cell>
          <table:table-cell table:formula="of:=[.E591]/1000000" office:value-type="float" office:value="9.49595454545454">
            <text:p>9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39278.125">
            <text:p>17339278.13</text:p>
          </table:table-cell>
          <table:table-cell office:value-type="float" office:value="4722">
            <text:p>4722</text:p>
          </table:table-cell>
          <table:table-cell table:formula="of:=[.E592]/1000000" office:value-type="float" office:value="17.339278125">
            <text:p>17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50785.7142857">
            <text:p>14150785.71</text:p>
          </table:table-cell>
          <table:table-cell office:value-type="float" office:value="4722">
            <text:p>4722</text:p>
          </table:table-cell>
          <table:table-cell table:formula="of:=[.E593]/1000000" office:value-type="float" office:value="14.1507857142857">
            <text:p>14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40423.5294118">
            <text:p>16440423.53</text:p>
          </table:table-cell>
          <table:table-cell office:value-type="float" office:value="4722">
            <text:p>4722</text:p>
          </table:table-cell>
          <table:table-cell table:formula="of:=[.E594]/1000000" office:value-type="float" office:value="16.4404235294118">
            <text:p>1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53153.84615385">
            <text:p>8453153.85</text:p>
          </table:table-cell>
          <table:table-cell office:value-type="float" office:value="4722">
            <text:p>4722</text:p>
          </table:table-cell>
          <table:table-cell table:formula="of:=[.E595]/1000000" office:value-type="float" office:value="8.45315384615385">
            <text:p>8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94250">
            <text:p>13394250</text:p>
          </table:table-cell>
          <table:table-cell office:value-type="float" office:value="4722">
            <text:p>4722</text:p>
          </table:table-cell>
          <table:table-cell table:formula="of:=[.E596]/1000000" office:value-type="float" office:value="13.39425">
            <text:p>13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01000">
            <text:p>6801000</text:p>
          </table:table-cell>
          <table:table-cell office:value-type="float" office:value="4722">
            <text:p>4722</text:p>
          </table:table-cell>
          <table:table-cell table:formula="of:=[.E597]/1000000" office:value-type="float" office:value="6.801">
            <text:p>6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77615.3846154">
            <text:p>11977615.38</text:p>
          </table:table-cell>
          <table:table-cell office:value-type="float" office:value="4722">
            <text:p>4722</text:p>
          </table:table-cell>
          <table:table-cell table:formula="of:=[.E598]/1000000" office:value-type="float" office:value="11.9776153846154">
            <text:p>11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52460.8695652">
            <text:p>11652460.87</text:p>
          </table:table-cell>
          <table:table-cell office:value-type="float" office:value="4722">
            <text:p>4722</text:p>
          </table:table-cell>
          <table:table-cell table:formula="of:=[.E599]/1000000" office:value-type="float" office:value="11.6524608695652">
            <text:p>11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0227.27272727">
            <text:p>9800227.27</text:p>
          </table:table-cell>
          <table:table-cell office:value-type="float" office:value="4722">
            <text:p>4722</text:p>
          </table:table-cell>
          <table:table-cell table:formula="of:=[.E600]/1000000" office:value-type="float" office:value="9.80022727272727">
            <text:p>9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91722.2222222">
            <text:p>10391722.22</text:p>
          </table:table-cell>
          <table:table-cell office:value-type="float" office:value="4732">
            <text:p>4732</text:p>
          </table:table-cell>
          <table:table-cell table:formula="of:=[.E601]/1000000" office:value-type="float" office:value="10.3917222222222">
            <text:p>10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07441.86046512">
            <text:p>8107441.86</text:p>
          </table:table-cell>
          <table:table-cell office:value-type="float" office:value="4732">
            <text:p>4732</text:p>
          </table:table-cell>
          <table:table-cell table:formula="of:=[.E602]/1000000" office:value-type="float" office:value="8.10744186046512">
            <text:p>8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45197.7124183">
            <text:p>14145197.71</text:p>
          </table:table-cell>
          <table:table-cell office:value-type="float" office:value="4732">
            <text:p>4732</text:p>
          </table:table-cell>
          <table:table-cell table:formula="of:=[.E603]/1000000" office:value-type="float" office:value="14.1451977124183">
            <text:p>14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82714.28571429">
            <text:p>9882714.29</text:p>
          </table:table-cell>
          <table:table-cell office:value-type="float" office:value="4732">
            <text:p>4732</text:p>
          </table:table-cell>
          <table:table-cell table:formula="of:=[.E604]/1000000" office:value-type="float" office:value="9.88271428571429">
            <text:p>9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56162.1621622">
            <text:p>12656162.16</text:p>
          </table:table-cell>
          <table:table-cell office:value-type="float" office:value="4732">
            <text:p>4732</text:p>
          </table:table-cell>
          <table:table-cell table:formula="of:=[.E605]/1000000" office:value-type="float" office:value="12.6561621621622">
            <text:p>12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40737.7622378">
            <text:p>13840737.76</text:p>
          </table:table-cell>
          <table:table-cell office:value-type="float" office:value="4732">
            <text:p>4732</text:p>
          </table:table-cell>
          <table:table-cell table:formula="of:=[.E606]/1000000" office:value-type="float" office:value="13.8407377622378">
            <text:p>13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24524.7524752">
            <text:p>12924524.75</text:p>
          </table:table-cell>
          <table:table-cell office:value-type="float" office:value="4732">
            <text:p>4732</text:p>
          </table:table-cell>
          <table:table-cell table:formula="of:=[.E607]/1000000" office:value-type="float" office:value="12.9245247524752">
            <text:p>12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66566.6666667">
            <text:p>10066566.67</text:p>
          </table:table-cell>
          <table:table-cell office:value-type="float" office:value="4732">
            <text:p>4732</text:p>
          </table:table-cell>
          <table:table-cell table:formula="of:=[.E608]/1000000" office:value-type="float" office:value="10.0665666666667">
            <text:p>10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09765.7657658">
            <text:p>16109765.77</text:p>
          </table:table-cell>
          <table:table-cell office:value-type="float" office:value="4732">
            <text:p>4732</text:p>
          </table:table-cell>
          <table:table-cell table:formula="of:=[.E609]/1000000" office:value-type="float" office:value="16.1097657657658">
            <text:p>16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92174.6031746">
            <text:p>11692174.6</text:p>
          </table:table-cell>
          <table:table-cell office:value-type="float" office:value="4732">
            <text:p>4732</text:p>
          </table:table-cell>
          <table:table-cell table:formula="of:=[.E610]/1000000" office:value-type="float" office:value="11.6921746031746">
            <text:p>11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57193.452381">
            <text:p>14957193.45</text:p>
          </table:table-cell>
          <table:table-cell office:value-type="float" office:value="4818">
            <text:p>4818</text:p>
          </table:table-cell>
          <table:table-cell table:formula="of:=[.E611]/1000000" office:value-type="float" office:value="14.957193452381">
            <text:p>14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20681.6326531">
            <text:p>16520681.63</text:p>
          </table:table-cell>
          <table:table-cell office:value-type="float" office:value="4818">
            <text:p>4818</text:p>
          </table:table-cell>
          <table:table-cell table:formula="of:=[.E612]/1000000" office:value-type="float" office:value="16.5206816326531">
            <text:p>16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36980.9725159">
            <text:p>14636980.97</text:p>
          </table:table-cell>
          <table:table-cell office:value-type="float" office:value="4818">
            <text:p>4818</text:p>
          </table:table-cell>
          <table:table-cell table:formula="of:=[.E613]/1000000" office:value-type="float" office:value="14.6369809725159">
            <text:p>14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92727.2727273">
            <text:p>14092727.27</text:p>
          </table:table-cell>
          <table:table-cell office:value-type="float" office:value="4818">
            <text:p>4818</text:p>
          </table:table-cell>
          <table:table-cell table:formula="of:=[.E614]/1000000" office:value-type="float" office:value="14.0927272727273">
            <text:p>14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09117.0212766">
            <text:p>13309117.02</text:p>
          </table:table-cell>
          <table:table-cell office:value-type="float" office:value="4818">
            <text:p>4818</text:p>
          </table:table-cell>
          <table:table-cell table:formula="of:=[.E615]/1000000" office:value-type="float" office:value="13.3091170212766">
            <text:p>13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71222.2222222">
            <text:p>14671222.22</text:p>
          </table:table-cell>
          <table:table-cell office:value-type="float" office:value="4818">
            <text:p>4818</text:p>
          </table:table-cell>
          <table:table-cell table:formula="of:=[.E616]/1000000" office:value-type="float" office:value="14.6712222222222">
            <text:p>14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66553.1914894">
            <text:p>14066553.19</text:p>
          </table:table-cell>
          <table:table-cell office:value-type="float" office:value="4818">
            <text:p>4818</text:p>
          </table:table-cell>
          <table:table-cell table:formula="of:=[.E617]/1000000" office:value-type="float" office:value="14.0665531914894">
            <text:p>14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96133.33333333">
            <text:p>8496133.33</text:p>
          </table:table-cell>
          <table:table-cell office:value-type="float" office:value="4818">
            <text:p>4818</text:p>
          </table:table-cell>
          <table:table-cell table:formula="of:=[.E618]/1000000" office:value-type="float" office:value="8.49613333333333">
            <text:p>8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21937.5">
            <text:p>9121937.5</text:p>
          </table:table-cell>
          <table:table-cell office:value-type="float" office:value="4818">
            <text:p>4818</text:p>
          </table:table-cell>
          <table:table-cell table:formula="of:=[.E619]/1000000" office:value-type="float" office:value="9.1219375">
            <text:p>9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24958.5798817">
            <text:p>16424958.58</text:p>
          </table:table-cell>
          <table:table-cell office:value-type="float" office:value="4818">
            <text:p>4818</text:p>
          </table:table-cell>
          <table:table-cell table:formula="of:=[.E620]/1000000" office:value-type="float" office:value="16.4249585798817">
            <text:p>16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52846.8085106">
            <text:p>14452846.81</text:p>
          </table:table-cell>
          <table:table-cell office:value-type="float" office:value="4818">
            <text:p>4818</text:p>
          </table:table-cell>
          <table:table-cell table:formula="of:=[.E621]/1000000" office:value-type="float" office:value="14.4528468085106">
            <text:p>14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28611.1111111">
            <text:p>10628611.11</text:p>
          </table:table-cell>
          <table:table-cell office:value-type="float" office:value="4818">
            <text:p>4818</text:p>
          </table:table-cell>
          <table:table-cell table:formula="of:=[.E622]/1000000" office:value-type="float" office:value="10.6286111111111">
            <text:p>10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9071.42857143">
            <text:p>7919071.43</text:p>
          </table:table-cell>
          <table:table-cell office:value-type="float" office:value="4818">
            <text:p>4818</text:p>
          </table:table-cell>
          <table:table-cell table:formula="of:=[.E623]/1000000" office:value-type="float" office:value="7.91907142857143">
            <text:p>7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24809.52380952">
            <text:p>8324809.52</text:p>
          </table:table-cell>
          <table:table-cell office:value-type="float" office:value="4818">
            <text:p>4818</text:p>
          </table:table-cell>
          <table:table-cell table:formula="of:=[.E624]/1000000" office:value-type="float" office:value="8.32480952380952">
            <text:p>8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27521.7391304">
            <text:p>12427521.74</text:p>
          </table:table-cell>
          <table:table-cell office:value-type="float" office:value="4818">
            <text:p>4818</text:p>
          </table:table-cell>
          <table:table-cell table:formula="of:=[.E625]/1000000" office:value-type="float" office:value="12.4275217391304">
            <text:p>12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44066.66666667">
            <text:p>7344066.67</text:p>
          </table:table-cell>
          <table:table-cell office:value-type="float" office:value="4914">
            <text:p>4914</text:p>
          </table:table-cell>
          <table:table-cell table:formula="of:=[.E626]/1000000" office:value-type="float" office:value="7.34406666666667">
            <text:p>7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50775">
            <text:p>10750775</text:p>
          </table:table-cell>
          <table:table-cell office:value-type="float" office:value="4914">
            <text:p>4914</text:p>
          </table:table-cell>
          <table:table-cell table:formula="of:=[.E627]/1000000" office:value-type="float" office:value="10.750775">
            <text:p>10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94818.1818182">
            <text:p>14594818.18</text:p>
          </table:table-cell>
          <table:table-cell office:value-type="float" office:value="4914">
            <text:p>4914</text:p>
          </table:table-cell>
          <table:table-cell table:formula="of:=[.E628]/1000000" office:value-type="float" office:value="14.5948181818182">
            <text:p>14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83677.41935484">
            <text:p>9783677.42</text:p>
          </table:table-cell>
          <table:table-cell office:value-type="float" office:value="4914">
            <text:p>4914</text:p>
          </table:table-cell>
          <table:table-cell table:formula="of:=[.E629]/1000000" office:value-type="float" office:value="9.78367741935484">
            <text:p>9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61500">
            <text:p>8761500</text:p>
          </table:table-cell>
          <table:table-cell office:value-type="float" office:value="4914">
            <text:p>4914</text:p>
          </table:table-cell>
          <table:table-cell table:formula="of:=[.E630]/1000000" office:value-type="float" office:value="8.7615">
            <text:p>8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16226.4957265">
            <text:p>10416226.5</text:p>
          </table:table-cell>
          <table:table-cell office:value-type="float" office:value="4914">
            <text:p>4914</text:p>
          </table:table-cell>
          <table:table-cell table:formula="of:=[.E631]/1000000" office:value-type="float" office:value="10.4162264957265">
            <text:p>10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78500">
            <text:p>8978500</text:p>
          </table:table-cell>
          <table:table-cell office:value-type="float" office:value="4914">
            <text:p>4914</text:p>
          </table:table-cell>
          <table:table-cell table:formula="of:=[.E632]/1000000" office:value-type="float" office:value="8.9785">
            <text:p>8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57780.4878049">
            <text:p>10657780.49</text:p>
          </table:table-cell>
          <table:table-cell office:value-type="float" office:value="4914">
            <text:p>4914</text:p>
          </table:table-cell>
          <table:table-cell table:formula="of:=[.E633]/1000000" office:value-type="float" office:value="10.6577804878049">
            <text:p>10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71397.7272727">
            <text:p>12371397.73</text:p>
          </table:table-cell>
          <table:table-cell office:value-type="float" office:value="4914">
            <text:p>4914</text:p>
          </table:table-cell>
          <table:table-cell table:formula="of:=[.E634]/1000000" office:value-type="float" office:value="12.3713977272727">
            <text:p>12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93857.14285714">
            <text:p>8693857.14</text:p>
          </table:table-cell>
          <table:table-cell office:value-type="float" office:value="4936">
            <text:p>4936</text:p>
          </table:table-cell>
          <table:table-cell table:formula="of:=[.E635]/1000000" office:value-type="float" office:value="8.69385714285714">
            <text:p>8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06035.8208955">
            <text:p>18106035.82</text:p>
          </table:table-cell>
          <table:table-cell office:value-type="float" office:value="4936">
            <text:p>4936</text:p>
          </table:table-cell>
          <table:table-cell table:formula="of:=[.E636]/1000000" office:value-type="float" office:value="18.1060358208955">
            <text:p>18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78583.3333333">
            <text:p>11478583.33</text:p>
          </table:table-cell>
          <table:table-cell office:value-type="float" office:value="4936">
            <text:p>4936</text:p>
          </table:table-cell>
          <table:table-cell table:formula="of:=[.E637]/1000000" office:value-type="float" office:value="11.4785833333333">
            <text:p>11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27500">
            <text:p>8627500</text:p>
          </table:table-cell>
          <table:table-cell office:value-type="float" office:value="4936">
            <text:p>4936</text:p>
          </table:table-cell>
          <table:table-cell table:formula="of:=[.E638]/1000000" office:value-type="float" office:value="8.6275">
            <text:p>8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10000">
            <text:p>7710000</text:p>
          </table:table-cell>
          <table:table-cell office:value-type="float" office:value="4936">
            <text:p>4936</text:p>
          </table:table-cell>
          <table:table-cell table:formula="of:=[.E639]/1000000" office:value-type="float" office:value="7.71">
            <text:p>7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8000">
            <text:p>8538000</text:p>
          </table:table-cell>
          <table:table-cell office:value-type="float" office:value="4936">
            <text:p>4936</text:p>
          </table:table-cell>
          <table:table-cell table:formula="of:=[.E640]/1000000" office:value-type="float" office:value="8.538">
            <text:p>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79571.42857143">
            <text:p>8879571.43</text:p>
          </table:table-cell>
          <table:table-cell office:value-type="float" office:value="4936">
            <text:p>4936</text:p>
          </table:table-cell>
          <table:table-cell table:formula="of:=[.E641]/1000000" office:value-type="float" office:value="8.87957142857143">
            <text:p>8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94953.8461538">
            <text:p>16094953.85</text:p>
          </table:table-cell>
          <table:table-cell office:value-type="float" office:value="4936">
            <text:p>4936</text:p>
          </table:table-cell>
          <table:table-cell table:formula="of:=[.E642]/1000000" office:value-type="float" office:value="16.0949538461538">
            <text:p>16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90071.42857143">
            <text:p>9390071.43</text:p>
          </table:table-cell>
          <table:table-cell office:value-type="float" office:value="4936">
            <text:p>4936</text:p>
          </table:table-cell>
          <table:table-cell table:formula="of:=[.E643]/1000000" office:value-type="float" office:value="9.39007142857143">
            <text:p>9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07526.3157895">
            <text:p>10307526.32</text:p>
          </table:table-cell>
          <table:table-cell office:value-type="float" office:value="4936">
            <text:p>4936</text:p>
          </table:table-cell>
          <table:table-cell table:formula="of:=[.E644]/1000000" office:value-type="float" office:value="10.3075263157895">
            <text:p>10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54157.89473684">
            <text:p>7754157.89</text:p>
          </table:table-cell>
          <table:table-cell office:value-type="float" office:value="4936">
            <text:p>4936</text:p>
          </table:table-cell>
          <table:table-cell table:formula="of:=[.E645]/1000000" office:value-type="float" office:value="7.75415789473684">
            <text:p>7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42625">
            <text:p>8342625</text:p>
          </table:table-cell>
          <table:table-cell office:value-type="float" office:value="4936">
            <text:p>4936</text:p>
          </table:table-cell>
          <table:table-cell table:formula="of:=[.E646]/1000000" office:value-type="float" office:value="8.342625">
            <text:p>8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91375">
            <text:p>10491375</text:p>
          </table:table-cell>
          <table:table-cell office:value-type="float" office:value="4936">
            <text:p>4936</text:p>
          </table:table-cell>
          <table:table-cell table:formula="of:=[.E647]/1000000" office:value-type="float" office:value="10.491375">
            <text:p>10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41500">
            <text:p>8041500</text:p>
          </table:table-cell>
          <table:table-cell office:value-type="float" office:value="4965">
            <text:p>4965</text:p>
          </table:table-cell>
          <table:table-cell table:formula="of:=[.E648]/1000000" office:value-type="float" office:value="8.0415">
            <text:p>8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9818.18181818">
            <text:p>9609818.18</text:p>
          </table:table-cell>
          <table:table-cell office:value-type="float" office:value="4965">
            <text:p>4965</text:p>
          </table:table-cell>
          <table:table-cell table:formula="of:=[.E649]/1000000" office:value-type="float" office:value="9.60981818181818">
            <text:p>9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08166.66666667">
            <text:p>7408166.67</text:p>
          </table:table-cell>
          <table:table-cell office:value-type="float" office:value="4965">
            <text:p>4965</text:p>
          </table:table-cell>
          <table:table-cell table:formula="of:=[.E650]/1000000" office:value-type="float" office:value="7.40816666666667">
            <text:p>7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89837.037037">
            <text:p>12389837.04</text:p>
          </table:table-cell>
          <table:table-cell office:value-type="float" office:value="4965">
            <text:p>4965</text:p>
          </table:table-cell>
          <table:table-cell table:formula="of:=[.E651]/1000000" office:value-type="float" office:value="12.389837037037">
            <text:p>12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67541.9847328">
            <text:p>11167541.98</text:p>
          </table:table-cell>
          <table:table-cell office:value-type="float" office:value="4965">
            <text:p>4965</text:p>
          </table:table-cell>
          <table:table-cell table:formula="of:=[.E652]/1000000" office:value-type="float" office:value="11.1675419847328">
            <text:p>11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83035.971223">
            <text:p>10283035.97</text:p>
          </table:table-cell>
          <table:table-cell office:value-type="float" office:value="4965">
            <text:p>4965</text:p>
          </table:table-cell>
          <table:table-cell table:formula="of:=[.E653]/1000000" office:value-type="float" office:value="10.283035971223">
            <text:p>10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13235.29411765">
            <text:p>7613235.29</text:p>
          </table:table-cell>
          <table:table-cell office:value-type="float" office:value="4965">
            <text:p>4965</text:p>
          </table:table-cell>
          <table:table-cell table:formula="of:=[.E654]/1000000" office:value-type="float" office:value="7.61323529411765">
            <text:p>7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68020.83333333">
            <text:p>8168020.83</text:p>
          </table:table-cell>
          <table:table-cell office:value-type="float" office:value="4965">
            <text:p>4965</text:p>
          </table:table-cell>
          <table:table-cell table:formula="of:=[.E655]/1000000" office:value-type="float" office:value="8.16802083333333">
            <text:p>8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73798.6111111">
            <text:p>11973798.61</text:p>
          </table:table-cell>
          <table:table-cell office:value-type="float" office:value="4965">
            <text:p>4965</text:p>
          </table:table-cell>
          <table:table-cell table:formula="of:=[.E656]/1000000" office:value-type="float" office:value="11.9737986111111">
            <text:p>11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25826.3888889">
            <text:p>11925826.39</text:p>
          </table:table-cell>
          <table:table-cell office:value-type="float" office:value="4965">
            <text:p>4965</text:p>
          </table:table-cell>
          <table:table-cell table:formula="of:=[.E657]/1000000" office:value-type="float" office:value="11.9258263888889">
            <text:p>11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59250">
            <text:p>13659250</text:p>
          </table:table-cell>
          <table:table-cell office:value-type="float" office:value="4977">
            <text:p>4977</text:p>
          </table:table-cell>
          <table:table-cell table:formula="of:=[.E658]/1000000" office:value-type="float" office:value="13.65925">
            <text:p>13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69950">
            <text:p>9469950</text:p>
          </table:table-cell>
          <table:table-cell office:value-type="float" office:value="4977">
            <text:p>4977</text:p>
          </table:table-cell>
          <table:table-cell table:formula="of:=[.E659]/1000000" office:value-type="float" office:value="9.46995">
            <text:p>9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50300">
            <text:p>9150300</text:p>
          </table:table-cell>
          <table:table-cell office:value-type="float" office:value="4977">
            <text:p>4977</text:p>
          </table:table-cell>
          <table:table-cell table:formula="of:=[.E660]/1000000" office:value-type="float" office:value="9.1503">
            <text:p>9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8250">
            <text:p>7918250</text:p>
          </table:table-cell>
          <table:table-cell office:value-type="float" office:value="4977">
            <text:p>4977</text:p>
          </table:table-cell>
          <table:table-cell table:formula="of:=[.E661]/1000000" office:value-type="float" office:value="7.91825">
            <text:p>7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70569.6202532">
            <text:p>10770569.62</text:p>
          </table:table-cell>
          <table:table-cell office:value-type="float" office:value="4977">
            <text:p>4977</text:p>
          </table:table-cell>
          <table:table-cell table:formula="of:=[.E662]/1000000" office:value-type="float" office:value="10.7705696202532">
            <text:p>10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31911.11111111">
            <text:p>9631911.11</text:p>
          </table:table-cell>
          <table:table-cell office:value-type="float" office:value="4977">
            <text:p>4977</text:p>
          </table:table-cell>
          <table:table-cell table:formula="of:=[.E663]/1000000" office:value-type="float" office:value="9.63191111111111">
            <text:p>9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36428.57142857">
            <text:p>8536428.57</text:p>
          </table:table-cell>
          <table:table-cell office:value-type="float" office:value="4977">
            <text:p>4977</text:p>
          </table:table-cell>
          <table:table-cell table:formula="of:=[.E664]/1000000" office:value-type="float" office:value="8.53642857142857">
            <text:p>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51492.5373134">
            <text:p>11151492.54</text:p>
          </table:table-cell>
          <table:table-cell office:value-type="float" office:value="4977">
            <text:p>4977</text:p>
          </table:table-cell>
          <table:table-cell table:formula="of:=[.E665]/1000000" office:value-type="float" office:value="11.1514925373134">
            <text:p>11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19343.2835821">
            <text:p>11819343.28</text:p>
          </table:table-cell>
          <table:table-cell office:value-type="float" office:value="4977">
            <text:p>4977</text:p>
          </table:table-cell>
          <table:table-cell table:formula="of:=[.E666]/1000000" office:value-type="float" office:value="11.8193432835821">
            <text:p>11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31863.6363636">
            <text:p>11331863.64</text:p>
          </table:table-cell>
          <table:table-cell office:value-type="float" office:value="4977">
            <text:p>4977</text:p>
          </table:table-cell>
          <table:table-cell table:formula="of:=[.E667]/1000000" office:value-type="float" office:value="11.3318636363636">
            <text:p>11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19000">
            <text:p>10819000</text:p>
          </table:table-cell>
          <table:table-cell office:value-type="float" office:value="4977">
            <text:p>4977</text:p>
          </table:table-cell>
          <table:table-cell table:formula="of:=[.E668]/1000000" office:value-type="float" office:value="10.819">
            <text:p>10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08011.9047619">
            <text:p>9708011.9</text:p>
          </table:table-cell>
          <table:table-cell office:value-type="float" office:value="4977">
            <text:p>4977</text:p>
          </table:table-cell>
          <table:table-cell table:formula="of:=[.E669]/1000000" office:value-type="float" office:value="9.7080119047619">
            <text:p>9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15351.5625">
            <text:p>10515351.56</text:p>
          </table:table-cell>
          <table:table-cell office:value-type="float" office:value="4977">
            <text:p>4977</text:p>
          </table:table-cell>
          <table:table-cell table:formula="of:=[.E670]/1000000" office:value-type="float" office:value="10.5153515625">
            <text:p>10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668635.2739726">
            <text:p>21668635.27</text:p>
          </table:table-cell>
          <table:table-cell office:value-type="float" office:value="5175">
            <text:p>5175</text:p>
          </table:table-cell>
          <table:table-cell table:formula="of:=[.E671]/1000000" office:value-type="float" office:value="21.6686352739726">
            <text:p>21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2357.1428571">
            <text:p>10242357.14</text:p>
          </table:table-cell>
          <table:table-cell office:value-type="float" office:value="5175">
            <text:p>5175</text:p>
          </table:table-cell>
          <table:table-cell table:formula="of:=[.E672]/1000000" office:value-type="float" office:value="10.2423571428571">
            <text:p>10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88210.5263158">
            <text:p>10888210.53</text:p>
          </table:table-cell>
          <table:table-cell office:value-type="float" office:value="5175">
            <text:p>5175</text:p>
          </table:table-cell>
          <table:table-cell table:formula="of:=[.E673]/1000000" office:value-type="float" office:value="10.8882105263158">
            <text:p>10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38733.6814621">
            <text:p>18738733.68</text:p>
          </table:table-cell>
          <table:table-cell office:value-type="float" office:value="5175">
            <text:p>5175</text:p>
          </table:table-cell>
          <table:table-cell table:formula="of:=[.E674]/1000000" office:value-type="float" office:value="18.7387336814621">
            <text:p>18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67333.33333333">
            <text:p>9967333.33</text:p>
          </table:table-cell>
          <table:table-cell office:value-type="float" office:value="5175">
            <text:p>5175</text:p>
          </table:table-cell>
          <table:table-cell table:formula="of:=[.E675]/1000000" office:value-type="float" office:value="9.96733333333333">
            <text:p>9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62547.5285171">
            <text:p>10962547.53</text:p>
          </table:table-cell>
          <table:table-cell office:value-type="float" office:value="5175">
            <text:p>5175</text:p>
          </table:table-cell>
          <table:table-cell table:formula="of:=[.E676]/1000000" office:value-type="float" office:value="10.9625475285171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78523.8095238">
            <text:p>10178523.81</text:p>
          </table:table-cell>
          <table:table-cell office:value-type="float" office:value="5175">
            <text:p>5175</text:p>
          </table:table-cell>
          <table:table-cell table:formula="of:=[.E677]/1000000" office:value-type="float" office:value="10.1785238095238">
            <text:p>10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00905.6603774">
            <text:p>16500905.66</text:p>
          </table:table-cell>
          <table:table-cell office:value-type="float" office:value="5175">
            <text:p>5175</text:p>
          </table:table-cell>
          <table:table-cell table:formula="of:=[.E678]/1000000" office:value-type="float" office:value="16.5009056603774">
            <text:p>16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49402.5559105">
            <text:p>13249402.56</text:p>
          </table:table-cell>
          <table:table-cell office:value-type="float" office:value="5175">
            <text:p>5175</text:p>
          </table:table-cell>
          <table:table-cell table:formula="of:=[.E679]/1000000" office:value-type="float" office:value="13.2494025559105">
            <text:p>13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48781.25">
            <text:p>10348781.25</text:p>
          </table:table-cell>
          <table:table-cell office:value-type="float" office:value="5175">
            <text:p>5175</text:p>
          </table:table-cell>
          <table:table-cell table:formula="of:=[.E680]/1000000" office:value-type="float" office:value="10.34878125">
            <text:p>10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48800">
            <text:p>8748800</text:p>
          </table:table-cell>
          <table:table-cell office:value-type="float" office:value="5175">
            <text:p>5175</text:p>
          </table:table-cell>
          <table:table-cell table:formula="of:=[.E681]/1000000" office:value-type="float" office:value="8.7488">
            <text:p>8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18066.6666667">
            <text:p>10718066.67</text:p>
          </table:table-cell>
          <table:table-cell office:value-type="float" office:value="5175">
            <text:p>5175</text:p>
          </table:table-cell>
          <table:table-cell table:formula="of:=[.E682]/1000000" office:value-type="float" office:value="10.7180666666667">
            <text:p>10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48833.3333333">
            <text:p>10048833.33</text:p>
          </table:table-cell>
          <table:table-cell office:value-type="float" office:value="5175">
            <text:p>5175</text:p>
          </table:table-cell>
          <table:table-cell table:formula="of:=[.E683]/1000000" office:value-type="float" office:value="10.0488333333333">
            <text:p>10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98116.6666667">
            <text:p>10698116.67</text:p>
          </table:table-cell>
          <table:table-cell office:value-type="float" office:value="5175">
            <text:p>5175</text:p>
          </table:table-cell>
          <table:table-cell table:formula="of:=[.E684]/1000000" office:value-type="float" office:value="10.6981166666667">
            <text:p>1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49828.7671233">
            <text:p>17549828.77</text:p>
          </table:table-cell>
          <table:table-cell office:value-type="float" office:value="5175">
            <text:p>5175</text:p>
          </table:table-cell>
          <table:table-cell table:formula="of:=[.E685]/1000000" office:value-type="float" office:value="17.5498287671233">
            <text:p>17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62658.8235294">
            <text:p>10962658.82</text:p>
          </table:table-cell>
          <table:table-cell office:value-type="float" office:value="5175">
            <text:p>5175</text:p>
          </table:table-cell>
          <table:table-cell table:formula="of:=[.E686]/1000000" office:value-type="float" office:value="10.9626588235294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847752.7881041">
            <text:p>16847752.79</text:p>
          </table:table-cell>
          <table:table-cell office:value-type="float" office:value="5175">
            <text:p>5175</text:p>
          </table:table-cell>
          <table:table-cell table:formula="of:=[.E687]/1000000" office:value-type="float" office:value="16.8477527881041">
            <text:p>16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38713.9303483">
            <text:p>14438713.93</text:p>
          </table:table-cell>
          <table:table-cell office:value-type="float" office:value="5175">
            <text:p>5175</text:p>
          </table:table-cell>
          <table:table-cell table:formula="of:=[.E688]/1000000" office:value-type="float" office:value="14.4387139303483">
            <text:p>14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15200">
            <text:p>13215200</text:p>
          </table:table-cell>
          <table:table-cell office:value-type="float" office:value="5175">
            <text:p>5175</text:p>
          </table:table-cell>
          <table:table-cell table:formula="of:=[.E689]/1000000" office:value-type="float" office:value="13.2152">
            <text:p>13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29237.2881356">
            <text:p>12729237.29</text:p>
          </table:table-cell>
          <table:table-cell office:value-type="float" office:value="5175">
            <text:p>5175</text:p>
          </table:table-cell>
          <table:table-cell table:formula="of:=[.E690]/1000000" office:value-type="float" office:value="12.7292372881356">
            <text:p>12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72892.6553672">
            <text:p>14172892.66</text:p>
          </table:table-cell>
          <table:table-cell office:value-type="float" office:value="5175">
            <text:p>5175</text:p>
          </table:table-cell>
          <table:table-cell table:formula="of:=[.E691]/1000000" office:value-type="float" office:value="14.1728926553672">
            <text:p>14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30088.23529412">
            <text:p>9330088.24</text:p>
          </table:table-cell>
          <table:table-cell office:value-type="float" office:value="5199">
            <text:p>5199</text:p>
          </table:table-cell>
          <table:table-cell table:formula="of:=[.E692]/1000000" office:value-type="float" office:value="9.33008823529412">
            <text:p>9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18928.57142857">
            <text:p>9018928.57</text:p>
          </table:table-cell>
          <table:table-cell office:value-type="float" office:value="5199">
            <text:p>5199</text:p>
          </table:table-cell>
          <table:table-cell table:formula="of:=[.E693]/1000000" office:value-type="float" office:value="9.01892857142857">
            <text:p>9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16954.54545455">
            <text:p>8116954.55</text:p>
          </table:table-cell>
          <table:table-cell office:value-type="float" office:value="5199">
            <text:p>5199</text:p>
          </table:table-cell>
          <table:table-cell table:formula="of:=[.E694]/1000000" office:value-type="float" office:value="8.11695454545455">
            <text:p>8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94975">
            <text:p>13394975</text:p>
          </table:table-cell>
          <table:table-cell office:value-type="float" office:value="5199">
            <text:p>5199</text:p>
          </table:table-cell>
          <table:table-cell table:formula="of:=[.E695]/1000000" office:value-type="float" office:value="13.394975">
            <text:p>13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67000">
            <text:p>8767000</text:p>
          </table:table-cell>
          <table:table-cell office:value-type="float" office:value="5199">
            <text:p>5199</text:p>
          </table:table-cell>
          <table:table-cell table:formula="of:=[.E696]/1000000" office:value-type="float" office:value="8.767">
            <text:p>8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00163.9344262">
            <text:p>11000163.93</text:p>
          </table:table-cell>
          <table:table-cell office:value-type="float" office:value="5199">
            <text:p>5199</text:p>
          </table:table-cell>
          <table:table-cell table:formula="of:=[.E697]/1000000" office:value-type="float" office:value="11.0001639344262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71924.7787611">
            <text:p>11571924.78</text:p>
          </table:table-cell>
          <table:table-cell office:value-type="float" office:value="5199">
            <text:p>5199</text:p>
          </table:table-cell>
          <table:table-cell table:formula="of:=[.E698]/1000000" office:value-type="float" office:value="11.5719247787611">
            <text:p>11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23344.2622951">
            <text:p>11523344.26</text:p>
          </table:table-cell>
          <table:table-cell office:value-type="float" office:value="5199">
            <text:p>5199</text:p>
          </table:table-cell>
          <table:table-cell table:formula="of:=[.E699]/1000000" office:value-type="float" office:value="11.5233442622951">
            <text:p>11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12921.875">
            <text:p>9712921.88</text:p>
          </table:table-cell>
          <table:table-cell office:value-type="float" office:value="5199">
            <text:p>5199</text:p>
          </table:table-cell>
          <table:table-cell table:formula="of:=[.E700]/1000000" office:value-type="float" office:value="9.712921875">
            <text:p>9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4095.5882353">
            <text:p>14274095.59</text:p>
          </table:table-cell>
          <table:table-cell office:value-type="float" office:value="5199">
            <text:p>5199</text:p>
          </table:table-cell>
          <table:table-cell table:formula="of:=[.E701]/1000000" office:value-type="float" office:value="14.2740955882353">
            <text:p>14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49571.42857143">
            <text:p>7749571.43</text:p>
          </table:table-cell>
          <table:table-cell office:value-type="float" office:value="5199">
            <text:p>5199</text:p>
          </table:table-cell>
          <table:table-cell table:formula="of:=[.E702]/1000000" office:value-type="float" office:value="7.74957142857143">
            <text:p>7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56365.1452282">
            <text:p>12156365.15</text:p>
          </table:table-cell>
          <table:table-cell office:value-type="float" office:value="5199">
            <text:p>5199</text:p>
          </table:table-cell>
          <table:table-cell table:formula="of:=[.E703]/1000000" office:value-type="float" office:value="12.1563651452282">
            <text:p>12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16169.8841699">
            <text:p>12016169.88</text:p>
          </table:table-cell>
          <table:table-cell office:value-type="float" office:value="5199">
            <text:p>5199</text:p>
          </table:table-cell>
          <table:table-cell table:formula="of:=[.E704]/1000000" office:value-type="float" office:value="12.0161698841699">
            <text:p>12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98815.3846154">
            <text:p>11098815.38</text:p>
          </table:table-cell>
          <table:table-cell office:value-type="float" office:value="5199">
            <text:p>5199</text:p>
          </table:table-cell>
          <table:table-cell table:formula="of:=[.E705]/1000000" office:value-type="float" office:value="11.0988153846154">
            <text:p>11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53674.9116608">
            <text:p>17053674.91</text:p>
          </table:table-cell>
          <table:table-cell office:value-type="float" office:value="5220">
            <text:p>5220</text:p>
          </table:table-cell>
          <table:table-cell table:formula="of:=[.E706]/1000000" office:value-type="float" office:value="17.0536749116608">
            <text:p>17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53692.3076923">
            <text:p>10753692.31</text:p>
          </table:table-cell>
          <table:table-cell office:value-type="float" office:value="5220">
            <text:p>5220</text:p>
          </table:table-cell>
          <table:table-cell table:formula="of:=[.E707]/1000000" office:value-type="float" office:value="10.7536923076923">
            <text:p>10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19833.9920949">
            <text:p>12119833.99</text:p>
          </table:table-cell>
          <table:table-cell office:value-type="float" office:value="5220">
            <text:p>5220</text:p>
          </table:table-cell>
          <table:table-cell table:formula="of:=[.E708]/1000000" office:value-type="float" office:value="12.1198339920949">
            <text:p>12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81437.5">
            <text:p>9581437.5</text:p>
          </table:table-cell>
          <table:table-cell office:value-type="float" office:value="5220">
            <text:p>5220</text:p>
          </table:table-cell>
          <table:table-cell table:formula="of:=[.E709]/1000000" office:value-type="float" office:value="9.5814375">
            <text:p>9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50382.3529412">
            <text:p>10250382.35</text:p>
          </table:table-cell>
          <table:table-cell office:value-type="float" office:value="5220">
            <text:p>5220</text:p>
          </table:table-cell>
          <table:table-cell table:formula="of:=[.E710]/1000000" office:value-type="float" office:value="10.2503823529412">
            <text:p>10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70500">
            <text:p>10370500</text:p>
          </table:table-cell>
          <table:table-cell office:value-type="float" office:value="5220">
            <text:p>5220</text:p>
          </table:table-cell>
          <table:table-cell table:formula="of:=[.E711]/1000000" office:value-type="float" office:value="10.3705">
            <text:p>10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163429.5580111">
            <text:p>24163429.56</text:p>
          </table:table-cell>
          <table:table-cell office:value-type="float" office:value="5220">
            <text:p>5220</text:p>
          </table:table-cell>
          <table:table-cell table:formula="of:=[.E712]/1000000" office:value-type="float" office:value="24.1634295580111">
            <text:p>24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68960.5263158">
            <text:p>13068960.53</text:p>
          </table:table-cell>
          <table:table-cell office:value-type="float" office:value="5220">
            <text:p>5220</text:p>
          </table:table-cell>
          <table:table-cell table:formula="of:=[.E713]/1000000" office:value-type="float" office:value="13.0689605263158">
            <text:p>13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73294.11764706">
            <text:p>9173294.12</text:p>
          </table:table-cell>
          <table:table-cell office:value-type="float" office:value="5220">
            <text:p>5220</text:p>
          </table:table-cell>
          <table:table-cell table:formula="of:=[.E714]/1000000" office:value-type="float" office:value="9.17329411764706">
            <text:p>9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63104.4776119">
            <text:p>13763104.48</text:p>
          </table:table-cell>
          <table:table-cell office:value-type="float" office:value="5220">
            <text:p>5220</text:p>
          </table:table-cell>
          <table:table-cell table:formula="of:=[.E715]/1000000" office:value-type="float" office:value="13.7631044776119">
            <text:p>13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64588.23529412">
            <text:p>9264588.24</text:p>
          </table:table-cell>
          <table:table-cell office:value-type="float" office:value="5220">
            <text:p>5220</text:p>
          </table:table-cell>
          <table:table-cell table:formula="of:=[.E716]/1000000" office:value-type="float" office:value="9.26458823529412">
            <text:p>9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53800">
            <text:p>8853800</text:p>
          </table:table-cell>
          <table:table-cell office:value-type="float" office:value="5220">
            <text:p>5220</text:p>
          </table:table-cell>
          <table:table-cell table:formula="of:=[.E717]/1000000" office:value-type="float" office:value="8.8538">
            <text:p>8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27323.52941176">
            <text:p>8927323.53</text:p>
          </table:table-cell>
          <table:table-cell office:value-type="float" office:value="5220">
            <text:p>5220</text:p>
          </table:table-cell>
          <table:table-cell table:formula="of:=[.E718]/1000000" office:value-type="float" office:value="8.92732352941176">
            <text:p>8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943009.9502488">
            <text:p>17943009.95</text:p>
          </table:table-cell>
          <table:table-cell office:value-type="float" office:value="5220">
            <text:p>5220</text:p>
          </table:table-cell>
          <table:table-cell table:formula="of:=[.E719]/1000000" office:value-type="float" office:value="17.9430099502488">
            <text:p>17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08735.2941176">
            <text:p>10908735.29</text:p>
          </table:table-cell>
          <table:table-cell office:value-type="float" office:value="5220">
            <text:p>5220</text:p>
          </table:table-cell>
          <table:table-cell table:formula="of:=[.E720]/1000000" office:value-type="float" office:value="10.9087352941176">
            <text:p>10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85470.58823529">
            <text:p>8985470.59</text:p>
          </table:table-cell>
          <table:table-cell office:value-type="float" office:value="5220">
            <text:p>5220</text:p>
          </table:table-cell>
          <table:table-cell table:formula="of:=[.E721]/1000000" office:value-type="float" office:value="8.98547058823529">
            <text:p>8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90034.6534653">
            <text:p>13090034.65</text:p>
          </table:table-cell>
          <table:table-cell office:value-type="float" office:value="5220">
            <text:p>5220</text:p>
          </table:table-cell>
          <table:table-cell table:formula="of:=[.E722]/1000000" office:value-type="float" office:value="13.0900346534653">
            <text:p>13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46823.52941176">
            <text:p>9346823.53</text:p>
          </table:table-cell>
          <table:table-cell office:value-type="float" office:value="5220">
            <text:p>5220</text:p>
          </table:table-cell>
          <table:table-cell table:formula="of:=[.E723]/1000000" office:value-type="float" office:value="9.34682352941176">
            <text:p>9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21498.1818182">
            <text:p>12121498.18</text:p>
          </table:table-cell>
          <table:table-cell office:value-type="float" office:value="5220">
            <text:p>5220</text:p>
          </table:table-cell>
          <table:table-cell table:formula="of:=[.E724]/1000000" office:value-type="float" office:value="12.1214981818182">
            <text:p>12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74911.7647059">
            <text:p>10374911.76</text:p>
          </table:table-cell>
          <table:table-cell office:value-type="float" office:value="5220">
            <text:p>5220</text:p>
          </table:table-cell>
          <table:table-cell table:formula="of:=[.E725]/1000000" office:value-type="float" office:value="10.3749117647059">
            <text:p>10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52074.2574257">
            <text:p>13552074.26</text:p>
          </table:table-cell>
          <table:table-cell office:value-type="float" office:value="5220">
            <text:p>5220</text:p>
          </table:table-cell>
          <table:table-cell table:formula="of:=[.E726]/1000000" office:value-type="float" office:value="13.5520742574257">
            <text:p>13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82264.7058824">
            <text:p>11582264.71</text:p>
          </table:table-cell>
          <table:table-cell office:value-type="float" office:value="5220">
            <text:p>5220</text:p>
          </table:table-cell>
          <table:table-cell table:formula="of:=[.E727]/1000000" office:value-type="float" office:value="11.5822647058824">
            <text:p>11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94083.3333333">
            <text:p>10494083.33</text:p>
          </table:table-cell>
          <table:table-cell office:value-type="float" office:value="5355">
            <text:p>5355</text:p>
          </table:table-cell>
          <table:table-cell table:formula="of:=[.E728]/1000000" office:value-type="float" office:value="10.4940833333333">
            <text:p>10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16445.9459459">
            <text:p>14616445.95</text:p>
          </table:table-cell>
          <table:table-cell office:value-type="float" office:value="5355">
            <text:p>5355</text:p>
          </table:table-cell>
          <table:table-cell table:formula="of:=[.E729]/1000000" office:value-type="float" office:value="14.6164459459459">
            <text:p>14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73222.22222222">
            <text:p>8973222.22</text:p>
          </table:table-cell>
          <table:table-cell office:value-type="float" office:value="5355">
            <text:p>5355</text:p>
          </table:table-cell>
          <table:table-cell table:formula="of:=[.E730]/1000000" office:value-type="float" office:value="8.97322222222222">
            <text:p>8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96653.8461538">
            <text:p>10496653.85</text:p>
          </table:table-cell>
          <table:table-cell office:value-type="float" office:value="5355">
            <text:p>5355</text:p>
          </table:table-cell>
          <table:table-cell table:formula="of:=[.E731]/1000000" office:value-type="float" office:value="10.4966538461538">
            <text:p>10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30089.6226415">
            <text:p>14230089.62</text:p>
          </table:table-cell>
          <table:table-cell office:value-type="float" office:value="5355">
            <text:p>5355</text:p>
          </table:table-cell>
          <table:table-cell table:formula="of:=[.E732]/1000000" office:value-type="float" office:value="14.2300896226415">
            <text:p>14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63135.9223301">
            <text:p>9563135.92</text:p>
          </table:table-cell>
          <table:table-cell office:value-type="float" office:value="5355">
            <text:p>5355</text:p>
          </table:table-cell>
          <table:table-cell table:formula="of:=[.E733]/1000000" office:value-type="float" office:value="9.5631359223301">
            <text:p>9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42102.5641026">
            <text:p>13442102.56</text:p>
          </table:table-cell>
          <table:table-cell office:value-type="float" office:value="5355">
            <text:p>5355</text:p>
          </table:table-cell>
          <table:table-cell table:formula="of:=[.E734]/1000000" office:value-type="float" office:value="13.4421025641026">
            <text:p>13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987169.2307692">
            <text:p>26987169.23</text:p>
          </table:table-cell>
          <table:table-cell office:value-type="float" office:value="5355">
            <text:p>5355</text:p>
          </table:table-cell>
          <table:table-cell table:formula="of:=[.E735]/1000000" office:value-type="float" office:value="26.9871692307692">
            <text:p>26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49305.5555556">
            <text:p>16149305.56</text:p>
          </table:table-cell>
          <table:table-cell office:value-type="float" office:value="5355">
            <text:p>5355</text:p>
          </table:table-cell>
          <table:table-cell table:formula="of:=[.E736]/1000000" office:value-type="float" office:value="16.1493055555556">
            <text:p>16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70569.2307692">
            <text:p>16370569.23</text:p>
          </table:table-cell>
          <table:table-cell office:value-type="float" office:value="5355">
            <text:p>5355</text:p>
          </table:table-cell>
          <table:table-cell table:formula="of:=[.E737]/1000000" office:value-type="float" office:value="16.3705692307692">
            <text:p>16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20044.198895">
            <text:p>15820044.2</text:p>
          </table:table-cell>
          <table:table-cell office:value-type="float" office:value="5355">
            <text:p>5355</text:p>
          </table:table-cell>
          <table:table-cell table:formula="of:=[.E738]/1000000" office:value-type="float" office:value="15.820044198895">
            <text:p>15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44000">
            <text:p>9544000</text:p>
          </table:table-cell>
          <table:table-cell office:value-type="float" office:value="5355">
            <text:p>5355</text:p>
          </table:table-cell>
          <table:table-cell table:formula="of:=[.E739]/1000000" office:value-type="float" office:value="9.544">
            <text:p>9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905952.3809524">
            <text:p>15905952.38</text:p>
          </table:table-cell>
          <table:table-cell office:value-type="float" office:value="5355">
            <text:p>5355</text:p>
          </table:table-cell>
          <table:table-cell table:formula="of:=[.E740]/1000000" office:value-type="float" office:value="15.9059523809524">
            <text:p>15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29833.3333333">
            <text:p>14429833.33</text:p>
          </table:table-cell>
          <table:table-cell office:value-type="float" office:value="5355">
            <text:p>5355</text:p>
          </table:table-cell>
          <table:table-cell table:formula="of:=[.E741]/1000000" office:value-type="float" office:value="14.4298333333333">
            <text:p>14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97111.1111111">
            <text:p>13597111.11</text:p>
          </table:table-cell>
          <table:table-cell office:value-type="float" office:value="5355">
            <text:p>5355</text:p>
          </table:table-cell>
          <table:table-cell table:formula="of:=[.E742]/1000000" office:value-type="float" office:value="13.5971111111111">
            <text:p>13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00888.8888889">
            <text:p>11300888.89</text:p>
          </table:table-cell>
          <table:table-cell office:value-type="float" office:value="5355">
            <text:p>5355</text:p>
          </table:table-cell>
          <table:table-cell table:formula="of:=[.E743]/1000000" office:value-type="float" office:value="11.3008888888889">
            <text:p>11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93365.1452282">
            <text:p>14893365.15</text:p>
          </table:table-cell>
          <table:table-cell office:value-type="float" office:value="5355">
            <text:p>5355</text:p>
          </table:table-cell>
          <table:table-cell table:formula="of:=[.E744]/1000000" office:value-type="float" office:value="14.8933651452282">
            <text:p>14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70897.0037453">
            <text:p>19270897</text:p>
          </table:table-cell>
          <table:table-cell office:value-type="float" office:value="5521">
            <text:p>5521</text:p>
          </table:table-cell>
          <table:table-cell table:formula="of:=[.E745]/1000000" office:value-type="float" office:value="19.2708970037453">
            <text:p>19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28333.33333333">
            <text:p>7728333.33</text:p>
          </table:table-cell>
          <table:table-cell office:value-type="float" office:value="5521">
            <text:p>5521</text:p>
          </table:table-cell>
          <table:table-cell table:formula="of:=[.E746]/1000000" office:value-type="float" office:value="7.72833333333333">
            <text:p>7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18193.5483871">
            <text:p>8418193.55</text:p>
          </table:table-cell>
          <table:table-cell office:value-type="float" office:value="5521">
            <text:p>5521</text:p>
          </table:table-cell>
          <table:table-cell table:formula="of:=[.E747]/1000000" office:value-type="float" office:value="8.4181935483871">
            <text:p>8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06150.0904159">
            <text:p>15106150.09</text:p>
          </table:table-cell>
          <table:table-cell office:value-type="float" office:value="5521">
            <text:p>5521</text:p>
          </table:table-cell>
          <table:table-cell table:formula="of:=[.E748]/1000000" office:value-type="float" office:value="15.1061500904159">
            <text:p>15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22866.66666667">
            <text:p>8622866.67</text:p>
          </table:table-cell>
          <table:table-cell office:value-type="float" office:value="5521">
            <text:p>5521</text:p>
          </table:table-cell>
          <table:table-cell table:formula="of:=[.E749]/1000000" office:value-type="float" office:value="8.62286666666667">
            <text:p>8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40068.0851064">
            <text:p>16240068.09</text:p>
          </table:table-cell>
          <table:table-cell office:value-type="float" office:value="5521">
            <text:p>5521</text:p>
          </table:table-cell>
          <table:table-cell table:formula="of:=[.E750]/1000000" office:value-type="float" office:value="16.2400680851064">
            <text:p>16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62333.33333333">
            <text:p>9062333.33</text:p>
          </table:table-cell>
          <table:table-cell office:value-type="float" office:value="5521">
            <text:p>5521</text:p>
          </table:table-cell>
          <table:table-cell table:formula="of:=[.E751]/1000000" office:value-type="float" office:value="9.06233333333333">
            <text:p>9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17777.77777778">
            <text:p>9317777.78</text:p>
          </table:table-cell>
          <table:table-cell office:value-type="float" office:value="5521">
            <text:p>5521</text:p>
          </table:table-cell>
          <table:table-cell table:formula="of:=[.E752]/1000000" office:value-type="float" office:value="9.31777777777778">
            <text:p>9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55238.63636364">
            <text:p>9655238.64</text:p>
          </table:table-cell>
          <table:table-cell office:value-type="float" office:value="5521">
            <text:p>5521</text:p>
          </table:table-cell>
          <table:table-cell table:formula="of:=[.E753]/1000000" office:value-type="float" office:value="9.65523863636364">
            <text:p>9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2552.238806">
            <text:p>14202552.24</text:p>
          </table:table-cell>
          <table:table-cell office:value-type="float" office:value="5521">
            <text:p>5521</text:p>
          </table:table-cell>
          <table:table-cell table:formula="of:=[.E754]/1000000" office:value-type="float" office:value="14.202552238806">
            <text:p>14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87266.66666667">
            <text:p>9987266.67</text:p>
          </table:table-cell>
          <table:table-cell office:value-type="float" office:value="5521">
            <text:p>5521</text:p>
          </table:table-cell>
          <table:table-cell table:formula="of:=[.E755]/1000000" office:value-type="float" office:value="9.98726666666667">
            <text:p>9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38333.33333333">
            <text:p>9238333.33</text:p>
          </table:table-cell>
          <table:table-cell office:value-type="float" office:value="5521">
            <text:p>5521</text:p>
          </table:table-cell>
          <table:table-cell table:formula="of:=[.E756]/1000000" office:value-type="float" office:value="9.23833333333333">
            <text:p>9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26466.6666667">
            <text:p>10526466.67</text:p>
          </table:table-cell>
          <table:table-cell office:value-type="float" office:value="5521">
            <text:p>5521</text:p>
          </table:table-cell>
          <table:table-cell table:formula="of:=[.E757]/1000000" office:value-type="float" office:value="10.5264666666667">
            <text:p>10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45166.6666667">
            <text:p>10345166.67</text:p>
          </table:table-cell>
          <table:table-cell office:value-type="float" office:value="5521">
            <text:p>5521</text:p>
          </table:table-cell>
          <table:table-cell table:formula="of:=[.E758]/1000000" office:value-type="float" office:value="10.3451666666667">
            <text:p>10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78720">
            <text:p>13478720</text:p>
          </table:table-cell>
          <table:table-cell office:value-type="float" office:value="5521">
            <text:p>5521</text:p>
          </table:table-cell>
          <table:table-cell table:formula="of:=[.E759]/1000000" office:value-type="float" office:value="13.47872">
            <text:p>13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52555.5555556">
            <text:p>12352555.56</text:p>
          </table:table-cell>
          <table:table-cell office:value-type="float" office:value="5521">
            <text:p>5521</text:p>
          </table:table-cell>
          <table:table-cell table:formula="of:=[.E760]/1000000" office:value-type="float" office:value="12.3525555555556">
            <text:p>12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47285.7142857">
            <text:p>10147285.71</text:p>
          </table:table-cell>
          <table:table-cell office:value-type="float" office:value="5540">
            <text:p>5540</text:p>
          </table:table-cell>
          <table:table-cell table:formula="of:=[.E761]/1000000" office:value-type="float" office:value="10.1472857142857">
            <text:p>10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80222.22222222">
            <text:p>9880222.22</text:p>
          </table:table-cell>
          <table:table-cell office:value-type="float" office:value="5540">
            <text:p>5540</text:p>
          </table:table-cell>
          <table:table-cell table:formula="of:=[.E762]/1000000" office:value-type="float" office:value="9.88022222222222">
            <text:p>9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21975.6097561">
            <text:p>12221975.61</text:p>
          </table:table-cell>
          <table:table-cell office:value-type="float" office:value="5540">
            <text:p>5540</text:p>
          </table:table-cell>
          <table:table-cell table:formula="of:=[.E763]/1000000" office:value-type="float" office:value="12.2219756097561">
            <text:p>12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99888.8888889">
            <text:p>13199888.89</text:p>
          </table:table-cell>
          <table:table-cell office:value-type="float" office:value="5540">
            <text:p>5540</text:p>
          </table:table-cell>
          <table:table-cell table:formula="of:=[.E764]/1000000" office:value-type="float" office:value="13.1998888888889">
            <text:p>13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63135.8024691">
            <text:p>11863135.8</text:p>
          </table:table-cell>
          <table:table-cell office:value-type="float" office:value="5540">
            <text:p>5540</text:p>
          </table:table-cell>
          <table:table-cell table:formula="of:=[.E765]/1000000" office:value-type="float" office:value="11.8631358024691">
            <text:p>11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07088.2352941">
            <text:p>10907088.24</text:p>
          </table:table-cell>
          <table:table-cell office:value-type="float" office:value="5540">
            <text:p>5540</text:p>
          </table:table-cell>
          <table:table-cell table:formula="of:=[.E766]/1000000" office:value-type="float" office:value="10.9070882352941">
            <text:p>10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21255.0143266">
            <text:p>15121255.01</text:p>
          </table:table-cell>
          <table:table-cell office:value-type="float" office:value="5540">
            <text:p>5540</text:p>
          </table:table-cell>
          <table:table-cell table:formula="of:=[.E767]/1000000" office:value-type="float" office:value="15.1212550143266">
            <text:p>15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63705.88235294">
            <text:p>9063705.88</text:p>
          </table:table-cell>
          <table:table-cell office:value-type="float" office:value="5540">
            <text:p>5540</text:p>
          </table:table-cell>
          <table:table-cell table:formula="of:=[.E768]/1000000" office:value-type="float" office:value="9.06370588235294">
            <text:p>9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52000">
            <text:p>8052000</text:p>
          </table:table-cell>
          <table:table-cell office:value-type="float" office:value="5540">
            <text:p>5540</text:p>
          </table:table-cell>
          <table:table-cell table:formula="of:=[.E769]/1000000" office:value-type="float" office:value="8.052">
            <text:p>8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27894.7368421">
            <text:p>10027894.74</text:p>
          </table:table-cell>
          <table:table-cell office:value-type="float" office:value="5540">
            <text:p>5540</text:p>
          </table:table-cell>
          <table:table-cell table:formula="of:=[.E770]/1000000" office:value-type="float" office:value="10.0278947368421">
            <text:p>10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12523.80952381">
            <text:p>8712523.81</text:p>
          </table:table-cell>
          <table:table-cell office:value-type="float" office:value="5540">
            <text:p>5540</text:p>
          </table:table-cell>
          <table:table-cell table:formula="of:=[.E771]/1000000" office:value-type="float" office:value="8.71252380952381">
            <text:p>8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67577.4647887">
            <text:p>11567577.46</text:p>
          </table:table-cell>
          <table:table-cell office:value-type="float" office:value="5545">
            <text:p>5545</text:p>
          </table:table-cell>
          <table:table-cell table:formula="of:=[.E772]/1000000" office:value-type="float" office:value="11.5675774647887">
            <text:p>11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46071.42857143">
            <text:p>9246071.43</text:p>
          </table:table-cell>
          <table:table-cell office:value-type="float" office:value="5545">
            <text:p>5545</text:p>
          </table:table-cell>
          <table:table-cell table:formula="of:=[.E773]/1000000" office:value-type="float" office:value="9.24607142857143">
            <text:p>9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16677.0833333">
            <text:p>14816677.08</text:p>
          </table:table-cell>
          <table:table-cell office:value-type="float" office:value="5545">
            <text:p>5545</text:p>
          </table:table-cell>
          <table:table-cell table:formula="of:=[.E774]/1000000" office:value-type="float" office:value="14.8166770833333">
            <text:p>14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74228.5714286">
            <text:p>11974228.57</text:p>
          </table:table-cell>
          <table:table-cell office:value-type="float" office:value="5545">
            <text:p>5545</text:p>
          </table:table-cell>
          <table:table-cell table:formula="of:=[.E775]/1000000" office:value-type="float" office:value="11.9742285714286">
            <text:p>11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91275.862069">
            <text:p>15191275.86</text:p>
          </table:table-cell>
          <table:table-cell office:value-type="float" office:value="5545">
            <text:p>5545</text:p>
          </table:table-cell>
          <table:table-cell table:formula="of:=[.E776]/1000000" office:value-type="float" office:value="15.191275862069">
            <text:p>15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57686.5671642">
            <text:p>11857686.57</text:p>
          </table:table-cell>
          <table:table-cell office:value-type="float" office:value="5545">
            <text:p>5545</text:p>
          </table:table-cell>
          <table:table-cell table:formula="of:=[.E777]/1000000" office:value-type="float" office:value="11.8576865671642">
            <text:p>11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54297.6190476">
            <text:p>12954297.62</text:p>
          </table:table-cell>
          <table:table-cell office:value-type="float" office:value="5545">
            <text:p>5545</text:p>
          </table:table-cell>
          <table:table-cell table:formula="of:=[.E778]/1000000" office:value-type="float" office:value="12.9542976190476">
            <text:p>12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55800">
            <text:p>9455800</text:p>
          </table:table-cell>
          <table:table-cell office:value-type="float" office:value="5545">
            <text:p>5545</text:p>
          </table:table-cell>
          <table:table-cell table:formula="of:=[.E779]/1000000" office:value-type="float" office:value="9.4558">
            <text:p>9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14295.7746479">
            <text:p>12514295.77</text:p>
          </table:table-cell>
          <table:table-cell office:value-type="float" office:value="5545">
            <text:p>5545</text:p>
          </table:table-cell>
          <table:table-cell table:formula="of:=[.E780]/1000000" office:value-type="float" office:value="12.5142957746479">
            <text:p>12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49807.9096045">
            <text:p>10749807.91</text:p>
          </table:table-cell>
          <table:table-cell office:value-type="float" office:value="5545">
            <text:p>5545</text:p>
          </table:table-cell>
          <table:table-cell table:formula="of:=[.E781]/1000000" office:value-type="float" office:value="10.7498079096045">
            <text:p>10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80404.9586777">
            <text:p>14280404.96</text:p>
          </table:table-cell>
          <table:table-cell office:value-type="float" office:value="5545">
            <text:p>5545</text:p>
          </table:table-cell>
          <table:table-cell table:formula="of:=[.E782]/1000000" office:value-type="float" office:value="14.2804049586777">
            <text:p>14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06559.3220339">
            <text:p>14706559.32</text:p>
          </table:table-cell>
          <table:table-cell office:value-type="float" office:value="5545">
            <text:p>5545</text:p>
          </table:table-cell>
          <table:table-cell table:formula="of:=[.E783]/1000000" office:value-type="float" office:value="14.7065593220339">
            <text:p>14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85062.1468927">
            <text:p>11485062.15</text:p>
          </table:table-cell>
          <table:table-cell office:value-type="float" office:value="5545">
            <text:p>5545</text:p>
          </table:table-cell>
          <table:table-cell table:formula="of:=[.E784]/1000000" office:value-type="float" office:value="11.4850621468927">
            <text:p>11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24735.5371901">
            <text:p>15224735.54</text:p>
          </table:table-cell>
          <table:table-cell office:value-type="float" office:value="5545">
            <text:p>5545</text:p>
          </table:table-cell>
          <table:table-cell table:formula="of:=[.E785]/1000000" office:value-type="float" office:value="15.2247355371901">
            <text:p>15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62000">
            <text:p>10962000</text:p>
          </table:table-cell>
          <table:table-cell office:value-type="float" office:value="5582">
            <text:p>5582</text:p>
          </table:table-cell>
          <table:table-cell table:formula="of:=[.E786]/1000000" office:value-type="float" office:value="10.962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87733.33333333">
            <text:p>8287733.33</text:p>
          </table:table-cell>
          <table:table-cell office:value-type="float" office:value="5582">
            <text:p>5582</text:p>
          </table:table-cell>
          <table:table-cell table:formula="of:=[.E787]/1000000" office:value-type="float" office:value="8.28773333333333">
            <text:p>8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24830.18867924">
            <text:p>9424830.19</text:p>
          </table:table-cell>
          <table:table-cell office:value-type="float" office:value="5582">
            <text:p>5582</text:p>
          </table:table-cell>
          <table:table-cell table:formula="of:=[.E788]/1000000" office:value-type="float" office:value="9.42483018867924">
            <text:p>9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22352.9411765">
            <text:p>12122352.94</text:p>
          </table:table-cell>
          <table:table-cell office:value-type="float" office:value="5582">
            <text:p>5582</text:p>
          </table:table-cell>
          <table:table-cell table:formula="of:=[.E789]/1000000" office:value-type="float" office:value="12.1223529411765">
            <text:p>12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23151.5151515">
            <text:p>11523151.52</text:p>
          </table:table-cell>
          <table:table-cell office:value-type="float" office:value="5582">
            <text:p>5582</text:p>
          </table:table-cell>
          <table:table-cell table:formula="of:=[.E790]/1000000" office:value-type="float" office:value="11.5231515151515">
            <text:p>11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57931.2977099">
            <text:p>13957931.3</text:p>
          </table:table-cell>
          <table:table-cell office:value-type="float" office:value="5582">
            <text:p>5582</text:p>
          </table:table-cell>
          <table:table-cell table:formula="of:=[.E791]/1000000" office:value-type="float" office:value="13.9579312977099">
            <text:p>13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00731.7073171">
            <text:p>19800731.71</text:p>
          </table:table-cell>
          <table:table-cell office:value-type="float" office:value="5582">
            <text:p>5582</text:p>
          </table:table-cell>
          <table:table-cell table:formula="of:=[.E792]/1000000" office:value-type="float" office:value="19.8007317073171">
            <text:p>19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77620.6896552">
            <text:p>10177620.69</text:p>
          </table:table-cell>
          <table:table-cell office:value-type="float" office:value="5582">
            <text:p>5582</text:p>
          </table:table-cell>
          <table:table-cell table:formula="of:=[.E793]/1000000" office:value-type="float" office:value="10.1776206896552">
            <text:p>10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25794.1176471">
            <text:p>11925794.12</text:p>
          </table:table-cell>
          <table:table-cell office:value-type="float" office:value="5582">
            <text:p>5582</text:p>
          </table:table-cell>
          <table:table-cell table:formula="of:=[.E794]/1000000" office:value-type="float" office:value="11.9257941176471">
            <text:p>11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95875">
            <text:p>9595875</text:p>
          </table:table-cell>
          <table:table-cell office:value-type="float" office:value="5582">
            <text:p>5582</text:p>
          </table:table-cell>
          <table:table-cell table:formula="of:=[.E795]/1000000" office:value-type="float" office:value="9.595875">
            <text:p>9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48685.9504132">
            <text:p>11848685.95</text:p>
          </table:table-cell>
          <table:table-cell office:value-type="float" office:value="5582">
            <text:p>5582</text:p>
          </table:table-cell>
          <table:table-cell table:formula="of:=[.E796]/1000000" office:value-type="float" office:value="11.8486859504132">
            <text:p>11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57983.8709677">
            <text:p>12757983.87</text:p>
          </table:table-cell>
          <table:table-cell office:value-type="float" office:value="5582">
            <text:p>5582</text:p>
          </table:table-cell>
          <table:table-cell table:formula="of:=[.E797]/1000000" office:value-type="float" office:value="12.7579838709677">
            <text:p>12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75125">
            <text:p>9375125</text:p>
          </table:table-cell>
          <table:table-cell office:value-type="float" office:value="5582">
            <text:p>5582</text:p>
          </table:table-cell>
          <table:table-cell table:formula="of:=[.E798]/1000000" office:value-type="float" office:value="9.375125">
            <text:p>9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76421.4876033">
            <text:p>11976421.49</text:p>
          </table:table-cell>
          <table:table-cell office:value-type="float" office:value="5582">
            <text:p>5582</text:p>
          </table:table-cell>
          <table:table-cell table:formula="of:=[.E799]/1000000" office:value-type="float" office:value="11.9764214876033">
            <text:p>11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03201.0968921">
            <text:p>16303201.1</text:p>
          </table:table-cell>
          <table:table-cell office:value-type="float" office:value="5585">
            <text:p>5585</text:p>
          </table:table-cell>
          <table:table-cell table:formula="of:=[.E800]/1000000" office:value-type="float" office:value="16.3032010968921">
            <text:p>16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66250">
            <text:p>10666250</text:p>
          </table:table-cell>
          <table:table-cell office:value-type="float" office:value="5585">
            <text:p>5585</text:p>
          </table:table-cell>
          <table:table-cell table:formula="of:=[.E801]/1000000" office:value-type="float" office:value="10.66625">
            <text:p>1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28068.9655172">
            <text:p>12028068.97</text:p>
          </table:table-cell>
          <table:table-cell office:value-type="float" office:value="5585">
            <text:p>5585</text:p>
          </table:table-cell>
          <table:table-cell table:formula="of:=[.E802]/1000000" office:value-type="float" office:value="12.0280689655172">
            <text:p>12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40518.0722892">
            <text:p>14840518.07</text:p>
          </table:table-cell>
          <table:table-cell office:value-type="float" office:value="5585">
            <text:p>5585</text:p>
          </table:table-cell>
          <table:table-cell table:formula="of:=[.E803]/1000000" office:value-type="float" office:value="14.8405180722892">
            <text:p>14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94944.4444444">
            <text:p>10694944.44</text:p>
          </table:table-cell>
          <table:table-cell office:value-type="float" office:value="5585">
            <text:p>5585</text:p>
          </table:table-cell>
          <table:table-cell table:formula="of:=[.E804]/1000000" office:value-type="float" office:value="10.6949444444444">
            <text:p>10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18880">
            <text:p>9818880</text:p>
          </table:table-cell>
          <table:table-cell office:value-type="float" office:value="5585">
            <text:p>5585</text:p>
          </table:table-cell>
          <table:table-cell table:formula="of:=[.E805]/1000000" office:value-type="float" office:value="9.81888">
            <text:p>9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18240">
            <text:p>11918240</text:p>
          </table:table-cell>
          <table:table-cell office:value-type="float" office:value="5585">
            <text:p>5585</text:p>
          </table:table-cell>
          <table:table-cell table:formula="of:=[.E806]/1000000" office:value-type="float" office:value="11.91824">
            <text:p>11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68048.1927711">
            <text:p>18468048.19</text:p>
          </table:table-cell>
          <table:table-cell office:value-type="float" office:value="5585">
            <text:p>5585</text:p>
          </table:table-cell>
          <table:table-cell table:formula="of:=[.E807]/1000000" office:value-type="float" office:value="18.4680481927711">
            <text:p>18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22888.88888889">
            <text:p>9422888.89</text:p>
          </table:table-cell>
          <table:table-cell office:value-type="float" office:value="5585">
            <text:p>5585</text:p>
          </table:table-cell>
          <table:table-cell table:formula="of:=[.E808]/1000000" office:value-type="float" office:value="9.42288888888889">
            <text:p>9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12230.7692308">
            <text:p>13112230.77</text:p>
          </table:table-cell>
          <table:table-cell office:value-type="float" office:value="5585">
            <text:p>5585</text:p>
          </table:table-cell>
          <table:table-cell table:formula="of:=[.E809]/1000000" office:value-type="float" office:value="13.1122307692308">
            <text:p>13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10500">
            <text:p>12410500</text:p>
          </table:table-cell>
          <table:table-cell office:value-type="float" office:value="5585">
            <text:p>5585</text:p>
          </table:table-cell>
          <table:table-cell table:formula="of:=[.E810]/1000000" office:value-type="float" office:value="12.4105">
            <text:p>12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41722.2222222">
            <text:p>10441722.22</text:p>
          </table:table-cell>
          <table:table-cell office:value-type="float" office:value="5585">
            <text:p>5585</text:p>
          </table:table-cell>
          <table:table-cell table:formula="of:=[.E811]/1000000" office:value-type="float" office:value="10.4417222222222">
            <text:p>10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30000">
            <text:p>11330000</text:p>
          </table:table-cell>
          <table:table-cell office:value-type="float" office:value="5585">
            <text:p>5585</text:p>
          </table:table-cell>
          <table:table-cell table:formula="of:=[.E812]/1000000" office:value-type="float" office:value="11.33">
            <text:p>11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909606.557377">
            <text:p>17909606.56</text:p>
          </table:table-cell>
          <table:table-cell office:value-type="float" office:value="5585">
            <text:p>5585</text:p>
          </table:table-cell>
          <table:table-cell table:formula="of:=[.E813]/1000000" office:value-type="float" office:value="17.909606557377">
            <text:p>17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728157.0247934">
            <text:p>19728157.02</text:p>
          </table:table-cell>
          <table:table-cell office:value-type="float" office:value="5585">
            <text:p>5585</text:p>
          </table:table-cell>
          <table:table-cell table:formula="of:=[.E814]/1000000" office:value-type="float" office:value="19.7281570247934">
            <text:p>19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205903.5532995">
            <text:p>27205903.55</text:p>
          </table:table-cell>
          <table:table-cell office:value-type="float" office:value="5585">
            <text:p>5585</text:p>
          </table:table-cell>
          <table:table-cell table:formula="of:=[.E815]/1000000" office:value-type="float" office:value="27.2059035532995">
            <text:p>27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96803.2786885">
            <text:p>17496803.28</text:p>
          </table:table-cell>
          <table:table-cell office:value-type="float" office:value="5585">
            <text:p>5585</text:p>
          </table:table-cell>
          <table:table-cell table:formula="of:=[.E816]/1000000" office:value-type="float" office:value="17.4968032786885">
            <text:p>17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39396.6942149">
            <text:p>19439396.69</text:p>
          </table:table-cell>
          <table:table-cell office:value-type="float" office:value="5585">
            <text:p>5585</text:p>
          </table:table-cell>
          <table:table-cell table:formula="of:=[.E817]/1000000" office:value-type="float" office:value="19.4393966942149">
            <text:p>19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43678.5714286">
            <text:p>10943678.57</text:p>
          </table:table-cell>
          <table:table-cell office:value-type="float" office:value="5585">
            <text:p>5585</text:p>
          </table:table-cell>
          <table:table-cell table:formula="of:=[.E818]/1000000" office:value-type="float" office:value="10.9436785714286">
            <text:p>10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68548.3870968">
            <text:p>11368548.39</text:p>
          </table:table-cell>
          <table:table-cell office:value-type="float" office:value="5585">
            <text:p>5585</text:p>
          </table:table-cell>
          <table:table-cell table:formula="of:=[.E819]/1000000" office:value-type="float" office:value="11.3685483870968">
            <text:p>11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15560">
            <text:p>13015560</text:p>
          </table:table-cell>
          <table:table-cell office:value-type="float" office:value="5585">
            <text:p>5585</text:p>
          </table:table-cell>
          <table:table-cell table:formula="of:=[.E820]/1000000" office:value-type="float" office:value="13.01556">
            <text:p>13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40983.4710744">
            <text:p>16740983.47</text:p>
          </table:table-cell>
          <table:table-cell office:value-type="float" office:value="5585">
            <text:p>5585</text:p>
          </table:table-cell>
          <table:table-cell table:formula="of:=[.E821]/1000000" office:value-type="float" office:value="16.7409834710744">
            <text:p>16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78944.8818898">
            <text:p>14878944.88</text:p>
          </table:table-cell>
          <table:table-cell office:value-type="float" office:value="5585">
            <text:p>5585</text:p>
          </table:table-cell>
          <table:table-cell table:formula="of:=[.E822]/1000000" office:value-type="float" office:value="14.8789448818898">
            <text:p>14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94375">
            <text:p>11194375</text:p>
          </table:table-cell>
          <table:table-cell office:value-type="float" office:value="5585">
            <text:p>5585</text:p>
          </table:table-cell>
          <table:table-cell table:formula="of:=[.E823]/1000000" office:value-type="float" office:value="11.194375">
            <text:p>11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62708.3333333">
            <text:p>12062708.33</text:p>
          </table:table-cell>
          <table:table-cell office:value-type="float" office:value="5585">
            <text:p>5585</text:p>
          </table:table-cell>
          <table:table-cell table:formula="of:=[.E824]/1000000" office:value-type="float" office:value="12.0627083333333">
            <text:p>12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79355.3719008">
            <text:p>15779355.37</text:p>
          </table:table-cell>
          <table:table-cell office:value-type="float" office:value="5585">
            <text:p>5585</text:p>
          </table:table-cell>
          <table:table-cell table:formula="of:=[.E825]/1000000" office:value-type="float" office:value="15.7793553719008">
            <text:p>15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96666.66666667">
            <text:p>9396666.67</text:p>
          </table:table-cell>
          <table:table-cell office:value-type="float" office:value="5844">
            <text:p>5844</text:p>
          </table:table-cell>
          <table:table-cell table:formula="of:=[.E826]/1000000" office:value-type="float" office:value="9.39666666666667">
            <text:p>9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50830.7692308">
            <text:p>12950830.77</text:p>
          </table:table-cell>
          <table:table-cell office:value-type="float" office:value="5844">
            <text:p>5844</text:p>
          </table:table-cell>
          <table:table-cell table:formula="of:=[.E827]/1000000" office:value-type="float" office:value="12.9508307692308">
            <text:p>12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93965.5172414">
            <text:p>11293965.52</text:p>
          </table:table-cell>
          <table:table-cell office:value-type="float" office:value="5844">
            <text:p>5844</text:p>
          </table:table-cell>
          <table:table-cell table:formula="of:=[.E828]/1000000" office:value-type="float" office:value="11.2939655172414">
            <text:p>11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81537.3134328">
            <text:p>17481537.31</text:p>
          </table:table-cell>
          <table:table-cell office:value-type="float" office:value="5844">
            <text:p>5844</text:p>
          </table:table-cell>
          <table:table-cell table:formula="of:=[.E829]/1000000" office:value-type="float" office:value="17.4815373134328">
            <text:p>17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72220.33898305">
            <text:p>9672220.34</text:p>
          </table:table-cell>
          <table:table-cell office:value-type="float" office:value="5844">
            <text:p>5844</text:p>
          </table:table-cell>
          <table:table-cell table:formula="of:=[.E830]/1000000" office:value-type="float" office:value="9.67222033898305">
            <text:p>9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09455.2238806">
            <text:p>18309455.22</text:p>
          </table:table-cell>
          <table:table-cell office:value-type="float" office:value="5844">
            <text:p>5844</text:p>
          </table:table-cell>
          <table:table-cell table:formula="of:=[.E831]/1000000" office:value-type="float" office:value="18.3094552238806">
            <text:p>18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628368.1462141">
            <text:p>18628368.15</text:p>
          </table:table-cell>
          <table:table-cell office:value-type="float" office:value="5844">
            <text:p>5844</text:p>
          </table:table-cell>
          <table:table-cell table:formula="of:=[.E832]/1000000" office:value-type="float" office:value="18.6283681462141">
            <text:p>18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32657.2580645">
            <text:p>16332657.26</text:p>
          </table:table-cell>
          <table:table-cell office:value-type="float" office:value="5844">
            <text:p>5844</text:p>
          </table:table-cell>
          <table:table-cell table:formula="of:=[.E833]/1000000" office:value-type="float" office:value="16.3326572580645">
            <text:p>16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961526.8817204">
            <text:p>17961526.88</text:p>
          </table:table-cell>
          <table:table-cell office:value-type="float" office:value="5844">
            <text:p>5844</text:p>
          </table:table-cell>
          <table:table-cell table:formula="of:=[.E834]/1000000" office:value-type="float" office:value="17.9615268817204">
            <text:p>17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995028.2258065">
            <text:p>15995028.23</text:p>
          </table:table-cell>
          <table:table-cell office:value-type="float" office:value="5844">
            <text:p>5844</text:p>
          </table:table-cell>
          <table:table-cell table:formula="of:=[.E835]/1000000" office:value-type="float" office:value="15.9950282258065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23552.0833333">
            <text:p>14323552.08</text:p>
          </table:table-cell>
          <table:table-cell office:value-type="float" office:value="5844">
            <text:p>5844</text:p>
          </table:table-cell>
          <table:table-cell table:formula="of:=[.E836]/1000000" office:value-type="float" office:value="14.3235520833333">
            <text:p>14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01798.3870968">
            <text:p>15601798.39</text:p>
          </table:table-cell>
          <table:table-cell office:value-type="float" office:value="5844">
            <text:p>5844</text:p>
          </table:table-cell>
          <table:table-cell table:formula="of:=[.E837]/1000000" office:value-type="float" office:value="15.6017983870968">
            <text:p>15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992736.5591398">
            <text:p>20992736.56</text:p>
          </table:table-cell>
          <table:table-cell office:value-type="float" office:value="5844">
            <text:p>5844</text:p>
          </table:table-cell>
          <table:table-cell table:formula="of:=[.E838]/1000000" office:value-type="float" office:value="20.9927365591398">
            <text:p>20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974229.8387097">
            <text:p>16974229.84</text:p>
          </table:table-cell>
          <table:table-cell office:value-type="float" office:value="5844">
            <text:p>5844</text:p>
          </table:table-cell>
          <table:table-cell table:formula="of:=[.E839]/1000000" office:value-type="float" office:value="16.9742298387097">
            <text:p>16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89729.7297297">
            <text:p>11089729.73</text:p>
          </table:table-cell>
          <table:table-cell office:value-type="float" office:value="5844">
            <text:p>5844</text:p>
          </table:table-cell>
          <table:table-cell table:formula="of:=[.E840]/1000000" office:value-type="float" office:value="11.0897297297297">
            <text:p>11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02971.4285714">
            <text:p>16302971.43</text:p>
          </table:table-cell>
          <table:table-cell office:value-type="float" office:value="5927">
            <text:p>5927</text:p>
          </table:table-cell>
          <table:table-cell table:formula="of:=[.E841]/1000000" office:value-type="float" office:value="16.3029714285714">
            <text:p>16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55687.5">
            <text:p>13355687.5</text:p>
          </table:table-cell>
          <table:table-cell office:value-type="float" office:value="5927">
            <text:p>5927</text:p>
          </table:table-cell>
          <table:table-cell table:formula="of:=[.E842]/1000000" office:value-type="float" office:value="13.3556875">
            <text:p>13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70733.3333333">
            <text:p>10370733.33</text:p>
          </table:table-cell>
          <table:table-cell office:value-type="float" office:value="5927">
            <text:p>5927</text:p>
          </table:table-cell>
          <table:table-cell table:formula="of:=[.E843]/1000000" office:value-type="float" office:value="10.3707333333333">
            <text:p>10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73266.6666667">
            <text:p>11773266.67</text:p>
          </table:table-cell>
          <table:table-cell office:value-type="float" office:value="5927">
            <text:p>5927</text:p>
          </table:table-cell>
          <table:table-cell table:formula="of:=[.E844]/1000000" office:value-type="float" office:value="11.7732666666667">
            <text:p>11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74800">
            <text:p>11274800</text:p>
          </table:table-cell>
          <table:table-cell office:value-type="float" office:value="5927">
            <text:p>5927</text:p>
          </table:table-cell>
          <table:table-cell table:formula="of:=[.E845]/1000000" office:value-type="float" office:value="11.2748">
            <text:p>11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53778.3251232">
            <text:p>20053778.33</text:p>
          </table:table-cell>
          <table:table-cell office:value-type="float" office:value="5927">
            <text:p>5927</text:p>
          </table:table-cell>
          <table:table-cell table:formula="of:=[.E846]/1000000" office:value-type="float" office:value="20.0537783251232">
            <text:p>20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66985.4014599">
            <text:p>11766985.4</text:p>
          </table:table-cell>
          <table:table-cell office:value-type="float" office:value="5927">
            <text:p>5927</text:p>
          </table:table-cell>
          <table:table-cell table:formula="of:=[.E847]/1000000" office:value-type="float" office:value="11.7669854014599">
            <text:p>11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43233.3333333">
            <text:p>11343233.33</text:p>
          </table:table-cell>
          <table:table-cell office:value-type="float" office:value="5927">
            <text:p>5927</text:p>
          </table:table-cell>
          <table:table-cell table:formula="of:=[.E848]/1000000" office:value-type="float" office:value="11.3432333333333">
            <text:p>11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20631.5789474">
            <text:p>15720631.58</text:p>
          </table:table-cell>
          <table:table-cell office:value-type="float" office:value="5927">
            <text:p>5927</text:p>
          </table:table-cell>
          <table:table-cell table:formula="of:=[.E849]/1000000" office:value-type="float" office:value="15.7206315789474">
            <text:p>15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38033.3333333">
            <text:p>12938033.33</text:p>
          </table:table-cell>
          <table:table-cell office:value-type="float" office:value="5927">
            <text:p>5927</text:p>
          </table:table-cell>
          <table:table-cell table:formula="of:=[.E850]/1000000" office:value-type="float" office:value="12.9380333333333">
            <text:p>12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88059.4059406">
            <text:p>15588059.41</text:p>
          </table:table-cell>
          <table:table-cell office:value-type="float" office:value="5927">
            <text:p>5927</text:p>
          </table:table-cell>
          <table:table-cell table:formula="of:=[.E851]/1000000" office:value-type="float" office:value="15.5880594059406">
            <text:p>15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904000">
            <text:p>19904000</text:p>
          </table:table-cell>
          <table:table-cell office:value-type="float" office:value="5927">
            <text:p>5927</text:p>
          </table:table-cell>
          <table:table-cell table:formula="of:=[.E852]/1000000" office:value-type="float" office:value="19.904">
            <text:p>19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65782.1782178">
            <text:p>28565782.18</text:p>
          </table:table-cell>
          <table:table-cell office:value-type="float" office:value="5927">
            <text:p>5927</text:p>
          </table:table-cell>
          <table:table-cell table:formula="of:=[.E853]/1000000" office:value-type="float" office:value="28.5657821782178">
            <text:p>28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85833.3333333">
            <text:p>10885833.33</text:p>
          </table:table-cell>
          <table:table-cell office:value-type="float" office:value="5927">
            <text:p>5927</text:p>
          </table:table-cell>
          <table:table-cell table:formula="of:=[.E854]/1000000" office:value-type="float" office:value="10.8858333333333">
            <text:p>10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67992.7007299">
            <text:p>11967992.7</text:p>
          </table:table-cell>
          <table:table-cell office:value-type="float" office:value="5927">
            <text:p>5927</text:p>
          </table:table-cell>
          <table:table-cell table:formula="of:=[.E855]/1000000" office:value-type="float" office:value="11.9679927007299">
            <text:p>11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29833.3333333">
            <text:p>12329833.33</text:p>
          </table:table-cell>
          <table:table-cell office:value-type="float" office:value="5927">
            <text:p>5927</text:p>
          </table:table-cell>
          <table:table-cell table:formula="of:=[.E856]/1000000" office:value-type="float" office:value="12.3298333333333">
            <text:p>12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53947.3684211">
            <text:p>12053947.37</text:p>
          </table:table-cell>
          <table:table-cell office:value-type="float" office:value="5927">
            <text:p>5927</text:p>
          </table:table-cell>
          <table:table-cell table:formula="of:=[.E857]/1000000" office:value-type="float" office:value="12.0539473684211">
            <text:p>12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33833.3333333">
            <text:p>11633833.33</text:p>
          </table:table-cell>
          <table:table-cell office:value-type="float" office:value="5927">
            <text:p>5927</text:p>
          </table:table-cell>
          <table:table-cell table:formula="of:=[.E858]/1000000" office:value-type="float" office:value="11.6338333333333">
            <text:p>11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961990.0990099">
            <text:p>18961990.1</text:p>
          </table:table-cell>
          <table:table-cell office:value-type="float" office:value="5927">
            <text:p>5927</text:p>
          </table:table-cell>
          <table:table-cell table:formula="of:=[.E859]/1000000" office:value-type="float" office:value="18.9619900990099">
            <text:p>18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76117.64705882">
            <text:p>9676117.65</text:p>
          </table:table-cell>
          <table:table-cell office:value-type="float" office:value="5927">
            <text:p>5927</text:p>
          </table:table-cell>
          <table:table-cell table:formula="of:=[.E860]/1000000" office:value-type="float" office:value="9.67611764705882">
            <text:p>9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23316.8316832">
            <text:p>13523316.83</text:p>
          </table:table-cell>
          <table:table-cell office:value-type="float" office:value="5927">
            <text:p>5927</text:p>
          </table:table-cell>
          <table:table-cell table:formula="of:=[.E861]/1000000" office:value-type="float" office:value="13.5233168316832">
            <text:p>13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5148.3516484">
            <text:p>14205148.35</text:p>
          </table:table-cell>
          <table:table-cell office:value-type="float" office:value="5927">
            <text:p>5927</text:p>
          </table:table-cell>
          <table:table-cell table:formula="of:=[.E862]/1000000" office:value-type="float" office:value="14.2051483516484">
            <text:p>14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46130.0813008">
            <text:p>12546130.08</text:p>
          </table:table-cell>
          <table:table-cell office:value-type="float" office:value="5927">
            <text:p>5927</text:p>
          </table:table-cell>
          <table:table-cell table:formula="of:=[.E863]/1000000" office:value-type="float" office:value="12.5461300813008">
            <text:p>12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35500">
            <text:p>13535500</text:p>
          </table:table-cell>
          <table:table-cell office:value-type="float" office:value="5927">
            <text:p>5927</text:p>
          </table:table-cell>
          <table:table-cell table:formula="of:=[.E864]/1000000" office:value-type="float" office:value="13.5355">
            <text:p>13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20406.25">
            <text:p>12420406.25</text:p>
          </table:table-cell>
          <table:table-cell office:value-type="float" office:value="5927">
            <text:p>5927</text:p>
          </table:table-cell>
          <table:table-cell table:formula="of:=[.E865]/1000000" office:value-type="float" office:value="12.42040625">
            <text:p>12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03937.5">
            <text:p>11403937.5</text:p>
          </table:table-cell>
          <table:table-cell office:value-type="float" office:value="5927">
            <text:p>5927</text:p>
          </table:table-cell>
          <table:table-cell table:formula="of:=[.E866]/1000000" office:value-type="float" office:value="11.4039375">
            <text:p>11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97096.7741935">
            <text:p>12097096.77</text:p>
          </table:table-cell>
          <table:table-cell office:value-type="float" office:value="5927">
            <text:p>5927</text:p>
          </table:table-cell>
          <table:table-cell table:formula="of:=[.E867]/1000000" office:value-type="float" office:value="12.0970967741935">
            <text:p>12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20939.3939394">
            <text:p>10720939.39</text:p>
          </table:table-cell>
          <table:table-cell office:value-type="float" office:value="5927">
            <text:p>5927</text:p>
          </table:table-cell>
          <table:table-cell table:formula="of:=[.E868]/1000000" office:value-type="float" office:value="10.7209393939394">
            <text:p>10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99611.11111111">
            <text:p>9399611.11</text:p>
          </table:table-cell>
          <table:table-cell office:value-type="float" office:value="5927">
            <text:p>5927</text:p>
          </table:table-cell>
          <table:table-cell table:formula="of:=[.E869]/1000000" office:value-type="float" office:value="9.39961111111111">
            <text:p>9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47448.9795918">
            <text:p>22547448.98</text:p>
          </table:table-cell>
          <table:table-cell office:value-type="float" office:value="5927">
            <text:p>5927</text:p>
          </table:table-cell>
          <table:table-cell table:formula="of:=[.E870]/1000000" office:value-type="float" office:value="22.5474489795918">
            <text:p>22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33017.3913043">
            <text:p>19833017.39</text:p>
          </table:table-cell>
          <table:table-cell office:value-type="float" office:value="5927">
            <text:p>5927</text:p>
          </table:table-cell>
          <table:table-cell table:formula="of:=[.E871]/1000000" office:value-type="float" office:value="19.8330173913043">
            <text:p>19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27854.1666667">
            <text:p>14027854.17</text:p>
          </table:table-cell>
          <table:table-cell office:value-type="float" office:value="5927">
            <text:p>5927</text:p>
          </table:table-cell>
          <table:table-cell table:formula="of:=[.E872]/1000000" office:value-type="float" office:value="14.0278541666667">
            <text:p>14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24907.6923077">
            <text:p>13524907.69</text:p>
          </table:table-cell>
          <table:table-cell office:value-type="float" office:value="5927">
            <text:p>5927</text:p>
          </table:table-cell>
          <table:table-cell table:formula="of:=[.E873]/1000000" office:value-type="float" office:value="13.5249076923077">
            <text:p>13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405505.3304904">
            <text:p>23405505.33</text:p>
          </table:table-cell>
          <table:table-cell office:value-type="float" office:value="5927">
            <text:p>5927</text:p>
          </table:table-cell>
          <table:table-cell table:formula="of:=[.E874]/1000000" office:value-type="float" office:value="23.4055053304904">
            <text:p>23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44375">
            <text:p>14744375</text:p>
          </table:table-cell>
          <table:table-cell office:value-type="float" office:value="5927">
            <text:p>5927</text:p>
          </table:table-cell>
          <table:table-cell table:formula="of:=[.E875]/1000000" office:value-type="float" office:value="14.744375">
            <text:p>14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76307.6923077">
            <text:p>10976307.69</text:p>
          </table:table-cell>
          <table:table-cell office:value-type="float" office:value="5927">
            <text:p>5927</text:p>
          </table:table-cell>
          <table:table-cell table:formula="of:=[.E876]/1000000" office:value-type="float" office:value="10.9763076923077">
            <text:p>10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95000">
            <text:p>15195000</text:p>
          </table:table-cell>
          <table:table-cell office:value-type="float" office:value="5927">
            <text:p>5927</text:p>
          </table:table-cell>
          <table:table-cell table:formula="of:=[.E877]/1000000" office:value-type="float" office:value="15.195">
            <text:p>15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63777.7777778">
            <text:p>11163777.78</text:p>
          </table:table-cell>
          <table:table-cell office:value-type="float" office:value="5927">
            <text:p>5927</text:p>
          </table:table-cell>
          <table:table-cell table:formula="of:=[.E878]/1000000" office:value-type="float" office:value="11.1637777777778">
            <text:p>11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498363.6363636">
            <text:p>25498363.64</text:p>
          </table:table-cell>
          <table:table-cell office:value-type="float" office:value="6048">
            <text:p>6048</text:p>
          </table:table-cell>
          <table:table-cell table:formula="of:=[.E879]/1000000" office:value-type="float" office:value="25.4983636363636">
            <text:p>25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65380.952381">
            <text:p>21065380.95</text:p>
          </table:table-cell>
          <table:table-cell office:value-type="float" office:value="6048">
            <text:p>6048</text:p>
          </table:table-cell>
          <table:table-cell table:formula="of:=[.E880]/1000000" office:value-type="float" office:value="21.065380952381">
            <text:p>21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87000">
            <text:p>12087000</text:p>
          </table:table-cell>
          <table:table-cell office:value-type="float" office:value="6048">
            <text:p>6048</text:p>
          </table:table-cell>
          <table:table-cell table:formula="of:=[.E881]/1000000" office:value-type="float" office:value="12.087">
            <text:p>12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48391.3043478">
            <text:p>13048391.3</text:p>
          </table:table-cell>
          <table:table-cell office:value-type="float" office:value="6048">
            <text:p>6048</text:p>
          </table:table-cell>
          <table:table-cell table:formula="of:=[.E882]/1000000" office:value-type="float" office:value="13.0483913043478">
            <text:p>13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06333.3333333">
            <text:p>16106333.33</text:p>
          </table:table-cell>
          <table:table-cell office:value-type="float" office:value="6048">
            <text:p>6048</text:p>
          </table:table-cell>
          <table:table-cell table:formula="of:=[.E883]/1000000" office:value-type="float" office:value="16.1063333333333">
            <text:p>16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05500">
            <text:p>12405500</text:p>
          </table:table-cell>
          <table:table-cell office:value-type="float" office:value="6048">
            <text:p>6048</text:p>
          </table:table-cell>
          <table:table-cell table:formula="of:=[.E884]/1000000" office:value-type="float" office:value="12.4055">
            <text:p>12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01562.5">
            <text:p>11701562.5</text:p>
          </table:table-cell>
          <table:table-cell office:value-type="float" office:value="6048">
            <text:p>6048</text:p>
          </table:table-cell>
          <table:table-cell table:formula="of:=[.E885]/1000000" office:value-type="float" office:value="11.7015625">
            <text:p>11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52818.1818182">
            <text:p>14952818.18</text:p>
          </table:table-cell>
          <table:table-cell office:value-type="float" office:value="6048">
            <text:p>6048</text:p>
          </table:table-cell>
          <table:table-cell table:formula="of:=[.E886]/1000000" office:value-type="float" office:value="14.9528181818182">
            <text:p>14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28900">
            <text:p>11528900</text:p>
          </table:table-cell>
          <table:table-cell office:value-type="float" office:value="6048">
            <text:p>6048</text:p>
          </table:table-cell>
          <table:table-cell table:formula="of:=[.E887]/1000000" office:value-type="float" office:value="11.5289">
            <text:p>11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98400">
            <text:p>11398400</text:p>
          </table:table-cell>
          <table:table-cell office:value-type="float" office:value="6048">
            <text:p>6048</text:p>
          </table:table-cell>
          <table:table-cell table:formula="of:=[.E888]/1000000" office:value-type="float" office:value="11.3984">
            <text:p>11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38700">
            <text:p>14438700</text:p>
          </table:table-cell>
          <table:table-cell office:value-type="float" office:value="6048">
            <text:p>6048</text:p>
          </table:table-cell>
          <table:table-cell table:formula="of:=[.E889]/1000000" office:value-type="float" office:value="14.4387">
            <text:p>14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79439.0243902">
            <text:p>12379439.02</text:p>
          </table:table-cell>
          <table:table-cell office:value-type="float" office:value="6048">
            <text:p>6048</text:p>
          </table:table-cell>
          <table:table-cell table:formula="of:=[.E890]/1000000" office:value-type="float" office:value="12.3794390243902">
            <text:p>12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81571.4285714">
            <text:p>11781571.43</text:p>
          </table:table-cell>
          <table:table-cell office:value-type="float" office:value="6048">
            <text:p>6048</text:p>
          </table:table-cell>
          <table:table-cell table:formula="of:=[.E891]/1000000" office:value-type="float" office:value="11.7815714285714">
            <text:p>11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46200">
            <text:p>11146200</text:p>
          </table:table-cell>
          <table:table-cell office:value-type="float" office:value="6048">
            <text:p>6048</text:p>
          </table:table-cell>
          <table:table-cell table:formula="of:=[.E892]/1000000" office:value-type="float" office:value="11.1462">
            <text:p>11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40364.5833333">
            <text:p>17840364.58</text:p>
          </table:table-cell>
          <table:table-cell office:value-type="float" office:value="6048">
            <text:p>6048</text:p>
          </table:table-cell>
          <table:table-cell table:formula="of:=[.E893]/1000000" office:value-type="float" office:value="17.8403645833333">
            <text:p>17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47000">
            <text:p>11247000</text:p>
          </table:table-cell>
          <table:table-cell office:value-type="float" office:value="6048">
            <text:p>6048</text:p>
          </table:table-cell>
          <table:table-cell table:formula="of:=[.E894]/1000000" office:value-type="float" office:value="11.247">
            <text:p>11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0946.9026549">
            <text:p>16000946.9</text:p>
          </table:table-cell>
          <table:table-cell office:value-type="float" office:value="6048">
            <text:p>6048</text:p>
          </table:table-cell>
          <table:table-cell table:formula="of:=[.E895]/1000000" office:value-type="float" office:value="16.0009469026549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142305.9701493">
            <text:p>17142305.97</text:p>
          </table:table-cell>
          <table:table-cell office:value-type="float" office:value="6048">
            <text:p>6048</text:p>
          </table:table-cell>
          <table:table-cell table:formula="of:=[.E896]/1000000" office:value-type="float" office:value="17.1423059701493">
            <text:p>17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58464.7058824">
            <text:p>18258464.71</text:p>
          </table:table-cell>
          <table:table-cell office:value-type="float" office:value="6088">
            <text:p>6088</text:p>
          </table:table-cell>
          <table:table-cell table:formula="of:=[.E897]/1000000" office:value-type="float" office:value="18.2584647058824">
            <text:p>18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98006.8027211">
            <text:p>14598006.8</text:p>
          </table:table-cell>
          <table:table-cell office:value-type="float" office:value="6088">
            <text:p>6088</text:p>
          </table:table-cell>
          <table:table-cell table:formula="of:=[.E898]/1000000" office:value-type="float" office:value="14.5980068027211">
            <text:p>14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18318.1818182">
            <text:p>15518318.18</text:p>
          </table:table-cell>
          <table:table-cell office:value-type="float" office:value="6088">
            <text:p>6088</text:p>
          </table:table-cell>
          <table:table-cell table:formula="of:=[.E899]/1000000" office:value-type="float" office:value="15.5183181818182">
            <text:p>15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23591.0165485">
            <text:p>26523591.02</text:p>
          </table:table-cell>
          <table:table-cell office:value-type="float" office:value="6088">
            <text:p>6088</text:p>
          </table:table-cell>
          <table:table-cell table:formula="of:=[.E900]/1000000" office:value-type="float" office:value="26.5235910165485">
            <text:p>26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460166.6666667">
            <text:p>20460166.67</text:p>
          </table:table-cell>
          <table:table-cell office:value-type="float" office:value="6088">
            <text:p>6088</text:p>
          </table:table-cell>
          <table:table-cell table:formula="of:=[.E901]/1000000" office:value-type="float" office:value="20.4601666666667">
            <text:p>20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34100">
            <text:p>12734100</text:p>
          </table:table-cell>
          <table:table-cell office:value-type="float" office:value="6088">
            <text:p>6088</text:p>
          </table:table-cell>
          <table:table-cell table:formula="of:=[.E902]/1000000" office:value-type="float" office:value="12.7341">
            <text:p>12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86166.6666667">
            <text:p>15286166.67</text:p>
          </table:table-cell>
          <table:table-cell office:value-type="float" office:value="6088">
            <text:p>6088</text:p>
          </table:table-cell>
          <table:table-cell table:formula="of:=[.E903]/1000000" office:value-type="float" office:value="15.2861666666667">
            <text:p>15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386290">
            <text:p>23386290</text:p>
          </table:table-cell>
          <table:table-cell office:value-type="float" office:value="6088">
            <text:p>6088</text:p>
          </table:table-cell>
          <table:table-cell table:formula="of:=[.E904]/1000000" office:value-type="float" office:value="23.38629">
            <text:p>23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01500">
            <text:p>11201500</text:p>
          </table:table-cell>
          <table:table-cell office:value-type="float" office:value="6088">
            <text:p>6088</text:p>
          </table:table-cell>
          <table:table-cell table:formula="of:=[.E905]/1000000" office:value-type="float" office:value="11.2015">
            <text:p>11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43875">
            <text:p>12343875</text:p>
          </table:table-cell>
          <table:table-cell office:value-type="float" office:value="6088">
            <text:p>6088</text:p>
          </table:table-cell>
          <table:table-cell table:formula="of:=[.E906]/1000000" office:value-type="float" office:value="12.343875">
            <text:p>12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39373.1343284">
            <text:p>11239373.13</text:p>
          </table:table-cell>
          <table:table-cell office:value-type="float" office:value="6088">
            <text:p>6088</text:p>
          </table:table-cell>
          <table:table-cell table:formula="of:=[.E907]/1000000" office:value-type="float" office:value="11.2393731343284">
            <text:p>11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25988.8268156">
            <text:p>14425988.83</text:p>
          </table:table-cell>
          <table:table-cell office:value-type="float" office:value="6088">
            <text:p>6088</text:p>
          </table:table-cell>
          <table:table-cell table:formula="of:=[.E908]/1000000" office:value-type="float" office:value="14.4259888268156">
            <text:p>14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06111.1111111">
            <text:p>10306111.11</text:p>
          </table:table-cell>
          <table:table-cell office:value-type="float" office:value="6088">
            <text:p>6088</text:p>
          </table:table-cell>
          <table:table-cell table:formula="of:=[.E909]/1000000" office:value-type="float" office:value="10.3061111111111">
            <text:p>10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22214.2857143">
            <text:p>10422214.29</text:p>
          </table:table-cell>
          <table:table-cell office:value-type="float" office:value="6088">
            <text:p>6088</text:p>
          </table:table-cell>
          <table:table-cell table:formula="of:=[.E910]/1000000" office:value-type="float" office:value="10.4222142857143">
            <text:p>10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85388.8888889">
            <text:p>11785388.89</text:p>
          </table:table-cell>
          <table:table-cell office:value-type="float" office:value="6088">
            <text:p>6088</text:p>
          </table:table-cell>
          <table:table-cell table:formula="of:=[.E911]/1000000" office:value-type="float" office:value="11.7853888888889">
            <text:p>11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78449.3670886">
            <text:p>12878449.37</text:p>
          </table:table-cell>
          <table:table-cell office:value-type="float" office:value="6297">
            <text:p>6297</text:p>
          </table:table-cell>
          <table:table-cell table:formula="of:=[.E912]/1000000" office:value-type="float" office:value="12.8784493670886">
            <text:p>12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71722.2222222">
            <text:p>13171722.22</text:p>
          </table:table-cell>
          <table:table-cell office:value-type="float" office:value="6297">
            <text:p>6297</text:p>
          </table:table-cell>
          <table:table-cell table:formula="of:=[.E913]/1000000" office:value-type="float" office:value="13.1717222222222">
            <text:p>13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64623.655914">
            <text:p>14464623.66</text:p>
          </table:table-cell>
          <table:table-cell office:value-type="float" office:value="6297">
            <text:p>6297</text:p>
          </table:table-cell>
          <table:table-cell table:formula="of:=[.E914]/1000000" office:value-type="float" office:value="14.464623655914">
            <text:p>14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70676.4705882">
            <text:p>14170676.47</text:p>
          </table:table-cell>
          <table:table-cell office:value-type="float" office:value="6297">
            <text:p>6297</text:p>
          </table:table-cell>
          <table:table-cell table:formula="of:=[.E915]/1000000" office:value-type="float" office:value="14.1706764705882">
            <text:p>14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86100.4901961">
            <text:p>17486100.49</text:p>
          </table:table-cell>
          <table:table-cell office:value-type="float" office:value="6297">
            <text:p>6297</text:p>
          </table:table-cell>
          <table:table-cell table:formula="of:=[.E916]/1000000" office:value-type="float" office:value="17.4861004901961">
            <text:p>17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26897.0588235">
            <text:p>13526897.06</text:p>
          </table:table-cell>
          <table:table-cell office:value-type="float" office:value="6297">
            <text:p>6297</text:p>
          </table:table-cell>
          <table:table-cell table:formula="of:=[.E917]/1000000" office:value-type="float" office:value="13.5268970588235">
            <text:p>13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18491.5966387">
            <text:p>17518491.6</text:p>
          </table:table-cell>
          <table:table-cell office:value-type="float" office:value="6297">
            <text:p>6297</text:p>
          </table:table-cell>
          <table:table-cell table:formula="of:=[.E918]/1000000" office:value-type="float" office:value="17.5184915966387">
            <text:p>17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51927.0072993">
            <text:p>29051927.01</text:p>
          </table:table-cell>
          <table:table-cell office:value-type="float" office:value="6297">
            <text:p>6297</text:p>
          </table:table-cell>
          <table:table-cell table:formula="of:=[.E919]/1000000" office:value-type="float" office:value="29.0519270072993">
            <text:p>29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691925.2873563">
            <text:p>29691925.29</text:p>
          </table:table-cell>
          <table:table-cell office:value-type="float" office:value="6297">
            <text:p>6297</text:p>
          </table:table-cell>
          <table:table-cell table:formula="of:=[.E920]/1000000" office:value-type="float" office:value="29.6919252873563">
            <text:p>29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932948.9051095">
            <text:p>32932948.91</text:p>
          </table:table-cell>
          <table:table-cell office:value-type="float" office:value="6297">
            <text:p>6297</text:p>
          </table:table-cell>
          <table:table-cell table:formula="of:=[.E921]/1000000" office:value-type="float" office:value="32.9329489051095">
            <text:p>32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66414.6341463">
            <text:p>14466414.63</text:p>
          </table:table-cell>
          <table:table-cell office:value-type="float" office:value="6297">
            <text:p>6297</text:p>
          </table:table-cell>
          <table:table-cell table:formula="of:=[.E922]/1000000" office:value-type="float" office:value="14.4664146341463">
            <text:p>14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93863.6363636">
            <text:p>11993863.64</text:p>
          </table:table-cell>
          <table:table-cell office:value-type="float" office:value="6297">
            <text:p>6297</text:p>
          </table:table-cell>
          <table:table-cell table:formula="of:=[.E923]/1000000" office:value-type="float" office:value="11.9938636363636">
            <text:p>11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222679.4871795">
            <text:p>20222679.49</text:p>
          </table:table-cell>
          <table:table-cell office:value-type="float" office:value="6297">
            <text:p>6297</text:p>
          </table:table-cell>
          <table:table-cell table:formula="of:=[.E924]/1000000" office:value-type="float" office:value="20.2226794871795">
            <text:p>20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21739.1304348">
            <text:p>14721739.13</text:p>
          </table:table-cell>
          <table:table-cell office:value-type="float" office:value="6297">
            <text:p>6297</text:p>
          </table:table-cell>
          <table:table-cell table:formula="of:=[.E925]/1000000" office:value-type="float" office:value="14.7217391304348">
            <text:p>14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28166.6666667">
            <text:p>14828166.67</text:p>
          </table:table-cell>
          <table:table-cell office:value-type="float" office:value="6297">
            <text:p>6297</text:p>
          </table:table-cell>
          <table:table-cell table:formula="of:=[.E926]/1000000" office:value-type="float" office:value="14.8281666666667">
            <text:p>14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13110.0917431">
            <text:p>15713110.09</text:p>
          </table:table-cell>
          <table:table-cell office:value-type="float" office:value="6297">
            <text:p>6297</text:p>
          </table:table-cell>
          <table:table-cell table:formula="of:=[.E927]/1000000" office:value-type="float" office:value="15.7131100917431">
            <text:p>15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86076.1904762">
            <text:p>12686076.19</text:p>
          </table:table-cell>
          <table:table-cell office:value-type="float" office:value="6329">
            <text:p>6329</text:p>
          </table:table-cell>
          <table:table-cell table:formula="of:=[.E928]/1000000" office:value-type="float" office:value="12.6860761904762">
            <text:p>12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87594.5945946">
            <text:p>10687594.59</text:p>
          </table:table-cell>
          <table:table-cell office:value-type="float" office:value="6329">
            <text:p>6329</text:p>
          </table:table-cell>
          <table:table-cell table:formula="of:=[.E929]/1000000" office:value-type="float" office:value="10.6875945945946">
            <text:p>10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76066.6666667">
            <text:p>10476066.67</text:p>
          </table:table-cell>
          <table:table-cell office:value-type="float" office:value="6329">
            <text:p>6329</text:p>
          </table:table-cell>
          <table:table-cell table:formula="of:=[.E930]/1000000" office:value-type="float" office:value="10.4760666666667">
            <text:p>10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16444.4444444">
            <text:p>12016444.44</text:p>
          </table:table-cell>
          <table:table-cell office:value-type="float" office:value="6329">
            <text:p>6329</text:p>
          </table:table-cell>
          <table:table-cell table:formula="of:=[.E931]/1000000" office:value-type="float" office:value="12.0164444444444">
            <text:p>12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19855.4070474">
            <text:p>18119855.41</text:p>
          </table:table-cell>
          <table:table-cell office:value-type="float" office:value="6329">
            <text:p>6329</text:p>
          </table:table-cell>
          <table:table-cell table:formula="of:=[.E932]/1000000" office:value-type="float" office:value="18.1198554070474">
            <text:p>18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42086.95652174">
            <text:p>9442086.96</text:p>
          </table:table-cell>
          <table:table-cell office:value-type="float" office:value="6329">
            <text:p>6329</text:p>
          </table:table-cell>
          <table:table-cell table:formula="of:=[.E933]/1000000" office:value-type="float" office:value="9.44208695652174">
            <text:p>9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61711.1111111">
            <text:p>13361711.11</text:p>
          </table:table-cell>
          <table:table-cell office:value-type="float" office:value="6329">
            <text:p>6329</text:p>
          </table:table-cell>
          <table:table-cell table:formula="of:=[.E934]/1000000" office:value-type="float" office:value="13.3617111111111">
            <text:p>13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46622.2222222">
            <text:p>14046622.22</text:p>
          </table:table-cell>
          <table:table-cell office:value-type="float" office:value="6329">
            <text:p>6329</text:p>
          </table:table-cell>
          <table:table-cell table:formula="of:=[.E935]/1000000" office:value-type="float" office:value="14.0466222222222">
            <text:p>14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20636.3636364">
            <text:p>12920636.36</text:p>
          </table:table-cell>
          <table:table-cell office:value-type="float" office:value="6329">
            <text:p>6329</text:p>
          </table:table-cell>
          <table:table-cell table:formula="of:=[.E936]/1000000" office:value-type="float" office:value="12.9206363636364">
            <text:p>12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23014.2857143">
            <text:p>13623014.29</text:p>
          </table:table-cell>
          <table:table-cell office:value-type="float" office:value="6329">
            <text:p>6329</text:p>
          </table:table-cell>
          <table:table-cell table:formula="of:=[.E937]/1000000" office:value-type="float" office:value="13.6230142857143">
            <text:p>13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14692.30769231">
            <text:p>9514692.31</text:p>
          </table:table-cell>
          <table:table-cell office:value-type="float" office:value="6336">
            <text:p>6336</text:p>
          </table:table-cell>
          <table:table-cell table:formula="of:=[.E938]/1000000" office:value-type="float" office:value="9.51469230769231">
            <text:p>9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687666.6666667">
            <text:p>26687666.67</text:p>
          </table:table-cell>
          <table:table-cell office:value-type="float" office:value="6336">
            <text:p>6336</text:p>
          </table:table-cell>
          <table:table-cell table:formula="of:=[.E939]/1000000" office:value-type="float" office:value="26.6876666666667">
            <text:p>26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457154.3624161">
            <text:p>30457154.36</text:p>
          </table:table-cell>
          <table:table-cell office:value-type="float" office:value="6336">
            <text:p>6336</text:p>
          </table:table-cell>
          <table:table-cell table:formula="of:=[.E940]/1000000" office:value-type="float" office:value="30.4571543624161">
            <text:p>30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63120">
            <text:p>8963120</text:p>
          </table:table-cell>
          <table:table-cell office:value-type="float" office:value="6336">
            <text:p>6336</text:p>
          </table:table-cell>
          <table:table-cell table:formula="of:=[.E941]/1000000" office:value-type="float" office:value="8.96312">
            <text:p>8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989409.3959732">
            <text:p>45989409.4</text:p>
          </table:table-cell>
          <table:table-cell office:value-type="float" office:value="6336">
            <text:p>6336</text:p>
          </table:table-cell>
          <table:table-cell table:formula="of:=[.E942]/1000000" office:value-type="float" office:value="45.9894093959732">
            <text:p>45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31351.3513514">
            <text:p>14631351.35</text:p>
          </table:table-cell>
          <table:table-cell office:value-type="float" office:value="6336">
            <text:p>6336</text:p>
          </table:table-cell>
          <table:table-cell table:formula="of:=[.E943]/1000000" office:value-type="float" office:value="14.6313513513514">
            <text:p>14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89588.7096774">
            <text:p>10089588.71</text:p>
          </table:table-cell>
          <table:table-cell office:value-type="float" office:value="6336">
            <text:p>6336</text:p>
          </table:table-cell>
          <table:table-cell table:formula="of:=[.E944]/1000000" office:value-type="float" office:value="10.0895887096774">
            <text:p>10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55701.5873016">
            <text:p>11255701.59</text:p>
          </table:table-cell>
          <table:table-cell office:value-type="float" office:value="6336">
            <text:p>6336</text:p>
          </table:table-cell>
          <table:table-cell table:formula="of:=[.E945]/1000000" office:value-type="float" office:value="11.2557015873016">
            <text:p>11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46333.33333333">
            <text:p>9246333.33</text:p>
          </table:table-cell>
          <table:table-cell office:value-type="float" office:value="6336">
            <text:p>6336</text:p>
          </table:table-cell>
          <table:table-cell table:formula="of:=[.E946]/1000000" office:value-type="float" office:value="9.24633333333333">
            <text:p>9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96166.66666667">
            <text:p>8696166.67</text:p>
          </table:table-cell>
          <table:table-cell office:value-type="float" office:value="6336">
            <text:p>6336</text:p>
          </table:table-cell>
          <table:table-cell table:formula="of:=[.E947]/1000000" office:value-type="float" office:value="8.69616666666667">
            <text:p>8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29987.5">
            <text:p>10829987.5</text:p>
          </table:table-cell>
          <table:table-cell office:value-type="float" office:value="6336">
            <text:p>6336</text:p>
          </table:table-cell>
          <table:table-cell table:formula="of:=[.E948]/1000000" office:value-type="float" office:value="10.8299875">
            <text:p>10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54437.5">
            <text:p>10254437.5</text:p>
          </table:table-cell>
          <table:table-cell office:value-type="float" office:value="6336">
            <text:p>6336</text:p>
          </table:table-cell>
          <table:table-cell table:formula="of:=[.E949]/1000000" office:value-type="float" office:value="10.2544375">
            <text:p>10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16533.33333333">
            <text:p>8716533.33</text:p>
          </table:table-cell>
          <table:table-cell office:value-type="float" office:value="6336">
            <text:p>6336</text:p>
          </table:table-cell>
          <table:table-cell table:formula="of:=[.E950]/1000000" office:value-type="float" office:value="8.71653333333333">
            <text:p>8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00505.0505051">
            <text:p>10700505.05</text:p>
          </table:table-cell>
          <table:table-cell office:value-type="float" office:value="6336">
            <text:p>6336</text:p>
          </table:table-cell>
          <table:table-cell table:formula="of:=[.E951]/1000000" office:value-type="float" office:value="10.7005050505051">
            <text:p>1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77133.33333333">
            <text:p>7977133.33</text:p>
          </table:table-cell>
          <table:table-cell office:value-type="float" office:value="6336">
            <text:p>6336</text:p>
          </table:table-cell>
          <table:table-cell table:formula="of:=[.E952]/1000000" office:value-type="float" office:value="7.97713333333333">
            <text:p>7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55833.3333333">
            <text:p>11555833.33</text:p>
          </table:table-cell>
          <table:table-cell office:value-type="float" office:value="6336">
            <text:p>6336</text:p>
          </table:table-cell>
          <table:table-cell table:formula="of:=[.E953]/1000000" office:value-type="float" office:value="11.5558333333333">
            <text:p>11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54217.3913043">
            <text:p>14954217.39</text:p>
          </table:table-cell>
          <table:table-cell office:value-type="float" office:value="6336">
            <text:p>6336</text:p>
          </table:table-cell>
          <table:table-cell table:formula="of:=[.E954]/1000000" office:value-type="float" office:value="14.9542173913043">
            <text:p>14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360279.0697674">
            <text:p>24360279.07</text:p>
          </table:table-cell>
          <table:table-cell office:value-type="float" office:value="6336">
            <text:p>6336</text:p>
          </table:table-cell>
          <table:table-cell table:formula="of:=[.E955]/1000000" office:value-type="float" office:value="24.3602790697674">
            <text:p>24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21578.9473684">
            <text:p>11921578.95</text:p>
          </table:table-cell>
          <table:table-cell office:value-type="float" office:value="6369">
            <text:p>6369</text:p>
          </table:table-cell>
          <table:table-cell table:formula="of:=[.E956]/1000000" office:value-type="float" office:value="11.9215789473684">
            <text:p>11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16672.1311475">
            <text:p>14816672.13</text:p>
          </table:table-cell>
          <table:table-cell office:value-type="float" office:value="6369">
            <text:p>6369</text:p>
          </table:table-cell>
          <table:table-cell table:formula="of:=[.E957]/1000000" office:value-type="float" office:value="14.8166721311475">
            <text:p>14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58111.11111111">
            <text:p>9058111.11</text:p>
          </table:table-cell>
          <table:table-cell office:value-type="float" office:value="6369">
            <text:p>6369</text:p>
          </table:table-cell>
          <table:table-cell table:formula="of:=[.E958]/1000000" office:value-type="float" office:value="9.05811111111111">
            <text:p>9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03845.0704225">
            <text:p>12703845.07</text:p>
          </table:table-cell>
          <table:table-cell office:value-type="float" office:value="6369">
            <text:p>6369</text:p>
          </table:table-cell>
          <table:table-cell table:formula="of:=[.E959]/1000000" office:value-type="float" office:value="12.7038450704225">
            <text:p>12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89285.71428571">
            <text:p>9589285.71</text:p>
          </table:table-cell>
          <table:table-cell office:value-type="float" office:value="6369">
            <text:p>6369</text:p>
          </table:table-cell>
          <table:table-cell table:formula="of:=[.E960]/1000000" office:value-type="float" office:value="9.58928571428571">
            <text:p>9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11733.3333333">
            <text:p>12811733.33</text:p>
          </table:table-cell>
          <table:table-cell office:value-type="float" office:value="6369">
            <text:p>6369</text:p>
          </table:table-cell>
          <table:table-cell table:formula="of:=[.E961]/1000000" office:value-type="float" office:value="12.8117333333333">
            <text:p>12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14066.6666667">
            <text:p>12714066.67</text:p>
          </table:table-cell>
          <table:table-cell office:value-type="float" office:value="6369">
            <text:p>6369</text:p>
          </table:table-cell>
          <table:table-cell table:formula="of:=[.E962]/1000000" office:value-type="float" office:value="12.7140666666667">
            <text:p>12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11600">
            <text:p>8811600</text:p>
          </table:table-cell>
          <table:table-cell office:value-type="float" office:value="6369">
            <text:p>6369</text:p>
          </table:table-cell>
          <table:table-cell table:formula="of:=[.E963]/1000000" office:value-type="float" office:value="8.8116">
            <text:p>8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26289.4736842">
            <text:p>10826289.47</text:p>
          </table:table-cell>
          <table:table-cell office:value-type="float" office:value="6369">
            <text:p>6369</text:p>
          </table:table-cell>
          <table:table-cell table:formula="of:=[.E964]/1000000" office:value-type="float" office:value="10.8262894736842">
            <text:p>10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98326.0869565">
            <text:p>13398326.09</text:p>
          </table:table-cell>
          <table:table-cell office:value-type="float" office:value="6369">
            <text:p>6369</text:p>
          </table:table-cell>
          <table:table-cell table:formula="of:=[.E965]/1000000" office:value-type="float" office:value="13.3983260869565">
            <text:p>13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99557.6923077">
            <text:p>10699557.69</text:p>
          </table:table-cell>
          <table:table-cell office:value-type="float" office:value="6369">
            <text:p>6369</text:p>
          </table:table-cell>
          <table:table-cell table:formula="of:=[.E966]/1000000" office:value-type="float" office:value="10.6995576923077">
            <text:p>10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78850">
            <text:p>10278850</text:p>
          </table:table-cell>
          <table:table-cell office:value-type="float" office:value="6369">
            <text:p>6369</text:p>
          </table:table-cell>
          <table:table-cell table:formula="of:=[.E967]/1000000" office:value-type="float" office:value="10.27885">
            <text:p>10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98794.8717949">
            <text:p>12098794.87</text:p>
          </table:table-cell>
          <table:table-cell office:value-type="float" office:value="6369">
            <text:p>6369</text:p>
          </table:table-cell>
          <table:table-cell table:formula="of:=[.E968]/1000000" office:value-type="float" office:value="12.0987948717949">
            <text:p>12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929608.8992974">
            <text:p>22929608.9</text:p>
          </table:table-cell>
          <table:table-cell office:value-type="float" office:value="6408">
            <text:p>6408</text:p>
          </table:table-cell>
          <table:table-cell table:formula="of:=[.E969]/1000000" office:value-type="float" office:value="22.9296088992974">
            <text:p>22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41692.3076923">
            <text:p>15741692.31</text:p>
          </table:table-cell>
          <table:table-cell office:value-type="float" office:value="6408">
            <text:p>6408</text:p>
          </table:table-cell>
          <table:table-cell table:formula="of:=[.E970]/1000000" office:value-type="float" office:value="15.7416923076923">
            <text:p>15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261609.0909091">
            <text:p>28261609.09</text:p>
          </table:table-cell>
          <table:table-cell office:value-type="float" office:value="6408">
            <text:p>6408</text:p>
          </table:table-cell>
          <table:table-cell table:formula="of:=[.E971]/1000000" office:value-type="float" office:value="28.2616090909091">
            <text:p>28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67057.2687225">
            <text:p>15667057.27</text:p>
          </table:table-cell>
          <table:table-cell office:value-type="float" office:value="6408">
            <text:p>6408</text:p>
          </table:table-cell>
          <table:table-cell table:formula="of:=[.E972]/1000000" office:value-type="float" office:value="15.6670572687225">
            <text:p>15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66470.5882353">
            <text:p>13766470.59</text:p>
          </table:table-cell>
          <table:table-cell office:value-type="float" office:value="6408">
            <text:p>6408</text:p>
          </table:table-cell>
          <table:table-cell table:formula="of:=[.E973]/1000000" office:value-type="float" office:value="13.7664705882353">
            <text:p>13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76333.3333333">
            <text:p>11176333.33</text:p>
          </table:table-cell>
          <table:table-cell office:value-type="float" office:value="6408">
            <text:p>6408</text:p>
          </table:table-cell>
          <table:table-cell table:formula="of:=[.E974]/1000000" office:value-type="float" office:value="11.1763333333333">
            <text:p>11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97705.8823529">
            <text:p>14997705.88</text:p>
          </table:table-cell>
          <table:table-cell office:value-type="float" office:value="6408">
            <text:p>6408</text:p>
          </table:table-cell>
          <table:table-cell table:formula="of:=[.E975]/1000000" office:value-type="float" office:value="14.9977058823529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575147.0160116">
            <text:p>30575147.02</text:p>
          </table:table-cell>
          <table:table-cell office:value-type="float" office:value="6408">
            <text:p>6408</text:p>
          </table:table-cell>
          <table:table-cell table:formula="of:=[.E976]/1000000" office:value-type="float" office:value="30.5751470160116">
            <text:p>30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10368.4210526">
            <text:p>13910368.42</text:p>
          </table:table-cell>
          <table:table-cell office:value-type="float" office:value="6408">
            <text:p>6408</text:p>
          </table:table-cell>
          <table:table-cell table:formula="of:=[.E977]/1000000" office:value-type="float" office:value="13.9103684210526">
            <text:p>13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73584.7457627">
            <text:p>14573584.75</text:p>
          </table:table-cell>
          <table:table-cell office:value-type="float" office:value="6408">
            <text:p>6408</text:p>
          </table:table-cell>
          <table:table-cell table:formula="of:=[.E978]/1000000" office:value-type="float" office:value="14.5735847457627">
            <text:p>14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38611.1111111">
            <text:p>12338611.11</text:p>
          </table:table-cell>
          <table:table-cell office:value-type="float" office:value="6408">
            <text:p>6408</text:p>
          </table:table-cell>
          <table:table-cell table:formula="of:=[.E979]/1000000" office:value-type="float" office:value="12.3386111111111">
            <text:p>12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45864.6616541">
            <text:p>16345864.66</text:p>
          </table:table-cell>
          <table:table-cell office:value-type="float" office:value="6408">
            <text:p>6408</text:p>
          </table:table-cell>
          <table:table-cell table:formula="of:=[.E980]/1000000" office:value-type="float" office:value="16.3458646616541">
            <text:p>16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25722.2222222">
            <text:p>13425722.22</text:p>
          </table:table-cell>
          <table:table-cell office:value-type="float" office:value="6408">
            <text:p>6408</text:p>
          </table:table-cell>
          <table:table-cell table:formula="of:=[.E981]/1000000" office:value-type="float" office:value="13.4257222222222">
            <text:p>13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74206.6115702">
            <text:p>17474206.61</text:p>
          </table:table-cell>
          <table:table-cell office:value-type="float" office:value="6408">
            <text:p>6408</text:p>
          </table:table-cell>
          <table:table-cell table:formula="of:=[.E982]/1000000" office:value-type="float" office:value="17.4742066115702">
            <text:p>17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60722.2222222">
            <text:p>13860722.22</text:p>
          </table:table-cell>
          <table:table-cell office:value-type="float" office:value="6408">
            <text:p>6408</text:p>
          </table:table-cell>
          <table:table-cell table:formula="of:=[.E983]/1000000" office:value-type="float" office:value="13.8607222222222">
            <text:p>13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72233.0827068">
            <text:p>16072233.08</text:p>
          </table:table-cell>
          <table:table-cell office:value-type="float" office:value="6408">
            <text:p>6408</text:p>
          </table:table-cell>
          <table:table-cell table:formula="of:=[.E984]/1000000" office:value-type="float" office:value="16.0722330827068">
            <text:p>16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58222.2222222">
            <text:p>10958222.22</text:p>
          </table:table-cell>
          <table:table-cell office:value-type="float" office:value="6408">
            <text:p>6408</text:p>
          </table:table-cell>
          <table:table-cell table:formula="of:=[.E985]/1000000" office:value-type="float" office:value="10.9582222222222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97531.25">
            <text:p>15697531.25</text:p>
          </table:table-cell>
          <table:table-cell office:value-type="float" office:value="6408">
            <text:p>6408</text:p>
          </table:table-cell>
          <table:table-cell table:formula="of:=[.E986]/1000000" office:value-type="float" office:value="15.69753125">
            <text:p>15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51384.6153846">
            <text:p>14151384.62</text:p>
          </table:table-cell>
          <table:table-cell office:value-type="float" office:value="6408">
            <text:p>6408</text:p>
          </table:table-cell>
          <table:table-cell table:formula="of:=[.E987]/1000000" office:value-type="float" office:value="14.1513846153846">
            <text:p>14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01333.3333333">
            <text:p>11401333.33</text:p>
          </table:table-cell>
          <table:table-cell office:value-type="float" office:value="6408">
            <text:p>6408</text:p>
          </table:table-cell>
          <table:table-cell table:formula="of:=[.E988]/1000000" office:value-type="float" office:value="11.4013333333333">
            <text:p>11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76000">
            <text:p>18776000</text:p>
          </table:table-cell>
          <table:table-cell office:value-type="float" office:value="6408">
            <text:p>6408</text:p>
          </table:table-cell>
          <table:table-cell table:formula="of:=[.E989]/1000000" office:value-type="float" office:value="18.776">
            <text:p>18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88111.1111111">
            <text:p>11388111.11</text:p>
          </table:table-cell>
          <table:table-cell office:value-type="float" office:value="6408">
            <text:p>6408</text:p>
          </table:table-cell>
          <table:table-cell table:formula="of:=[.E990]/1000000" office:value-type="float" office:value="11.3881111111111">
            <text:p>11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30920">
            <text:p>13230920</text:p>
          </table:table-cell>
          <table:table-cell office:value-type="float" office:value="6408">
            <text:p>6408</text:p>
          </table:table-cell>
          <table:table-cell table:formula="of:=[.E991]/1000000" office:value-type="float" office:value="13.23092">
            <text:p>13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62813.9534884">
            <text:p>15262813.95</text:p>
          </table:table-cell>
          <table:table-cell office:value-type="float" office:value="6408">
            <text:p>6408</text:p>
          </table:table-cell>
          <table:table-cell table:formula="of:=[.E992]/1000000" office:value-type="float" office:value="15.2628139534884">
            <text:p>15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239538.3469844">
            <text:p>29239538.35</text:p>
          </table:table-cell>
          <table:table-cell office:value-type="float" office:value="6408">
            <text:p>6408</text:p>
          </table:table-cell>
          <table:table-cell table:formula="of:=[.E993]/1000000" office:value-type="float" office:value="29.2395383469844">
            <text:p>29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35050.6329114">
            <text:p>14635050.63</text:p>
          </table:table-cell>
          <table:table-cell office:value-type="float" office:value="6408">
            <text:p>6408</text:p>
          </table:table-cell>
          <table:table-cell table:formula="of:=[.E994]/1000000" office:value-type="float" office:value="14.6350506329114">
            <text:p>14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89265.8227848">
            <text:p>14589265.82</text:p>
          </table:table-cell>
          <table:table-cell office:value-type="float" office:value="6408">
            <text:p>6408</text:p>
          </table:table-cell>
          <table:table-cell table:formula="of:=[.E995]/1000000" office:value-type="float" office:value="14.5892658227848">
            <text:p>14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145594.4700461">
            <text:p>23145594.47</text:p>
          </table:table-cell>
          <table:table-cell office:value-type="float" office:value="6408">
            <text:p>6408</text:p>
          </table:table-cell>
          <table:table-cell table:formula="of:=[.E996]/1000000" office:value-type="float" office:value="23.1455944700461">
            <text:p>23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53131.147541">
            <text:p>14553131.15</text:p>
          </table:table-cell>
          <table:table-cell office:value-type="float" office:value="6408">
            <text:p>6408</text:p>
          </table:table-cell>
          <table:table-cell table:formula="of:=[.E997]/1000000" office:value-type="float" office:value="14.553131147541">
            <text:p>14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31952">
            <text:p>14731952</text:p>
          </table:table-cell>
          <table:table-cell office:value-type="float" office:value="6408">
            <text:p>6408</text:p>
          </table:table-cell>
          <table:table-cell table:formula="of:=[.E998]/1000000" office:value-type="float" office:value="14.731952">
            <text:p>14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87633.0275229">
            <text:p>19187633.03</text:p>
          </table:table-cell>
          <table:table-cell office:value-type="float" office:value="6408">
            <text:p>6408</text:p>
          </table:table-cell>
          <table:table-cell table:formula="of:=[.E999]/1000000" office:value-type="float" office:value="19.1876330275229">
            <text:p>19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962397.0588235">
            <text:p>18962397.06</text:p>
          </table:table-cell>
          <table:table-cell office:value-type="float" office:value="6408">
            <text:p>6408</text:p>
          </table:table-cell>
          <table:table-cell table:formula="of:=[.E1000]/1000000" office:value-type="float" office:value="18.9623970588235">
            <text:p>18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10545.4545455">
            <text:p>15710545.45</text:p>
          </table:table-cell>
          <table:table-cell office:value-type="float" office:value="6431">
            <text:p>6431</text:p>
          </table:table-cell>
          <table:table-cell table:formula="of:=[.E1001]/1000000" office:value-type="float" office:value="15.7105454545455">
            <text:p>15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22720">
            <text:p>12322720</text:p>
          </table:table-cell>
          <table:table-cell office:value-type="float" office:value="6431">
            <text:p>6431</text:p>
          </table:table-cell>
          <table:table-cell table:formula="of:=[.E1002]/1000000" office:value-type="float" office:value="12.32272">
            <text:p>12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58293.4782609">
            <text:p>13358293.48</text:p>
          </table:table-cell>
          <table:table-cell office:value-type="float" office:value="6431">
            <text:p>6431</text:p>
          </table:table-cell>
          <table:table-cell table:formula="of:=[.E1003]/1000000" office:value-type="float" office:value="13.3582934782609">
            <text:p>13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79816.9014085">
            <text:p>14679816.9</text:p>
          </table:table-cell>
          <table:table-cell office:value-type="float" office:value="6431">
            <text:p>6431</text:p>
          </table:table-cell>
          <table:table-cell table:formula="of:=[.E1004]/1000000" office:value-type="float" office:value="14.6798169014085">
            <text:p>14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49884.6153846">
            <text:p>12349884.62</text:p>
          </table:table-cell>
          <table:table-cell office:value-type="float" office:value="6431">
            <text:p>6431</text:p>
          </table:table-cell>
          <table:table-cell table:formula="of:=[.E1005]/1000000" office:value-type="float" office:value="12.3498846153846">
            <text:p>12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08388.8888889">
            <text:p>10308388.89</text:p>
          </table:table-cell>
          <table:table-cell office:value-type="float" office:value="6431">
            <text:p>6431</text:p>
          </table:table-cell>
          <table:table-cell table:formula="of:=[.E1006]/1000000" office:value-type="float" office:value="10.3083888888889">
            <text:p>10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22866.6666667">
            <text:p>12722866.67</text:p>
          </table:table-cell>
          <table:table-cell office:value-type="float" office:value="6431">
            <text:p>6431</text:p>
          </table:table-cell>
          <table:table-cell table:formula="of:=[.E1007]/1000000" office:value-type="float" office:value="12.7228666666667">
            <text:p>12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92055.55555556">
            <text:p>9292055.56</text:p>
          </table:table-cell>
          <table:table-cell office:value-type="float" office:value="6431">
            <text:p>6431</text:p>
          </table:table-cell>
          <table:table-cell table:formula="of:=[.E1008]/1000000" office:value-type="float" office:value="9.29205555555556">
            <text:p>9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74809.5238095">
            <text:p>13974809.52</text:p>
          </table:table-cell>
          <table:table-cell office:value-type="float" office:value="6431">
            <text:p>6431</text:p>
          </table:table-cell>
          <table:table-cell table:formula="of:=[.E1009]/1000000" office:value-type="float" office:value="13.9748095238095">
            <text:p>13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64142.8571429">
            <text:p>12164142.86</text:p>
          </table:table-cell>
          <table:table-cell office:value-type="float" office:value="6431">
            <text:p>6431</text:p>
          </table:table-cell>
          <table:table-cell table:formula="of:=[.E1010]/1000000" office:value-type="float" office:value="12.1641428571429">
            <text:p>12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85578.9473684">
            <text:p>13885578.95</text:p>
          </table:table-cell>
          <table:table-cell office:value-type="float" office:value="6431">
            <text:p>6431</text:p>
          </table:table-cell>
          <table:table-cell table:formula="of:=[.E1011]/1000000" office:value-type="float" office:value="13.8855789473684">
            <text:p>13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50111.1111111">
            <text:p>14050111.11</text:p>
          </table:table-cell>
          <table:table-cell office:value-type="float" office:value="6431">
            <text:p>6431</text:p>
          </table:table-cell>
          <table:table-cell table:formula="of:=[.E1012]/1000000" office:value-type="float" office:value="14.0501111111111">
            <text:p>14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59057.6271186">
            <text:p>17759057.63</text:p>
          </table:table-cell>
          <table:table-cell office:value-type="float" office:value="6431">
            <text:p>6431</text:p>
          </table:table-cell>
          <table:table-cell table:formula="of:=[.E1013]/1000000" office:value-type="float" office:value="17.7590576271186">
            <text:p>17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98739.1304348">
            <text:p>12998739.13</text:p>
          </table:table-cell>
          <table:table-cell office:value-type="float" office:value="6431">
            <text:p>6431</text:p>
          </table:table-cell>
          <table:table-cell table:formula="of:=[.E1014]/1000000" office:value-type="float" office:value="12.9987391304348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628779.8742138">
            <text:p>22628779.87</text:p>
          </table:table-cell>
          <table:table-cell office:value-type="float" office:value="6431">
            <text:p>6431</text:p>
          </table:table-cell>
          <table:table-cell table:formula="of:=[.E1015]/1000000" office:value-type="float" office:value="22.6287798742138">
            <text:p>22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13031.25">
            <text:p>11313031.25</text:p>
          </table:table-cell>
          <table:table-cell office:value-type="float" office:value="6431">
            <text:p>6431</text:p>
          </table:table-cell>
          <table:table-cell table:formula="of:=[.E1016]/1000000" office:value-type="float" office:value="11.31303125">
            <text:p>11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52695.6521739">
            <text:p>12452695.65</text:p>
          </table:table-cell>
          <table:table-cell office:value-type="float" office:value="6431">
            <text:p>6431</text:p>
          </table:table-cell>
          <table:table-cell table:formula="of:=[.E1017]/1000000" office:value-type="float" office:value="12.4526956521739">
            <text:p>12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973119.4968553">
            <text:p>21973119.5</text:p>
          </table:table-cell>
          <table:table-cell office:value-type="float" office:value="6431">
            <text:p>6431</text:p>
          </table:table-cell>
          <table:table-cell table:formula="of:=[.E1018]/1000000" office:value-type="float" office:value="21.9731194968553">
            <text:p>21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531615.3846154">
            <text:p>25531615.38</text:p>
          </table:table-cell>
          <table:table-cell office:value-type="float" office:value="6431">
            <text:p>6431</text:p>
          </table:table-cell>
          <table:table-cell table:formula="of:=[.E1019]/1000000" office:value-type="float" office:value="25.5316153846154">
            <text:p>25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73666.6666667">
            <text:p>19673666.67</text:p>
          </table:table-cell>
          <table:table-cell office:value-type="float" office:value="6431">
            <text:p>6431</text:p>
          </table:table-cell>
          <table:table-cell table:formula="of:=[.E1020]/1000000" office:value-type="float" office:value="19.6736666666667">
            <text:p>19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56434.7826087">
            <text:p>19056434.78</text:p>
          </table:table-cell>
          <table:table-cell office:value-type="float" office:value="6431">
            <text:p>6431</text:p>
          </table:table-cell>
          <table:table-cell table:formula="of:=[.E1021]/1000000" office:value-type="float" office:value="19.0564347826087">
            <text:p>19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37869.5652174">
            <text:p>19637869.57</text:p>
          </table:table-cell>
          <table:table-cell office:value-type="float" office:value="6431">
            <text:p>6431</text:p>
          </table:table-cell>
          <table:table-cell table:formula="of:=[.E1022]/1000000" office:value-type="float" office:value="19.6378695652174">
            <text:p>19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21260.8695652">
            <text:p>18221260.87</text:p>
          </table:table-cell>
          <table:table-cell office:value-type="float" office:value="6431">
            <text:p>6431</text:p>
          </table:table-cell>
          <table:table-cell table:formula="of:=[.E1023]/1000000" office:value-type="float" office:value="18.2212608695652">
            <text:p>18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29544.0559441">
            <text:p>27029544.06</text:p>
          </table:table-cell>
          <table:table-cell office:value-type="float" office:value="6431">
            <text:p>6431</text:p>
          </table:table-cell>
          <table:table-cell table:formula="of:=[.E1024]/1000000" office:value-type="float" office:value="27.0295440559441">
            <text:p>27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01102.5641026">
            <text:p>19801102.56</text:p>
          </table:table-cell>
          <table:table-cell office:value-type="float" office:value="6431">
            <text:p>6431</text:p>
          </table:table-cell>
          <table:table-cell table:formula="of:=[.E1025]/1000000" office:value-type="float" office:value="19.8011025641026">
            <text:p>19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380913.0434783">
            <text:p>21380913.04</text:p>
          </table:table-cell>
          <table:table-cell office:value-type="float" office:value="6431">
            <text:p>6431</text:p>
          </table:table-cell>
          <table:table-cell table:formula="of:=[.E1026]/1000000" office:value-type="float" office:value="21.3809130434783">
            <text:p>21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78333.3333333">
            <text:p>19478333.33</text:p>
          </table:table-cell>
          <table:table-cell office:value-type="float" office:value="6431">
            <text:p>6431</text:p>
          </table:table-cell>
          <table:table-cell table:formula="of:=[.E1027]/1000000" office:value-type="float" office:value="19.4783333333333">
            <text:p>19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361768.115942">
            <text:p>21361768.12</text:p>
          </table:table-cell>
          <table:table-cell office:value-type="float" office:value="6431">
            <text:p>6431</text:p>
          </table:table-cell>
          <table:table-cell table:formula="of:=[.E1028]/1000000" office:value-type="float" office:value="21.361768115942">
            <text:p>21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397136.6120219">
            <text:p>26397136.61</text:p>
          </table:table-cell>
          <table:table-cell office:value-type="float" office:value="6431">
            <text:p>6431</text:p>
          </table:table-cell>
          <table:table-cell table:formula="of:=[.E1029]/1000000" office:value-type="float" office:value="26.3971366120219">
            <text:p>26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468612.9032258">
            <text:p>24468612.9</text:p>
          </table:table-cell>
          <table:table-cell office:value-type="float" office:value="6431">
            <text:p>6431</text:p>
          </table:table-cell>
          <table:table-cell table:formula="of:=[.E1030]/1000000" office:value-type="float" office:value="24.4686129032258">
            <text:p>24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61375">
            <text:p>11761375</text:p>
          </table:table-cell>
          <table:table-cell office:value-type="float" office:value="6431">
            <text:p>6431</text:p>
          </table:table-cell>
          <table:table-cell table:formula="of:=[.E1031]/1000000" office:value-type="float" office:value="11.761375">
            <text:p>11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57803.030303">
            <text:p>16057803.03</text:p>
          </table:table-cell>
          <table:table-cell office:value-type="float" office:value="6431">
            <text:p>6431</text:p>
          </table:table-cell>
          <table:table-cell table:formula="of:=[.E1032]/1000000" office:value-type="float" office:value="16.057803030303">
            <text:p>16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12390.2439024">
            <text:p>12012390.24</text:p>
          </table:table-cell>
          <table:table-cell office:value-type="float" office:value="6431">
            <text:p>6431</text:p>
          </table:table-cell>
          <table:table-cell table:formula="of:=[.E1033]/1000000" office:value-type="float" office:value="12.0123902439024">
            <text:p>12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19666.6666667">
            <text:p>11619666.67</text:p>
          </table:table-cell>
          <table:table-cell office:value-type="float" office:value="6446">
            <text:p>6446</text:p>
          </table:table-cell>
          <table:table-cell table:formula="of:=[.E1034]/1000000" office:value-type="float" office:value="11.6196666666667">
            <text:p>11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61808.2901554">
            <text:p>14161808.29</text:p>
          </table:table-cell>
          <table:table-cell office:value-type="float" office:value="6446">
            <text:p>6446</text:p>
          </table:table-cell>
          <table:table-cell table:formula="of:=[.E1035]/1000000" office:value-type="float" office:value="14.1618082901554">
            <text:p>14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57947.3684211">
            <text:p>12557947.37</text:p>
          </table:table-cell>
          <table:table-cell office:value-type="float" office:value="6446">
            <text:p>6446</text:p>
          </table:table-cell>
          <table:table-cell table:formula="of:=[.E1036]/1000000" office:value-type="float" office:value="12.5579473684211">
            <text:p>12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87791.6666667">
            <text:p>12187791.67</text:p>
          </table:table-cell>
          <table:table-cell office:value-type="float" office:value="6446">
            <text:p>6446</text:p>
          </table:table-cell>
          <table:table-cell table:formula="of:=[.E1037]/1000000" office:value-type="float" office:value="12.1877916666667">
            <text:p>12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68645.1612903">
            <text:p>13568645.16</text:p>
          </table:table-cell>
          <table:table-cell office:value-type="float" office:value="6446">
            <text:p>6446</text:p>
          </table:table-cell>
          <table:table-cell table:formula="of:=[.E1038]/1000000" office:value-type="float" office:value="13.5686451612903">
            <text:p>13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64458.3333333">
            <text:p>12364458.33</text:p>
          </table:table-cell>
          <table:table-cell office:value-type="float" office:value="6446">
            <text:p>6446</text:p>
          </table:table-cell>
          <table:table-cell table:formula="of:=[.E1039]/1000000" office:value-type="float" office:value="12.3644583333333">
            <text:p>12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03798.3193277">
            <text:p>13603798.32</text:p>
          </table:table-cell>
          <table:table-cell office:value-type="float" office:value="6446">
            <text:p>6446</text:p>
          </table:table-cell>
          <table:table-cell table:formula="of:=[.E1040]/1000000" office:value-type="float" office:value="13.6037983193277">
            <text:p>13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93580">
            <text:p>11393580</text:p>
          </table:table-cell>
          <table:table-cell office:value-type="float" office:value="6446">
            <text:p>6446</text:p>
          </table:table-cell>
          <table:table-cell table:formula="of:=[.E1041]/1000000" office:value-type="float" office:value="11.39358">
            <text:p>11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75880.8290155">
            <text:p>17075880.83</text:p>
          </table:table-cell>
          <table:table-cell office:value-type="float" office:value="6446">
            <text:p>6446</text:p>
          </table:table-cell>
          <table:table-cell table:formula="of:=[.E1042]/1000000" office:value-type="float" office:value="17.0758808290155">
            <text:p>17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18421.0526316">
            <text:p>11718421.05</text:p>
          </table:table-cell>
          <table:table-cell office:value-type="float" office:value="6446">
            <text:p>6446</text:p>
          </table:table-cell>
          <table:table-cell table:formula="of:=[.E1043]/1000000" office:value-type="float" office:value="11.7184210526316">
            <text:p>11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52583.3333333">
            <text:p>12352583.33</text:p>
          </table:table-cell>
          <table:table-cell office:value-type="float" office:value="6446">
            <text:p>6446</text:p>
          </table:table-cell>
          <table:table-cell table:formula="of:=[.E1044]/1000000" office:value-type="float" office:value="12.3525833333333">
            <text:p>12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16419.3548387">
            <text:p>13016419.35</text:p>
          </table:table-cell>
          <table:table-cell office:value-type="float" office:value="6446">
            <text:p>6446</text:p>
          </table:table-cell>
          <table:table-cell table:formula="of:=[.E1045]/1000000" office:value-type="float" office:value="13.0164193548387">
            <text:p>13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10875">
            <text:p>11710875</text:p>
          </table:table-cell>
          <table:table-cell office:value-type="float" office:value="6446">
            <text:p>6446</text:p>
          </table:table-cell>
          <table:table-cell table:formula="of:=[.E1046]/1000000" office:value-type="float" office:value="11.710875">
            <text:p>11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79571.4285714">
            <text:p>16279571.43</text:p>
          </table:table-cell>
          <table:table-cell office:value-type="float" office:value="6446">
            <text:p>6446</text:p>
          </table:table-cell>
          <table:table-cell table:formula="of:=[.E1047]/1000000" office:value-type="float" office:value="16.2795714285714">
            <text:p>16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99050">
            <text:p>17599050</text:p>
          </table:table-cell>
          <table:table-cell office:value-type="float" office:value="6446">
            <text:p>6446</text:p>
          </table:table-cell>
          <table:table-cell table:formula="of:=[.E1048]/1000000" office:value-type="float" office:value="17.59905">
            <text:p>17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907942.0689655">
            <text:p>56907942.07</text:p>
          </table:table-cell>
          <table:table-cell office:value-type="float" office:value="6446">
            <text:p>6446</text:p>
          </table:table-cell>
          <table:table-cell table:formula="of:=[.E1049]/1000000" office:value-type="float" office:value="56.9079420689655">
            <text:p>56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97466.6666667">
            <text:p>11197466.67</text:p>
          </table:table-cell>
          <table:table-cell office:value-type="float" office:value="6446">
            <text:p>6446</text:p>
          </table:table-cell>
          <table:table-cell table:formula="of:=[.E1050]/1000000" office:value-type="float" office:value="11.1974666666667">
            <text:p>11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05866.6666667">
            <text:p>13505866.67</text:p>
          </table:table-cell>
          <table:table-cell office:value-type="float" office:value="6446">
            <text:p>6446</text:p>
          </table:table-cell>
          <table:table-cell table:formula="of:=[.E1051]/1000000" office:value-type="float" office:value="13.5058666666667">
            <text:p>13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85866.6666667">
            <text:p>14685866.67</text:p>
          </table:table-cell>
          <table:table-cell office:value-type="float" office:value="6446">
            <text:p>6446</text:p>
          </table:table-cell>
          <table:table-cell table:formula="of:=[.E1052]/1000000" office:value-type="float" office:value="14.6858666666667">
            <text:p>14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67533.3333333">
            <text:p>10767533.33</text:p>
          </table:table-cell>
          <table:table-cell office:value-type="float" office:value="6446">
            <text:p>6446</text:p>
          </table:table-cell>
          <table:table-cell table:formula="of:=[.E1053]/1000000" office:value-type="float" office:value="10.7675333333333">
            <text:p>10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66161.7647059">
            <text:p>16466161.76</text:p>
          </table:table-cell>
          <table:table-cell office:value-type="float" office:value="6446">
            <text:p>6446</text:p>
          </table:table-cell>
          <table:table-cell table:formula="of:=[.E1054]/1000000" office:value-type="float" office:value="16.4661617647059">
            <text:p>16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594680.0573888">
            <text:p>23594680.06</text:p>
          </table:table-cell>
          <table:table-cell office:value-type="float" office:value="6446">
            <text:p>6446</text:p>
          </table:table-cell>
          <table:table-cell table:formula="of:=[.E1055]/1000000" office:value-type="float" office:value="23.5946800573888">
            <text:p>23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1428.5714286">
            <text:p>10241428.57</text:p>
          </table:table-cell>
          <table:table-cell office:value-type="float" office:value="6446">
            <text:p>6446</text:p>
          </table:table-cell>
          <table:table-cell table:formula="of:=[.E1056]/1000000" office:value-type="float" office:value="10.2414285714286">
            <text:p>10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42071.4285714">
            <text:p>11742071.43</text:p>
          </table:table-cell>
          <table:table-cell office:value-type="float" office:value="6446">
            <text:p>6446</text:p>
          </table:table-cell>
          <table:table-cell table:formula="of:=[.E1057]/1000000" office:value-type="float" office:value="11.7420714285714">
            <text:p>11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19737.5886525">
            <text:p>27019737.59</text:p>
          </table:table-cell>
          <table:table-cell office:value-type="float" office:value="6510">
            <text:p>6510</text:p>
          </table:table-cell>
          <table:table-cell table:formula="of:=[.E1058]/1000000" office:value-type="float" office:value="27.0197375886525">
            <text:p>27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204345.1957295">
            <text:p>24204345.2</text:p>
          </table:table-cell>
          <table:table-cell office:value-type="float" office:value="6510">
            <text:p>6510</text:p>
          </table:table-cell>
          <table:table-cell table:formula="of:=[.E1059]/1000000" office:value-type="float" office:value="24.2043451957295">
            <text:p>24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665522.3880597">
            <text:p>20665522.39</text:p>
          </table:table-cell>
          <table:table-cell office:value-type="float" office:value="6510">
            <text:p>6510</text:p>
          </table:table-cell>
          <table:table-cell table:formula="of:=[.E1060]/1000000" office:value-type="float" office:value="20.6655223880597">
            <text:p>2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310716.4179104">
            <text:p>21310716.42</text:p>
          </table:table-cell>
          <table:table-cell office:value-type="float" office:value="6510">
            <text:p>6510</text:p>
          </table:table-cell>
          <table:table-cell table:formula="of:=[.E1061]/1000000" office:value-type="float" office:value="21.3107164179104">
            <text:p>21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94222.2222222">
            <text:p>12494222.22</text:p>
          </table:table-cell>
          <table:table-cell office:value-type="float" office:value="6510">
            <text:p>6510</text:p>
          </table:table-cell>
          <table:table-cell table:formula="of:=[.E1062]/1000000" office:value-type="float" office:value="12.4942222222222">
            <text:p>12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31354.8387097">
            <text:p>12131354.84</text:p>
          </table:table-cell>
          <table:table-cell office:value-type="float" office:value="6510">
            <text:p>6510</text:p>
          </table:table-cell>
          <table:table-cell table:formula="of:=[.E1063]/1000000" office:value-type="float" office:value="12.1313548387097">
            <text:p>12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78000">
            <text:p>14378000</text:p>
          </table:table-cell>
          <table:table-cell office:value-type="float" office:value="6510">
            <text:p>6510</text:p>
          </table:table-cell>
          <table:table-cell table:formula="of:=[.E1064]/1000000" office:value-type="float" office:value="14.378">
            <text:p>14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30870.9677419">
            <text:p>12430870.97</text:p>
          </table:table-cell>
          <table:table-cell office:value-type="float" office:value="6510">
            <text:p>6510</text:p>
          </table:table-cell>
          <table:table-cell table:formula="of:=[.E1065]/1000000" office:value-type="float" office:value="12.4308709677419">
            <text:p>12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69538.4615385">
            <text:p>12969538.46</text:p>
          </table:table-cell>
          <table:table-cell office:value-type="float" office:value="6510">
            <text:p>6510</text:p>
          </table:table-cell>
          <table:table-cell table:formula="of:=[.E1066]/1000000" office:value-type="float" office:value="12.9695384615385">
            <text:p>12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62066.6666667">
            <text:p>12462066.67</text:p>
          </table:table-cell>
          <table:table-cell office:value-type="float" office:value="6510">
            <text:p>6510</text:p>
          </table:table-cell>
          <table:table-cell table:formula="of:=[.E1067]/1000000" office:value-type="float" office:value="12.4620666666667">
            <text:p>12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22230.7692308">
            <text:p>14222230.77</text:p>
          </table:table-cell>
          <table:table-cell office:value-type="float" office:value="6510">
            <text:p>6510</text:p>
          </table:table-cell>
          <table:table-cell table:formula="of:=[.E1068]/1000000" office:value-type="float" office:value="14.2222307692308">
            <text:p>14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48263.2653061">
            <text:p>16248263.27</text:p>
          </table:table-cell>
          <table:table-cell office:value-type="float" office:value="6510">
            <text:p>6510</text:p>
          </table:table-cell>
          <table:table-cell table:formula="of:=[.E1069]/1000000" office:value-type="float" office:value="16.2482632653061">
            <text:p>16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93930.2325581">
            <text:p>18093930.23</text:p>
          </table:table-cell>
          <table:table-cell office:value-type="float" office:value="6510">
            <text:p>6510</text:p>
          </table:table-cell>
          <table:table-cell table:formula="of:=[.E1070]/1000000" office:value-type="float" office:value="18.0939302325581">
            <text:p>18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29500">
            <text:p>16429500</text:p>
          </table:table-cell>
          <table:table-cell office:value-type="float" office:value="6510">
            <text:p>6510</text:p>
          </table:table-cell>
          <table:table-cell table:formula="of:=[.E1071]/1000000" office:value-type="float" office:value="16.4295">
            <text:p>16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04669.2913386">
            <text:p>17304669.29</text:p>
          </table:table-cell>
          <table:table-cell office:value-type="float" office:value="6510">
            <text:p>6510</text:p>
          </table:table-cell>
          <table:table-cell table:formula="of:=[.E1072]/1000000" office:value-type="float" office:value="17.3046692913386">
            <text:p>17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47923.0769231">
            <text:p>16247923.08</text:p>
          </table:table-cell>
          <table:table-cell office:value-type="float" office:value="6510">
            <text:p>6510</text:p>
          </table:table-cell>
          <table:table-cell table:formula="of:=[.E1073]/1000000" office:value-type="float" office:value="16.2479230769231">
            <text:p>16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39142.8571429">
            <text:p>13239142.86</text:p>
          </table:table-cell>
          <table:table-cell office:value-type="float" office:value="6510">
            <text:p>6510</text:p>
          </table:table-cell>
          <table:table-cell table:formula="of:=[.E1074]/1000000" office:value-type="float" office:value="13.2391428571429">
            <text:p>13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04220.3389831">
            <text:p>18304220.34</text:p>
          </table:table-cell>
          <table:table-cell office:value-type="float" office:value="6510">
            <text:p>6510</text:p>
          </table:table-cell>
          <table:table-cell table:formula="of:=[.E1075]/1000000" office:value-type="float" office:value="18.3042203389831">
            <text:p>18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85188.6503068">
            <text:p>30085188.65</text:p>
          </table:table-cell>
          <table:table-cell office:value-type="float" office:value="6510">
            <text:p>6510</text:p>
          </table:table-cell>
          <table:table-cell table:formula="of:=[.E1076]/1000000" office:value-type="float" office:value="30.0851886503068">
            <text:p>30.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866318.6813187">
            <text:p>20866318.68</text:p>
          </table:table-cell>
          <table:table-cell office:value-type="float" office:value="6510">
            <text:p>6510</text:p>
          </table:table-cell>
          <table:table-cell table:formula="of:=[.E1077]/1000000" office:value-type="float" office:value="20.8663186813187">
            <text:p>20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295729.1666667">
            <text:p>21295729.17</text:p>
          </table:table-cell>
          <table:table-cell office:value-type="float" office:value="6510">
            <text:p>6510</text:p>
          </table:table-cell>
          <table:table-cell table:formula="of:=[.E1078]/1000000" office:value-type="float" office:value="21.2957291666667">
            <text:p>21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58560.4395604">
            <text:p>17858560.44</text:p>
          </table:table-cell>
          <table:table-cell office:value-type="float" office:value="6510">
            <text:p>6510</text:p>
          </table:table-cell>
          <table:table-cell table:formula="of:=[.E1079]/1000000" office:value-type="float" office:value="17.8585604395604">
            <text:p>17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986718.5185185">
            <text:p>24986718.52</text:p>
          </table:table-cell>
          <table:table-cell office:value-type="float" office:value="6510">
            <text:p>6510</text:p>
          </table:table-cell>
          <table:table-cell table:formula="of:=[.E1080]/1000000" office:value-type="float" office:value="24.9867185185185">
            <text:p>24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66478.2608696">
            <text:p>13766478.26</text:p>
          </table:table-cell>
          <table:table-cell office:value-type="float" office:value="6510">
            <text:p>6510</text:p>
          </table:table-cell>
          <table:table-cell table:formula="of:=[.E1081]/1000000" office:value-type="float" office:value="13.7664782608696">
            <text:p>13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793394.9367089">
            <text:p>21793394.94</text:p>
          </table:table-cell>
          <table:table-cell office:value-type="float" office:value="6510">
            <text:p>6510</text:p>
          </table:table-cell>
          <table:table-cell table:formula="of:=[.E1082]/1000000" office:value-type="float" office:value="21.7933949367089">
            <text:p>21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01333.3333333">
            <text:p>13001333.33</text:p>
          </table:table-cell>
          <table:table-cell office:value-type="float" office:value="6510">
            <text:p>6510</text:p>
          </table:table-cell>
          <table:table-cell table:formula="of:=[.E1083]/1000000" office:value-type="float" office:value="13.0013333333333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75045.8015267">
            <text:p>18275045.8</text:p>
          </table:table-cell>
          <table:table-cell office:value-type="float" office:value="6510">
            <text:p>6510</text:p>
          </table:table-cell>
          <table:table-cell table:formula="of:=[.E1084]/1000000" office:value-type="float" office:value="18.2750458015267">
            <text:p>18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27983.2402235">
            <text:p>15227983.24</text:p>
          </table:table-cell>
          <table:table-cell office:value-type="float" office:value="6510">
            <text:p>6510</text:p>
          </table:table-cell>
          <table:table-cell table:formula="of:=[.E1085]/1000000" office:value-type="float" office:value="15.2279832402235">
            <text:p>15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78708.3333333">
            <text:p>10978708.33</text:p>
          </table:table-cell>
          <table:table-cell office:value-type="float" office:value="6582">
            <text:p>6582</text:p>
          </table:table-cell>
          <table:table-cell table:formula="of:=[.E1086]/1000000" office:value-type="float" office:value="10.9787083333333">
            <text:p>10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62428.5714286">
            <text:p>10562428.57</text:p>
          </table:table-cell>
          <table:table-cell office:value-type="float" office:value="6582">
            <text:p>6582</text:p>
          </table:table-cell>
          <table:table-cell table:formula="of:=[.E1087]/1000000" office:value-type="float" office:value="10.5624285714286">
            <text:p>10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876234.1549296">
            <text:p>32876234.15</text:p>
          </table:table-cell>
          <table:table-cell office:value-type="float" office:value="6582">
            <text:p>6582</text:p>
          </table:table-cell>
          <table:table-cell table:formula="of:=[.E1088]/1000000" office:value-type="float" office:value="32.8762341549296">
            <text:p>32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78307.6923077">
            <text:p>12678307.69</text:p>
          </table:table-cell>
          <table:table-cell office:value-type="float" office:value="6582">
            <text:p>6582</text:p>
          </table:table-cell>
          <table:table-cell table:formula="of:=[.E1089]/1000000" office:value-type="float" office:value="12.6783076923077">
            <text:p>12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64652.173913">
            <text:p>12664652.17</text:p>
          </table:table-cell>
          <table:table-cell office:value-type="float" office:value="6582">
            <text:p>6582</text:p>
          </table:table-cell>
          <table:table-cell table:formula="of:=[.E1090]/1000000" office:value-type="float" office:value="12.664652173913">
            <text:p>12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21869.5652174">
            <text:p>12221869.57</text:p>
          </table:table-cell>
          <table:table-cell office:value-type="float" office:value="6582">
            <text:p>6582</text:p>
          </table:table-cell>
          <table:table-cell table:formula="of:=[.E1091]/1000000" office:value-type="float" office:value="12.2218695652174">
            <text:p>12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44776.2237762">
            <text:p>13444776.22</text:p>
          </table:table-cell>
          <table:table-cell office:value-type="float" office:value="6582">
            <text:p>6582</text:p>
          </table:table-cell>
          <table:table-cell table:formula="of:=[.E1092]/1000000" office:value-type="float" office:value="13.4447762237762">
            <text:p>13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80900">
            <text:p>11980900</text:p>
          </table:table-cell>
          <table:table-cell office:value-type="float" office:value="6582">
            <text:p>6582</text:p>
          </table:table-cell>
          <table:table-cell table:formula="of:=[.E1093]/1000000" office:value-type="float" office:value="11.9809">
            <text:p>11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31281.6901408">
            <text:p>14331281.69</text:p>
          </table:table-cell>
          <table:table-cell office:value-type="float" office:value="6582">
            <text:p>6582</text:p>
          </table:table-cell>
          <table:table-cell table:formula="of:=[.E1094]/1000000" office:value-type="float" office:value="14.3312816901408">
            <text:p>14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68533.3333333">
            <text:p>16168533.33</text:p>
          </table:table-cell>
          <table:table-cell office:value-type="float" office:value="6582">
            <text:p>6582</text:p>
          </table:table-cell>
          <table:table-cell table:formula="of:=[.E1095]/1000000" office:value-type="float" office:value="16.1685333333333">
            <text:p>16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30486.4864865">
            <text:p>14430486.49</text:p>
          </table:table-cell>
          <table:table-cell office:value-type="float" office:value="6582">
            <text:p>6582</text:p>
          </table:table-cell>
          <table:table-cell table:formula="of:=[.E1096]/1000000" office:value-type="float" office:value="14.4304864864865">
            <text:p>14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60272.7272727">
            <text:p>11960272.73</text:p>
          </table:table-cell>
          <table:table-cell office:value-type="float" office:value="6582">
            <text:p>6582</text:p>
          </table:table-cell>
          <table:table-cell table:formula="of:=[.E1097]/1000000" office:value-type="float" office:value="11.9602727272727">
            <text:p>11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20625">
            <text:p>11920625</text:p>
          </table:table-cell>
          <table:table-cell office:value-type="float" office:value="6582">
            <text:p>6582</text:p>
          </table:table-cell>
          <table:table-cell table:formula="of:=[.E1098]/1000000" office:value-type="float" office:value="11.920625">
            <text:p>11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29222.2222222">
            <text:p>14129222.22</text:p>
          </table:table-cell>
          <table:table-cell office:value-type="float" office:value="6582">
            <text:p>6582</text:p>
          </table:table-cell>
          <table:table-cell table:formula="of:=[.E1099]/1000000" office:value-type="float" office:value="14.1292222222222">
            <text:p>14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63061.7283951">
            <text:p>11863061.73</text:p>
          </table:table-cell>
          <table:table-cell office:value-type="float" office:value="6582">
            <text:p>6582</text:p>
          </table:table-cell>
          <table:table-cell table:formula="of:=[.E1100]/1000000" office:value-type="float" office:value="11.8630617283951">
            <text:p>11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19476.1904762">
            <text:p>11319476.19</text:p>
          </table:table-cell>
          <table:table-cell office:value-type="float" office:value="6591">
            <text:p>6591</text:p>
          </table:table-cell>
          <table:table-cell table:formula="of:=[.E1101]/1000000" office:value-type="float" office:value="11.3194761904762">
            <text:p>11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65066.6666667">
            <text:p>10665066.67</text:p>
          </table:table-cell>
          <table:table-cell office:value-type="float" office:value="6591">
            <text:p>6591</text:p>
          </table:table-cell>
          <table:table-cell table:formula="of:=[.E1102]/1000000" office:value-type="float" office:value="10.6650666666667">
            <text:p>1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18806.4516129">
            <text:p>13018806.45</text:p>
          </table:table-cell>
          <table:table-cell office:value-type="float" office:value="6591">
            <text:p>6591</text:p>
          </table:table-cell>
          <table:table-cell table:formula="of:=[.E1103]/1000000" office:value-type="float" office:value="13.0188064516129">
            <text:p>13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90180.1801802">
            <text:p>16590180.18</text:p>
          </table:table-cell>
          <table:table-cell office:value-type="float" office:value="6591">
            <text:p>6591</text:p>
          </table:table-cell>
          <table:table-cell table:formula="of:=[.E1104]/1000000" office:value-type="float" office:value="16.5901801801802">
            <text:p>16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54407.4074074">
            <text:p>13454407.41</text:p>
          </table:table-cell>
          <table:table-cell office:value-type="float" office:value="6591">
            <text:p>6591</text:p>
          </table:table-cell>
          <table:table-cell table:formula="of:=[.E1105]/1000000" office:value-type="float" office:value="13.4544074074074">
            <text:p>13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84153.8461538">
            <text:p>12584153.85</text:p>
          </table:table-cell>
          <table:table-cell office:value-type="float" office:value="6591">
            <text:p>6591</text:p>
          </table:table-cell>
          <table:table-cell table:formula="of:=[.E1106]/1000000" office:value-type="float" office:value="12.5841538461538">
            <text:p>12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29955.2238806">
            <text:p>16329955.22</text:p>
          </table:table-cell>
          <table:table-cell office:value-type="float" office:value="6591">
            <text:p>6591</text:p>
          </table:table-cell>
          <table:table-cell table:formula="of:=[.E1107]/1000000" office:value-type="float" office:value="16.3299552238806">
            <text:p>16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44507.4626866">
            <text:p>22544507.46</text:p>
          </table:table-cell>
          <table:table-cell office:value-type="float" office:value="6591">
            <text:p>6591</text:p>
          </table:table-cell>
          <table:table-cell table:formula="of:=[.E1108]/1000000" office:value-type="float" office:value="22.5445074626866">
            <text:p>22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134522.3880597">
            <text:p>26134522.39</text:p>
          </table:table-cell>
          <table:table-cell office:value-type="float" office:value="6591">
            <text:p>6591</text:p>
          </table:table-cell>
          <table:table-cell table:formula="of:=[.E1109]/1000000" office:value-type="float" office:value="26.1345223880597">
            <text:p>26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72971.4285714">
            <text:p>16672971.43</text:p>
          </table:table-cell>
          <table:table-cell office:value-type="float" office:value="6591">
            <text:p>6591</text:p>
          </table:table-cell>
          <table:table-cell table:formula="of:=[.E1110]/1000000" office:value-type="float" office:value="16.6729714285714">
            <text:p>16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29666.6666667">
            <text:p>13529666.67</text:p>
          </table:table-cell>
          <table:table-cell office:value-type="float" office:value="6591">
            <text:p>6591</text:p>
          </table:table-cell>
          <table:table-cell table:formula="of:=[.E1111]/1000000" office:value-type="float" office:value="13.5296666666667">
            <text:p>13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35000">
            <text:p>17735000</text:p>
          </table:table-cell>
          <table:table-cell office:value-type="float" office:value="6591">
            <text:p>6591</text:p>
          </table:table-cell>
          <table:table-cell table:formula="of:=[.E1112]/1000000" office:value-type="float" office:value="17.735">
            <text:p>1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59923.0769231">
            <text:p>16459923.08</text:p>
          </table:table-cell>
          <table:table-cell office:value-type="float" office:value="6591">
            <text:p>6591</text:p>
          </table:table-cell>
          <table:table-cell table:formula="of:=[.E1113]/1000000" office:value-type="float" office:value="16.4599230769231">
            <text:p>16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21534.4827586">
            <text:p>12821534.48</text:p>
          </table:table-cell>
          <table:table-cell office:value-type="float" office:value="6591">
            <text:p>6591</text:p>
          </table:table-cell>
          <table:table-cell table:formula="of:=[.E1114]/1000000" office:value-type="float" office:value="12.8215344827586">
            <text:p>12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97071.4285714">
            <text:p>15797071.43</text:p>
          </table:table-cell>
          <table:table-cell office:value-type="float" office:value="6591">
            <text:p>6591</text:p>
          </table:table-cell>
          <table:table-cell table:formula="of:=[.E1115]/1000000" office:value-type="float" office:value="15.7970714285714">
            <text:p>15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51000">
            <text:p>12151000</text:p>
          </table:table-cell>
          <table:table-cell office:value-type="float" office:value="6591">
            <text:p>6591</text:p>
          </table:table-cell>
          <table:table-cell table:formula="of:=[.E1116]/1000000" office:value-type="float" office:value="12.151">
            <text:p>12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81608.6956522">
            <text:p>13381608.7</text:p>
          </table:table-cell>
          <table:table-cell office:value-type="float" office:value="6591">
            <text:p>6591</text:p>
          </table:table-cell>
          <table:table-cell table:formula="of:=[.E1117]/1000000" office:value-type="float" office:value="13.3816086956522">
            <text:p>13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24437.5">
            <text:p>15324437.5</text:p>
          </table:table-cell>
          <table:table-cell office:value-type="float" office:value="6591">
            <text:p>6591</text:p>
          </table:table-cell>
          <table:table-cell table:formula="of:=[.E1118]/1000000" office:value-type="float" office:value="15.3244375">
            <text:p>15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41281.2834225">
            <text:p>18341281.28</text:p>
          </table:table-cell>
          <table:table-cell office:value-type="float" office:value="6595">
            <text:p>6595</text:p>
          </table:table-cell>
          <table:table-cell table:formula="of:=[.E1119]/1000000" office:value-type="float" office:value="18.3412812834225">
            <text:p>18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26857.14285714">
            <text:p>9926857.14</text:p>
          </table:table-cell>
          <table:table-cell office:value-type="float" office:value="6595">
            <text:p>6595</text:p>
          </table:table-cell>
          <table:table-cell table:formula="of:=[.E1120]/1000000" office:value-type="float" office:value="9.92685714285714">
            <text:p>9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06541.6666667">
            <text:p>11106541.67</text:p>
          </table:table-cell>
          <table:table-cell office:value-type="float" office:value="6595">
            <text:p>6595</text:p>
          </table:table-cell>
          <table:table-cell table:formula="of:=[.E1121]/1000000" office:value-type="float" office:value="11.1065416666667">
            <text:p>11.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36189.1891892">
            <text:p>11136189.19</text:p>
          </table:table-cell>
          <table:table-cell office:value-type="float" office:value="6595">
            <text:p>6595</text:p>
          </table:table-cell>
          <table:table-cell table:formula="of:=[.E1122]/1000000" office:value-type="float" office:value="11.1361891891892">
            <text:p>11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6071.42857143">
            <text:p>9006071.43</text:p>
          </table:table-cell>
          <table:table-cell office:value-type="float" office:value="6595">
            <text:p>6595</text:p>
          </table:table-cell>
          <table:table-cell table:formula="of:=[.E1123]/1000000" office:value-type="float" office:value="9.00607142857143">
            <text:p>9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25976.19047619">
            <text:p>9425976.19</text:p>
          </table:table-cell>
          <table:table-cell office:value-type="float" office:value="6595">
            <text:p>6595</text:p>
          </table:table-cell>
          <table:table-cell table:formula="of:=[.E1124]/1000000" office:value-type="float" office:value="9.42597619047619">
            <text:p>9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2352.9411765">
            <text:p>14202352.94</text:p>
          </table:table-cell>
          <table:table-cell office:value-type="float" office:value="6595">
            <text:p>6595</text:p>
          </table:table-cell>
          <table:table-cell table:formula="of:=[.E1125]/1000000" office:value-type="float" office:value="14.2023529411765">
            <text:p>14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95461.5384615">
            <text:p>10895461.54</text:p>
          </table:table-cell>
          <table:table-cell office:value-type="float" office:value="6595">
            <text:p>6595</text:p>
          </table:table-cell>
          <table:table-cell table:formula="of:=[.E1126]/1000000" office:value-type="float" office:value="10.8954615384615">
            <text:p>1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48750">
            <text:p>11448750</text:p>
          </table:table-cell>
          <table:table-cell office:value-type="float" office:value="6595">
            <text:p>6595</text:p>
          </table:table-cell>
          <table:table-cell table:formula="of:=[.E1127]/1000000" office:value-type="float" office:value="11.44875">
            <text:p>11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29071.42857143">
            <text:p>9829071.43</text:p>
          </table:table-cell>
          <table:table-cell office:value-type="float" office:value="6595">
            <text:p>6595</text:p>
          </table:table-cell>
          <table:table-cell table:formula="of:=[.E1128]/1000000" office:value-type="float" office:value="9.82907142857143">
            <text:p>9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60647.05882353">
            <text:p>8760647.06</text:p>
          </table:table-cell>
          <table:table-cell office:value-type="float" office:value="6595">
            <text:p>6595</text:p>
          </table:table-cell>
          <table:table-cell table:formula="of:=[.E1129]/1000000" office:value-type="float" office:value="8.76064705882353">
            <text:p>8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54656.25">
            <text:p>11254656.25</text:p>
          </table:table-cell>
          <table:table-cell office:value-type="float" office:value="6595">
            <text:p>6595</text:p>
          </table:table-cell>
          <table:table-cell table:formula="of:=[.E1130]/1000000" office:value-type="float" office:value="11.25465625">
            <text:p>11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33956.5217391">
            <text:p>11633956.52</text:p>
          </table:table-cell>
          <table:table-cell office:value-type="float" office:value="6597">
            <text:p>6597</text:p>
          </table:table-cell>
          <table:table-cell table:formula="of:=[.E1131]/1000000" office:value-type="float" office:value="11.6339565217391">
            <text:p>11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61686.440678">
            <text:p>14261686.44</text:p>
          </table:table-cell>
          <table:table-cell office:value-type="float" office:value="6597">
            <text:p>6597</text:p>
          </table:table-cell>
          <table:table-cell table:formula="of:=[.E1132]/1000000" office:value-type="float" office:value="14.261686440678">
            <text:p>14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982116.5048544">
            <text:p>18982116.5</text:p>
          </table:table-cell>
          <table:table-cell office:value-type="float" office:value="6597">
            <text:p>6597</text:p>
          </table:table-cell>
          <table:table-cell table:formula="of:=[.E1133]/1000000" office:value-type="float" office:value="18.9821165048544">
            <text:p>18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43166.6666667">
            <text:p>14143166.67</text:p>
          </table:table-cell>
          <table:table-cell office:value-type="float" office:value="6597">
            <text:p>6597</text:p>
          </table:table-cell>
          <table:table-cell table:formula="of:=[.E1134]/1000000" office:value-type="float" office:value="14.1431666666667">
            <text:p>14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234440.2985075">
            <text:p>20234440.3</text:p>
          </table:table-cell>
          <table:table-cell office:value-type="float" office:value="6597">
            <text:p>6597</text:p>
          </table:table-cell>
          <table:table-cell table:formula="of:=[.E1135]/1000000" office:value-type="float" office:value="20.2344402985075">
            <text:p>20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685947.7124183">
            <text:p>18685947.71</text:p>
          </table:table-cell>
          <table:table-cell office:value-type="float" office:value="6597">
            <text:p>6597</text:p>
          </table:table-cell>
          <table:table-cell table:formula="of:=[.E1136]/1000000" office:value-type="float" office:value="18.6859477124183">
            <text:p>18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652854.8387097">
            <text:p>18652854.84</text:p>
          </table:table-cell>
          <table:table-cell office:value-type="float" office:value="6622">
            <text:p>6622</text:p>
          </table:table-cell>
          <table:table-cell table:formula="of:=[.E1137]/1000000" office:value-type="float" office:value="18.6528548387097">
            <text:p>18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48885.7142857">
            <text:p>15548885.71</text:p>
          </table:table-cell>
          <table:table-cell office:value-type="float" office:value="6622">
            <text:p>6622</text:p>
          </table:table-cell>
          <table:table-cell table:formula="of:=[.E1138]/1000000" office:value-type="float" office:value="15.5488857142857">
            <text:p>15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13604.5627376">
            <text:p>14713604.56</text:p>
          </table:table-cell>
          <table:table-cell office:value-type="float" office:value="6622">
            <text:p>6622</text:p>
          </table:table-cell>
          <table:table-cell table:formula="of:=[.E1139]/1000000" office:value-type="float" office:value="14.7136045627376">
            <text:p>14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41458.3333333">
            <text:p>13941458.33</text:p>
          </table:table-cell>
          <table:table-cell office:value-type="float" office:value="6622">
            <text:p>6622</text:p>
          </table:table-cell>
          <table:table-cell table:formula="of:=[.E1140]/1000000" office:value-type="float" office:value="13.9414583333333">
            <text:p>13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13472.972973">
            <text:p>14913472.97</text:p>
          </table:table-cell>
          <table:table-cell office:value-type="float" office:value="6622">
            <text:p>6622</text:p>
          </table:table-cell>
          <table:table-cell table:formula="of:=[.E1141]/1000000" office:value-type="float" office:value="14.913472972973">
            <text:p>14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58913.0434783">
            <text:p>13358913.04</text:p>
          </table:table-cell>
          <table:table-cell office:value-type="float" office:value="6622">
            <text:p>6622</text:p>
          </table:table-cell>
          <table:table-cell table:formula="of:=[.E1142]/1000000" office:value-type="float" office:value="13.3589130434783">
            <text:p>13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51938.4615385">
            <text:p>14151938.46</text:p>
          </table:table-cell>
          <table:table-cell office:value-type="float" office:value="6622">
            <text:p>6622</text:p>
          </table:table-cell>
          <table:table-cell table:formula="of:=[.E1143]/1000000" office:value-type="float" office:value="14.1519384615385">
            <text:p>14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67000">
            <text:p>10567000</text:p>
          </table:table-cell>
          <table:table-cell office:value-type="float" office:value="6622">
            <text:p>6622</text:p>
          </table:table-cell>
          <table:table-cell table:formula="of:=[.E1144]/1000000" office:value-type="float" office:value="10.567">
            <text:p>10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73365.8536585">
            <text:p>10573365.85</text:p>
          </table:table-cell>
          <table:table-cell office:value-type="float" office:value="6622">
            <text:p>6622</text:p>
          </table:table-cell>
          <table:table-cell table:formula="of:=[.E1145]/1000000" office:value-type="float" office:value="10.5733658536585">
            <text:p>10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68820.8092486">
            <text:p>15068820.81</text:p>
          </table:table-cell>
          <table:table-cell office:value-type="float" office:value="6622">
            <text:p>6622</text:p>
          </table:table-cell>
          <table:table-cell table:formula="of:=[.E1146]/1000000" office:value-type="float" office:value="15.0688208092486">
            <text:p>15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17406.3205418">
            <text:p>18317406.32</text:p>
          </table:table-cell>
          <table:table-cell office:value-type="float" office:value="6622">
            <text:p>6622</text:p>
          </table:table-cell>
          <table:table-cell table:formula="of:=[.E1147]/1000000" office:value-type="float" office:value="18.3174063205418">
            <text:p>18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38729.72972973">
            <text:p>9538729.73</text:p>
          </table:table-cell>
          <table:table-cell office:value-type="float" office:value="6622">
            <text:p>6622</text:p>
          </table:table-cell>
          <table:table-cell table:formula="of:=[.E1148]/1000000" office:value-type="float" office:value="9.53872972972973">
            <text:p>9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1463.4146341">
            <text:p>10201463.41</text:p>
          </table:table-cell>
          <table:table-cell office:value-type="float" office:value="6622">
            <text:p>6622</text:p>
          </table:table-cell>
          <table:table-cell table:formula="of:=[.E1149]/1000000" office:value-type="float" office:value="10.2014634146341">
            <text:p>10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23416.1849711">
            <text:p>14723416.18</text:p>
          </table:table-cell>
          <table:table-cell office:value-type="float" office:value="6622">
            <text:p>6622</text:p>
          </table:table-cell>
          <table:table-cell table:formula="of:=[.E1150]/1000000" office:value-type="float" office:value="14.7234161849711">
            <text:p>14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23540.5405405">
            <text:p>10323540.54</text:p>
          </table:table-cell>
          <table:table-cell office:value-type="float" office:value="6622">
            <text:p>6622</text:p>
          </table:table-cell>
          <table:table-cell table:formula="of:=[.E1151]/1000000" office:value-type="float" office:value="10.3235405405405">
            <text:p>10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56567.5675676">
            <text:p>10256567.57</text:p>
          </table:table-cell>
          <table:table-cell office:value-type="float" office:value="6622">
            <text:p>6622</text:p>
          </table:table-cell>
          <table:table-cell table:formula="of:=[.E1152]/1000000" office:value-type="float" office:value="10.2565675675676">
            <text:p>10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1150">
            <text:p>10481150</text:p>
          </table:table-cell>
          <table:table-cell office:value-type="float" office:value="6622">
            <text:p>6622</text:p>
          </table:table-cell>
          <table:table-cell table:formula="of:=[.E1153]/1000000" office:value-type="float" office:value="10.48115">
            <text:p>10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57329.5454545">
            <text:p>11757329.55</text:p>
          </table:table-cell>
          <table:table-cell office:value-type="float" office:value="6622">
            <text:p>6622</text:p>
          </table:table-cell>
          <table:table-cell table:formula="of:=[.E1154]/1000000" office:value-type="float" office:value="11.7573295454545">
            <text:p>11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75081.08108108">
            <text:p>9875081.08</text:p>
          </table:table-cell>
          <table:table-cell office:value-type="float" office:value="6622">
            <text:p>6622</text:p>
          </table:table-cell>
          <table:table-cell table:formula="of:=[.E1155]/1000000" office:value-type="float" office:value="9.87508108108108">
            <text:p>9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43459.45945946">
            <text:p>9143459.46</text:p>
          </table:table-cell>
          <table:table-cell office:value-type="float" office:value="6622">
            <text:p>6622</text:p>
          </table:table-cell>
          <table:table-cell table:formula="of:=[.E1156]/1000000" office:value-type="float" office:value="9.14345945945946">
            <text:p>9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07325">
            <text:p>11707325</text:p>
          </table:table-cell>
          <table:table-cell office:value-type="float" office:value="6622">
            <text:p>6622</text:p>
          </table:table-cell>
          <table:table-cell table:formula="of:=[.E1157]/1000000" office:value-type="float" office:value="11.707325">
            <text:p>11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9837.8378378">
            <text:p>10489837.84</text:p>
          </table:table-cell>
          <table:table-cell office:value-type="float" office:value="6622">
            <text:p>6622</text:p>
          </table:table-cell>
          <table:table-cell table:formula="of:=[.E1158]/1000000" office:value-type="float" office:value="10.4898378378378">
            <text:p>10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70054.0540541">
            <text:p>10370054.05</text:p>
          </table:table-cell>
          <table:table-cell office:value-type="float" office:value="6622">
            <text:p>6622</text:p>
          </table:table-cell>
          <table:table-cell table:formula="of:=[.E1159]/1000000" office:value-type="float" office:value="10.3700540540541">
            <text:p>10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82292.68292683">
            <text:p>9982292.68</text:p>
          </table:table-cell>
          <table:table-cell office:value-type="float" office:value="6622">
            <text:p>6622</text:p>
          </table:table-cell>
          <table:table-cell table:formula="of:=[.E1160]/1000000" office:value-type="float" office:value="9.98229268292683">
            <text:p>9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79465.5172414">
            <text:p>13479465.52</text:p>
          </table:table-cell>
          <table:table-cell office:value-type="float" office:value="6622">
            <text:p>6622</text:p>
          </table:table-cell>
          <table:table-cell table:formula="of:=[.E1161]/1000000" office:value-type="float" office:value="13.4794655172414">
            <text:p>13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299763.016158">
            <text:p>17299763.02</text:p>
          </table:table-cell>
          <table:table-cell office:value-type="float" office:value="6622">
            <text:p>6622</text:p>
          </table:table-cell>
          <table:table-cell table:formula="of:=[.E1162]/1000000" office:value-type="float" office:value="17.299763016158">
            <text:p>17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40810.8108108">
            <text:p>10340810.81</text:p>
          </table:table-cell>
          <table:table-cell office:value-type="float" office:value="6622">
            <text:p>6622</text:p>
          </table:table-cell>
          <table:table-cell table:formula="of:=[.E1163]/1000000" office:value-type="float" office:value="10.3408108108108">
            <text:p>10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7675.67567568">
            <text:p>9907675.68</text:p>
          </table:table-cell>
          <table:table-cell office:value-type="float" office:value="6622">
            <text:p>6622</text:p>
          </table:table-cell>
          <table:table-cell table:formula="of:=[.E1164]/1000000" office:value-type="float" office:value="9.90767567567568">
            <text:p>9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36414.6341463">
            <text:p>10236414.63</text:p>
          </table:table-cell>
          <table:table-cell office:value-type="float" office:value="6622">
            <text:p>6622</text:p>
          </table:table-cell>
          <table:table-cell table:formula="of:=[.E1165]/1000000" office:value-type="float" office:value="10.2364146341463">
            <text:p>10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99775.862069">
            <text:p>13899775.86</text:p>
          </table:table-cell>
          <table:table-cell office:value-type="float" office:value="6622">
            <text:p>6622</text:p>
          </table:table-cell>
          <table:table-cell table:formula="of:=[.E1166]/1000000" office:value-type="float" office:value="13.899775862069">
            <text:p>13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12863.0136986">
            <text:p>12012863.01</text:p>
          </table:table-cell>
          <table:table-cell office:value-type="float" office:value="6779">
            <text:p>6779</text:p>
          </table:table-cell>
          <table:table-cell table:formula="of:=[.E1167]/1000000" office:value-type="float" office:value="12.0128630136986">
            <text:p>12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21785.7142857">
            <text:p>14421785.71</text:p>
          </table:table-cell>
          <table:table-cell office:value-type="float" office:value="6779">
            <text:p>6779</text:p>
          </table:table-cell>
          <table:table-cell table:formula="of:=[.E1168]/1000000" office:value-type="float" office:value="14.4217857142857">
            <text:p>14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658680.5555556">
            <text:p>20658680.56</text:p>
          </table:table-cell>
          <table:table-cell office:value-type="float" office:value="6779">
            <text:p>6779</text:p>
          </table:table-cell>
          <table:table-cell table:formula="of:=[.E1169]/1000000" office:value-type="float" office:value="20.6586805555556">
            <text:p>20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28600">
            <text:p>8428600</text:p>
          </table:table-cell>
          <table:table-cell office:value-type="float" office:value="6779">
            <text:p>6779</text:p>
          </table:table-cell>
          <table:table-cell table:formula="of:=[.E1170]/1000000" office:value-type="float" office:value="8.4286">
            <text:p>8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85142.8571429">
            <text:p>13885142.86</text:p>
          </table:table-cell>
          <table:table-cell office:value-type="float" office:value="6779">
            <text:p>6779</text:p>
          </table:table-cell>
          <table:table-cell table:formula="of:=[.E1171]/1000000" office:value-type="float" office:value="13.8851428571429">
            <text:p>13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58611.1111111">
            <text:p>13558611.11</text:p>
          </table:table-cell>
          <table:table-cell office:value-type="float" office:value="6779">
            <text:p>6779</text:p>
          </table:table-cell>
          <table:table-cell table:formula="of:=[.E1172]/1000000" office:value-type="float" office:value="13.5586111111111">
            <text:p>1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43714.2857143">
            <text:p>12843714.29</text:p>
          </table:table-cell>
          <table:table-cell office:value-type="float" office:value="6779">
            <text:p>6779</text:p>
          </table:table-cell>
          <table:table-cell table:formula="of:=[.E1173]/1000000" office:value-type="float" office:value="12.8437142857143">
            <text:p>12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59230.7692308">
            <text:p>15359230.77</text:p>
          </table:table-cell>
          <table:table-cell office:value-type="float" office:value="6779">
            <text:p>6779</text:p>
          </table:table-cell>
          <table:table-cell table:formula="of:=[.E1174]/1000000" office:value-type="float" office:value="15.3592307692308">
            <text:p>15.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96200">
            <text:p>12396200</text:p>
          </table:table-cell>
          <table:table-cell office:value-type="float" office:value="6779">
            <text:p>6779</text:p>
          </table:table-cell>
          <table:table-cell table:formula="of:=[.E1175]/1000000" office:value-type="float" office:value="12.3962">
            <text:p>12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46269.2307692">
            <text:p>14646269.23</text:p>
          </table:table-cell>
          <table:table-cell office:value-type="float" office:value="6779">
            <text:p>6779</text:p>
          </table:table-cell>
          <table:table-cell table:formula="of:=[.E1176]/1000000" office:value-type="float" office:value="14.6462692307692">
            <text:p>14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876306.5693431">
            <text:p>16876306.57</text:p>
          </table:table-cell>
          <table:table-cell office:value-type="float" office:value="6779">
            <text:p>6779</text:p>
          </table:table-cell>
          <table:table-cell table:formula="of:=[.E1177]/1000000" office:value-type="float" office:value="16.8763065693431">
            <text:p>16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97227.2727273">
            <text:p>12097227.27</text:p>
          </table:table-cell>
          <table:table-cell office:value-type="float" office:value="6779">
            <text:p>6779</text:p>
          </table:table-cell>
          <table:table-cell table:formula="of:=[.E1178]/1000000" office:value-type="float" office:value="12.0972272727273">
            <text:p>12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948021.8978102">
            <text:p>32948021.9</text:p>
          </table:table-cell>
          <table:table-cell office:value-type="float" office:value="6779">
            <text:p>6779</text:p>
          </table:table-cell>
          <table:table-cell table:formula="of:=[.E1179]/1000000" office:value-type="float" office:value="32.9480218978102">
            <text:p>32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24769.2307692">
            <text:p>17524769.23</text:p>
          </table:table-cell>
          <table:table-cell office:value-type="float" office:value="6779">
            <text:p>6779</text:p>
          </table:table-cell>
          <table:table-cell table:formula="of:=[.E1180]/1000000" office:value-type="float" office:value="17.5247692307692">
            <text:p>17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24550">
            <text:p>16624550</text:p>
          </table:table-cell>
          <table:table-cell office:value-type="float" office:value="6779">
            <text:p>6779</text:p>
          </table:table-cell>
          <table:table-cell table:formula="of:=[.E1181]/1000000" office:value-type="float" office:value="16.62455">
            <text:p>16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902547.4452555">
            <text:p>22902547.45</text:p>
          </table:table-cell>
          <table:table-cell office:value-type="float" office:value="6779">
            <text:p>6779</text:p>
          </table:table-cell>
          <table:table-cell table:formula="of:=[.E1182]/1000000" office:value-type="float" office:value="22.9025474452555">
            <text:p>22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78772.7272727">
            <text:p>13078772.73</text:p>
          </table:table-cell>
          <table:table-cell office:value-type="float" office:value="6779">
            <text:p>6779</text:p>
          </table:table-cell>
          <table:table-cell table:formula="of:=[.E1183]/1000000" office:value-type="float" office:value="13.0787727272727">
            <text:p>13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31467.1532847">
            <text:p>19231467.15</text:p>
          </table:table-cell>
          <table:table-cell office:value-type="float" office:value="6779">
            <text:p>6779</text:p>
          </table:table-cell>
          <table:table-cell table:formula="of:=[.E1184]/1000000" office:value-type="float" office:value="19.2314671532847">
            <text:p>19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33769.2307692">
            <text:p>14233769.23</text:p>
          </table:table-cell>
          <table:table-cell office:value-type="float" office:value="6779">
            <text:p>6779</text:p>
          </table:table-cell>
          <table:table-cell table:formula="of:=[.E1185]/1000000" office:value-type="float" office:value="14.2337692307692">
            <text:p>14.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04800">
            <text:p>11904800</text:p>
          </table:table-cell>
          <table:table-cell office:value-type="float" office:value="6779">
            <text:p>6779</text:p>
          </table:table-cell>
          <table:table-cell table:formula="of:=[.E1186]/1000000" office:value-type="float" office:value="11.9048">
            <text:p>11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49505.6179775">
            <text:p>14949505.62</text:p>
          </table:table-cell>
          <table:table-cell office:value-type="float" office:value="6779">
            <text:p>6779</text:p>
          </table:table-cell>
          <table:table-cell table:formula="of:=[.E1187]/1000000" office:value-type="float" office:value="14.9495056179775">
            <text:p>14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07166.66666667">
            <text:p>9207166.67</text:p>
          </table:table-cell>
          <table:table-cell office:value-type="float" office:value="6779">
            <text:p>6779</text:p>
          </table:table-cell>
          <table:table-cell table:formula="of:=[.E1188]/1000000" office:value-type="float" office:value="9.20716666666667">
            <text:p>9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84294.1176471">
            <text:p>10984294.12</text:p>
          </table:table-cell>
          <table:table-cell office:value-type="float" office:value="6779">
            <text:p>6779</text:p>
          </table:table-cell>
          <table:table-cell table:formula="of:=[.E1189]/1000000" office:value-type="float" office:value="10.9842941176471">
            <text:p>10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18921.0526316">
            <text:p>11618921.05</text:p>
          </table:table-cell>
          <table:table-cell office:value-type="float" office:value="6779">
            <text:p>6779</text:p>
          </table:table-cell>
          <table:table-cell table:formula="of:=[.E1190]/1000000" office:value-type="float" office:value="11.6189210526316">
            <text:p>11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30476.1904762">
            <text:p>16630476.19</text:p>
          </table:table-cell>
          <table:table-cell office:value-type="float" office:value="6779">
            <text:p>6779</text:p>
          </table:table-cell>
          <table:table-cell table:formula="of:=[.E1191]/1000000" office:value-type="float" office:value="16.6304761904762">
            <text:p>16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92991.1504425">
            <text:p>15892991.15</text:p>
          </table:table-cell>
          <table:table-cell office:value-type="float" office:value="6779">
            <text:p>6779</text:p>
          </table:table-cell>
          <table:table-cell table:formula="of:=[.E1192]/1000000" office:value-type="float" office:value="15.8929911504425">
            <text:p>15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465358.6956522">
            <text:p>15465358.7</text:p>
          </table:table-cell>
          <table:table-cell office:value-type="float" office:value="6779">
            <text:p>6779</text:p>
          </table:table-cell>
          <table:table-cell table:formula="of:=[.E1193]/1000000" office:value-type="float" office:value="15.4653586956522">
            <text:p>15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69190.4761905">
            <text:p>14169190.48</text:p>
          </table:table-cell>
          <table:table-cell office:value-type="float" office:value="6779">
            <text:p>6779</text:p>
          </table:table-cell>
          <table:table-cell table:formula="of:=[.E1194]/1000000" office:value-type="float" office:value="14.1691904761905">
            <text:p>14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11345.6790123">
            <text:p>13511345.68</text:p>
          </table:table-cell>
          <table:table-cell office:value-type="float" office:value="6779">
            <text:p>6779</text:p>
          </table:table-cell>
          <table:table-cell table:formula="of:=[.E1195]/1000000" office:value-type="float" office:value="13.5113456790123">
            <text:p>13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49250">
            <text:p>14349250</text:p>
          </table:table-cell>
          <table:table-cell office:value-type="float" office:value="6883">
            <text:p>6883</text:p>
          </table:table-cell>
          <table:table-cell table:formula="of:=[.E1196]/1000000" office:value-type="float" office:value="14.34925">
            <text:p>14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372777.7777778">
            <text:p>22372777.78</text:p>
          </table:table-cell>
          <table:table-cell office:value-type="float" office:value="6883">
            <text:p>6883</text:p>
          </table:table-cell>
          <table:table-cell table:formula="of:=[.E1197]/1000000" office:value-type="float" office:value="22.3727777777778">
            <text:p>22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930754.0983607">
            <text:p>25930754.1</text:p>
          </table:table-cell>
          <table:table-cell office:value-type="float" office:value="6883">
            <text:p>6883</text:p>
          </table:table-cell>
          <table:table-cell table:formula="of:=[.E1198]/1000000" office:value-type="float" office:value="25.9307540983607">
            <text:p>25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799177.5700935">
            <text:p>20799177.57</text:p>
          </table:table-cell>
          <table:table-cell office:value-type="float" office:value="6883">
            <text:p>6883</text:p>
          </table:table-cell>
          <table:table-cell table:formula="of:=[.E1199]/1000000" office:value-type="float" office:value="20.7991775700935">
            <text:p>20.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365885.9649123">
            <text:p>19365885.96</text:p>
          </table:table-cell>
          <table:table-cell office:value-type="float" office:value="6883">
            <text:p>6883</text:p>
          </table:table-cell>
          <table:table-cell table:formula="of:=[.E1200]/1000000" office:value-type="float" office:value="19.3658859649123">
            <text:p>19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720957.6719577">
            <text:p>20720957.67</text:p>
          </table:table-cell>
          <table:table-cell office:value-type="float" office:value="6883">
            <text:p>6883</text:p>
          </table:table-cell>
          <table:table-cell table:formula="of:=[.E1201]/1000000" office:value-type="float" office:value="20.7209576719577">
            <text:p>20.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11318.9655172">
            <text:p>14311318.97</text:p>
          </table:table-cell>
          <table:table-cell office:value-type="float" office:value="6883">
            <text:p>6883</text:p>
          </table:table-cell>
          <table:table-cell table:formula="of:=[.E1202]/1000000" office:value-type="float" office:value="14.3113189655172">
            <text:p>14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933407.4074074">
            <text:p>15933407.41</text:p>
          </table:table-cell>
          <table:table-cell office:value-type="float" office:value="6883">
            <text:p>6883</text:p>
          </table:table-cell>
          <table:table-cell table:formula="of:=[.E1203]/1000000" office:value-type="float" office:value="15.9334074074074">
            <text:p>15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8232.4324324">
            <text:p>14278232.43</text:p>
          </table:table-cell>
          <table:table-cell office:value-type="float" office:value="6883">
            <text:p>6883</text:p>
          </table:table-cell>
          <table:table-cell table:formula="of:=[.E1204]/1000000" office:value-type="float" office:value="14.2782324324324">
            <text:p>14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62467.3913043">
            <text:p>18062467.39</text:p>
          </table:table-cell>
          <table:table-cell office:value-type="float" office:value="6883">
            <text:p>6883</text:p>
          </table:table-cell>
          <table:table-cell table:formula="of:=[.E1205]/1000000" office:value-type="float" office:value="18.0624673913043">
            <text:p>18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90227.7227723">
            <text:p>15290227.72</text:p>
          </table:table-cell>
          <table:table-cell office:value-type="float" office:value="6883">
            <text:p>6883</text:p>
          </table:table-cell>
          <table:table-cell table:formula="of:=[.E1206]/1000000" office:value-type="float" office:value="15.2902277227723">
            <text:p>15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07110.3896104">
            <text:p>15807110.39</text:p>
          </table:table-cell>
          <table:table-cell office:value-type="float" office:value="6883">
            <text:p>6883</text:p>
          </table:table-cell>
          <table:table-cell table:formula="of:=[.E1207]/1000000" office:value-type="float" office:value="15.8071103896104">
            <text:p>15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84235.2941176">
            <text:p>10384235.29</text:p>
          </table:table-cell>
          <table:table-cell office:value-type="float" office:value="6883">
            <text:p>6883</text:p>
          </table:table-cell>
          <table:table-cell table:formula="of:=[.E1208]/1000000" office:value-type="float" office:value="10.3842352941176">
            <text:p>10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95225">
            <text:p>11995225</text:p>
          </table:table-cell>
          <table:table-cell office:value-type="float" office:value="6883">
            <text:p>6883</text:p>
          </table:table-cell>
          <table:table-cell table:formula="of:=[.E1209]/1000000" office:value-type="float" office:value="11.995225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68958.3333333">
            <text:p>12568958.33</text:p>
          </table:table-cell>
          <table:table-cell office:value-type="float" office:value="6883">
            <text:p>6883</text:p>
          </table:table-cell>
          <table:table-cell table:formula="of:=[.E1210]/1000000" office:value-type="float" office:value="12.5689583333333">
            <text:p>12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953223.4042553">
            <text:p>16953223.4</text:p>
          </table:table-cell>
          <table:table-cell office:value-type="float" office:value="6883">
            <text:p>6883</text:p>
          </table:table-cell>
          <table:table-cell table:formula="of:=[.E1211]/1000000" office:value-type="float" office:value="16.9532234042553">
            <text:p>16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51741.9354839">
            <text:p>14351741.94</text:p>
          </table:table-cell>
          <table:table-cell office:value-type="float" office:value="6883">
            <text:p>6883</text:p>
          </table:table-cell>
          <table:table-cell table:formula="of:=[.E1212]/1000000" office:value-type="float" office:value="14.3517419354839">
            <text:p>14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19140.7407407">
            <text:p>18419140.74</text:p>
          </table:table-cell>
          <table:table-cell office:value-type="float" office:value="6883">
            <text:p>6883</text:p>
          </table:table-cell>
          <table:table-cell table:formula="of:=[.E1213]/1000000" office:value-type="float" office:value="18.4191407407407">
            <text:p>18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87117.6470588">
            <text:p>10587117.65</text:p>
          </table:table-cell>
          <table:table-cell office:value-type="float" office:value="6883">
            <text:p>6883</text:p>
          </table:table-cell>
          <table:table-cell table:formula="of:=[.E1214]/1000000" office:value-type="float" office:value="10.5871176470588">
            <text:p>10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15684.9315068">
            <text:p>13515684.93</text:p>
          </table:table-cell>
          <table:table-cell office:value-type="float" office:value="6883">
            <text:p>6883</text:p>
          </table:table-cell>
          <table:table-cell table:formula="of:=[.E1215]/1000000" office:value-type="float" office:value="13.5156849315068">
            <text:p>13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25450">
            <text:p>12025450</text:p>
          </table:table-cell>
          <table:table-cell office:value-type="float" office:value="6883">
            <text:p>6883</text:p>
          </table:table-cell>
          <table:table-cell table:formula="of:=[.E1216]/1000000" office:value-type="float" office:value="12.02545">
            <text:p>12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27727.2727273">
            <text:p>12627727.27</text:p>
          </table:table-cell>
          <table:table-cell office:value-type="float" office:value="6883">
            <text:p>6883</text:p>
          </table:table-cell>
          <table:table-cell table:formula="of:=[.E1217]/1000000" office:value-type="float" office:value="12.6277272727273">
            <text:p>12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94655.1724138">
            <text:p>13194655.17</text:p>
          </table:table-cell>
          <table:table-cell office:value-type="float" office:value="6883">
            <text:p>6883</text:p>
          </table:table-cell>
          <table:table-cell table:formula="of:=[.E1218]/1000000" office:value-type="float" office:value="13.1946551724138">
            <text:p>13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40023.4375">
            <text:p>18540023.44</text:p>
          </table:table-cell>
          <table:table-cell office:value-type="float" office:value="6883">
            <text:p>6883</text:p>
          </table:table-cell>
          <table:table-cell table:formula="of:=[.E1219]/1000000" office:value-type="float" office:value="18.5400234375">
            <text:p>18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30538.4615385">
            <text:p>12730538.46</text:p>
          </table:table-cell>
          <table:table-cell office:value-type="float" office:value="6883">
            <text:p>6883</text:p>
          </table:table-cell>
          <table:table-cell table:formula="of:=[.E1220]/1000000" office:value-type="float" office:value="12.7305384615385">
            <text:p>12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92968.75">
            <text:p>13192968.75</text:p>
          </table:table-cell>
          <table:table-cell office:value-type="float" office:value="6883">
            <text:p>6883</text:p>
          </table:table-cell>
          <table:table-cell table:formula="of:=[.E1221]/1000000" office:value-type="float" office:value="13.19296875">
            <text:p>13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99326.7326733">
            <text:p>12199326.73</text:p>
          </table:table-cell>
          <table:table-cell office:value-type="float" office:value="6883">
            <text:p>6883</text:p>
          </table:table-cell>
          <table:table-cell table:formula="of:=[.E1222]/1000000" office:value-type="float" office:value="12.1993267326733">
            <text:p>12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53571.4285714">
            <text:p>13153571.43</text:p>
          </table:table-cell>
          <table:table-cell office:value-type="float" office:value="6883">
            <text:p>6883</text:p>
          </table:table-cell>
          <table:table-cell table:formula="of:=[.E1223]/1000000" office:value-type="float" office:value="13.1535714285714">
            <text:p>13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14766.9172932">
            <text:p>17414766.92</text:p>
          </table:table-cell>
          <table:table-cell office:value-type="float" office:value="6883">
            <text:p>6883</text:p>
          </table:table-cell>
          <table:table-cell table:formula="of:=[.E1224]/1000000" office:value-type="float" office:value="17.4147669172932">
            <text:p>17.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39708.3333333">
            <text:p>12139708.33</text:p>
          </table:table-cell>
          <table:table-cell office:value-type="float" office:value="6883">
            <text:p>6883</text:p>
          </table:table-cell>
          <table:table-cell table:formula="of:=[.E1225]/1000000" office:value-type="float" office:value="12.1397083333333">
            <text:p>12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5117.6470588">
            <text:p>12005117.65</text:p>
          </table:table-cell>
          <table:table-cell office:value-type="float" office:value="6883">
            <text:p>6883</text:p>
          </table:table-cell>
          <table:table-cell table:formula="of:=[.E1226]/1000000" office:value-type="float" office:value="12.0051176470588">
            <text:p>12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69000">
            <text:p>12069000</text:p>
          </table:table-cell>
          <table:table-cell office:value-type="float" office:value="6883">
            <text:p>6883</text:p>
          </table:table-cell>
          <table:table-cell table:formula="of:=[.E1227]/1000000" office:value-type="float" office:value="12.069">
            <text:p>12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33818.1818182">
            <text:p>14933818.18</text:p>
          </table:table-cell>
          <table:table-cell office:value-type="float" office:value="6883">
            <text:p>6883</text:p>
          </table:table-cell>
          <table:table-cell table:formula="of:=[.E1228]/1000000" office:value-type="float" office:value="14.9338181818182">
            <text:p>14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46820.8955224">
            <text:p>15846820.9</text:p>
          </table:table-cell>
          <table:table-cell office:value-type="float" office:value="6883">
            <text:p>6883</text:p>
          </table:table-cell>
          <table:table-cell table:formula="of:=[.E1229]/1000000" office:value-type="float" office:value="15.8468208955224">
            <text:p>15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75318.1818182">
            <text:p>10975318.18</text:p>
          </table:table-cell>
          <table:table-cell office:value-type="float" office:value="6883">
            <text:p>6883</text:p>
          </table:table-cell>
          <table:table-cell table:formula="of:=[.E1230]/1000000" office:value-type="float" office:value="10.9753181818182">
            <text:p>10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86903.5532995">
            <text:p>13886903.55</text:p>
          </table:table-cell>
          <table:table-cell office:value-type="float" office:value="6883">
            <text:p>6883</text:p>
          </table:table-cell>
          <table:table-cell table:formula="of:=[.E1231]/1000000" office:value-type="float" office:value="13.8869035532995">
            <text:p>13.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83562.5">
            <text:p>14183562.5</text:p>
          </table:table-cell>
          <table:table-cell office:value-type="float" office:value="6883">
            <text:p>6883</text:p>
          </table:table-cell>
          <table:table-cell table:formula="of:=[.E1232]/1000000" office:value-type="float" office:value="14.1835625">
            <text:p>14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08154.6391753">
            <text:p>12508154.64</text:p>
          </table:table-cell>
          <table:table-cell office:value-type="float" office:value="6883">
            <text:p>6883</text:p>
          </table:table-cell>
          <table:table-cell table:formula="of:=[.E1233]/1000000" office:value-type="float" office:value="12.5081546391753">
            <text:p>12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17400">
            <text:p>11417400</text:p>
          </table:table-cell>
          <table:table-cell office:value-type="float" office:value="6963">
            <text:p>6963</text:p>
          </table:table-cell>
          <table:table-cell table:formula="of:=[.E1234]/1000000" office:value-type="float" office:value="11.4174">
            <text:p>11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59256.4102564">
            <text:p>10959256.41</text:p>
          </table:table-cell>
          <table:table-cell office:value-type="float" office:value="6963">
            <text:p>6963</text:p>
          </table:table-cell>
          <table:table-cell table:formula="of:=[.E1235]/1000000" office:value-type="float" office:value="10.9592564102564">
            <text:p>10.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33074.0740741">
            <text:p>11133074.07</text:p>
          </table:table-cell>
          <table:table-cell office:value-type="float" office:value="6963">
            <text:p>6963</text:p>
          </table:table-cell>
          <table:table-cell table:formula="of:=[.E1236]/1000000" office:value-type="float" office:value="11.1330740740741">
            <text:p>11.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26107.9545455">
            <text:p>15326107.95</text:p>
          </table:table-cell>
          <table:table-cell office:value-type="float" office:value="6963">
            <text:p>6963</text:p>
          </table:table-cell>
          <table:table-cell table:formula="of:=[.E1237]/1000000" office:value-type="float" office:value="15.3261079545455">
            <text:p>15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75447.4708171">
            <text:p>22575447.47</text:p>
          </table:table-cell>
          <table:table-cell office:value-type="float" office:value="6963">
            <text:p>6963</text:p>
          </table:table-cell>
          <table:table-cell table:formula="of:=[.E1238]/1000000" office:value-type="float" office:value="22.5754474708171">
            <text:p>22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948937.5">
            <text:p>16948937.5</text:p>
          </table:table-cell>
          <table:table-cell office:value-type="float" office:value="6963">
            <text:p>6963</text:p>
          </table:table-cell>
          <table:table-cell table:formula="of:=[.E1239]/1000000" office:value-type="float" office:value="16.9489375">
            <text:p>16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767306.51341">
            <text:p>23767306.51</text:p>
          </table:table-cell>
          <table:table-cell office:value-type="float" office:value="6963">
            <text:p>6963</text:p>
          </table:table-cell>
          <table:table-cell table:formula="of:=[.E1240]/1000000" office:value-type="float" office:value="23.76730651341">
            <text:p>23.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54253.5211268">
            <text:p>12554253.52</text:p>
          </table:table-cell>
          <table:table-cell office:value-type="float" office:value="6963">
            <text:p>6963</text:p>
          </table:table-cell>
          <table:table-cell table:formula="of:=[.E1241]/1000000" office:value-type="float" office:value="12.5542535211268">
            <text:p>12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38357.1428571">
            <text:p>12838357.14</text:p>
          </table:table-cell>
          <table:table-cell office:value-type="float" office:value="6963">
            <text:p>6963</text:p>
          </table:table-cell>
          <table:table-cell table:formula="of:=[.E1242]/1000000" office:value-type="float" office:value="12.8383571428571">
            <text:p>12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02217.3913043">
            <text:p>11102217.39</text:p>
          </table:table-cell>
          <table:table-cell office:value-type="float" office:value="6963">
            <text:p>6963</text:p>
          </table:table-cell>
          <table:table-cell table:formula="of:=[.E1243]/1000000" office:value-type="float" office:value="11.1022173913043">
            <text:p>11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77360.5442177">
            <text:p>13077360.54</text:p>
          </table:table-cell>
          <table:table-cell office:value-type="float" office:value="6963">
            <text:p>6963</text:p>
          </table:table-cell>
          <table:table-cell table:formula="of:=[.E1244]/1000000" office:value-type="float" office:value="13.0773605442177">
            <text:p>13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89913.0434783">
            <text:p>11289913.04</text:p>
          </table:table-cell>
          <table:table-cell office:value-type="float" office:value="6963">
            <text:p>6963</text:p>
          </table:table-cell>
          <table:table-cell table:formula="of:=[.E1245]/1000000" office:value-type="float" office:value="11.2899130434783">
            <text:p>11.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709.5435685">
            <text:p>28004709.54</text:p>
          </table:table-cell>
          <table:table-cell office:value-type="float" office:value="6963">
            <text:p>6963</text:p>
          </table:table-cell>
          <table:table-cell table:formula="of:=[.E1246]/1000000" office:value-type="float" office:value="28.0047095435685">
            <text:p>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43280">
            <text:p>12343280</text:p>
          </table:table-cell>
          <table:table-cell office:value-type="float" office:value="6963">
            <text:p>6963</text:p>
          </table:table-cell>
          <table:table-cell table:formula="of:=[.E1247]/1000000" office:value-type="float" office:value="12.34328">
            <text:p>12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30714.2857143">
            <text:p>11430714.29</text:p>
          </table:table-cell>
          <table:table-cell office:value-type="float" office:value="6963">
            <text:p>6963</text:p>
          </table:table-cell>
          <table:table-cell table:formula="of:=[.E1248]/1000000" office:value-type="float" office:value="11.4307142857143">
            <text:p>11.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67000">
            <text:p>10667000</text:p>
          </table:table-cell>
          <table:table-cell office:value-type="float" office:value="6963">
            <text:p>6963</text:p>
          </table:table-cell>
          <table:table-cell table:formula="of:=[.E1249]/1000000" office:value-type="float" office:value="10.667">
            <text:p>10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26941.1764706">
            <text:p>10726941.18</text:p>
          </table:table-cell>
          <table:table-cell office:value-type="float" office:value="6963">
            <text:p>6963</text:p>
          </table:table-cell>
          <table:table-cell table:formula="of:=[.E1250]/1000000" office:value-type="float" office:value="10.7269411764706">
            <text:p>10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05747.1264368">
            <text:p>11905747.13</text:p>
          </table:table-cell>
          <table:table-cell office:value-type="float" office:value="6963">
            <text:p>6963</text:p>
          </table:table-cell>
          <table:table-cell table:formula="of:=[.E1251]/1000000" office:value-type="float" office:value="11.9057471264368">
            <text:p>11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37122.8070175">
            <text:p>15637122.81</text:p>
          </table:table-cell>
          <table:table-cell office:value-type="float" office:value="6963">
            <text:p>6963</text:p>
          </table:table-cell>
          <table:table-cell table:formula="of:=[.E1252]/1000000" office:value-type="float" office:value="15.6371228070175">
            <text:p>15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91733.3333333">
            <text:p>10591733.33</text:p>
          </table:table-cell>
          <table:table-cell office:value-type="float" office:value="6963">
            <text:p>6963</text:p>
          </table:table-cell>
          <table:table-cell table:formula="of:=[.E1253]/1000000" office:value-type="float" office:value="10.5917333333333">
            <text:p>10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92322.5806452">
            <text:p>11692322.58</text:p>
          </table:table-cell>
          <table:table-cell office:value-type="float" office:value="7096">
            <text:p>7096</text:p>
          </table:table-cell>
          <table:table-cell table:formula="of:=[.E1254]/1000000" office:value-type="float" office:value="11.6923225806452">
            <text:p>11.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266457.3426573">
            <text:p>22266457.34</text:p>
          </table:table-cell>
          <table:table-cell office:value-type="float" office:value="7096">
            <text:p>7096</text:p>
          </table:table-cell>
          <table:table-cell table:formula="of:=[.E1255]/1000000" office:value-type="float" office:value="22.2664573426573">
            <text:p>22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24235.2941176">
            <text:p>18524235.29</text:p>
          </table:table-cell>
          <table:table-cell office:value-type="float" office:value="7096">
            <text:p>7096</text:p>
          </table:table-cell>
          <table:table-cell table:formula="of:=[.E1256]/1000000" office:value-type="float" office:value="18.5242352941176">
            <text:p>18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47663.9344262">
            <text:p>17447663.93</text:p>
          </table:table-cell>
          <table:table-cell office:value-type="float" office:value="7096">
            <text:p>7096</text:p>
          </table:table-cell>
          <table:table-cell table:formula="of:=[.E1257]/1000000" office:value-type="float" office:value="17.4476639344262">
            <text:p>17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68635.2941176">
            <text:p>17468635.29</text:p>
          </table:table-cell>
          <table:table-cell office:value-type="float" office:value="7096">
            <text:p>7096</text:p>
          </table:table-cell>
          <table:table-cell table:formula="of:=[.E1258]/1000000" office:value-type="float" office:value="17.4686352941176">
            <text:p>17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68606.0606061">
            <text:p>13568606.06</text:p>
          </table:table-cell>
          <table:table-cell office:value-type="float" office:value="7096">
            <text:p>7096</text:p>
          </table:table-cell>
          <table:table-cell table:formula="of:=[.E1259]/1000000" office:value-type="float" office:value="13.5686060606061">
            <text:p>13.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22503.4482759">
            <text:p>13922503.45</text:p>
          </table:table-cell>
          <table:table-cell office:value-type="float" office:value="7096">
            <text:p>7096</text:p>
          </table:table-cell>
          <table:table-cell table:formula="of:=[.E1260]/1000000" office:value-type="float" office:value="13.9225034482759">
            <text:p>1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49058.8235294">
            <text:p>13249058.82</text:p>
          </table:table-cell>
          <table:table-cell office:value-type="float" office:value="7096">
            <text:p>7096</text:p>
          </table:table-cell>
          <table:table-cell table:formula="of:=[.E1261]/1000000" office:value-type="float" office:value="13.2490588235294">
            <text:p>13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67779.3103448">
            <text:p>12967779.31</text:p>
          </table:table-cell>
          <table:table-cell office:value-type="float" office:value="7096">
            <text:p>7096</text:p>
          </table:table-cell>
          <table:table-cell table:formula="of:=[.E1262]/1000000" office:value-type="float" office:value="12.9677793103448">
            <text:p>12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54542.2222222">
            <text:p>17554542.22</text:p>
          </table:table-cell>
          <table:table-cell office:value-type="float" office:value="7096">
            <text:p>7096</text:p>
          </table:table-cell>
          <table:table-cell table:formula="of:=[.E1263]/1000000" office:value-type="float" office:value="17.5545422222222">
            <text:p>17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17128.5714286">
            <text:p>13517128.57</text:p>
          </table:table-cell>
          <table:table-cell office:value-type="float" office:value="7096">
            <text:p>7096</text:p>
          </table:table-cell>
          <table:table-cell table:formula="of:=[.E1264]/1000000" office:value-type="float" office:value="13.5171285714286">
            <text:p>13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22625">
            <text:p>15822625</text:p>
          </table:table-cell>
          <table:table-cell office:value-type="float" office:value="7096">
            <text:p>7096</text:p>
          </table:table-cell>
          <table:table-cell table:formula="of:=[.E1265]/1000000" office:value-type="float" office:value="15.822625">
            <text:p>15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95255.4744526">
            <text:p>12595255.47</text:p>
          </table:table-cell>
          <table:table-cell office:value-type="float" office:value="7096">
            <text:p>7096</text:p>
          </table:table-cell>
          <table:table-cell table:formula="of:=[.E1266]/1000000" office:value-type="float" office:value="12.5952554744526">
            <text:p>12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646707.0707071">
            <text:p>21646707.07</text:p>
          </table:table-cell>
          <table:table-cell office:value-type="float" office:value="7096">
            <text:p>7096</text:p>
          </table:table-cell>
          <table:table-cell table:formula="of:=[.E1267]/1000000" office:value-type="float" office:value="21.6467070707071">
            <text:p>21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13482.3529412">
            <text:p>13213482.35</text:p>
          </table:table-cell>
          <table:table-cell office:value-type="float" office:value="7096">
            <text:p>7096</text:p>
          </table:table-cell>
          <table:table-cell table:formula="of:=[.E1268]/1000000" office:value-type="float" office:value="13.2134823529412">
            <text:p>13.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85459.4594595">
            <text:p>14985459.46</text:p>
          </table:table-cell>
          <table:table-cell office:value-type="float" office:value="7096">
            <text:p>7096</text:p>
          </table:table-cell>
          <table:table-cell table:formula="of:=[.E1269]/1000000" office:value-type="float" office:value="14.9854594594595">
            <text:p>14.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277298.7804878">
            <text:p>24277298.78</text:p>
          </table:table-cell>
          <table:table-cell office:value-type="float" office:value="7096">
            <text:p>7096</text:p>
          </table:table-cell>
          <table:table-cell table:formula="of:=[.E1270]/1000000" office:value-type="float" office:value="24.2772987804878">
            <text:p>24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49687.5">
            <text:p>9949687.5</text:p>
          </table:table-cell>
          <table:table-cell office:value-type="float" office:value="7096">
            <text:p>7096</text:p>
          </table:table-cell>
          <table:table-cell table:formula="of:=[.E1271]/1000000" office:value-type="float" office:value="9.9496875">
            <text:p>9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77030.3030303">
            <text:p>15177030.3</text:p>
          </table:table-cell>
          <table:table-cell office:value-type="float" office:value="7222">
            <text:p>7222</text:p>
          </table:table-cell>
          <table:table-cell table:formula="of:=[.E1272]/1000000" office:value-type="float" office:value="15.1770303030303">
            <text:p>15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64200">
            <text:p>10464200</text:p>
          </table:table-cell>
          <table:table-cell office:value-type="float" office:value="7222">
            <text:p>7222</text:p>
          </table:table-cell>
          <table:table-cell table:formula="of:=[.E1273]/1000000" office:value-type="float" office:value="10.4642">
            <text:p>10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04833.3333333">
            <text:p>10504833.33</text:p>
          </table:table-cell>
          <table:table-cell office:value-type="float" office:value="7222">
            <text:p>7222</text:p>
          </table:table-cell>
          <table:table-cell table:formula="of:=[.E1274]/1000000" office:value-type="float" office:value="10.5048333333333">
            <text:p>10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59846.15384615">
            <text:p>8559846.15</text:p>
          </table:table-cell>
          <table:table-cell office:value-type="float" office:value="7222">
            <text:p>7222</text:p>
          </table:table-cell>
          <table:table-cell table:formula="of:=[.E1275]/1000000" office:value-type="float" office:value="8.55984615384615">
            <text:p>8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72843.2835821">
            <text:p>12172843.28</text:p>
          </table:table-cell>
          <table:table-cell office:value-type="float" office:value="7222">
            <text:p>7222</text:p>
          </table:table-cell>
          <table:table-cell table:formula="of:=[.E1276]/1000000" office:value-type="float" office:value="12.1728432835821">
            <text:p>12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55666.66666667">
            <text:p>7655666.67</text:p>
          </table:table-cell>
          <table:table-cell office:value-type="float" office:value="7222">
            <text:p>7222</text:p>
          </table:table-cell>
          <table:table-cell table:formula="of:=[.E1277]/1000000" office:value-type="float" office:value="7.65566666666667">
            <text:p>7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01607.1428571">
            <text:p>13601607.14</text:p>
          </table:table-cell>
          <table:table-cell office:value-type="float" office:value="7222">
            <text:p>7222</text:p>
          </table:table-cell>
          <table:table-cell table:formula="of:=[.E1278]/1000000" office:value-type="float" office:value="13.6016071428571">
            <text:p>13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13916.6666667">
            <text:p>11813916.67</text:p>
          </table:table-cell>
          <table:table-cell office:value-type="float" office:value="7222">
            <text:p>7222</text:p>
          </table:table-cell>
          <table:table-cell table:formula="of:=[.E1279]/1000000" office:value-type="float" office:value="11.8139166666667">
            <text:p>11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826123.4567901">
            <text:p>20826123.46</text:p>
          </table:table-cell>
          <table:table-cell office:value-type="float" office:value="7222">
            <text:p>7222</text:p>
          </table:table-cell>
          <table:table-cell table:formula="of:=[.E1280]/1000000" office:value-type="float" office:value="20.8261234567901">
            <text:p>20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38133.33333333">
            <text:p>9438133.33</text:p>
          </table:table-cell>
          <table:table-cell office:value-type="float" office:value="7222">
            <text:p>7222</text:p>
          </table:table-cell>
          <table:table-cell table:formula="of:=[.E1281]/1000000" office:value-type="float" office:value="9.43813333333333">
            <text:p>9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18081.5450644">
            <text:p>19118081.55</text:p>
          </table:table-cell>
          <table:table-cell office:value-type="float" office:value="7222">
            <text:p>7222</text:p>
          </table:table-cell>
          <table:table-cell table:formula="of:=[.E1282]/1000000" office:value-type="float" office:value="19.1180815450644">
            <text:p>19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78393.3333333">
            <text:p>15778393.33</text:p>
          </table:table-cell>
          <table:table-cell office:value-type="float" office:value="7222">
            <text:p>7222</text:p>
          </table:table-cell>
          <table:table-cell table:formula="of:=[.E1283]/1000000" office:value-type="float" office:value="15.7783933333333">
            <text:p>15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50600">
            <text:p>11350600</text:p>
          </table:table-cell>
          <table:table-cell office:value-type="float" office:value="7260">
            <text:p>7260</text:p>
          </table:table-cell>
          <table:table-cell table:formula="of:=[.E1284]/1000000" office:value-type="float" office:value="11.3506">
            <text:p>11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97291.6666667">
            <text:p>10997291.67</text:p>
          </table:table-cell>
          <table:table-cell office:value-type="float" office:value="7260">
            <text:p>7260</text:p>
          </table:table-cell>
          <table:table-cell table:formula="of:=[.E1285]/1000000" office:value-type="float" office:value="10.9972916666667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09428.5714286">
            <text:p>12609428.57</text:p>
          </table:table-cell>
          <table:table-cell office:value-type="float" office:value="7260">
            <text:p>7260</text:p>
          </table:table-cell>
          <table:table-cell table:formula="of:=[.E1286]/1000000" office:value-type="float" office:value="12.6094285714286">
            <text:p>12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80582.6086957">
            <text:p>15680582.61</text:p>
          </table:table-cell>
          <table:table-cell office:value-type="float" office:value="7260">
            <text:p>7260</text:p>
          </table:table-cell>
          <table:table-cell table:formula="of:=[.E1287]/1000000" office:value-type="float" office:value="15.6805826086957">
            <text:p>15.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492765.9395973">
            <text:p>30492765.94</text:p>
          </table:table-cell>
          <table:table-cell office:value-type="float" office:value="7260">
            <text:p>7260</text:p>
          </table:table-cell>
          <table:table-cell table:formula="of:=[.E1288]/1000000" office:value-type="float" office:value="30.4927659395973">
            <text:p>30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8857.14285714">
            <text:p>9308857.14</text:p>
          </table:table-cell>
          <table:table-cell office:value-type="float" office:value="7260">
            <text:p>7260</text:p>
          </table:table-cell>
          <table:table-cell table:formula="of:=[.E1289]/1000000" office:value-type="float" office:value="9.30885714285714">
            <text:p>9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746796.2962963">
            <text:p>21746796.3</text:p>
          </table:table-cell>
          <table:table-cell office:value-type="float" office:value="7260">
            <text:p>7260</text:p>
          </table:table-cell>
          <table:table-cell table:formula="of:=[.E1290]/1000000" office:value-type="float" office:value="21.7467962962963">
            <text:p>21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35571.4285714">
            <text:p>11435571.43</text:p>
          </table:table-cell>
          <table:table-cell office:value-type="float" office:value="7260">
            <text:p>7260</text:p>
          </table:table-cell>
          <table:table-cell table:formula="of:=[.E1291]/1000000" office:value-type="float" office:value="11.4355714285714">
            <text:p>11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297503.649635">
            <text:p>23297503.65</text:p>
          </table:table-cell>
          <table:table-cell office:value-type="float" office:value="7260">
            <text:p>7260</text:p>
          </table:table-cell>
          <table:table-cell table:formula="of:=[.E1292]/1000000" office:value-type="float" office:value="23.297503649635">
            <text:p>23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0705.88235294">
            <text:p>9900705.88</text:p>
          </table:table-cell>
          <table:table-cell office:value-type="float" office:value="7260">
            <text:p>7260</text:p>
          </table:table-cell>
          <table:table-cell table:formula="of:=[.E1293]/1000000" office:value-type="float" office:value="9.90070588235294">
            <text:p>9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94246.7948718">
            <text:p>14594246.79</text:p>
          </table:table-cell>
          <table:table-cell office:value-type="float" office:value="7260">
            <text:p>7260</text:p>
          </table:table-cell>
          <table:table-cell table:formula="of:=[.E1294]/1000000" office:value-type="float" office:value="14.5942467948718">
            <text:p>14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43503.649635">
            <text:p>15043503.65</text:p>
          </table:table-cell>
          <table:table-cell office:value-type="float" office:value="7260">
            <text:p>7260</text:p>
          </table:table-cell>
          <table:table-cell table:formula="of:=[.E1295]/1000000" office:value-type="float" office:value="15.043503649635">
            <text:p>15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35117.6470588">
            <text:p>10835117.65</text:p>
          </table:table-cell>
          <table:table-cell office:value-type="float" office:value="7260">
            <text:p>7260</text:p>
          </table:table-cell>
          <table:table-cell table:formula="of:=[.E1296]/1000000" office:value-type="float" office:value="10.8351176470588">
            <text:p>10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48045.045045">
            <text:p>11848045.05</text:p>
          </table:table-cell>
          <table:table-cell office:value-type="float" office:value="7260">
            <text:p>7260</text:p>
          </table:table-cell>
          <table:table-cell table:formula="of:=[.E1297]/1000000" office:value-type="float" office:value="11.848045045045">
            <text:p>11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84747.7477477">
            <text:p>12084747.75</text:p>
          </table:table-cell>
          <table:table-cell office:value-type="float" office:value="7260">
            <text:p>7260</text:p>
          </table:table-cell>
          <table:table-cell table:formula="of:=[.E1298]/1000000" office:value-type="float" office:value="12.0847477477477">
            <text:p>12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85777.77777778">
            <text:p>8385777.78</text:p>
          </table:table-cell>
          <table:table-cell office:value-type="float" office:value="7260">
            <text:p>7260</text:p>
          </table:table-cell>
          <table:table-cell table:formula="of:=[.E1299]/1000000" office:value-type="float" office:value="8.38577777777778">
            <text:p>8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87663.5514019">
            <text:p>13587663.55</text:p>
          </table:table-cell>
          <table:table-cell office:value-type="float" office:value="7260">
            <text:p>7260</text:p>
          </table:table-cell>
          <table:table-cell table:formula="of:=[.E1300]/1000000" office:value-type="float" office:value="13.5876635514019">
            <text:p>13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87341.4634146">
            <text:p>13487341.46</text:p>
          </table:table-cell>
          <table:table-cell office:value-type="float" office:value="7260">
            <text:p>7260</text:p>
          </table:table-cell>
          <table:table-cell table:formula="of:=[.E1301]/1000000" office:value-type="float" office:value="13.4873414634146">
            <text:p>13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817828.2828283">
            <text:p>21817828.28</text:p>
          </table:table-cell>
          <table:table-cell office:value-type="float" office:value="7260">
            <text:p>7260</text:p>
          </table:table-cell>
          <table:table-cell table:formula="of:=[.E1302]/1000000" office:value-type="float" office:value="21.8178282828283">
            <text:p>21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71200">
            <text:p>12971200</text:p>
          </table:table-cell>
          <table:table-cell office:value-type="float" office:value="7260">
            <text:p>7260</text:p>
          </table:table-cell>
          <table:table-cell table:formula="of:=[.E1303]/1000000" office:value-type="float" office:value="12.9712">
            <text:p>12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20600">
            <text:p>14120600</text:p>
          </table:table-cell>
          <table:table-cell office:value-type="float" office:value="7260">
            <text:p>7260</text:p>
          </table:table-cell>
          <table:table-cell table:formula="of:=[.E1304]/1000000" office:value-type="float" office:value="14.1206">
            <text:p>14.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98166.6666667">
            <text:p>12398166.67</text:p>
          </table:table-cell>
          <table:table-cell office:value-type="float" office:value="7438">
            <text:p>7438</text:p>
          </table:table-cell>
          <table:table-cell table:formula="of:=[.E1305]/1000000" office:value-type="float" office:value="12.3981666666667">
            <text:p>12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84066.6666667">
            <text:p>13784066.67</text:p>
          </table:table-cell>
          <table:table-cell office:value-type="float" office:value="7438">
            <text:p>7438</text:p>
          </table:table-cell>
          <table:table-cell table:formula="of:=[.E1306]/1000000" office:value-type="float" office:value="13.7840666666667">
            <text:p>13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32571.4285714">
            <text:p>12332571.43</text:p>
          </table:table-cell>
          <table:table-cell office:value-type="float" office:value="7438">
            <text:p>7438</text:p>
          </table:table-cell>
          <table:table-cell table:formula="of:=[.E1307]/1000000" office:value-type="float" office:value="12.3325714285714">
            <text:p>12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83058.8235294">
            <text:p>12183058.82</text:p>
          </table:table-cell>
          <table:table-cell office:value-type="float" office:value="7438">
            <text:p>7438</text:p>
          </table:table-cell>
          <table:table-cell table:formula="of:=[.E1308]/1000000" office:value-type="float" office:value="12.1830588235294">
            <text:p>12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71790.3225806">
            <text:p>11871790.32</text:p>
          </table:table-cell>
          <table:table-cell office:value-type="float" office:value="7438">
            <text:p>7438</text:p>
          </table:table-cell>
          <table:table-cell table:formula="of:=[.E1309]/1000000" office:value-type="float" office:value="11.8717903225806">
            <text:p>11.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16806.4516129">
            <text:p>12816806.45</text:p>
          </table:table-cell>
          <table:table-cell office:value-type="float" office:value="7438">
            <text:p>7438</text:p>
          </table:table-cell>
          <table:table-cell table:formula="of:=[.E1310]/1000000" office:value-type="float" office:value="12.8168064516129">
            <text:p>12.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99274.1935484">
            <text:p>12899274.19</text:p>
          </table:table-cell>
          <table:table-cell office:value-type="float" office:value="7438">
            <text:p>7438</text:p>
          </table:table-cell>
          <table:table-cell table:formula="of:=[.E1311]/1000000" office:value-type="float" office:value="12.8992741935484">
            <text:p>12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52666.6666667">
            <text:p>10552666.67</text:p>
          </table:table-cell>
          <table:table-cell office:value-type="float" office:value="7438">
            <text:p>7438</text:p>
          </table:table-cell>
          <table:table-cell table:formula="of:=[.E1312]/1000000" office:value-type="float" office:value="10.5526666666667">
            <text:p>10.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16068.9655172">
            <text:p>13316068.97</text:p>
          </table:table-cell>
          <table:table-cell office:value-type="float" office:value="7438">
            <text:p>7438</text:p>
          </table:table-cell>
          <table:table-cell table:formula="of:=[.E1313]/1000000" office:value-type="float" office:value="13.3160689655172">
            <text:p>13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490602.4096386">
            <text:p>15490602.41</text:p>
          </table:table-cell>
          <table:table-cell office:value-type="float" office:value="7438">
            <text:p>7438</text:p>
          </table:table-cell>
          <table:table-cell table:formula="of:=[.E1314]/1000000" office:value-type="float" office:value="15.4906024096386">
            <text:p>15.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17142.8571429">
            <text:p>12017142.86</text:p>
          </table:table-cell>
          <table:table-cell office:value-type="float" office:value="7438">
            <text:p>7438</text:p>
          </table:table-cell>
          <table:table-cell table:formula="of:=[.E1315]/1000000" office:value-type="float" office:value="12.0171428571429">
            <text:p>12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70950">
            <text:p>12470950</text:p>
          </table:table-cell>
          <table:table-cell office:value-type="float" office:value="7438">
            <text:p>7438</text:p>
          </table:table-cell>
          <table:table-cell table:formula="of:=[.E1316]/1000000" office:value-type="float" office:value="12.47095">
            <text:p>12.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61466.6666667">
            <text:p>10861466.67</text:p>
          </table:table-cell>
          <table:table-cell office:value-type="float" office:value="7438">
            <text:p>7438</text:p>
          </table:table-cell>
          <table:table-cell table:formula="of:=[.E1317]/1000000" office:value-type="float" office:value="10.8614666666667">
            <text:p>10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69526.3157895">
            <text:p>12669526.32</text:p>
          </table:table-cell>
          <table:table-cell office:value-type="float" office:value="7438">
            <text:p>7438</text:p>
          </table:table-cell>
          <table:table-cell table:formula="of:=[.E1318]/1000000" office:value-type="float" office:value="12.6695263157895">
            <text:p>12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18944.4444444">
            <text:p>13018944.44</text:p>
          </table:table-cell>
          <table:table-cell office:value-type="float" office:value="7438">
            <text:p>7438</text:p>
          </table:table-cell>
          <table:table-cell table:formula="of:=[.E1319]/1000000" office:value-type="float" office:value="13.0189444444444">
            <text:p>13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43285.7142857">
            <text:p>13143285.71</text:p>
          </table:table-cell>
          <table:table-cell office:value-type="float" office:value="7438">
            <text:p>7438</text:p>
          </table:table-cell>
          <table:table-cell table:formula="of:=[.E1320]/1000000" office:value-type="float" office:value="13.1432857142857">
            <text:p>13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3357.1428571">
            <text:p>12003357.14</text:p>
          </table:table-cell>
          <table:table-cell office:value-type="float" office:value="7438">
            <text:p>7438</text:p>
          </table:table-cell>
          <table:table-cell table:formula="of:=[.E1321]/1000000" office:value-type="float" office:value="12.0033571428571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62666.6666667">
            <text:p>11262666.67</text:p>
          </table:table-cell>
          <table:table-cell office:value-type="float" office:value="7438">
            <text:p>7438</text:p>
          </table:table-cell>
          <table:table-cell table:formula="of:=[.E1322]/1000000" office:value-type="float" office:value="11.2626666666667">
            <text:p>11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22368.4210526">
            <text:p>14622368.42</text:p>
          </table:table-cell>
          <table:table-cell office:value-type="float" office:value="7438">
            <text:p>7438</text:p>
          </table:table-cell>
          <table:table-cell table:formula="of:=[.E1323]/1000000" office:value-type="float" office:value="14.6223684210526">
            <text:p>14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57942.3676012">
            <text:p>18757942.37</text:p>
          </table:table-cell>
          <table:table-cell office:value-type="float" office:value="7438">
            <text:p>7438</text:p>
          </table:table-cell>
          <table:table-cell table:formula="of:=[.E1324]/1000000" office:value-type="float" office:value="18.7579423676012">
            <text:p>18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01942.6229508">
            <text:p>14401942.62</text:p>
          </table:table-cell>
          <table:table-cell office:value-type="float" office:value="7438">
            <text:p>7438</text:p>
          </table:table-cell>
          <table:table-cell table:formula="of:=[.E1325]/1000000" office:value-type="float" office:value="14.4019426229508">
            <text:p>14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39813.3333333">
            <text:p>13139813.33</text:p>
          </table:table-cell>
          <table:table-cell office:value-type="float" office:value="7438">
            <text:p>7438</text:p>
          </table:table-cell>
          <table:table-cell table:formula="of:=[.E1326]/1000000" office:value-type="float" office:value="13.1398133333333">
            <text:p>13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21769.2307692">
            <text:p>11221769.23</text:p>
          </table:table-cell>
          <table:table-cell office:value-type="float" office:value="7438">
            <text:p>7438</text:p>
          </table:table-cell>
          <table:table-cell table:formula="of:=[.E1327]/1000000" office:value-type="float" office:value="11.2217692307692">
            <text:p>11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11612.9032258">
            <text:p>12311612.9</text:p>
          </table:table-cell>
          <table:table-cell office:value-type="float" office:value="7438">
            <text:p>7438</text:p>
          </table:table-cell>
          <table:table-cell table:formula="of:=[.E1328]/1000000" office:value-type="float" office:value="12.3116129032258">
            <text:p>12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66192.3076923">
            <text:p>13366192.31</text:p>
          </table:table-cell>
          <table:table-cell office:value-type="float" office:value="7438">
            <text:p>7438</text:p>
          </table:table-cell>
          <table:table-cell table:formula="of:=[.E1329]/1000000" office:value-type="float" office:value="13.3661923076923">
            <text:p>13.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655055.9440559">
            <text:p>17655055.94</text:p>
          </table:table-cell>
          <table:table-cell office:value-type="float" office:value="7438">
            <text:p>7438</text:p>
          </table:table-cell>
          <table:table-cell table:formula="of:=[.E1330]/1000000" office:value-type="float" office:value="17.6550559440559">
            <text:p>17.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62687.5">
            <text:p>14462687.5</text:p>
          </table:table-cell>
          <table:table-cell office:value-type="float" office:value="7438">
            <text:p>7438</text:p>
          </table:table-cell>
          <table:table-cell table:formula="of:=[.E1331]/1000000" office:value-type="float" office:value="14.4626875">
            <text:p>14.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57500">
            <text:p>13057500</text:p>
          </table:table-cell>
          <table:table-cell office:value-type="float" office:value="7438">
            <text:p>7438</text:p>
          </table:table-cell>
          <table:table-cell table:formula="of:=[.E1332]/1000000" office:value-type="float" office:value="13.0575">
            <text:p>13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94258.0645161">
            <text:p>11594258.06</text:p>
          </table:table-cell>
          <table:table-cell office:value-type="float" office:value="7438">
            <text:p>7438</text:p>
          </table:table-cell>
          <table:table-cell table:formula="of:=[.E1333]/1000000" office:value-type="float" office:value="11.5942580645161">
            <text:p>11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19000">
            <text:p>10419000</text:p>
          </table:table-cell>
          <table:table-cell office:value-type="float" office:value="7438">
            <text:p>7438</text:p>
          </table:table-cell>
          <table:table-cell table:formula="of:=[.E1334]/1000000" office:value-type="float" office:value="10.419">
            <text:p>10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03811.1888112">
            <text:p>16703811.19</text:p>
          </table:table-cell>
          <table:table-cell office:value-type="float" office:value="7438">
            <text:p>7438</text:p>
          </table:table-cell>
          <table:table-cell table:formula="of:=[.E1335]/1000000" office:value-type="float" office:value="16.7038111888112">
            <text:p>16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48000">
            <text:p>11948000</text:p>
          </table:table-cell>
          <table:table-cell office:value-type="float" office:value="7509">
            <text:p>7509</text:p>
          </table:table-cell>
          <table:table-cell table:formula="of:=[.E1336]/1000000" office:value-type="float" office:value="11.948">
            <text:p>11.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185366.6666667">
            <text:p>20185366.67</text:p>
          </table:table-cell>
          <table:table-cell office:value-type="float" office:value="7509">
            <text:p>7509</text:p>
          </table:table-cell>
          <table:table-cell table:formula="of:=[.E1337]/1000000" office:value-type="float" office:value="20.1853666666667">
            <text:p>20.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514180">
            <text:p>21514180</text:p>
          </table:table-cell>
          <table:table-cell office:value-type="float" office:value="7509">
            <text:p>7509</text:p>
          </table:table-cell>
          <table:table-cell table:formula="of:=[.E1338]/1000000" office:value-type="float" office:value="21.51418">
            <text:p>21.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35642.8571429">
            <text:p>16535642.86</text:p>
          </table:table-cell>
          <table:table-cell office:value-type="float" office:value="7509">
            <text:p>7509</text:p>
          </table:table-cell>
          <table:table-cell table:formula="of:=[.E1339]/1000000" office:value-type="float" office:value="16.5356428571429">
            <text:p>16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35000">
            <text:p>17735000</text:p>
          </table:table-cell>
          <table:table-cell office:value-type="float" office:value="7509">
            <text:p>7509</text:p>
          </table:table-cell>
          <table:table-cell table:formula="of:=[.E1340]/1000000" office:value-type="float" office:value="17.735">
            <text:p>17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21681.8181818">
            <text:p>19221681.82</text:p>
          </table:table-cell>
          <table:table-cell office:value-type="float" office:value="7509">
            <text:p>7509</text:p>
          </table:table-cell>
          <table:table-cell table:formula="of:=[.E1341]/1000000" office:value-type="float" office:value="19.2216818181818">
            <text:p>19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23272.7272727">
            <text:p>14323272.73</text:p>
          </table:table-cell>
          <table:table-cell office:value-type="float" office:value="7509">
            <text:p>7509</text:p>
          </table:table-cell>
          <table:table-cell table:formula="of:=[.E1342]/1000000" office:value-type="float" office:value="14.3232727272727">
            <text:p>14.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42227.2727273">
            <text:p>12442227.27</text:p>
          </table:table-cell>
          <table:table-cell office:value-type="float" office:value="7509">
            <text:p>7509</text:p>
          </table:table-cell>
          <table:table-cell table:formula="of:=[.E1343]/1000000" office:value-type="float" office:value="12.4422272727273">
            <text:p>12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46028.9532294">
            <text:p>24046028.95</text:p>
          </table:table-cell>
          <table:table-cell office:value-type="float" office:value="7509">
            <text:p>7509</text:p>
          </table:table-cell>
          <table:table-cell table:formula="of:=[.E1344]/1000000" office:value-type="float" office:value="24.0460289532294">
            <text:p>24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47680.5555556">
            <text:p>17447680.56</text:p>
          </table:table-cell>
          <table:table-cell office:value-type="float" office:value="7509">
            <text:p>7509</text:p>
          </table:table-cell>
          <table:table-cell table:formula="of:=[.E1345]/1000000" office:value-type="float" office:value="17.4476805555556">
            <text:p>17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70933.3333333">
            <text:p>14970933.33</text:p>
          </table:table-cell>
          <table:table-cell office:value-type="float" office:value="7509">
            <text:p>7509</text:p>
          </table:table-cell>
          <table:table-cell table:formula="of:=[.E1346]/1000000" office:value-type="float" office:value="14.9709333333333">
            <text:p>14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264810.8108108">
            <text:p>17264810.81</text:p>
          </table:table-cell>
          <table:table-cell office:value-type="float" office:value="7509">
            <text:p>7509</text:p>
          </table:table-cell>
          <table:table-cell table:formula="of:=[.E1347]/1000000" office:value-type="float" office:value="17.2648108108108">
            <text:p>17.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61450.9803922">
            <text:p>14761450.98</text:p>
          </table:table-cell>
          <table:table-cell office:value-type="float" office:value="7509">
            <text:p>7509</text:p>
          </table:table-cell>
          <table:table-cell table:formula="of:=[.E1348]/1000000" office:value-type="float" office:value="14.7614509803922">
            <text:p>14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50405.4054054">
            <text:p>13850405.41</text:p>
          </table:table-cell>
          <table:table-cell office:value-type="float" office:value="7509">
            <text:p>7509</text:p>
          </table:table-cell>
          <table:table-cell table:formula="of:=[.E1349]/1000000" office:value-type="float" office:value="13.8504054054054">
            <text:p>13.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907763.0057803">
            <text:p>33907763.01</text:p>
          </table:table-cell>
          <table:table-cell office:value-type="float" office:value="7509">
            <text:p>7509</text:p>
          </table:table-cell>
          <table:table-cell table:formula="of:=[.E1350]/1000000" office:value-type="float" office:value="33.9077630057803">
            <text:p>33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301027.027027">
            <text:p>20301027.03</text:p>
          </table:table-cell>
          <table:table-cell office:value-type="float" office:value="7509">
            <text:p>7509</text:p>
          </table:table-cell>
          <table:table-cell table:formula="of:=[.E1351]/1000000" office:value-type="float" office:value="20.301027027027">
            <text:p>20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68862.745098">
            <text:p>16668862.75</text:p>
          </table:table-cell>
          <table:table-cell office:value-type="float" office:value="7509">
            <text:p>7509</text:p>
          </table:table-cell>
          <table:table-cell table:formula="of:=[.E1352]/1000000" office:value-type="float" office:value="16.668862745098">
            <text:p>16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87324.3243243">
            <text:p>13587324.32</text:p>
          </table:table-cell>
          <table:table-cell office:value-type="float" office:value="7509">
            <text:p>7509</text:p>
          </table:table-cell>
          <table:table-cell table:formula="of:=[.E1353]/1000000" office:value-type="float" office:value="13.5873243243243">
            <text:p>13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251438.9752447">
            <text:p>62251438.98</text:p>
          </table:table-cell>
          <table:table-cell office:value-type="float" office:value="7793">
            <text:p>7793</text:p>
          </table:table-cell>
          <table:table-cell table:formula="of:=[.E1354]/1000000" office:value-type="float" office:value="62.2514389752447">
            <text:p>62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138310.1604278">
            <text:p>25138310.16</text:p>
          </table:table-cell>
          <table:table-cell office:value-type="float" office:value="7793">
            <text:p>7793</text:p>
          </table:table-cell>
          <table:table-cell table:formula="of:=[.E1355]/1000000" office:value-type="float" office:value="25.1383101604278">
            <text:p>25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44901.6393443">
            <text:p>13744901.64</text:p>
          </table:table-cell>
          <table:table-cell office:value-type="float" office:value="7793">
            <text:p>7793</text:p>
          </table:table-cell>
          <table:table-cell table:formula="of:=[.E1356]/1000000" office:value-type="float" office:value="13.7449016393443">
            <text:p>13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640529.4117647">
            <text:p>24640529.41</text:p>
          </table:table-cell>
          <table:table-cell office:value-type="float" office:value="7793">
            <text:p>7793</text:p>
          </table:table-cell>
          <table:table-cell table:formula="of:=[.E1357]/1000000" office:value-type="float" office:value="24.6405294117647">
            <text:p>24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57560.9756098">
            <text:p>12157560.98</text:p>
          </table:table-cell>
          <table:table-cell office:value-type="float" office:value="7793">
            <text:p>7793</text:p>
          </table:table-cell>
          <table:table-cell table:formula="of:=[.E1358]/1000000" office:value-type="float" office:value="12.1575609756098">
            <text:p>12.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20441.8604651">
            <text:p>14620441.86</text:p>
          </table:table-cell>
          <table:table-cell office:value-type="float" office:value="7793">
            <text:p>7793</text:p>
          </table:table-cell>
          <table:table-cell table:formula="of:=[.E1359]/1000000" office:value-type="float" office:value="14.6204418604651">
            <text:p>14.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313032.0855615">
            <text:p>24313032.09</text:p>
          </table:table-cell>
          <table:table-cell office:value-type="float" office:value="7793">
            <text:p>7793</text:p>
          </table:table-cell>
          <table:table-cell table:formula="of:=[.E1360]/1000000" office:value-type="float" office:value="24.3130320855615">
            <text:p>24.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24213.1147541">
            <text:p>13024213.11</text:p>
          </table:table-cell>
          <table:table-cell office:value-type="float" office:value="7793">
            <text:p>7793</text:p>
          </table:table-cell>
          <table:table-cell table:formula="of:=[.E1361]/1000000" office:value-type="float" office:value="13.0242131147541">
            <text:p>13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941422.459893">
            <text:p>24941422.46</text:p>
          </table:table-cell>
          <table:table-cell office:value-type="float" office:value="7793">
            <text:p>7793</text:p>
          </table:table-cell>
          <table:table-cell table:formula="of:=[.E1362]/1000000" office:value-type="float" office:value="24.941422459893">
            <text:p>24.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23658.5365854">
            <text:p>12023658.54</text:p>
          </table:table-cell>
          <table:table-cell office:value-type="float" office:value="7793">
            <text:p>7793</text:p>
          </table:table-cell>
          <table:table-cell table:formula="of:=[.E1363]/1000000" office:value-type="float" office:value="12.0236585365854">
            <text:p>12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97694.4444444">
            <text:p>11697694.44</text:p>
          </table:table-cell>
          <table:table-cell office:value-type="float" office:value="7793">
            <text:p>7793</text:p>
          </table:table-cell>
          <table:table-cell table:formula="of:=[.E1364]/1000000" office:value-type="float" office:value="11.6976944444444">
            <text:p>11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42277.7777778">
            <text:p>12842277.78</text:p>
          </table:table-cell>
          <table:table-cell office:value-type="float" office:value="7793">
            <text:p>7793</text:p>
          </table:table-cell>
          <table:table-cell table:formula="of:=[.E1365]/1000000" office:value-type="float" office:value="12.8422777777778">
            <text:p>12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12571.4285714">
            <text:p>14612571.43</text:p>
          </table:table-cell>
          <table:table-cell office:value-type="float" office:value="7793">
            <text:p>7793</text:p>
          </table:table-cell>
          <table:table-cell table:formula="of:=[.E1366]/1000000" office:value-type="float" office:value="14.6125714285714">
            <text:p>14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09794.8717949">
            <text:p>13609794.87</text:p>
          </table:table-cell>
          <table:table-cell office:value-type="float" office:value="7793">
            <text:p>7793</text:p>
          </table:table-cell>
          <table:table-cell table:formula="of:=[.E1367]/1000000" office:value-type="float" office:value="13.6097948717949">
            <text:p>13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611064.171123">
            <text:p>25611064.17</text:p>
          </table:table-cell>
          <table:table-cell office:value-type="float" office:value="7793">
            <text:p>7793</text:p>
          </table:table-cell>
          <table:table-cell table:formula="of:=[.E1368]/1000000" office:value-type="float" office:value="25.611064171123">
            <text:p>25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61131.147541">
            <text:p>13761131.15</text:p>
          </table:table-cell>
          <table:table-cell office:value-type="float" office:value="7793">
            <text:p>7793</text:p>
          </table:table-cell>
          <table:table-cell table:formula="of:=[.E1369]/1000000" office:value-type="float" office:value="13.761131147541">
            <text:p>13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166085.5614973">
            <text:p>30166085.56</text:p>
          </table:table-cell>
          <table:table-cell office:value-type="float" office:value="7793">
            <text:p>7793</text:p>
          </table:table-cell>
          <table:table-cell table:formula="of:=[.E1370]/1000000" office:value-type="float" office:value="30.1660855614973">
            <text:p>30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01439.0243902">
            <text:p>12301439.02</text:p>
          </table:table-cell>
          <table:table-cell office:value-type="float" office:value="7793">
            <text:p>7793</text:p>
          </table:table-cell>
          <table:table-cell table:formula="of:=[.E1371]/1000000" office:value-type="float" office:value="12.3014390243902">
            <text:p>12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79674.4186047">
            <text:p>14379674.42</text:p>
          </table:table-cell>
          <table:table-cell office:value-type="float" office:value="7793">
            <text:p>7793</text:p>
          </table:table-cell>
          <table:table-cell table:formula="of:=[.E1372]/1000000" office:value-type="float" office:value="14.3796744186047">
            <text:p>14.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421689.8395722">
            <text:p>23421689.84</text:p>
          </table:table-cell>
          <table:table-cell office:value-type="float" office:value="7793">
            <text:p>7793</text:p>
          </table:table-cell>
          <table:table-cell table:formula="of:=[.E1373]/1000000" office:value-type="float" office:value="23.4216898395722">
            <text:p>23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13409.8360656">
            <text:p>14613409.84</text:p>
          </table:table-cell>
          <table:table-cell office:value-type="float" office:value="7793">
            <text:p>7793</text:p>
          </table:table-cell>
          <table:table-cell table:formula="of:=[.E1374]/1000000" office:value-type="float" office:value="14.6134098360656">
            <text:p>14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583652.4064171">
            <text:p>24583652.41</text:p>
          </table:table-cell>
          <table:table-cell office:value-type="float" office:value="7793">
            <text:p>7793</text:p>
          </table:table-cell>
          <table:table-cell table:formula="of:=[.E1375]/1000000" office:value-type="float" office:value="24.5836524064171">
            <text:p>24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32317.0731707">
            <text:p>11732317.07</text:p>
          </table:table-cell>
          <table:table-cell office:value-type="float" office:value="7793">
            <text:p>7793</text:p>
          </table:table-cell>
          <table:table-cell table:formula="of:=[.E1376]/1000000" office:value-type="float" office:value="11.7323170731707">
            <text:p>11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12666.6666667">
            <text:p>11612666.67</text:p>
          </table:table-cell>
          <table:table-cell office:value-type="float" office:value="7793">
            <text:p>7793</text:p>
          </table:table-cell>
          <table:table-cell table:formula="of:=[.E1377]/1000000" office:value-type="float" office:value="11.6126666666667">
            <text:p>11.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29555.5555556">
            <text:p>12829555.56</text:p>
          </table:table-cell>
          <table:table-cell office:value-type="float" office:value="7793">
            <text:p>7793</text:p>
          </table:table-cell>
          <table:table-cell table:formula="of:=[.E1378]/1000000" office:value-type="float" office:value="12.8295555555556">
            <text:p>12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32214.2857143">
            <text:p>12532214.29</text:p>
          </table:table-cell>
          <table:table-cell office:value-type="float" office:value="7793">
            <text:p>7793</text:p>
          </table:table-cell>
          <table:table-cell table:formula="of:=[.E1379]/1000000" office:value-type="float" office:value="12.5322142857143">
            <text:p>12.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15961.5384615">
            <text:p>16415961.54</text:p>
          </table:table-cell>
          <table:table-cell office:value-type="float" office:value="7793">
            <text:p>7793</text:p>
          </table:table-cell>
          <table:table-cell table:formula="of:=[.E1380]/1000000" office:value-type="float" office:value="16.4159615384615">
            <text:p>16.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02070.4225352">
            <text:p>19102070.42</text:p>
          </table:table-cell>
          <table:table-cell office:value-type="float" office:value="7793">
            <text:p>7793</text:p>
          </table:table-cell>
          <table:table-cell table:formula="of:=[.E1381]/1000000" office:value-type="float" office:value="19.1020704225352">
            <text:p>19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01681.8181818">
            <text:p>14701681.82</text:p>
          </table:table-cell>
          <table:table-cell office:value-type="float" office:value="7793">
            <text:p>7793</text:p>
          </table:table-cell>
          <table:table-cell table:formula="of:=[.E1382]/1000000" office:value-type="float" office:value="14.7016818181818">
            <text:p>14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89586.2068966">
            <text:p>15389586.21</text:p>
          </table:table-cell>
          <table:table-cell office:value-type="float" office:value="7793">
            <text:p>7793</text:p>
          </table:table-cell>
          <table:table-cell table:formula="of:=[.E1383]/1000000" office:value-type="float" office:value="15.3895862068966">
            <text:p>15.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70318.1818182">
            <text:p>17070318.18</text:p>
          </table:table-cell>
          <table:table-cell office:value-type="float" office:value="7793">
            <text:p>7793</text:p>
          </table:table-cell>
          <table:table-cell table:formula="of:=[.E1384]/1000000" office:value-type="float" office:value="17.0703181818182">
            <text:p>17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57620.6896552">
            <text:p>15557620.69</text:p>
          </table:table-cell>
          <table:table-cell office:value-type="float" office:value="7793">
            <text:p>7793</text:p>
          </table:table-cell>
          <table:table-cell table:formula="of:=[.E1385]/1000000" office:value-type="float" office:value="15.5576206896552">
            <text:p>15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94681.8181818">
            <text:p>15594681.82</text:p>
          </table:table-cell>
          <table:table-cell office:value-type="float" office:value="7793">
            <text:p>7793</text:p>
          </table:table-cell>
          <table:table-cell table:formula="of:=[.E1386]/1000000" office:value-type="float" office:value="15.5946818181818">
            <text:p>15.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45733.3333333">
            <text:p>16145733.33</text:p>
          </table:table-cell>
          <table:table-cell office:value-type="float" office:value="7793">
            <text:p>7793</text:p>
          </table:table-cell>
          <table:table-cell table:formula="of:=[.E1387]/1000000" office:value-type="float" office:value="16.1457333333333">
            <text:p>16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01045.4545455">
            <text:p>17401045.45</text:p>
          </table:table-cell>
          <table:table-cell office:value-type="float" office:value="7793">
            <text:p>7793</text:p>
          </table:table-cell>
          <table:table-cell table:formula="of:=[.E1388]/1000000" office:value-type="float" office:value="17.4010454545455">
            <text:p>17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77314.2857143">
            <text:p>19077314.29</text:p>
          </table:table-cell>
          <table:table-cell office:value-type="float" office:value="7793">
            <text:p>7793</text:p>
          </table:table-cell>
          <table:table-cell table:formula="of:=[.E1389]/1000000" office:value-type="float" office:value="19.0773142857143">
            <text:p>19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747943.3962264">
            <text:p>20747943.4</text:p>
          </table:table-cell>
          <table:table-cell office:value-type="float" office:value="7793">
            <text:p>7793</text:p>
          </table:table-cell>
          <table:table-cell table:formula="of:=[.E1390]/1000000" office:value-type="float" office:value="20.7479433962264">
            <text:p>20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40041.6666667">
            <text:p>12440041.67</text:p>
          </table:table-cell>
          <table:table-cell office:value-type="float" office:value="7793">
            <text:p>7793</text:p>
          </table:table-cell>
          <table:table-cell table:formula="of:=[.E1391]/1000000" office:value-type="float" office:value="12.4400416666667">
            <text:p>12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79600">
            <text:p>10179600</text:p>
          </table:table-cell>
          <table:table-cell office:value-type="float" office:value="7843">
            <text:p>7843</text:p>
          </table:table-cell>
          <table:table-cell table:formula="of:=[.E1392]/1000000" office:value-type="float" office:value="10.1796">
            <text:p>10.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46848.4848485">
            <text:p>14246848.48</text:p>
          </table:table-cell>
          <table:table-cell office:value-type="float" office:value="7843">
            <text:p>7843</text:p>
          </table:table-cell>
          <table:table-cell table:formula="of:=[.E1393]/1000000" office:value-type="float" office:value="14.2468484848485">
            <text:p>14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83923.0769231">
            <text:p>12883923.08</text:p>
          </table:table-cell>
          <table:table-cell office:value-type="float" office:value="7843">
            <text:p>7843</text:p>
          </table:table-cell>
          <table:table-cell table:formula="of:=[.E1394]/1000000" office:value-type="float" office:value="12.8839230769231">
            <text:p>12.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16950.4132231">
            <text:p>27016950.41</text:p>
          </table:table-cell>
          <table:table-cell office:value-type="float" office:value="7843">
            <text:p>7843</text:p>
          </table:table-cell>
          <table:table-cell table:formula="of:=[.E1395]/1000000" office:value-type="float" office:value="27.0169504132231">
            <text:p>27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335226.3157895">
            <text:p>21335226.32</text:p>
          </table:table-cell>
          <table:table-cell office:value-type="float" office:value="7843">
            <text:p>7843</text:p>
          </table:table-cell>
          <table:table-cell table:formula="of:=[.E1396]/1000000" office:value-type="float" office:value="21.3352263157895">
            <text:p>21.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976468.7270052">
            <text:p>36976468.73</text:p>
          </table:table-cell>
          <table:table-cell office:value-type="float" office:value="7843">
            <text:p>7843</text:p>
          </table:table-cell>
          <table:table-cell table:formula="of:=[.E1397]/1000000" office:value-type="float" office:value="36.9764687270052">
            <text:p>36.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29647.0588235">
            <text:p>14929647.06</text:p>
          </table:table-cell>
          <table:table-cell office:value-type="float" office:value="7843">
            <text:p>7843</text:p>
          </table:table-cell>
          <table:table-cell table:formula="of:=[.E1398]/1000000" office:value-type="float" office:value="14.9296470588235">
            <text:p>14.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83945.0549451">
            <text:p>17783945.05</text:p>
          </table:table-cell>
          <table:table-cell office:value-type="float" office:value="7843">
            <text:p>7843</text:p>
          </table:table-cell>
          <table:table-cell table:formula="of:=[.E1399]/1000000" office:value-type="float" office:value="17.7839450549451">
            <text:p>17.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72452.4590164">
            <text:p>22072452.46</text:p>
          </table:table-cell>
          <table:table-cell office:value-type="float" office:value="7843">
            <text:p>7843</text:p>
          </table:table-cell>
          <table:table-cell table:formula="of:=[.E1400]/1000000" office:value-type="float" office:value="22.0724524590164">
            <text:p>22.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49049.4505494">
            <text:p>17349049.45</text:p>
          </table:table-cell>
          <table:table-cell office:value-type="float" office:value="7843">
            <text:p>7843</text:p>
          </table:table-cell>
          <table:table-cell table:formula="of:=[.E1401]/1000000" office:value-type="float" office:value="17.3490494505494">
            <text:p>17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76428.5714286">
            <text:p>11576428.57</text:p>
          </table:table-cell>
          <table:table-cell office:value-type="float" office:value="7843">
            <text:p>7843</text:p>
          </table:table-cell>
          <table:table-cell table:formula="of:=[.E1402]/1000000" office:value-type="float" office:value="11.5764285714286">
            <text:p>11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10823.5294118">
            <text:p>11710823.53</text:p>
          </table:table-cell>
          <table:table-cell office:value-type="float" office:value="7843">
            <text:p>7843</text:p>
          </table:table-cell>
          <table:table-cell table:formula="of:=[.E1403]/1000000" office:value-type="float" office:value="11.7108235294118">
            <text:p>11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81780.2197802">
            <text:p>16581780.22</text:p>
          </table:table-cell>
          <table:table-cell office:value-type="float" office:value="7843">
            <text:p>7843</text:p>
          </table:table-cell>
          <table:table-cell table:formula="of:=[.E1404]/1000000" office:value-type="float" office:value="16.5817802197802">
            <text:p>16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00216.3934426">
            <text:p>22500216.39</text:p>
          </table:table-cell>
          <table:table-cell office:value-type="float" office:value="7843">
            <text:p>7843</text:p>
          </table:table-cell>
          <table:table-cell table:formula="of:=[.E1405]/1000000" office:value-type="float" office:value="22.5002163934426">
            <text:p>22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909296.7032967">
            <text:p>16909296.7</text:p>
          </table:table-cell>
          <table:table-cell office:value-type="float" office:value="7843">
            <text:p>7843</text:p>
          </table:table-cell>
          <table:table-cell table:formula="of:=[.E1406]/1000000" office:value-type="float" office:value="16.9092967032967">
            <text:p>16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57809.5238095">
            <text:p>12857809.52</text:p>
          </table:table-cell>
          <table:table-cell office:value-type="float" office:value="7843">
            <text:p>7843</text:p>
          </table:table-cell>
          <table:table-cell table:formula="of:=[.E1407]/1000000" office:value-type="float" office:value="12.8578095238095">
            <text:p>12.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49703.7037037">
            <text:p>29049703.7</text:p>
          </table:table-cell>
          <table:table-cell office:value-type="float" office:value="7843">
            <text:p>7843</text:p>
          </table:table-cell>
          <table:table-cell table:formula="of:=[.E1408]/1000000" office:value-type="float" office:value="29.0497037037037">
            <text:p>29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50510.989011">
            <text:p>16650510.99</text:p>
          </table:table-cell>
          <table:table-cell office:value-type="float" office:value="7843">
            <text:p>7843</text:p>
          </table:table-cell>
          <table:table-cell table:formula="of:=[.E1409]/1000000" office:value-type="float" office:value="16.650510989011">
            <text:p>16.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584403.2786885">
            <text:p>24584403.28</text:p>
          </table:table-cell>
          <table:table-cell office:value-type="float" office:value="7843">
            <text:p>7843</text:p>
          </table:table-cell>
          <table:table-cell table:formula="of:=[.E1410]/1000000" office:value-type="float" office:value="24.5844032786885">
            <text:p>24.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674527.4725275">
            <text:p>17674527.47</text:p>
          </table:table-cell>
          <table:table-cell office:value-type="float" office:value="7843">
            <text:p>7843</text:p>
          </table:table-cell>
          <table:table-cell table:formula="of:=[.E1411]/1000000" office:value-type="float" office:value="17.6745274725275">
            <text:p>17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53785.7142857">
            <text:p>12353785.71</text:p>
          </table:table-cell>
          <table:table-cell office:value-type="float" office:value="7843">
            <text:p>7843</text:p>
          </table:table-cell>
          <table:table-cell table:formula="of:=[.E1412]/1000000" office:value-type="float" office:value="12.3537857142857">
            <text:p>12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25470.5882353">
            <text:p>11325470.59</text:p>
          </table:table-cell>
          <table:table-cell office:value-type="float" office:value="7843">
            <text:p>7843</text:p>
          </table:table-cell>
          <table:table-cell table:formula="of:=[.E1413]/1000000" office:value-type="float" office:value="11.3254705882353">
            <text:p>11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45038.4615385">
            <text:p>17445038.46</text:p>
          </table:table-cell>
          <table:table-cell office:value-type="float" office:value="7843">
            <text:p>7843</text:p>
          </table:table-cell>
          <table:table-cell table:formula="of:=[.E1414]/1000000" office:value-type="float" office:value="17.4450384615385">
            <text:p>17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667813.1147541">
            <text:p>23667813.11</text:p>
          </table:table-cell>
          <table:table-cell office:value-type="float" office:value="7843">
            <text:p>7843</text:p>
          </table:table-cell>
          <table:table-cell table:formula="of:=[.E1415]/1000000" office:value-type="float" office:value="23.6678131147541">
            <text:p>23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564461.5384615">
            <text:p>16564461.54</text:p>
          </table:table-cell>
          <table:table-cell office:value-type="float" office:value="7843">
            <text:p>7843</text:p>
          </table:table-cell>
          <table:table-cell table:formula="of:=[.E1416]/1000000" office:value-type="float" office:value="16.5644615384615">
            <text:p>16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77142.8571429">
            <text:p>11477142.86</text:p>
          </table:table-cell>
          <table:table-cell office:value-type="float" office:value="7843">
            <text:p>7843</text:p>
          </table:table-cell>
          <table:table-cell table:formula="of:=[.E1417]/1000000" office:value-type="float" office:value="11.4771428571429">
            <text:p>11.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30631.5789474">
            <text:p>13730631.58</text:p>
          </table:table-cell>
          <table:table-cell office:value-type="float" office:value="7843">
            <text:p>7843</text:p>
          </table:table-cell>
          <table:table-cell table:formula="of:=[.E1418]/1000000" office:value-type="float" office:value="13.7306315789474">
            <text:p>13.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898899.6138996">
            <text:p>20898899.61</text:p>
          </table:table-cell>
          <table:table-cell office:value-type="float" office:value="7843">
            <text:p>7843</text:p>
          </table:table-cell>
          <table:table-cell table:formula="of:=[.E1419]/1000000" office:value-type="float" office:value="20.8988996138996">
            <text:p>2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44684.2105263">
            <text:p>11544684.21</text:p>
          </table:table-cell>
          <table:table-cell office:value-type="float" office:value="7843">
            <text:p>7843</text:p>
          </table:table-cell>
          <table:table-cell table:formula="of:=[.E1420]/1000000" office:value-type="float" office:value="11.5446842105263">
            <text:p>11.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85176.4705882">
            <text:p>11585176.47</text:p>
          </table:table-cell>
          <table:table-cell office:value-type="float" office:value="7843">
            <text:p>7843</text:p>
          </table:table-cell>
          <table:table-cell table:formula="of:=[.E1421]/1000000" office:value-type="float" office:value="11.5851764705882">
            <text:p>11.59</text:p>
          </table:table-cell>
          <table:table-cell/>
        </table:table-row>
      </table:table>
      <table:database-ranges>
        <table:database-range table:target-range-address="Sheet1.E1:Sheet1.F14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1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9T11:53:04</dc:date>
    <dc:creator>Stephen Foster</dc:creator>
    <meta:document-statistic meta:table-count="1" meta:cell-count="4263" meta:object-count="1"/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plot-area chart:style-name="ch2" table:cell-range-address="Sheet1.F1:Sheet1.G1421" svg:x="0.119cm" svg:y="0.14cm" svg:width="7.721cm" svg:height="6.781cm">
          <chart:axis chart:dimension="x" chart:name="primary-x" chart:style-name="ch3">
            <chart:title svg:x="2.72cm" svg:y="6.497cm" chart:style-name="ch4">
              <text:p>File Size (Characters)</text:p>
            </chart:title>
          </chart:axis>
          <chart:axis chart:dimension="y" chart:name="primary-y" chart:style-name="ch3">
            <chart:title svg:x="0.161cm" svg:y="5.142cm" chart:style-name="ch5">
              <text:p>Milliseconds per Keystroke</text:p>
            </chart:title>
            <chart:grid chart:style-name="ch6" chart:class="major"/>
          </chart:axis>
          <chart:series chart:style-name="ch7" chart:values-cell-range-address="Sheet1.G1:Sheet1.G1421" chart:class="chart:scatter">
            <chart:domain table:cell-range-address="Sheet1.F1:Sheet1.F1421"/>
            <chart:data-point chart:repeated="14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2">
                <text:p text:id="Sheet1.F1:Sheet1.F1421">1162</text:p>
              </table:table-cell>
              <table:table-cell office:value-type="float" office:value="6.8569918699187">
                <text:p text:id="Sheet1.G1:Sheet1.G1421">6.85699186991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7">
                <text:p>1277</text:p>
              </table:table-cell>
              <table:table-cell office:value-type="float" office:value="4.73913043478261">
                <text:p>4.73913043478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1">
                <text:p>1351</text:p>
              </table:table-cell>
              <table:table-cell office:value-type="float" office:value="8.34065289256198">
                <text:p>8.34065289256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0">
                <text:p>1380</text:p>
              </table:table-cell>
              <table:table-cell office:value-type="float" office:value="6.06959090909091">
                <text:p>6.0695909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0">
                <text:p>1380</text:p>
              </table:table-cell>
              <table:table-cell office:value-type="float" office:value="6.19881818181818">
                <text:p>6.198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2">
                <text:p>1412</text:p>
              </table:table-cell>
              <table:table-cell office:value-type="float" office:value="4.14246666666667">
                <text:p>4.1424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2">
                <text:p>1412</text:p>
              </table:table-cell>
              <table:table-cell office:value-type="float" office:value="5.47934782608696">
                <text:p>5.4793478260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2">
                <text:p>1412</text:p>
              </table:table-cell>
              <table:table-cell office:value-type="float" office:value="7.3533984375">
                <text:p>7.353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3">
                <text:p>1533</text:p>
              </table:table-cell>
              <table:table-cell office:value-type="float" office:value="4.78147058823529">
                <text:p>4.78147058823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3">
                <text:p>1533</text:p>
              </table:table-cell>
              <table:table-cell office:value-type="float" office:value="6.20106097560976">
                <text:p>6.20106097560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3">
                <text:p>1533</text:p>
              </table:table-cell>
              <table:table-cell office:value-type="float" office:value="4.6975">
                <text:p>4.6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3">
                <text:p>1603</text:p>
              </table:table-cell>
              <table:table-cell office:value-type="float" office:value="5.22359259259259">
                <text:p>5.22359259259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3">
                <text:p>1603</text:p>
              </table:table-cell>
              <table:table-cell office:value-type="float" office:value="8.14754891304348">
                <text:p>8.14754891304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3">
                <text:p>1603</text:p>
              </table:table-cell>
              <table:table-cell office:value-type="float" office:value="5.71513414634146">
                <text:p>5.71513414634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1">
                <text:p>1631</text:p>
              </table:table-cell>
              <table:table-cell office:value-type="float" office:value="6.67615625">
                <text:p>6.676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1">
                <text:p>1631</text:p>
              </table:table-cell>
              <table:table-cell office:value-type="float" office:value="7.3849375">
                <text:p>7.384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1">
                <text:p>1631</text:p>
              </table:table-cell>
              <table:table-cell office:value-type="float" office:value="6.37395652173913">
                <text:p>6.37395652173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1">
                <text:p>1631</text:p>
              </table:table-cell>
              <table:table-cell office:value-type="float" office:value="8.39814572864322">
                <text:p>8.39814572864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1">
                <text:p>1631</text:p>
              </table:table-cell>
              <table:table-cell office:value-type="float" office:value="7.217796875">
                <text:p>7.21779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1">
                <text:p>1631</text:p>
              </table:table-cell>
              <table:table-cell office:value-type="float" office:value="6.2564347826087">
                <text:p>6.256434782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1">
                <text:p>1671</text:p>
              </table:table-cell>
              <table:table-cell office:value-type="float" office:value="9.0828064516129">
                <text:p>9.0828064516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6">
                <text:p>1686</text:p>
              </table:table-cell>
              <table:table-cell office:value-type="float" office:value="6.08796825396825">
                <text:p>6.08796825396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3">
                <text:p>1743</text:p>
              </table:table-cell>
              <table:table-cell office:value-type="float" office:value="5.41966666666667">
                <text:p>5.419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3">
                <text:p>1743</text:p>
              </table:table-cell>
              <table:table-cell office:value-type="float" office:value="5.42211764705882">
                <text:p>5.42211764705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3">
                <text:p>1753</text:p>
              </table:table-cell>
              <table:table-cell office:value-type="float" office:value="6.50149275362319">
                <text:p>6.50149275362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3">
                <text:p>1753</text:p>
              </table:table-cell>
              <table:table-cell office:value-type="float" office:value="7.12333333333333">
                <text:p>7.12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3">
                <text:p>1763</text:p>
              </table:table-cell>
              <table:table-cell office:value-type="float" office:value="10.5559824561404">
                <text:p>10.5559824561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63">
                <text:p>1763</text:p>
              </table:table-cell>
              <table:table-cell office:value-type="float" office:value="6.78223636363636">
                <text:p>6.78223636363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6">
                <text:p>17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6">
                <text:p>1786</text:p>
              </table:table-cell>
              <table:table-cell office:value-type="float" office:value="4.17282352941176">
                <text:p>4.17282352941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0">
                <text:p>1830</text:p>
              </table:table-cell>
              <table:table-cell office:value-type="float" office:value="5.26564948453608">
                <text:p>5.26564948453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0">
                <text:p>1830</text:p>
              </table:table-cell>
              <table:table-cell office:value-type="float" office:value="6.47301818181818">
                <text:p>6.47301818181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46">
                <text:p>1846</text:p>
              </table:table-cell>
              <table:table-cell office:value-type="float" office:value="4.44653333333333">
                <text:p>4.4465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6">
                <text:p>1846</text:p>
              </table:table-cell>
              <table:table-cell office:value-type="float" office:value="8.18766666666667">
                <text:p>8.187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3">
                <text:p>1903</text:p>
              </table:table-cell>
              <table:table-cell office:value-type="float" office:value="5.40626666666667">
                <text:p>5.4062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3">
                <text:p>1903</text:p>
              </table:table-cell>
              <table:table-cell office:value-type="float" office:value="6.04785714285714">
                <text:p>6.047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5">
                <text:p>1905</text:p>
              </table:table-cell>
              <table:table-cell office:value-type="float" office:value="5.7557619047619">
                <text:p>5.7557619047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5">
                <text:p>1905</text:p>
              </table:table-cell>
              <table:table-cell office:value-type="float" office:value="4.8341724137931">
                <text:p>4.8341724137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5">
                <text:p>1905</text:p>
              </table:table-cell>
              <table:table-cell office:value-type="float" office:value="6.14192134831461">
                <text:p>6.14192134831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5">
                <text:p>1905</text:p>
              </table:table-cell>
              <table:table-cell office:value-type="float" office:value="8.74372881355932">
                <text:p>8.74372881355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9">
                <text:p>2019</text:p>
              </table:table-cell>
              <table:table-cell office:value-type="float" office:value="6.34941176470588">
                <text:p>6.34941176470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9">
                <text:p>2019</text:p>
              </table:table-cell>
              <table:table-cell office:value-type="float" office:value="10.086031496063">
                <text:p>10.086031496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9">
                <text:p>2019</text:p>
              </table:table-cell>
              <table:table-cell office:value-type="float" office:value="9.29573096446701">
                <text:p>9.29573096446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9">
                <text:p>2019</text:p>
              </table:table-cell>
              <table:table-cell office:value-type="float" office:value="9.55252631578947">
                <text:p>9.55252631578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9">
                <text:p>2019</text:p>
              </table:table-cell>
              <table:table-cell office:value-type="float" office:value="6.93834920634921">
                <text:p>6.93834920634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3">
                <text:p>2023</text:p>
              </table:table-cell>
              <table:table-cell office:value-type="float" office:value="7.38085714285714">
                <text:p>7.380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3">
                <text:p>2023</text:p>
              </table:table-cell>
              <table:table-cell office:value-type="float" office:value="7.98764761904762">
                <text:p>7.9876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25">
                <text:p>2025</text:p>
              </table:table-cell>
              <table:table-cell office:value-type="float" office:value="4.99014285714286">
                <text:p>4.99014285714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5">
                <text:p>2025</text:p>
              </table:table-cell>
              <table:table-cell office:value-type="float" office:value="6.28592857142857">
                <text:p>6.2859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5">
                <text:p>2025</text:p>
              </table:table-cell>
              <table:table-cell office:value-type="float" office:value="7.20316666666667">
                <text:p>7.203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1">
                <text:p>2031</text:p>
              </table:table-cell>
              <table:table-cell office:value-type="float" office:value="7.4277027027027">
                <text:p>7.4277027027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5">
                <text:p>2065</text:p>
              </table:table-cell>
              <table:table-cell office:value-type="float" office:value="8.21034513274336">
                <text:p>8.21034513274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5">
                <text:p>2065</text:p>
              </table:table-cell>
              <table:table-cell office:value-type="float" office:value="6.23453846153846">
                <text:p>6.2345384615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5">
                <text:p>2065</text:p>
              </table:table-cell>
              <table:table-cell office:value-type="float" office:value="5.43772413793103">
                <text:p>5.43772413793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5">
                <text:p>2065</text:p>
              </table:table-cell>
              <table:table-cell office:value-type="float" office:value="6.01777272727273">
                <text:p>6.0177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5">
                <text:p>2065</text:p>
              </table:table-cell>
              <table:table-cell office:value-type="float" office:value="6.42586206896552">
                <text:p>6.42586206896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28">
                <text:p>2128</text:p>
              </table:table-cell>
              <table:table-cell office:value-type="float" office:value="6.41864285714286">
                <text:p>6.41864285714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8">
                <text:p>2128</text:p>
              </table:table-cell>
              <table:table-cell office:value-type="float" office:value="11.5583356973995">
                <text:p>11.558335697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8">
                <text:p>2128</text:p>
              </table:table-cell>
              <table:table-cell office:value-type="float" office:value="8.73912227074236">
                <text:p>8.73912227074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28">
                <text:p>2128</text:p>
              </table:table-cell>
              <table:table-cell office:value-type="float" office:value="6.38321621621622">
                <text:p>6.38321621621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8">
                <text:p>2128</text:p>
              </table:table-cell>
              <table:table-cell office:value-type="float" office:value="9.86857619047619">
                <text:p>9.86857619047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28">
                <text:p>2128</text:p>
              </table:table-cell>
              <table:table-cell office:value-type="float" office:value="43.6585603112841">
                <text:p>43.65856031128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8">
                <text:p>2128</text:p>
              </table:table-cell>
              <table:table-cell office:value-type="float" office:value="9.36774761904762">
                <text:p>9.36774761904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28">
                <text:p>2128</text:p>
              </table:table-cell>
              <table:table-cell office:value-type="float" office:value="10.1001045454545">
                <text:p>10.1001045454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28">
                <text:p>2128</text:p>
              </table:table-cell>
              <table:table-cell office:value-type="float" office:value="5.98761111111111">
                <text:p>5.98761111111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9">
                <text:p>2149</text:p>
              </table:table-cell>
              <table:table-cell office:value-type="float" office:value="4.43966666666667">
                <text:p>4.439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9">
                <text:p>2149</text:p>
              </table:table-cell>
              <table:table-cell office:value-type="float" office:value="6.39433333333333">
                <text:p>6.394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9">
                <text:p>2149</text:p>
              </table:table-cell>
              <table:table-cell office:value-type="float" office:value="4.61603448275862">
                <text:p>4.61603448275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49">
                <text:p>2149</text:p>
              </table:table-cell>
              <table:table-cell office:value-type="float" office:value="6.0787380952381">
                <text:p>6.0787380952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">
                <text:p>2210</text:p>
              </table:table-cell>
              <table:table-cell office:value-type="float" office:value="6.5232">
                <text:p>6.5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0">
                <text:p>2210</text:p>
              </table:table-cell>
              <table:table-cell office:value-type="float" office:value="5.8996">
                <text:p>5.8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0">
                <text:p>2210</text:p>
              </table:table-cell>
              <table:table-cell office:value-type="float" office:value="7.46744047619048">
                <text:p>7.46744047619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10">
                <text:p>2210</text:p>
              </table:table-cell>
              <table:table-cell office:value-type="float" office:value="5.85633333333333">
                <text:p>5.856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0">
                <text:p>2210</text:p>
              </table:table-cell>
              <table:table-cell office:value-type="float" office:value="9.9847972027972">
                <text:p>9.98479720279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10">
                <text:p>2210</text:p>
              </table:table-cell>
              <table:table-cell office:value-type="float" office:value="6.70792741935484">
                <text:p>6.70792741935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10">
                <text:p>2210</text:p>
              </table:table-cell>
              <table:table-cell office:value-type="float" office:value="8.398515625">
                <text:p>8.3985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44">
                <text:p>2244</text:p>
              </table:table-cell>
              <table:table-cell office:value-type="float" office:value="7.83817346938775">
                <text:p>7.8381734693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44">
                <text:p>2244</text:p>
              </table:table-cell>
              <table:table-cell office:value-type="float" office:value="8.56726368159204">
                <text:p>8.56726368159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23">
                <text:p>2323</text:p>
              </table:table-cell>
              <table:table-cell office:value-type="float" office:value="10.3604180327869">
                <text:p>10.3604180327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23">
                <text:p>2323</text:p>
              </table:table-cell>
              <table:table-cell office:value-type="float" office:value="7.96998305084746">
                <text:p>7.96998305084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1">
                <text:p>2341</text:p>
              </table:table-cell>
              <table:table-cell office:value-type="float" office:value="4.78632142857143">
                <text:p>4.7863214285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1">
                <text:p>2341</text:p>
              </table:table-cell>
              <table:table-cell office:value-type="float" office:value="9.04891228070175">
                <text:p>9.04891228070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1">
                <text:p>2341</text:p>
              </table:table-cell>
              <table:table-cell office:value-type="float" office:value="7.70733898305085">
                <text:p>7.70733898305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1">
                <text:p>2341</text:p>
              </table:table-cell>
              <table:table-cell office:value-type="float" office:value="8.12703389830508">
                <text:p>8.12703389830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41">
                <text:p>2341</text:p>
              </table:table-cell>
              <table:table-cell office:value-type="float" office:value="7.85172881355932">
                <text:p>7.85172881355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1">
                <text:p>2341</text:p>
              </table:table-cell>
              <table:table-cell office:value-type="float" office:value="9.09281451612903">
                <text:p>9.09281451612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69">
                <text:p>2369</text:p>
              </table:table-cell>
              <table:table-cell office:value-type="float" office:value="6.55030392156863">
                <text:p>6.55030392156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14">
                <text:p>2414</text:p>
              </table:table-cell>
              <table:table-cell office:value-type="float" office:value="9.6787701863354">
                <text:p>9.6787701863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14">
                <text:p>2414</text:p>
              </table:table-cell>
              <table:table-cell office:value-type="float" office:value="8.529">
                <text:p>8.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6">
                <text:p>2416</text:p>
              </table:table-cell>
              <table:table-cell office:value-type="float" office:value="6.97889655172414">
                <text:p>6.9788965517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6">
                <text:p>2416</text:p>
              </table:table-cell>
              <table:table-cell office:value-type="float" office:value="8.94561764705882">
                <text:p>8.94561764705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16">
                <text:p>2416</text:p>
              </table:table-cell>
              <table:table-cell office:value-type="float" office:value="5.82176470588235">
                <text:p>5.82176470588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6">
                <text:p>2416</text:p>
              </table:table-cell>
              <table:table-cell office:value-type="float" office:value="5.35026666666667">
                <text:p>5.3502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6">
                <text:p>2416</text:p>
              </table:table-cell>
              <table:table-cell office:value-type="float" office:value="9.59627027027027">
                <text:p>9.59627027027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16">
                <text:p>2416</text:p>
              </table:table-cell>
              <table:table-cell office:value-type="float" office:value="7.702">
                <text:p>7.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16">
                <text:p>2416</text:p>
              </table:table-cell>
              <table:table-cell office:value-type="float" office:value="7.38598969072165">
                <text:p>7.38598969072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16">
                <text:p>2416</text:p>
              </table:table-cell>
              <table:table-cell office:value-type="float" office:value="7.86462886597938">
                <text:p>7.86462886597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16">
                <text:p>2416</text:p>
              </table:table-cell>
              <table:table-cell office:value-type="float" office:value="4.89055555555556">
                <text:p>4.89055555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29">
                <text:p>2429</text:p>
              </table:table-cell>
              <table:table-cell office:value-type="float" office:value="6.88472413793103">
                <text:p>6.88472413793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29">
                <text:p>2429</text:p>
              </table:table-cell>
              <table:table-cell office:value-type="float" office:value="6.84035227272727">
                <text:p>6.84035227272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29">
                <text:p>2429</text:p>
              </table:table-cell>
              <table:table-cell office:value-type="float" office:value="6.70917894736842">
                <text:p>6.70917894736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9">
                <text:p>2429</text:p>
              </table:table-cell>
              <table:table-cell office:value-type="float" office:value="5.37763333333333">
                <text:p>5.3776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9">
                <text:p>2429</text:p>
              </table:table-cell>
              <table:table-cell office:value-type="float" office:value="6.02242105263158">
                <text:p>6.02242105263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29">
                <text:p>2429</text:p>
              </table:table-cell>
              <table:table-cell office:value-type="float" office:value="9.15316393442623">
                <text:p>9.15316393442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29">
                <text:p>2429</text:p>
              </table:table-cell>
              <table:table-cell office:value-type="float" office:value="6.2547">
                <text:p>6.2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9">
                <text:p>2429</text:p>
              </table:table-cell>
              <table:table-cell office:value-type="float" office:value="6.32965789473684">
                <text:p>6.32965789473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79">
                <text:p>2479</text:p>
              </table:table-cell>
              <table:table-cell office:value-type="float" office:value="6.0804">
                <text:p>6.0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79">
                <text:p>2479</text:p>
              </table:table-cell>
              <table:table-cell office:value-type="float" office:value="8.00298461538462">
                <text:p>8.00298461538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3">
                <text:p>2523</text:p>
              </table:table-cell>
              <table:table-cell office:value-type="float" office:value="9.47864210526316">
                <text:p>9.47864210526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23">
                <text:p>2523</text:p>
              </table:table-cell>
              <table:table-cell office:value-type="float" office:value="7.07889655172414">
                <text:p>7.0788965517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23">
                <text:p>2523</text:p>
              </table:table-cell>
              <table:table-cell office:value-type="float" office:value="10.1459127906977">
                <text:p>10.14591279069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3">
                <text:p>2523</text:p>
              </table:table-cell>
              <table:table-cell office:value-type="float" office:value="7.34030769230769">
                <text:p>7.340307692307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23">
                <text:p>2523</text:p>
              </table:table-cell>
              <table:table-cell office:value-type="float" office:value="6.17404761904762">
                <text:p>6.17404761904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30">
                <text:p>2530</text:p>
              </table:table-cell>
              <table:table-cell office:value-type="float" office:value="6.18735714285714">
                <text:p>6.1873571428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30">
                <text:p>2530</text:p>
              </table:table-cell>
              <table:table-cell office:value-type="float" office:value="7.12844736842105">
                <text:p>7.12844736842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30">
                <text:p>2530</text:p>
              </table:table-cell>
              <table:table-cell office:value-type="float" office:value="8.183528">
                <text:p>8.183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30">
                <text:p>2530</text:p>
              </table:table-cell>
              <table:table-cell office:value-type="float" office:value="6.39993939393939">
                <text:p>6.399939393939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30">
                <text:p>2530</text:p>
              </table:table-cell>
              <table:table-cell office:value-type="float" office:value="7.53195652173913">
                <text:p>7.53195652173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2">
                <text:p>2552</text:p>
              </table:table-cell>
              <table:table-cell office:value-type="float" office:value="7.45008333333333">
                <text:p>7.45008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0">
                <text:p>2560</text:p>
              </table:table-cell>
              <table:table-cell office:value-type="float" office:value="11.6471067961165">
                <text:p>11.6471067961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60">
                <text:p>2560</text:p>
              </table:table-cell>
              <table:table-cell office:value-type="float" office:value="7.08555555555556">
                <text:p>7.08555555555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72">
                <text:p>2572</text:p>
              </table:table-cell>
              <table:table-cell office:value-type="float" office:value="6.625875">
                <text:p>6.625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72">
                <text:p>2572</text:p>
              </table:table-cell>
              <table:table-cell office:value-type="float" office:value="7.41681818181818">
                <text:p>7.41681818181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2">
                <text:p>2572</text:p>
              </table:table-cell>
              <table:table-cell office:value-type="float" office:value="8.04089010989011">
                <text:p>8.04089010989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72">
                <text:p>2572</text:p>
              </table:table-cell>
              <table:table-cell office:value-type="float" office:value="9.23424884792627">
                <text:p>9.23424884792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72">
                <text:p>2572</text:p>
              </table:table-cell>
              <table:table-cell office:value-type="float" office:value="7.90248888888889">
                <text:p>7.90248888888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72">
                <text:p>2572</text:p>
              </table:table-cell>
              <table:table-cell office:value-type="float" office:value="6.23412">
                <text:p>6.23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72">
                <text:p>2572</text:p>
              </table:table-cell>
              <table:table-cell office:value-type="float" office:value="7.12238235294118">
                <text:p>7.12238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2">
                <text:p>2572</text:p>
              </table:table-cell>
              <table:table-cell office:value-type="float" office:value="7.0055">
                <text:p>7.0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72">
                <text:p>2572</text:p>
              </table:table-cell>
              <table:table-cell office:value-type="float" office:value="7.20035714285714">
                <text:p>7.2003571428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72">
                <text:p>2572</text:p>
              </table:table-cell>
              <table:table-cell office:value-type="float" office:value="5.34125">
                <text:p>5.34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2">
                <text:p>2572</text:p>
              </table:table-cell>
              <table:table-cell office:value-type="float" office:value="6.34417391304348">
                <text:p>6.34417391304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72">
                <text:p>2572</text:p>
              </table:table-cell>
              <table:table-cell office:value-type="float" office:value="6.81245">
                <text:p>6.81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72">
                <text:p>2572</text:p>
              </table:table-cell>
              <table:table-cell office:value-type="float" office:value="12.4202736156352">
                <text:p>12.4202736156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98">
                <text:p>2598</text:p>
              </table:table-cell>
              <table:table-cell office:value-type="float" office:value="6.45016666666667">
                <text:p>6.4501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98">
                <text:p>2598</text:p>
              </table:table-cell>
              <table:table-cell office:value-type="float" office:value="9.07568224299065">
                <text:p>9.075682242990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05">
                <text:p>2605</text:p>
              </table:table-cell>
              <table:table-cell office:value-type="float" office:value="4.96433333333333">
                <text:p>4.964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05">
                <text:p>2605</text:p>
              </table:table-cell>
              <table:table-cell office:value-type="float" office:value="5.4318">
                <text:p>5.4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05">
                <text:p>2605</text:p>
              </table:table-cell>
              <table:table-cell office:value-type="float" office:value="6.37929411764706">
                <text:p>6.37929411764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05">
                <text:p>2605</text:p>
              </table:table-cell>
              <table:table-cell office:value-type="float" office:value="6.06705882352941">
                <text:p>6.06705882352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5">
                <text:p>2605</text:p>
              </table:table-cell>
              <table:table-cell office:value-type="float" office:value="5.43105882352941">
                <text:p>5.43105882352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41">
                <text:p>2641</text:p>
              </table:table-cell>
              <table:table-cell office:value-type="float" office:value="14.2677118644068">
                <text:p>14.26771186440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41">
                <text:p>2641</text:p>
              </table:table-cell>
              <table:table-cell office:value-type="float" office:value="6.58746875">
                <text:p>6.5874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41">
                <text:p>2641</text:p>
              </table:table-cell>
              <table:table-cell office:value-type="float" office:value="11.6406496350365">
                <text:p>11.64064963503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41">
                <text:p>2641</text:p>
              </table:table-cell>
              <table:table-cell office:value-type="float" office:value="14.6615867768595">
                <text:p>14.66158677685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41">
                <text:p>2641</text:p>
              </table:table-cell>
              <table:table-cell office:value-type="float" office:value="7.3752">
                <text:p>7.37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41">
                <text:p>2641</text:p>
              </table:table-cell>
              <table:table-cell office:value-type="float" office:value="8.82382608695652">
                <text:p>8.82382608695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41">
                <text:p>2641</text:p>
              </table:table-cell>
              <table:table-cell office:value-type="float" office:value="8.35656">
                <text:p>8.35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79">
                <text:p>2779</text:p>
              </table:table-cell>
              <table:table-cell office:value-type="float" office:value="7.74293023255814">
                <text:p>7.74293023255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79">
                <text:p>2779</text:p>
              </table:table-cell>
              <table:table-cell office:value-type="float" office:value="7.7375">
                <text:p>7.7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79">
                <text:p>2779</text:p>
              </table:table-cell>
              <table:table-cell office:value-type="float" office:value="9.08577333333333">
                <text:p>9.08577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06">
                <text:p>2806</text:p>
              </table:table-cell>
              <table:table-cell office:value-type="float" office:value="8.83852100840336">
                <text:p>8.838521008403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6">
                <text:p>2806</text:p>
              </table:table-cell>
              <table:table-cell office:value-type="float" office:value="8.16388888888889">
                <text:p>8.16388888888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6">
                <text:p>2806</text:p>
              </table:table-cell>
              <table:table-cell office:value-type="float" office:value="7.2909">
                <text:p>7.29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6">
                <text:p>2806</text:p>
              </table:table-cell>
              <table:table-cell office:value-type="float" office:value="7.56183333333333">
                <text:p>7.5618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6">
                <text:p>2806</text:p>
              </table:table-cell>
              <table:table-cell office:value-type="float" office:value="9.1907">
                <text:p>9.19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06">
                <text:p>2806</text:p>
              </table:table-cell>
              <table:table-cell office:value-type="float" office:value="6.74977083333333">
                <text:p>6.7497708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6">
                <text:p>2806</text:p>
              </table:table-cell>
              <table:table-cell office:value-type="float" office:value="9.0695">
                <text:p>9.06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6">
                <text:p>2806</text:p>
              </table:table-cell>
              <table:table-cell office:value-type="float" office:value="6.13583333333333">
                <text:p>6.1358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06">
                <text:p>2806</text:p>
              </table:table-cell>
              <table:table-cell office:value-type="float" office:value="8.8129">
                <text:p>8.81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06">
                <text:p>2806</text:p>
              </table:table-cell>
              <table:table-cell office:value-type="float" office:value="5.96545454545455">
                <text:p>5.96545454545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20">
                <text:p>2820</text:p>
              </table:table-cell>
              <table:table-cell office:value-type="float" office:value="4.77342857142857">
                <text:p>4.773428571428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20">
                <text:p>2820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20">
                <text:p>2820</text:p>
              </table:table-cell>
              <table:table-cell office:value-type="float" office:value="5.40542857142857">
                <text:p>5.40542857142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20">
                <text:p>2820</text:p>
              </table:table-cell>
              <table:table-cell office:value-type="float" office:value="8.0408">
                <text:p>8.04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0">
                <text:p>2820</text:p>
              </table:table-cell>
              <table:table-cell office:value-type="float" office:value="5.44944444444444">
                <text:p>5.44944444444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38">
                <text:p>2838</text:p>
              </table:table-cell>
              <table:table-cell office:value-type="float" office:value="6.85204">
                <text:p>6.85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38">
                <text:p>2838</text:p>
              </table:table-cell>
              <table:table-cell office:value-type="float" office:value="9.31322222222222">
                <text:p>9.31322222222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38">
                <text:p>2838</text:p>
              </table:table-cell>
              <table:table-cell office:value-type="float" office:value="7.65816666666667">
                <text:p>7.6581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38">
                <text:p>2838</text:p>
              </table:table-cell>
              <table:table-cell office:value-type="float" office:value="7.31964444444444">
                <text:p>7.31964444444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38">
                <text:p>2838</text:p>
              </table:table-cell>
              <table:table-cell office:value-type="float" office:value="7.314">
                <text:p>7.3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8">
                <text:p>2838</text:p>
              </table:table-cell>
              <table:table-cell office:value-type="float" office:value="8.37834579439252">
                <text:p>8.37834579439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70">
                <text:p>2870</text:p>
              </table:table-cell>
              <table:table-cell office:value-type="float" office:value="8.39106060606061">
                <text:p>8.39106060606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0">
                <text:p>2870</text:p>
              </table:table-cell>
              <table:table-cell office:value-type="float" office:value="5.8178">
                <text:p>5.8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70">
                <text:p>2870</text:p>
              </table:table-cell>
              <table:table-cell office:value-type="float" office:value="10.6369718309859">
                <text:p>10.63697183098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81">
                <text:p>2881</text:p>
              </table:table-cell>
              <table:table-cell office:value-type="float" office:value="6.14373333333333">
                <text:p>6.1437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1">
                <text:p>2881</text:p>
              </table:table-cell>
              <table:table-cell office:value-type="float" office:value="5.76231578947368">
                <text:p>5.762315789473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8">
                <text:p>2898</text:p>
              </table:table-cell>
              <table:table-cell office:value-type="float" office:value="7.58928395061728">
                <text:p>7.589283950617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98">
                <text:p>2898</text:p>
              </table:table-cell>
              <table:table-cell office:value-type="float" office:value="7.99263157894737">
                <text:p>7.992631578947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8">
                <text:p>2898</text:p>
              </table:table-cell>
              <table:table-cell office:value-type="float" office:value="7.39229411764706">
                <text:p>7.39229411764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98">
                <text:p>2898</text:p>
              </table:table-cell>
              <table:table-cell office:value-type="float" office:value="9.84745205479452">
                <text:p>9.847452054794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8">
                <text:p>2898</text:p>
              </table:table-cell>
              <table:table-cell office:value-type="float" office:value="10.5457556561086">
                <text:p>10.5457556561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98">
                <text:p>2898</text:p>
              </table:table-cell>
              <table:table-cell office:value-type="float" office:value="6.32157142857143">
                <text:p>6.32157142857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98">
                <text:p>2898</text:p>
              </table:table-cell>
              <table:table-cell office:value-type="float" office:value="9.66237086092715">
                <text:p>9.66237086092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8">
                <text:p>2898</text:p>
              </table:table-cell>
              <table:table-cell office:value-type="float" office:value="7.74144642857143">
                <text:p>7.741446428571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08">
                <text:p>2908</text:p>
              </table:table-cell>
              <table:table-cell office:value-type="float" office:value="5.7805">
                <text:p>5.7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08">
                <text:p>2908</text:p>
              </table:table-cell>
              <table:table-cell office:value-type="float" office:value="8.52744660194175">
                <text:p>8.52744660194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08">
                <text:p>2908</text:p>
              </table:table-cell>
              <table:table-cell office:value-type="float" office:value="6.42175">
                <text:p>6.42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08">
                <text:p>2908</text:p>
              </table:table-cell>
              <table:table-cell office:value-type="float" office:value="10.6153669724771">
                <text:p>10.6153669724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08">
                <text:p>2908</text:p>
              </table:table-cell>
              <table:table-cell office:value-type="float" office:value="6.44113333333333">
                <text:p>6.4411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08">
                <text:p>2908</text:p>
              </table:table-cell>
              <table:table-cell office:value-type="float" office:value="8.75400917431193">
                <text:p>8.75400917431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08">
                <text:p>2908</text:p>
              </table:table-cell>
              <table:table-cell office:value-type="float" office:value="11.25102">
                <text:p>11.25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08">
                <text:p>2908</text:p>
              </table:table-cell>
              <table:table-cell office:value-type="float" office:value="5.32933333333333">
                <text:p>5.329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41">
                <text:p>2941</text:p>
              </table:table-cell>
              <table:table-cell office:value-type="float" office:value="6.77006666666667">
                <text:p>6.7700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41">
                <text:p>2941</text:p>
              </table:table-cell>
              <table:table-cell office:value-type="float" office:value="7.09487912087912">
                <text:p>7.09487912087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41">
                <text:p>2941</text:p>
              </table:table-cell>
              <table:table-cell office:value-type="float" office:value="6.97996">
                <text:p>6.979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1">
                <text:p>2941</text:p>
              </table:table-cell>
              <table:table-cell office:value-type="float" office:value="10.0941973684211">
                <text:p>10.0941973684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1">
                <text:p>2941</text:p>
              </table:table-cell>
              <table:table-cell office:value-type="float" office:value="6.10285714285714">
                <text:p>6.10285714285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41">
                <text:p>2941</text:p>
              </table:table-cell>
              <table:table-cell office:value-type="float" office:value="6.5078992248062">
                <text:p>6.50789922480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41">
                <text:p>2941</text:p>
              </table:table-cell>
              <table:table-cell office:value-type="float" office:value="4.81142857142857">
                <text:p>4.811428571428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1">
                <text:p>2941</text:p>
              </table:table-cell>
              <table:table-cell office:value-type="float" office:value="7.64440816326531">
                <text:p>7.644408163265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61">
                <text:p>3061</text:p>
              </table:table-cell>
              <table:table-cell office:value-type="float" office:value="6.31252941176471">
                <text:p>6.312529411764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61">
                <text:p>3061</text:p>
              </table:table-cell>
              <table:table-cell office:value-type="float" office:value="7.25757142857143">
                <text:p>7.257571428571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61">
                <text:p>3061</text:p>
              </table:table-cell>
              <table:table-cell office:value-type="float" office:value="6.73486666666667">
                <text:p>6.7348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61">
                <text:p>3061</text:p>
              </table:table-cell>
              <table:table-cell office:value-type="float" office:value="6.58938888888889">
                <text:p>6.58938888888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61">
                <text:p>3061</text:p>
              </table:table-cell>
              <table:table-cell office:value-type="float" office:value="11.964921875">
                <text:p>11.96492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61">
                <text:p>3061</text:p>
              </table:table-cell>
              <table:table-cell office:value-type="float" office:value="9.60503846153846">
                <text:p>9.605038461538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70">
                <text:p>3070</text:p>
              </table:table-cell>
              <table:table-cell office:value-type="float" office:value="8.67211111111111">
                <text:p>8.672111111111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70">
                <text:p>3070</text:p>
              </table:table-cell>
              <table:table-cell office:value-type="float" office:value="5.3145">
                <text:p>5.31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79">
                <text:p>3079</text:p>
              </table:table-cell>
              <table:table-cell office:value-type="float" office:value="9.76530405405405">
                <text:p>9.76530405405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79">
                <text:p>3079</text:p>
              </table:table-cell>
              <table:table-cell office:value-type="float" office:value="11.8313990147783">
                <text:p>11.83139901477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79">
                <text:p>3079</text:p>
              </table:table-cell>
              <table:table-cell office:value-type="float" office:value="5.687">
                <text:p>5.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24">
                <text:p>3124</text:p>
              </table:table-cell>
              <table:table-cell office:value-type="float" office:value="7.63404166666667">
                <text:p>7.634041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24">
                <text:p>3124</text:p>
              </table:table-cell>
              <table:table-cell office:value-type="float" office:value="7.91877272727273">
                <text:p>7.91877272727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24">
                <text:p>3124</text:p>
              </table:table-cell>
              <table:table-cell office:value-type="float" office:value="8.03045614035088">
                <text:p>8.03045614035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24">
                <text:p>3124</text:p>
              </table:table-cell>
              <table:table-cell office:value-type="float" office:value="12.0841710526316">
                <text:p>12.08417105263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24">
                <text:p>3124</text:p>
              </table:table-cell>
              <table:table-cell office:value-type="float" office:value="6.69490476190476">
                <text:p>6.694904761904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24">
                <text:p>3124</text:p>
              </table:table-cell>
              <table:table-cell office:value-type="float" office:value="12.6814512471655">
                <text:p>12.6814512471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24">
                <text:p>3124</text:p>
              </table:table-cell>
              <table:table-cell office:value-type="float" office:value="13.4360849056604">
                <text:p>13.43608490566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24">
                <text:p>3124</text:p>
              </table:table-cell>
              <table:table-cell office:value-type="float" office:value="12.5809546485261">
                <text:p>12.58095464852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24">
                <text:p>3124</text:p>
              </table:table-cell>
              <table:table-cell office:value-type="float" office:value="6.8444375">
                <text:p>6.844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24">
                <text:p>3124</text:p>
              </table:table-cell>
              <table:table-cell office:value-type="float" office:value="11.1181414634146">
                <text:p>11.11814146341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4">
                <text:p>3124</text:p>
              </table:table-cell>
              <table:table-cell office:value-type="float" office:value="6.1931875">
                <text:p>6.1931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14">
                <text:p>3214</text:p>
              </table:table-cell>
              <table:table-cell office:value-type="float" office:value="6.84945">
                <text:p>6.849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14">
                <text:p>3214</text:p>
              </table:table-cell>
              <table:table-cell office:value-type="float" office:value="8.87043518518518">
                <text:p>8.870435185185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14">
                <text:p>3214</text:p>
              </table:table-cell>
              <table:table-cell office:value-type="float" office:value="9.87493571428571">
                <text:p>9.87493571428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14">
                <text:p>3214</text:p>
              </table:table-cell>
              <table:table-cell office:value-type="float" office:value="8.3014347826087">
                <text:p>8.30143478260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4">
                <text:p>3214</text:p>
              </table:table-cell>
              <table:table-cell office:value-type="float" office:value="6.87106666666667">
                <text:p>6.8710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14">
                <text:p>3214</text:p>
              </table:table-cell>
              <table:table-cell office:value-type="float" office:value="11.8182888888889">
                <text:p>11.8182888888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14">
                <text:p>3214</text:p>
              </table:table-cell>
              <table:table-cell office:value-type="float" office:value="11.0464920634921">
                <text:p>11.04649206349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14">
                <text:p>3214</text:p>
              </table:table-cell>
              <table:table-cell office:value-type="float" office:value="6.56871052631579">
                <text:p>6.568710526315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14">
                <text:p>3214</text:p>
              </table:table-cell>
              <table:table-cell office:value-type="float" office:value="7.20263157894737">
                <text:p>7.20263157894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19">
                <text:p>3219</text:p>
              </table:table-cell>
              <table:table-cell office:value-type="float" office:value="7.33497222222222">
                <text:p>7.334972222222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19">
                <text:p>3219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19">
                <text:p>3219</text:p>
              </table:table-cell>
              <table:table-cell office:value-type="float" office:value="8.0859375">
                <text:p>8.0859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19">
                <text:p>3219</text:p>
              </table:table-cell>
              <table:table-cell office:value-type="float" office:value="8.77607692307692">
                <text:p>8.776076923076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19">
                <text:p>3219</text:p>
              </table:table-cell>
              <table:table-cell office:value-type="float" office:value="11.2659770114943">
                <text:p>11.2659770114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19">
                <text:p>3219</text:p>
              </table:table-cell>
              <table:table-cell office:value-type="float" office:value="9.9106">
                <text:p>9.9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19">
                <text:p>3219</text:p>
              </table:table-cell>
              <table:table-cell office:value-type="float" office:value="13.6457538461538">
                <text:p>13.64575384615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9">
                <text:p>3219</text:p>
              </table:table-cell>
              <table:table-cell office:value-type="float" office:value="9.26644444444444">
                <text:p>9.26644444444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19">
                <text:p>3219</text:p>
              </table:table-cell>
              <table:table-cell office:value-type="float" office:value="8.15139130434783">
                <text:p>8.151391304347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19">
                <text:p>3219</text:p>
              </table:table-cell>
              <table:table-cell office:value-type="float" office:value="8.6835">
                <text:p>8.68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41">
                <text:p>3241</text:p>
              </table:table-cell>
              <table:table-cell office:value-type="float" office:value="8.50850675675676">
                <text:p>8.508506756756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41">
                <text:p>3241</text:p>
              </table:table-cell>
              <table:table-cell office:value-type="float" office:value="6.5389375">
                <text:p>6.5389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41">
                <text:p>3241</text:p>
              </table:table-cell>
              <table:table-cell office:value-type="float" office:value="7.5431511627907">
                <text:p>7.5431511627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41">
                <text:p>3241</text:p>
              </table:table-cell>
              <table:table-cell office:value-type="float" office:value="5.903">
                <text:p>5.9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41">
                <text:p>3241</text:p>
              </table:table-cell>
              <table:table-cell office:value-type="float" office:value="7.47122222222222">
                <text:p>7.47122222222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02">
                <text:p>3302</text:p>
              </table:table-cell>
              <table:table-cell office:value-type="float" office:value="5.83103225806452">
                <text:p>5.831032258064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02">
                <text:p>3302</text:p>
              </table:table-cell>
              <table:table-cell office:value-type="float" office:value="5.02866666666667">
                <text:p>5.028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02">
                <text:p>3302</text:p>
              </table:table-cell>
              <table:table-cell office:value-type="float" office:value="6.79086458333333">
                <text:p>6.79086458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02">
                <text:p>3302</text:p>
              </table:table-cell>
              <table:table-cell office:value-type="float" office:value="7.07006666666667">
                <text:p>7.0700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02">
                <text:p>3302</text:p>
              </table:table-cell>
              <table:table-cell office:value-type="float" office:value="4.73652941176471">
                <text:p>4.736529411764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02">
                <text:p>3302</text:p>
              </table:table-cell>
              <table:table-cell office:value-type="float" office:value="8.7336261682243">
                <text:p>8.73362616822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74">
                <text:p>3374</text:p>
              </table:table-cell>
              <table:table-cell office:value-type="float" office:value="8.50634285714286">
                <text:p>8.506342857142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74">
                <text:p>3374</text:p>
              </table:table-cell>
              <table:table-cell office:value-type="float" office:value="10.2936708074534">
                <text:p>10.29367080745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74">
                <text:p>3374</text:p>
              </table:table-cell>
              <table:table-cell office:value-type="float" office:value="8.17847368421053">
                <text:p>8.178473684210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74">
                <text:p>3374</text:p>
              </table:table-cell>
              <table:table-cell office:value-type="float" office:value="8.39003703703704">
                <text:p>8.390037037037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74">
                <text:p>3374</text:p>
              </table:table-cell>
              <table:table-cell office:value-type="float" office:value="8.6367">
                <text:p>8.6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74">
                <text:p>3374</text:p>
              </table:table-cell>
              <table:table-cell office:value-type="float" office:value="9.02144444444444">
                <text:p>9.021444444444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74">
                <text:p>3374</text:p>
              </table:table-cell>
              <table:table-cell office:value-type="float" office:value="10.3317323076923">
                <text:p>10.33173230769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74">
                <text:p>3374</text:p>
              </table:table-cell>
              <table:table-cell office:value-type="float" office:value="8.77421739130435">
                <text:p>8.774217391304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86">
                <text:p>3386</text:p>
              </table:table-cell>
              <table:table-cell office:value-type="float" office:value="7.69954545454545">
                <text:p>7.699545454545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86">
                <text:p>3386</text:p>
              </table:table-cell>
              <table:table-cell office:value-type="float" office:value="6.71131818181818">
                <text:p>6.711318181818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86">
                <text:p>3386</text:p>
              </table:table-cell>
              <table:table-cell office:value-type="float" office:value="12.4118277511962">
                <text:p>12.41182775119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86">
                <text:p>3386</text:p>
              </table:table-cell>
              <table:table-cell office:value-type="float" office:value="11.8014204946996">
                <text:p>11.80142049469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86">
                <text:p>3386</text:p>
              </table:table-cell>
              <table:table-cell office:value-type="float" office:value="11.994976744186">
                <text:p>11.994976744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86">
                <text:p>3386</text:p>
              </table:table-cell>
              <table:table-cell office:value-type="float" office:value="11.6064858156028">
                <text:p>11.60648581560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86">
                <text:p>3386</text:p>
              </table:table-cell>
              <table:table-cell office:value-type="float" office:value="11.6649534883721">
                <text:p>11.66495348837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86">
                <text:p>3386</text:p>
              </table:table-cell>
              <table:table-cell office:value-type="float" office:value="10.804722972973">
                <text:p>10.8047229729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86">
                <text:p>3386</text:p>
              </table:table-cell>
              <table:table-cell office:value-type="float" office:value="6.84888">
                <text:p>6.848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86">
                <text:p>3386</text:p>
              </table:table-cell>
              <table:table-cell office:value-type="float" office:value="6.17132">
                <text:p>6.17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14">
                <text:p>3414</text:p>
              </table:table-cell>
              <table:table-cell office:value-type="float" office:value="7.97136363636364">
                <text:p>7.971363636363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14">
                <text:p>3414</text:p>
              </table:table-cell>
              <table:table-cell office:value-type="float" office:value="10.0744">
                <text:p>10.0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14">
                <text:p>3414</text:p>
              </table:table-cell>
              <table:table-cell office:value-type="float" office:value="8.86492307692308">
                <text:p>8.864923076923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14">
                <text:p>3414</text:p>
              </table:table-cell>
              <table:table-cell office:value-type="float" office:value="13.2426046025105">
                <text:p>13.24260460251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14">
                <text:p>3414</text:p>
              </table:table-cell>
              <table:table-cell office:value-type="float" office:value="7.38178260869565">
                <text:p>7.38178260869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14">
                <text:p>3414</text:p>
              </table:table-cell>
              <table:table-cell office:value-type="float" office:value="9.21561607142857">
                <text:p>9.21561607142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14">
                <text:p>3414</text:p>
              </table:table-cell>
              <table:table-cell office:value-type="float" office:value="8.73158974358974">
                <text:p>8.731589743589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14">
                <text:p>3414</text:p>
              </table:table-cell>
              <table:table-cell office:value-type="float" office:value="8.9863125">
                <text:p>8.986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14">
                <text:p>3414</text:p>
              </table:table-cell>
              <table:table-cell office:value-type="float" office:value="8.07778571428571">
                <text:p>8.07778571428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14">
                <text:p>3414</text:p>
              </table:table-cell>
              <table:table-cell office:value-type="float" office:value="9.84155238095238">
                <text:p>9.84155238095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14">
                <text:p>3414</text:p>
              </table:table-cell>
              <table:table-cell office:value-type="float" office:value="8.83045945945946">
                <text:p>8.830459459459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39">
                <text:p>3439</text:p>
              </table:table-cell>
              <table:table-cell office:value-type="float" office:value="10.234488372093">
                <text:p>10.2344883720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39">
                <text:p>3439</text:p>
              </table:table-cell>
              <table:table-cell office:value-type="float" office:value="15.3805011441648">
                <text:p>15.38050114416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39">
                <text:p>3439</text:p>
              </table:table-cell>
              <table:table-cell office:value-type="float" office:value="10.1635653846154">
                <text:p>10.16356538461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39">
                <text:p>3439</text:p>
              </table:table-cell>
              <table:table-cell office:value-type="float" office:value="11.0515813953488">
                <text:p>11.05158139534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39">
                <text:p>3439</text:p>
              </table:table-cell>
              <table:table-cell office:value-type="float" office:value="9.99132692307692">
                <text:p>9.991326923076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9">
                <text:p>3439</text:p>
              </table:table-cell>
              <table:table-cell office:value-type="float" office:value="7.93006666666667">
                <text:p>7.9300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9">
                <text:p>3439</text:p>
              </table:table-cell>
              <table:table-cell office:value-type="float" office:value="6.70506666666667">
                <text:p>6.7050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56">
                <text:p>3456</text:p>
              </table:table-cell>
              <table:table-cell office:value-type="float" office:value="6.53578260869565">
                <text:p>6.535782608695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56">
                <text:p>3456</text:p>
              </table:table-cell>
              <table:table-cell office:value-type="float" office:value="6.73666666666667">
                <text:p>6.73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56">
                <text:p>3456</text:p>
              </table:table-cell>
              <table:table-cell office:value-type="float" office:value="9.2178125">
                <text:p>9.217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56">
                <text:p>3456</text:p>
              </table:table-cell>
              <table:table-cell office:value-type="float" office:value="14.500238372093">
                <text:p>14.5002383720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56">
                <text:p>3456</text:p>
              </table:table-cell>
              <table:table-cell office:value-type="float" office:value="8.35464788732394">
                <text:p>8.35464788732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70">
                <text:p>3470</text:p>
              </table:table-cell>
              <table:table-cell office:value-type="float" office:value="5.87507142857143">
                <text:p>5.875071428571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70">
                <text:p>3470</text:p>
              </table:table-cell>
              <table:table-cell office:value-type="float" office:value="6.86921428571429">
                <text:p>6.869214285714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70">
                <text:p>3470</text:p>
              </table:table-cell>
              <table:table-cell office:value-type="float" office:value="7.61446478873239">
                <text:p>7.614464788732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21">
                <text:p>3521</text:p>
              </table:table-cell>
              <table:table-cell office:value-type="float" office:value="9.3631975308642">
                <text:p>9.36319753086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21">
                <text:p>3521</text:p>
              </table:table-cell>
              <table:table-cell office:value-type="float" office:value="7.32908695652174">
                <text:p>7.329086956521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21">
                <text:p>3521</text:p>
              </table:table-cell>
              <table:table-cell office:value-type="float" office:value="9.67221621621622">
                <text:p>9.672216216216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21">
                <text:p>3521</text:p>
              </table:table-cell>
              <table:table-cell office:value-type="float" office:value="6.73364864864865">
                <text:p>6.733648648648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21">
                <text:p>3521</text:p>
              </table:table-cell>
              <table:table-cell office:value-type="float" office:value="9.28194230769231">
                <text:p>9.281942307692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21">
                <text:p>3521</text:p>
              </table:table-cell>
              <table:table-cell office:value-type="float" office:value="7.69113157894737">
                <text:p>7.691131578947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21">
                <text:p>3521</text:p>
              </table:table-cell>
              <table:table-cell office:value-type="float" office:value="9.9697625">
                <text:p>9.9697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21">
                <text:p>3521</text:p>
              </table:table-cell>
              <table:table-cell office:value-type="float" office:value="7.60031632653061">
                <text:p>7.600316326530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21">
                <text:p>3521</text:p>
              </table:table-cell>
              <table:table-cell office:value-type="float" office:value="8.60670833333333">
                <text:p>8.606708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21">
                <text:p>3521</text:p>
              </table:table-cell>
              <table:table-cell office:value-type="float" office:value="7.45478571428571">
                <text:p>7.454785714285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21">
                <text:p>3521</text:p>
              </table:table-cell>
              <table:table-cell office:value-type="float" office:value="8.31746376811594">
                <text:p>8.31746376811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45">
                <text:p>3545</text:p>
              </table:table-cell>
              <table:table-cell office:value-type="float" office:value="5.95351515151515">
                <text:p>5.953515151515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45">
                <text:p>3545</text:p>
              </table:table-cell>
              <table:table-cell office:value-type="float" office:value="10.2260446428571">
                <text:p>10.22604464285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45">
                <text:p>3545</text:p>
              </table:table-cell>
              <table:table-cell office:value-type="float" office:value="9.82311607142857">
                <text:p>9.823116071428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5">
                <text:p>3545</text:p>
              </table:table-cell>
              <table:table-cell office:value-type="float" office:value="9.43991964285714">
                <text:p>9.4399196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45">
                <text:p>3545</text:p>
              </table:table-cell>
              <table:table-cell office:value-type="float" office:value="10.1551785714286">
                <text:p>10.15517857142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45">
                <text:p>3545</text:p>
              </table:table-cell>
              <table:table-cell office:value-type="float" office:value="8.40393333333333">
                <text:p>8.4039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45">
                <text:p>3545</text:p>
              </table:table-cell>
              <table:table-cell office:value-type="float" office:value="6.1415">
                <text:p>6.14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45">
                <text:p>3545</text:p>
              </table:table-cell>
              <table:table-cell office:value-type="float" office:value="10.0283482142857">
                <text:p>10.02834821428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45">
                <text:p>3545</text:p>
              </table:table-cell>
              <table:table-cell office:value-type="float" office:value="9.65082142857143">
                <text:p>9.650821428571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45">
                <text:p>3545</text:p>
              </table:table-cell>
              <table:table-cell office:value-type="float" office:value="9.53308928571429">
                <text:p>9.53308928571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45">
                <text:p>3545</text:p>
              </table:table-cell>
              <table:table-cell office:value-type="float" office:value="9.48946428571429">
                <text:p>9.48946428571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45">
                <text:p>3545</text:p>
              </table:table-cell>
              <table:table-cell office:value-type="float" office:value="6.59013333333333">
                <text:p>6.5901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45">
                <text:p>3545</text:p>
              </table:table-cell>
              <table:table-cell office:value-type="float" office:value="7.81696666666667">
                <text:p>7.8169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03">
                <text:p>3603</text:p>
              </table:table-cell>
              <table:table-cell office:value-type="float" office:value="7.14469444444444">
                <text:p>7.14469444444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03">
                <text:p>3603</text:p>
              </table:table-cell>
              <table:table-cell office:value-type="float" office:value="7.73696">
                <text:p>7.736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03">
                <text:p>3603</text:p>
              </table:table-cell>
              <table:table-cell office:value-type="float" office:value="10.8027732793522">
                <text:p>10.80277327935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03">
                <text:p>3603</text:p>
              </table:table-cell>
              <table:table-cell office:value-type="float" office:value="8.04464">
                <text:p>8.04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03">
                <text:p>3603</text:p>
              </table:table-cell>
              <table:table-cell office:value-type="float" office:value="10.2760463917526">
                <text:p>10.27604639175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03">
                <text:p>3603</text:p>
              </table:table-cell>
              <table:table-cell office:value-type="float" office:value="6.19585714285714">
                <text:p>6.195857142857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06">
                <text:p>3606</text:p>
              </table:table-cell>
              <table:table-cell office:value-type="float" office:value="9.80346774193548">
                <text:p>9.803467741935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06">
                <text:p>3606</text:p>
              </table:table-cell>
              <table:table-cell office:value-type="float" office:value="8.35016666666667">
                <text:p>8.3501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06">
                <text:p>3606</text:p>
              </table:table-cell>
              <table:table-cell office:value-type="float" office:value="7.61340243902439">
                <text:p>7.613402439024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06">
                <text:p>3606</text:p>
              </table:table-cell>
              <table:table-cell office:value-type="float" office:value="7.22557894736842">
                <text:p>7.225578947368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06">
                <text:p>3606</text:p>
              </table:table-cell>
              <table:table-cell office:value-type="float" office:value="8.83771428571429">
                <text:p>8.837714285714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06">
                <text:p>3606</text:p>
              </table:table-cell>
              <table:table-cell office:value-type="float" office:value="7.74037037037037">
                <text:p>7.740370370370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06">
                <text:p>3606</text:p>
              </table:table-cell>
              <table:table-cell office:value-type="float" office:value="8.99307284768212">
                <text:p>8.993072847682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6">
                <text:p>3606</text:p>
              </table:table-cell>
              <table:table-cell office:value-type="float" office:value="8.94158333333333">
                <text:p>8.94158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06">
                <text:p>3606</text:p>
              </table:table-cell>
              <table:table-cell office:value-type="float" office:value="10.1274672131148">
                <text:p>10.1274672131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06">
                <text:p>3606</text:p>
              </table:table-cell>
              <table:table-cell office:value-type="float" office:value="6.64934615384615">
                <text:p>6.649346153846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06">
                <text:p>3606</text:p>
              </table:table-cell>
              <table:table-cell office:value-type="float" office:value="10.8210303030303">
                <text:p>10.82103030303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17">
                <text:p>3617</text:p>
              </table:table-cell>
              <table:table-cell office:value-type="float" office:value="7.35911764705882">
                <text:p>7.359117647058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7">
                <text:p>3617</text:p>
              </table:table-cell>
              <table:table-cell office:value-type="float" office:value="8.05863333333333">
                <text:p>8.0586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7">
                <text:p>3617</text:p>
              </table:table-cell>
              <table:table-cell office:value-type="float" office:value="9.5071134751773">
                <text:p>9.50711347517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17">
                <text:p>3617</text:p>
              </table:table-cell>
              <table:table-cell office:value-type="float" office:value="6.96488095238095">
                <text:p>6.964880952380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7">
                <text:p>3617</text:p>
              </table:table-cell>
              <table:table-cell office:value-type="float" office:value="10.5973781512605">
                <text:p>10.59737815126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17">
                <text:p>3617</text:p>
              </table:table-cell>
              <table:table-cell office:value-type="float" office:value="9.87407075471698">
                <text:p>9.874070754716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7">
                <text:p>3617</text:p>
              </table:table-cell>
              <table:table-cell office:value-type="float" office:value="7.39278260869565">
                <text:p>7.392782608695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7">
                <text:p>3617</text:p>
              </table:table-cell>
              <table:table-cell office:value-type="float" office:value="9.284664">
                <text:p>9.2846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7">
                <text:p>3617</text:p>
              </table:table-cell>
              <table:table-cell office:value-type="float" office:value="9.439576">
                <text:p>9.4395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7">
                <text:p>3617</text:p>
              </table:table-cell>
              <table:table-cell office:value-type="float" office:value="7.866">
                <text:p>7.8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17">
                <text:p>3617</text:p>
              </table:table-cell>
              <table:table-cell office:value-type="float" office:value="8.47216666666667">
                <text:p>8.4721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7">
                <text:p>3617</text:p>
              </table:table-cell>
              <table:table-cell office:value-type="float" office:value="10.8617243589744">
                <text:p>10.8617243589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31">
                <text:p>3631</text:p>
              </table:table-cell>
              <table:table-cell office:value-type="float" office:value="7.64328571428571">
                <text:p>7.643285714285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31">
                <text:p>3631</text:p>
              </table:table-cell>
              <table:table-cell office:value-type="float" office:value="12.7796982758621">
                <text:p>12.77969827586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31">
                <text:p>3631</text:p>
              </table:table-cell>
              <table:table-cell office:value-type="float" office:value="9.49108070175439">
                <text:p>9.491080701754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31">
                <text:p>3631</text:p>
              </table:table-cell>
              <table:table-cell office:value-type="float" office:value="13.5531551724138">
                <text:p>13.55315517241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31">
                <text:p>3631</text:p>
              </table:table-cell>
              <table:table-cell office:value-type="float" office:value="16.9139365079365">
                <text:p>16.91393650793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31">
                <text:p>3631</text:p>
              </table:table-cell>
              <table:table-cell office:value-type="float" office:value="12.7631810344828">
                <text:p>12.76318103448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1">
                <text:p>3631</text:p>
              </table:table-cell>
              <table:table-cell office:value-type="float" office:value="11.3921754385965">
                <text:p>11.39217543859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31">
                <text:p>3631</text:p>
              </table:table-cell>
              <table:table-cell office:value-type="float" office:value="12.618525862069">
                <text:p>12.618525862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31">
                <text:p>3631</text:p>
              </table:table-cell>
              <table:table-cell office:value-type="float" office:value="7.15033333333333">
                <text:p>7.150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31">
                <text:p>3631</text:p>
              </table:table-cell>
              <table:table-cell office:value-type="float" office:value="13.433625">
                <text:p>13.433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1">
                <text:p>3631</text:p>
              </table:table-cell>
              <table:table-cell office:value-type="float" office:value="7.28606666666667">
                <text:p>7.2860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1">
                <text:p>3631</text:p>
              </table:table-cell>
              <table:table-cell office:value-type="float" office:value="8.58504273504274">
                <text:p>8.585042735042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1">
                <text:p>3631</text:p>
              </table:table-cell>
              <table:table-cell office:value-type="float" office:value="11.5191176470588">
                <text:p>11.51911764705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3">
                <text:p>3663</text:p>
              </table:table-cell>
              <table:table-cell office:value-type="float" office:value="7.56088888888889">
                <text:p>7.560888888888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3">
                <text:p>3663</text:p>
              </table:table-cell>
              <table:table-cell office:value-type="float" office:value="10.6736446280992">
                <text:p>10.67364462809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3">
                <text:p>3663</text:p>
              </table:table-cell>
              <table:table-cell office:value-type="float" office:value="13.0634425287356">
                <text:p>13.06344252873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3">
                <text:p>3663</text:p>
              </table:table-cell>
              <table:table-cell office:value-type="float" office:value="10.6966111111111">
                <text:p>10.69661111111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3">
                <text:p>366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63">
                <text:p>3663</text:p>
              </table:table-cell>
              <table:table-cell office:value-type="float" office:value="10.7023271375465">
                <text:p>10.70232713754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63">
                <text:p>3663</text:p>
              </table:table-cell>
              <table:table-cell office:value-type="float" office:value="9.6575">
                <text:p>9.6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82">
                <text:p>3682</text:p>
              </table:table-cell>
              <table:table-cell office:value-type="float" office:value="11.8057">
                <text:p>11.80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82">
                <text:p>3682</text:p>
              </table:table-cell>
              <table:table-cell office:value-type="float" office:value="10.209225">
                <text:p>10.2092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82">
                <text:p>3682</text:p>
              </table:table-cell>
              <table:table-cell office:value-type="float" office:value="8.95522627737226">
                <text:p>8.955226277372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82">
                <text:p>3682</text:p>
              </table:table-cell>
              <table:table-cell office:value-type="float" office:value="7.65023076923077">
                <text:p>7.650230769230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82">
                <text:p>3682</text:p>
              </table:table-cell>
              <table:table-cell office:value-type="float" office:value="10.2578028169014">
                <text:p>10.25780281690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82">
                <text:p>3682</text:p>
              </table:table-cell>
              <table:table-cell office:value-type="float" office:value="9.53356338028169">
                <text:p>9.53356338028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82">
                <text:p>3682</text:p>
              </table:table-cell>
              <table:table-cell office:value-type="float" office:value="8.17194366197183">
                <text:p>8.171943661971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82">
                <text:p>3682</text:p>
              </table:table-cell>
              <table:table-cell office:value-type="float" office:value="7.94537735849057">
                <text:p>7.94537735849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82">
                <text:p>3682</text:p>
              </table:table-cell>
              <table:table-cell office:value-type="float" office:value="8.542">
                <text:p>8.5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82">
                <text:p>3682</text:p>
              </table:table-cell>
              <table:table-cell office:value-type="float" office:value="7.11596153846154">
                <text:p>7.115961538461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82">
                <text:p>3682</text:p>
              </table:table-cell>
              <table:table-cell office:value-type="float" office:value="10.5859270833333">
                <text:p>10.58592708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93">
                <text:p>3693</text:p>
              </table:table-cell>
              <table:table-cell office:value-type="float" office:value="9.12760769230769">
                <text:p>9.127607692307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93">
                <text:p>3693</text:p>
              </table:table-cell>
              <table:table-cell office:value-type="float" office:value="9.66097826086956">
                <text:p>9.660978260869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93">
                <text:p>3693</text:p>
              </table:table-cell>
              <table:table-cell office:value-type="float" office:value="10.2355140186916">
                <text:p>10.23551401869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3">
                <text:p>3693</text:p>
              </table:table-cell>
              <table:table-cell office:value-type="float" office:value="8.3071">
                <text:p>8.3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23">
                <text:p>3723</text:p>
              </table:table-cell>
              <table:table-cell office:value-type="float" office:value="13.9982071005917">
                <text:p>13.99820710059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23">
                <text:p>3723</text:p>
              </table:table-cell>
              <table:table-cell office:value-type="float" office:value="7.16426470588235">
                <text:p>7.164264705882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23">
                <text:p>3723</text:p>
              </table:table-cell>
              <table:table-cell office:value-type="float" office:value="5.58484210526316">
                <text:p>5.584842105263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23">
                <text:p>3723</text:p>
              </table:table-cell>
              <table:table-cell office:value-type="float" office:value="6.71215789473684">
                <text:p>6.712157894736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23">
                <text:p>3723</text:p>
              </table:table-cell>
              <table:table-cell office:value-type="float" office:value="8.04204347826087">
                <text:p>8.042043478260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56">
                <text:p>3756</text:p>
              </table:table-cell>
              <table:table-cell office:value-type="float" office:value="8.0735">
                <text:p>8.0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56">
                <text:p>3756</text:p>
              </table:table-cell>
              <table:table-cell office:value-type="float" office:value="7.32416666666667">
                <text:p>7.3241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72">
                <text:p>3772</text:p>
              </table:table-cell>
              <table:table-cell office:value-type="float" office:value="10.6196675675676">
                <text:p>10.61966756756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72">
                <text:p>3772</text:p>
              </table:table-cell>
              <table:table-cell office:value-type="float" office:value="7.41628571428571">
                <text:p>7.41628571428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72">
                <text:p>3772</text:p>
              </table:table-cell>
              <table:table-cell office:value-type="float" office:value="8.65139759036145">
                <text:p>8.651397590361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72">
                <text:p>3772</text:p>
              </table:table-cell>
              <table:table-cell office:value-type="float" office:value="8.53092424242424">
                <text:p>8.53092424242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72">
                <text:p>3772</text:p>
              </table:table-cell>
              <table:table-cell office:value-type="float" office:value="9.25890647482014">
                <text:p>9.258906474820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72">
                <text:p>3772</text:p>
              </table:table-cell>
              <table:table-cell office:value-type="float" office:value="8.35083582089552">
                <text:p>8.350835820895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72">
                <text:p>3772</text:p>
              </table:table-cell>
              <table:table-cell office:value-type="float" office:value="13.0525684410646">
                <text:p>13.05256844106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72">
                <text:p>3772</text:p>
              </table:table-cell>
              <table:table-cell office:value-type="float" office:value="11.1751397849462">
                <text:p>11.17513978494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72">
                <text:p>3772</text:p>
              </table:table-cell>
              <table:table-cell office:value-type="float" office:value="9.78527480916031">
                <text:p>9.785274809160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72">
                <text:p>3772</text:p>
              </table:table-cell>
              <table:table-cell office:value-type="float" office:value="11.0349756097561">
                <text:p>11.03497560975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72">
                <text:p>3772</text:p>
              </table:table-cell>
              <table:table-cell office:value-type="float" office:value="6.96505555555556">
                <text:p>6.965055555555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7">
                <text:p>3787</text:p>
              </table:table-cell>
              <table:table-cell office:value-type="float" office:value="6.42135714285714">
                <text:p>6.421357142857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87">
                <text:p>3787</text:p>
              </table:table-cell>
              <table:table-cell office:value-type="float" office:value="7.31257142857143">
                <text:p>7.312571428571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87">
                <text:p>3787</text:p>
              </table:table-cell>
              <table:table-cell office:value-type="float" office:value="6.462125">
                <text:p>6.4621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87">
                <text:p>3787</text:p>
              </table:table-cell>
              <table:table-cell office:value-type="float" office:value="10.6163410852713">
                <text:p>10.61634108527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87">
                <text:p>3787</text:p>
              </table:table-cell>
              <table:table-cell office:value-type="float" office:value="6.9164">
                <text:p>6.91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69">
                <text:p>3869</text:p>
              </table:table-cell>
              <table:table-cell office:value-type="float" office:value="8.23922727272727">
                <text:p>8.239227272727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69">
                <text:p>3869</text:p>
              </table:table-cell>
              <table:table-cell office:value-type="float" office:value="12.7194776785714">
                <text:p>12.71947767857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69">
                <text:p>3869</text:p>
              </table:table-cell>
              <table:table-cell office:value-type="float" office:value="11.5806617647059">
                <text:p>11.58066176470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69">
                <text:p>3869</text:p>
              </table:table-cell>
              <table:table-cell office:value-type="float" office:value="8.62873913043478">
                <text:p>8.62873913043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69">
                <text:p>3869</text:p>
              </table:table-cell>
              <table:table-cell office:value-type="float" office:value="9.07648">
                <text:p>9.076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69">
                <text:p>3869</text:p>
              </table:table-cell>
              <table:table-cell office:value-type="float" office:value="11.8569426523297">
                <text:p>11.85694265232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69">
                <text:p>3869</text:p>
              </table:table-cell>
              <table:table-cell office:value-type="float" office:value="8.32072727272727">
                <text:p>8.320727272727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69">
                <text:p>3869</text:p>
              </table:table-cell>
              <table:table-cell office:value-type="float" office:value="11.9301363636364">
                <text:p>11.93013636363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69">
                <text:p>3869</text:p>
              </table:table-cell>
              <table:table-cell office:value-type="float" office:value="9.8349">
                <text:p>9.83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81">
                <text:p>3881</text:p>
              </table:table-cell>
              <table:table-cell office:value-type="float" office:value="9.74552671755725">
                <text:p>9.74552671755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81">
                <text:p>3881</text:p>
              </table:table-cell>
              <table:table-cell office:value-type="float" office:value="10.3276335877863">
                <text:p>10.32763358778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81">
                <text:p>3881</text:p>
              </table:table-cell>
              <table:table-cell office:value-type="float" office:value="6.2326">
                <text:p>6.23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81">
                <text:p>3881</text:p>
              </table:table-cell>
              <table:table-cell office:value-type="float" office:value="6.73366666666667">
                <text:p>6.73366666666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81">
                <text:p>3881</text:p>
              </table:table-cell>
              <table:table-cell office:value-type="float" office:value="12.4041756756757">
                <text:p>12.40417567567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84">
                <text:p>4084</text:p>
              </table:table-cell>
              <table:table-cell office:value-type="float" office:value="9.56263909774436">
                <text:p>9.562639097744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84">
                <text:p>4084</text:p>
              </table:table-cell>
              <table:table-cell office:value-type="float" office:value="10.5985021834061">
                <text:p>10.59850218340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84">
                <text:p>4084</text:p>
              </table:table-cell>
              <table:table-cell office:value-type="float" office:value="8.21098591549296">
                <text:p>8.210985915492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84">
                <text:p>4084</text:p>
              </table:table-cell>
              <table:table-cell office:value-type="float" office:value="8.97241052631579">
                <text:p>8.972410526315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84">
                <text:p>4084</text:p>
              </table:table-cell>
              <table:table-cell office:value-type="float" office:value="6.17175">
                <text:p>6.171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84">
                <text:p>4084</text:p>
              </table:table-cell>
              <table:table-cell office:value-type="float" office:value="6.84986666666667">
                <text:p>6.8498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87">
                <text:p>4187</text:p>
              </table:table-cell>
              <table:table-cell office:value-type="float" office:value="10.3356777251185">
                <text:p>10.33567772511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87">
                <text:p>4187</text:p>
              </table:table-cell>
              <table:table-cell office:value-type="float" office:value="9.5495">
                <text:p>9.54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87">
                <text:p>4187</text:p>
              </table:table-cell>
              <table:table-cell office:value-type="float" office:value="9.30175925925926">
                <text:p>9.301759259259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87">
                <text:p>4187</text:p>
              </table:table-cell>
              <table:table-cell office:value-type="float" office:value="8.359">
                <text:p>8.3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87">
                <text:p>4187</text:p>
              </table:table-cell>
              <table:table-cell office:value-type="float" office:value="10.6638895027624">
                <text:p>10.66388950276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87">
                <text:p>4187</text:p>
              </table:table-cell>
              <table:table-cell office:value-type="float" office:value="10.3507358490566">
                <text:p>10.35073584905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87">
                <text:p>4187</text:p>
              </table:table-cell>
              <table:table-cell office:value-type="float" office:value="11.7549069148936">
                <text:p>11.75490691489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87">
                <text:p>4187</text:p>
              </table:table-cell>
              <table:table-cell office:value-type="float" office:value="7.421">
                <text:p>7.4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87">
                <text:p>4187</text:p>
              </table:table-cell>
              <table:table-cell office:value-type="float" office:value="9.66353">
                <text:p>9.66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87">
                <text:p>4187</text:p>
              </table:table-cell>
              <table:table-cell office:value-type="float" office:value="9.49848958333333">
                <text:p>9.4984895833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87">
                <text:p>4187</text:p>
              </table:table-cell>
              <table:table-cell office:value-type="float" office:value="8.06214285714286">
                <text:p>8.062142857142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87">
                <text:p>4187</text:p>
              </table:table-cell>
              <table:table-cell office:value-type="float" office:value="7.0795">
                <text:p>7.07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87">
                <text:p>4187</text:p>
              </table:table-cell>
              <table:table-cell office:value-type="float" office:value="8.382625">
                <text:p>8.382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04">
                <text:p>4204</text:p>
              </table:table-cell>
              <table:table-cell office:value-type="float" office:value="6.49291666666667">
                <text:p>6.49291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04">
                <text:p>4204</text:p>
              </table:table-cell>
              <table:table-cell office:value-type="float" office:value="7.74376923076923">
                <text:p>7.743769230769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04">
                <text:p>4204</text:p>
              </table:table-cell>
              <table:table-cell office:value-type="float" office:value="8.11536666666667">
                <text:p>8.11536666666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04">
                <text:p>4204</text:p>
              </table:table-cell>
              <table:table-cell office:value-type="float" office:value="12.6860674846626">
                <text:p>12.68606748466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28">
                <text:p>4228</text:p>
              </table:table-cell>
              <table:table-cell office:value-type="float" office:value="7.64457142857143">
                <text:p>7.644571428571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28">
                <text:p>4228</text:p>
              </table:table-cell>
              <table:table-cell office:value-type="float" office:value="7.3673125">
                <text:p>7.36731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28">
                <text:p>4228</text:p>
              </table:table-cell>
              <table:table-cell office:value-type="float" office:value="8.51726470588235">
                <text:p>8.517264705882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28">
                <text:p>4228</text:p>
              </table:table-cell>
              <table:table-cell office:value-type="float" office:value="6.22376470588235">
                <text:p>6.223764705882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28">
                <text:p>4228</text:p>
              </table:table-cell>
              <table:table-cell office:value-type="float" office:value="8.55794736842105">
                <text:p>8.557947368421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28">
                <text:p>4228</text:p>
              </table:table-cell>
              <table:table-cell office:value-type="float" office:value="7.642">
                <text:p>7.6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28">
                <text:p>4228</text:p>
              </table:table-cell>
              <table:table-cell office:value-type="float" office:value="7.61324242424242">
                <text:p>7.613242424242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45">
                <text:p>4245</text:p>
              </table:table-cell>
              <table:table-cell office:value-type="float" office:value="8.28171428571429">
                <text:p>8.281714285714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45">
                <text:p>4245</text:p>
              </table:table-cell>
              <table:table-cell office:value-type="float" office:value="6.14527777777778">
                <text:p>6.145277777777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45">
                <text:p>4245</text:p>
              </table:table-cell>
              <table:table-cell office:value-type="float" office:value="11.412558685446">
                <text:p>11.4125586854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45">
                <text:p>4245</text:p>
              </table:table-cell>
              <table:table-cell office:value-type="float" office:value="8.90717647058824">
                <text:p>8.907176470588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45">
                <text:p>4245</text:p>
              </table:table-cell>
              <table:table-cell office:value-type="float" office:value="14.684545">
                <text:p>14.6845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45">
                <text:p>4245</text:p>
              </table:table-cell>
              <table:table-cell office:value-type="float" office:value="8.26873611111111">
                <text:p>8.268736111111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45">
                <text:p>4245</text:p>
              </table:table-cell>
              <table:table-cell office:value-type="float" office:value="7.98586666666667">
                <text:p>7.9858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45">
                <text:p>4245</text:p>
              </table:table-cell>
              <table:table-cell office:value-type="float" office:value="8.53244444444444">
                <text:p>8.532444444444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45">
                <text:p>4245</text:p>
              </table:table-cell>
              <table:table-cell office:value-type="float" office:value="8.932375">
                <text:p>8.932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45">
                <text:p>4245</text:p>
              </table:table-cell>
              <table:table-cell office:value-type="float" office:value="12.5472949790795">
                <text:p>12.54729497907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45">
                <text:p>4245</text:p>
              </table:table-cell>
              <table:table-cell office:value-type="float" office:value="9.04208333333333">
                <text:p>9.04208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45">
                <text:p>4245</text:p>
              </table:table-cell>
              <table:table-cell office:value-type="float" office:value="6.93286666666667">
                <text:p>6.9328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45">
                <text:p>4245</text:p>
              </table:table-cell>
              <table:table-cell office:value-type="float" office:value="8.78294444444444">
                <text:p>8.782944444444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45">
                <text:p>4245</text:p>
              </table:table-cell>
              <table:table-cell office:value-type="float" office:value="8.64790277777778">
                <text:p>8.647902777777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45">
                <text:p>4245</text:p>
              </table:table-cell>
              <table:table-cell office:value-type="float" office:value="8.48827777777778">
                <text:p>8.488277777777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45">
                <text:p>4245</text:p>
              </table:table-cell>
              <table:table-cell office:value-type="float" office:value="10.7987647058824">
                <text:p>10.7987647058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45">
                <text:p>4245</text:p>
              </table:table-cell>
              <table:table-cell office:value-type="float" office:value="8.45285">
                <text:p>8.452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45">
                <text:p>4245</text:p>
              </table:table-cell>
              <table:table-cell office:value-type="float" office:value="13.5235897435897">
                <text:p>13.52358974358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45">
                <text:p>4245</text:p>
              </table:table-cell>
              <table:table-cell office:value-type="float" office:value="8.04311764705882">
                <text:p>8.043117647058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44">
                <text:p>4544</text:p>
              </table:table-cell>
              <table:table-cell office:value-type="float" office:value="7.6045">
                <text:p>7.60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44">
                <text:p>4544</text:p>
              </table:table-cell>
              <table:table-cell office:value-type="float" office:value="9.01653333333333">
                <text:p>9.0165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544">
                <text:p>4544</text:p>
              </table:table-cell>
              <table:table-cell office:value-type="float" office:value="7.88953333333333">
                <text:p>7.8895333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44">
                <text:p>4544</text:p>
              </table:table-cell>
              <table:table-cell office:value-type="float" office:value="15.1778323943662">
                <text:p>15.17783239436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44">
                <text:p>4544</text:p>
              </table:table-cell>
              <table:table-cell office:value-type="float" office:value="10.6706994219653">
                <text:p>10.67069942196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544">
                <text:p>4544</text:p>
              </table:table-cell>
              <table:table-cell office:value-type="float" office:value="10.8167803468208">
                <text:p>10.8167803468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44">
                <text:p>4544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544">
                <text:p>4544</text:p>
              </table:table-cell>
              <table:table-cell office:value-type="float" office:value="8.75527083333333">
                <text:p>8.7552708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544">
                <text:p>4544</text:p>
              </table:table-cell>
              <table:table-cell office:value-type="float" office:value="13.1738881118881">
                <text:p>13.17388811188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67">
                <text:p>4567</text:p>
              </table:table-cell>
              <table:table-cell office:value-type="float" office:value="8.921">
                <text:p>8.9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67">
                <text:p>4567</text:p>
              </table:table-cell>
              <table:table-cell office:value-type="float" office:value="7.06616666666667">
                <text:p>7.0661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67">
                <text:p>4567</text:p>
              </table:table-cell>
              <table:table-cell office:value-type="float" office:value="12.4920241935484">
                <text:p>12.49202419354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67">
                <text:p>4567</text:p>
              </table:table-cell>
              <table:table-cell office:value-type="float" office:value="11.5263444444444">
                <text:p>11.52634444444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67">
                <text:p>4567</text:p>
              </table:table-cell>
              <table:table-cell office:value-type="float" office:value="8.42442857142857">
                <text:p>8.424428571428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67">
                <text:p>4567</text:p>
              </table:table-cell>
              <table:table-cell office:value-type="float" office:value="6.7462">
                <text:p>6.74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67">
                <text:p>4567</text:p>
              </table:table-cell>
              <table:table-cell office:value-type="float" office:value="8.14966666666667">
                <text:p>8.149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67">
                <text:p>4567</text:p>
              </table:table-cell>
              <table:table-cell office:value-type="float" office:value="7.27683333333333">
                <text:p>7.2768333333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67">
                <text:p>4567</text:p>
              </table:table-cell>
              <table:table-cell office:value-type="float" office:value="13.9114429530201">
                <text:p>13.91144295302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67">
                <text:p>4567</text:p>
              </table:table-cell>
              <table:table-cell office:value-type="float" office:value="10.9508387096774">
                <text:p>10.95083870967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87">
                <text:p>4587</text:p>
              </table:table-cell>
              <table:table-cell office:value-type="float" office:value="10.1201710526316">
                <text:p>10.12017105263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87">
                <text:p>4587</text:p>
              </table:table-cell>
              <table:table-cell office:value-type="float" office:value="14.538864628821">
                <text:p>14.5388646288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87">
                <text:p>4587</text:p>
              </table:table-cell>
              <table:table-cell office:value-type="float" office:value="12.2355735294118">
                <text:p>12.2355735294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87">
                <text:p>4587</text:p>
              </table:table-cell>
              <table:table-cell office:value-type="float" office:value="10.3681111111111">
                <text:p>10.36811111111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87">
                <text:p>4587</text:p>
              </table:table-cell>
              <table:table-cell office:value-type="float" office:value="11.7514705882353">
                <text:p>11.7514705882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87">
                <text:p>4587</text:p>
              </table:table-cell>
              <table:table-cell office:value-type="float" office:value="10.9042666666667">
                <text:p>10.9042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87">
                <text:p>4587</text:p>
              </table:table-cell>
              <table:table-cell office:value-type="float" office:value="13.013811023622">
                <text:p>13.0138110236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87">
                <text:p>4587</text:p>
              </table:table-cell>
              <table:table-cell office:value-type="float" office:value="10.9253066666667">
                <text:p>10.9253066666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87">
                <text:p>4587</text:p>
              </table:table-cell>
              <table:table-cell office:value-type="float" office:value="10.95928125">
                <text:p>10.95928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87">
                <text:p>4587</text:p>
              </table:table-cell>
              <table:table-cell office:value-type="float" office:value="12.1228618421053">
                <text:p>12.1228618421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87">
                <text:p>4587</text:p>
              </table:table-cell>
              <table:table-cell office:value-type="float" office:value="11.381808411215">
                <text:p>11.381808411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87">
                <text:p>4587</text:p>
              </table:table-cell>
              <table:table-cell office:value-type="float" office:value="11.2025520833333">
                <text:p>11.20255208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87">
                <text:p>4587</text:p>
              </table:table-cell>
              <table:table-cell office:value-type="float" office:value="11.8797368421053">
                <text:p>11.87973684210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87">
                <text:p>4587</text:p>
              </table:table-cell>
              <table:table-cell office:value-type="float" office:value="16.5901650943396">
                <text:p>16.59016509433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87">
                <text:p>4587</text:p>
              </table:table-cell>
              <table:table-cell office:value-type="float" office:value="8.97405882352941">
                <text:p>8.974058823529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87">
                <text:p>4587</text:p>
              </table:table-cell>
              <table:table-cell office:value-type="float" office:value="10.61652">
                <text:p>10.616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87">
                <text:p>4587</text:p>
              </table:table-cell>
              <table:table-cell office:value-type="float" office:value="12.6663779527559">
                <text:p>12.66637795275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87">
                <text:p>4587</text:p>
              </table:table-cell>
              <table:table-cell office:value-type="float" office:value="10.3789066666667">
                <text:p>10.378906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87">
                <text:p>4587</text:p>
              </table:table-cell>
              <table:table-cell office:value-type="float" office:value="11.1168125">
                <text:p>11.116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87">
                <text:p>4587</text:p>
              </table:table-cell>
              <table:table-cell office:value-type="float" office:value="11.6624078947368">
                <text:p>11.66240789473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87">
                <text:p>4587</text:p>
              </table:table-cell>
              <table:table-cell office:value-type="float" office:value="11.683976635514">
                <text:p>11.6839766355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87">
                <text:p>4587</text:p>
              </table:table-cell>
              <table:table-cell office:value-type="float" office:value="11.9533645833333">
                <text:p>11.9533645833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87">
                <text:p>4587</text:p>
              </table:table-cell>
              <table:table-cell office:value-type="float" office:value="11.5854276315789">
                <text:p>11.58542763157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587">
                <text:p>4587</text:p>
              </table:table-cell>
              <table:table-cell office:value-type="float" office:value="13.4625087719298">
                <text:p>13.46250877192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587">
                <text:p>4587</text:p>
              </table:table-cell>
              <table:table-cell office:value-type="float" office:value="8.6868275862069">
                <text:p>8.68682758620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87">
                <text:p>4587</text:p>
              </table:table-cell>
              <table:table-cell office:value-type="float" office:value="8.582">
                <text:p>8.5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587">
                <text:p>4587</text:p>
              </table:table-cell>
              <table:table-cell office:value-type="float" office:value="9.408">
                <text:p>9.4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87">
                <text:p>4587</text:p>
              </table:table-cell>
              <table:table-cell office:value-type="float" office:value="13.2856914893617">
                <text:p>13.28569148936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587">
                <text:p>4587</text:p>
              </table:table-cell>
              <table:table-cell office:value-type="float" office:value="16.2678378378378">
                <text:p>16.26783783783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87">
                <text:p>4587</text:p>
              </table:table-cell>
              <table:table-cell office:value-type="float" office:value="11.1246666666667">
                <text:p>11.12466666666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87">
                <text:p>4587</text:p>
              </table:table-cell>
              <table:table-cell office:value-type="float" office:value="16.7800758293839">
                <text:p>16.78007582938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87">
                <text:p>4587</text:p>
              </table:table-cell>
              <table:table-cell office:value-type="float" office:value="7.57755555555556">
                <text:p>7.577555555555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87">
                <text:p>4587</text:p>
              </table:table-cell>
              <table:table-cell office:value-type="float" office:value="8.82485">
                <text:p>8.824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587">
                <text:p>4587</text:p>
              </table:table-cell>
              <table:table-cell office:value-type="float" office:value="32.0053015463918">
                <text:p>32.00530154639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587">
                <text:p>4587</text:p>
              </table:table-cell>
              <table:table-cell office:value-type="float" office:value="9.85080769230769">
                <text:p>9.850807692307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31">
                <text:p>4631</text:p>
              </table:table-cell>
              <table:table-cell office:value-type="float" office:value="7.22905263157895">
                <text:p>7.229052631578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31">
                <text:p>4631</text:p>
              </table:table-cell>
              <table:table-cell office:value-type="float" office:value="12.8357857142857">
                <text:p>12.83578571428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31">
                <text:p>4631</text:p>
              </table:table-cell>
              <table:table-cell office:value-type="float" office:value="8.537424">
                <text:p>8.5374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31">
                <text:p>4631</text:p>
              </table:table-cell>
              <table:table-cell office:value-type="float" office:value="10.43731">
                <text:p>10.437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31">
                <text:p>4631</text:p>
              </table:table-cell>
              <table:table-cell office:value-type="float" office:value="12.2270294117647">
                <text:p>12.22702941176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631">
                <text:p>4631</text:p>
              </table:table-cell>
              <table:table-cell office:value-type="float" office:value="8.79785185185185">
                <text:p>8.797851851851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31">
                <text:p>4631</text:p>
              </table:table-cell>
              <table:table-cell office:value-type="float" office:value="12.8546865671642">
                <text:p>12.85468656716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31">
                <text:p>4631</text:p>
              </table:table-cell>
              <table:table-cell office:value-type="float" office:value="10.0309572649573">
                <text:p>10.03095726495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31">
                <text:p>4631</text:p>
              </table:table-cell>
              <table:table-cell office:value-type="float" office:value="7.19393333333333">
                <text:p>7.1939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31">
                <text:p>4631</text:p>
              </table:table-cell>
              <table:table-cell office:value-type="float" office:value="7.57585714285714">
                <text:p>7.57585714285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31">
                <text:p>4631</text:p>
              </table:table-cell>
              <table:table-cell office:value-type="float" office:value="8.40191954022988">
                <text:p>8.401919540229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31">
                <text:p>4631</text:p>
              </table:table-cell>
              <table:table-cell office:value-type="float" office:value="7.121">
                <text:p>7.1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31">
                <text:p>4631</text:p>
              </table:table-cell>
              <table:table-cell office:value-type="float" office:value="8.89563218390805">
                <text:p>8.89563218390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31">
                <text:p>4631</text:p>
              </table:table-cell>
              <table:table-cell office:value-type="float" office:value="8.53626666666667">
                <text:p>8.5362666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31">
                <text:p>4631</text:p>
              </table:table-cell>
              <table:table-cell office:value-type="float" office:value="10.2061363636364">
                <text:p>10.20613636363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31">
                <text:p>4631</text:p>
              </table:table-cell>
              <table:table-cell office:value-type="float" office:value="7.763">
                <text:p>7.7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31">
                <text:p>4631</text:p>
              </table:table-cell>
              <table:table-cell office:value-type="float" office:value="11.3462244897959">
                <text:p>11.34622448979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31">
                <text:p>4631</text:p>
              </table:table-cell>
              <table:table-cell office:value-type="float" office:value="9.21569863013699">
                <text:p>9.215698630136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31">
                <text:p>4631</text:p>
              </table:table-cell>
              <table:table-cell office:value-type="float" office:value="8.9636875">
                <text:p>8.963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31">
                <text:p>4631</text:p>
              </table:table-cell>
              <table:table-cell office:value-type="float" office:value="11.4537611940299">
                <text:p>11.45376119402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31">
                <text:p>4631</text:p>
              </table:table-cell>
              <table:table-cell office:value-type="float" office:value="11.5222991452991">
                <text:p>11.52229914529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35">
                <text:p>4635</text:p>
              </table:table-cell>
              <table:table-cell office:value-type="float" office:value="10.3614583333333">
                <text:p>10.361458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35">
                <text:p>4635</text:p>
              </table:table-cell>
              <table:table-cell office:value-type="float" office:value="9.12913333333333">
                <text:p>9.1291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35">
                <text:p>4635</text:p>
              </table:table-cell>
              <table:table-cell office:value-type="float" office:value="8.98297727272727">
                <text:p>8.982977272727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35">
                <text:p>4635</text:p>
              </table:table-cell>
              <table:table-cell office:value-type="float" office:value="7.96011764705882">
                <text:p>7.960117647058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35">
                <text:p>4635</text:p>
              </table:table-cell>
              <table:table-cell office:value-type="float" office:value="9.9671875">
                <text:p>9.9671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35">
                <text:p>4635</text:p>
              </table:table-cell>
              <table:table-cell office:value-type="float" office:value="9.38663157894737">
                <text:p>9.386631578947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35">
                <text:p>4635</text:p>
              </table:table-cell>
              <table:table-cell office:value-type="float" office:value="9.69064900662252">
                <text:p>9.69064900662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35">
                <text:p>4635</text:p>
              </table:table-cell>
              <table:table-cell office:value-type="float" office:value="7.35927777777778">
                <text:p>7.359277777777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35">
                <text:p>4635</text:p>
              </table:table-cell>
              <table:table-cell office:value-type="float" office:value="9.2214">
                <text:p>9.22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35">
                <text:p>4635</text:p>
              </table:table-cell>
              <table:table-cell office:value-type="float" office:value="11.655652173913">
                <text:p>11.6556521739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35">
                <text:p>4635</text:p>
              </table:table-cell>
              <table:table-cell office:value-type="float" office:value="8.40906666666667">
                <text:p>8.409066666666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35">
                <text:p>4635</text:p>
              </table:table-cell>
              <table:table-cell office:value-type="float" office:value="14.2037837837838">
                <text:p>14.20378378378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35">
                <text:p>4635</text:p>
              </table:table-cell>
              <table:table-cell office:value-type="float" office:value="9.04642857142857">
                <text:p>9.046428571428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35">
                <text:p>4635</text:p>
              </table:table-cell>
              <table:table-cell office:value-type="float" office:value="11.4646161137441">
                <text:p>11.46461611374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35">
                <text:p>4635</text:p>
              </table:table-cell>
              <table:table-cell office:value-type="float" office:value="15.2667027027027">
                <text:p>15.26670270270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35">
                <text:p>4635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5">
                <text:p>4635</text:p>
              </table:table-cell>
              <table:table-cell office:value-type="float" office:value="11.3584829545455">
                <text:p>11.3584829545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5">
                <text:p>4635</text:p>
              </table:table-cell>
              <table:table-cell office:value-type="float" office:value="10.8836956521739">
                <text:p>10.88369565217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35">
                <text:p>4635</text:p>
              </table:table-cell>
              <table:table-cell office:value-type="float" office:value="9.69603529411765">
                <text:p>9.696035294117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35">
                <text:p>4635</text:p>
              </table:table-cell>
              <table:table-cell office:value-type="float" office:value="13.0378117647059">
                <text:p>13.03781176470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35">
                <text:p>4635</text:p>
              </table:table-cell>
              <table:table-cell office:value-type="float" office:value="9.63112121212121">
                <text:p>9.631121212121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35">
                <text:p>4635</text:p>
              </table:table-cell>
              <table:table-cell office:value-type="float" office:value="10.0194117647059">
                <text:p>10.01941176470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35">
                <text:p>4635</text:p>
              </table:table-cell>
              <table:table-cell office:value-type="float" office:value="9.39553333333333">
                <text:p>9.395533333333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60">
                <text:p>4660</text:p>
              </table:table-cell>
              <table:table-cell office:value-type="float" office:value="10.4088137254902">
                <text:p>10.40881372549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60">
                <text:p>4660</text:p>
              </table:table-cell>
              <table:table-cell office:value-type="float" office:value="8.26789915966387">
                <text:p>8.267899159663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60">
                <text:p>4660</text:p>
              </table:table-cell>
              <table:table-cell office:value-type="float" office:value="10.8504444444444">
                <text:p>10.85044444444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60">
                <text:p>4660</text:p>
              </table:table-cell>
              <table:table-cell office:value-type="float" office:value="9.26878518518518">
                <text:p>9.268785185185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60">
                <text:p>4660</text:p>
              </table:table-cell>
              <table:table-cell office:value-type="float" office:value="11.7984074074074">
                <text:p>11.79840740740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60">
                <text:p>4660</text:p>
              </table:table-cell>
              <table:table-cell office:value-type="float" office:value="11.1582181818182">
                <text:p>11.15821818181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60">
                <text:p>4660</text:p>
              </table:table-cell>
              <table:table-cell office:value-type="float" office:value="9.99991129032258">
                <text:p>9.999911290322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60">
                <text:p>4660</text:p>
              </table:table-cell>
              <table:table-cell office:value-type="float" office:value="9.0925">
                <text:p>9.09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60">
                <text:p>4660</text:p>
              </table:table-cell>
              <table:table-cell office:value-type="float" office:value="10.5306769230769">
                <text:p>10.53067692307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60">
                <text:p>4660</text:p>
              </table:table-cell>
              <table:table-cell office:value-type="float" office:value="11.0836115702479">
                <text:p>11.08361157024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60">
                <text:p>4660</text:p>
              </table:table-cell>
              <table:table-cell office:value-type="float" office:value="11.238303030303">
                <text:p>11.2383030303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60">
                <text:p>4660</text:p>
              </table:table-cell>
              <table:table-cell office:value-type="float" office:value="7.68254166666667">
                <text:p>7.682541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60">
                <text:p>4660</text:p>
              </table:table-cell>
              <table:table-cell office:value-type="float" office:value="7.58647826086957">
                <text:p>7.586478260869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60">
                <text:p>4660</text:p>
              </table:table-cell>
              <table:table-cell office:value-type="float" office:value="7.33164285714286">
                <text:p>7.331642857142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60">
                <text:p>4660</text:p>
              </table:table-cell>
              <table:table-cell office:value-type="float" office:value="8.35414285714286">
                <text:p>8.354142857142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60">
                <text:p>4660</text:p>
              </table:table-cell>
              <table:table-cell office:value-type="float" office:value="11.6460090909091">
                <text:p>11.64600909090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96">
                <text:p>4696</text:p>
              </table:table-cell>
              <table:table-cell office:value-type="float" office:value="7.96371929824561">
                <text:p>7.963719298245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96">
                <text:p>4696</text:p>
              </table:table-cell>
              <table:table-cell office:value-type="float" office:value="12.8442307692308">
                <text:p>12.84423076923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696">
                <text:p>4696</text:p>
              </table:table-cell>
              <table:table-cell office:value-type="float" office:value="8.23338888888889">
                <text:p>8.233388888888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96">
                <text:p>4696</text:p>
              </table:table-cell>
              <table:table-cell office:value-type="float" office:value="9.48338888888889">
                <text:p>9.483388888888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696">
                <text:p>4696</text:p>
              </table:table-cell>
              <table:table-cell office:value-type="float" office:value="10.0127464788732">
                <text:p>10.01274647887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22">
                <text:p>4722</text:p>
              </table:table-cell>
              <table:table-cell office:value-type="float" office:value="9.49595454545454">
                <text:p>9.495954545454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22">
                <text:p>4722</text:p>
              </table:table-cell>
              <table:table-cell office:value-type="float" office:value="17.339278125">
                <text:p>17.339278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22">
                <text:p>4722</text:p>
              </table:table-cell>
              <table:table-cell office:value-type="float" office:value="14.1507857142857">
                <text:p>14.15078571428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22">
                <text:p>4722</text:p>
              </table:table-cell>
              <table:table-cell office:value-type="float" office:value="16.4404235294118">
                <text:p>16.44042352941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22">
                <text:p>4722</text:p>
              </table:table-cell>
              <table:table-cell office:value-type="float" office:value="8.45315384615385">
                <text:p>8.453153846153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22">
                <text:p>4722</text:p>
              </table:table-cell>
              <table:table-cell office:value-type="float" office:value="13.39425">
                <text:p>13.394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22">
                <text:p>4722</text:p>
              </table:table-cell>
              <table:table-cell office:value-type="float" office:value="6.801">
                <text:p>6.8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22">
                <text:p>4722</text:p>
              </table:table-cell>
              <table:table-cell office:value-type="float" office:value="11.9776153846154">
                <text:p>11.97761538461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22">
                <text:p>4722</text:p>
              </table:table-cell>
              <table:table-cell office:value-type="float" office:value="11.6524608695652">
                <text:p>11.65246086956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22">
                <text:p>4722</text:p>
              </table:table-cell>
              <table:table-cell office:value-type="float" office:value="9.80022727272727">
                <text:p>9.800227272727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732">
                <text:p>4732</text:p>
              </table:table-cell>
              <table:table-cell office:value-type="float" office:value="10.3917222222222">
                <text:p>10.39172222222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732">
                <text:p>4732</text:p>
              </table:table-cell>
              <table:table-cell office:value-type="float" office:value="8.10744186046512">
                <text:p>8.107441860465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32">
                <text:p>4732</text:p>
              </table:table-cell>
              <table:table-cell office:value-type="float" office:value="14.1451977124183">
                <text:p>14.14519771241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32">
                <text:p>4732</text:p>
              </table:table-cell>
              <table:table-cell office:value-type="float" office:value="9.88271428571429">
                <text:p>9.882714285714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32">
                <text:p>4732</text:p>
              </table:table-cell>
              <table:table-cell office:value-type="float" office:value="12.6561621621622">
                <text:p>12.65616216216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32">
                <text:p>4732</text:p>
              </table:table-cell>
              <table:table-cell office:value-type="float" office:value="13.8407377622378">
                <text:p>13.84073776223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32">
                <text:p>4732</text:p>
              </table:table-cell>
              <table:table-cell office:value-type="float" office:value="12.9245247524752">
                <text:p>12.92452475247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32">
                <text:p>4732</text:p>
              </table:table-cell>
              <table:table-cell office:value-type="float" office:value="10.0665666666667">
                <text:p>10.0665666666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32">
                <text:p>4732</text:p>
              </table:table-cell>
              <table:table-cell office:value-type="float" office:value="16.1097657657658">
                <text:p>16.10976576576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32">
                <text:p>4732</text:p>
              </table:table-cell>
              <table:table-cell office:value-type="float" office:value="11.6921746031746">
                <text:p>11.69217460317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18">
                <text:p>4818</text:p>
              </table:table-cell>
              <table:table-cell office:value-type="float" office:value="14.957193452381">
                <text:p>14.9571934523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18">
                <text:p>4818</text:p>
              </table:table-cell>
              <table:table-cell office:value-type="float" office:value="16.5206816326531">
                <text:p>16.52068163265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18">
                <text:p>4818</text:p>
              </table:table-cell>
              <table:table-cell office:value-type="float" office:value="14.6369809725159">
                <text:p>14.63698097251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818">
                <text:p>4818</text:p>
              </table:table-cell>
              <table:table-cell office:value-type="float" office:value="14.0927272727273">
                <text:p>14.09272727272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18">
                <text:p>4818</text:p>
              </table:table-cell>
              <table:table-cell office:value-type="float" office:value="13.3091170212766">
                <text:p>13.30911702127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818">
                <text:p>4818</text:p>
              </table:table-cell>
              <table:table-cell office:value-type="float" office:value="14.6712222222222">
                <text:p>14.67122222222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18">
                <text:p>4818</text:p>
              </table:table-cell>
              <table:table-cell office:value-type="float" office:value="14.0665531914894">
                <text:p>14.06655319148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18">
                <text:p>4818</text:p>
              </table:table-cell>
              <table:table-cell office:value-type="float" office:value="8.49613333333333">
                <text:p>8.4961333333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818">
                <text:p>4818</text:p>
              </table:table-cell>
              <table:table-cell office:value-type="float" office:value="9.1219375">
                <text:p>9.12193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818">
                <text:p>4818</text:p>
              </table:table-cell>
              <table:table-cell office:value-type="float" office:value="16.4249585798817">
                <text:p>16.42495857988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818">
                <text:p>4818</text:p>
              </table:table-cell>
              <table:table-cell office:value-type="float" office:value="14.4528468085106">
                <text:p>14.45284680851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818">
                <text:p>4818</text:p>
              </table:table-cell>
              <table:table-cell office:value-type="float" office:value="10.6286111111111">
                <text:p>10.62861111111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818">
                <text:p>4818</text:p>
              </table:table-cell>
              <table:table-cell office:value-type="float" office:value="7.91907142857143">
                <text:p>7.919071428571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818">
                <text:p>4818</text:p>
              </table:table-cell>
              <table:table-cell office:value-type="float" office:value="8.32480952380952">
                <text:p>8.324809523809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18">
                <text:p>4818</text:p>
              </table:table-cell>
              <table:table-cell office:value-type="float" office:value="12.4275217391304">
                <text:p>12.42752173913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14">
                <text:p>4914</text:p>
              </table:table-cell>
              <table:table-cell office:value-type="float" office:value="7.34406666666667">
                <text:p>7.3440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14">
                <text:p>4914</text:p>
              </table:table-cell>
              <table:table-cell office:value-type="float" office:value="10.750775">
                <text:p>10.7507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14">
                <text:p>4914</text:p>
              </table:table-cell>
              <table:table-cell office:value-type="float" office:value="14.5948181818182">
                <text:p>14.59481818181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914">
                <text:p>4914</text:p>
              </table:table-cell>
              <table:table-cell office:value-type="float" office:value="9.78367741935484">
                <text:p>9.783677419354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914">
                <text:p>4914</text:p>
              </table:table-cell>
              <table:table-cell office:value-type="float" office:value="8.7615">
                <text:p>8.76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914">
                <text:p>4914</text:p>
              </table:table-cell>
              <table:table-cell office:value-type="float" office:value="10.4162264957265">
                <text:p>10.41622649572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914">
                <text:p>4914</text:p>
              </table:table-cell>
              <table:table-cell office:value-type="float" office:value="8.9785">
                <text:p>8.97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14">
                <text:p>4914</text:p>
              </table:table-cell>
              <table:table-cell office:value-type="float" office:value="10.6577804878049">
                <text:p>10.65778048780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914">
                <text:p>4914</text:p>
              </table:table-cell>
              <table:table-cell office:value-type="float" office:value="12.3713977272727">
                <text:p>12.37139772727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936">
                <text:p>4936</text:p>
              </table:table-cell>
              <table:table-cell office:value-type="float" office:value="8.69385714285714">
                <text:p>8.693857142857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936">
                <text:p>4936</text:p>
              </table:table-cell>
              <table:table-cell office:value-type="float" office:value="18.1060358208955">
                <text:p>18.10603582089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936">
                <text:p>4936</text:p>
              </table:table-cell>
              <table:table-cell office:value-type="float" office:value="11.4785833333333">
                <text:p>11.478583333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36">
                <text:p>4936</text:p>
              </table:table-cell>
              <table:table-cell office:value-type="float" office:value="8.6275">
                <text:p>8.62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36">
                <text:p>493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936">
                <text:p>4936</text:p>
              </table:table-cell>
              <table:table-cell office:value-type="float" office:value="8.538">
                <text:p>8.5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36">
                <text:p>4936</text:p>
              </table:table-cell>
              <table:table-cell office:value-type="float" office:value="8.87957142857143">
                <text:p>8.879571428571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36">
                <text:p>4936</text:p>
              </table:table-cell>
              <table:table-cell office:value-type="float" office:value="16.0949538461538">
                <text:p>16.09495384615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36">
                <text:p>4936</text:p>
              </table:table-cell>
              <table:table-cell office:value-type="float" office:value="9.39007142857143">
                <text:p>9.390071428571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936">
                <text:p>4936</text:p>
              </table:table-cell>
              <table:table-cell office:value-type="float" office:value="10.3075263157895">
                <text:p>10.30752631578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36">
                <text:p>4936</text:p>
              </table:table-cell>
              <table:table-cell office:value-type="float" office:value="7.75415789473684">
                <text:p>7.754157894736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36">
                <text:p>4936</text:p>
              </table:table-cell>
              <table:table-cell office:value-type="float" office:value="8.342625">
                <text:p>8.3426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936">
                <text:p>4936</text:p>
              </table:table-cell>
              <table:table-cell office:value-type="float" office:value="10.491375">
                <text:p>10.4913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965">
                <text:p>4965</text:p>
              </table:table-cell>
              <table:table-cell office:value-type="float" office:value="8.0415">
                <text:p>8.0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965">
                <text:p>4965</text:p>
              </table:table-cell>
              <table:table-cell office:value-type="float" office:value="9.60981818181818">
                <text:p>9.609818181818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965">
                <text:p>4965</text:p>
              </table:table-cell>
              <table:table-cell office:value-type="float" office:value="7.40816666666667">
                <text:p>7.4081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965">
                <text:p>4965</text:p>
              </table:table-cell>
              <table:table-cell office:value-type="float" office:value="12.389837037037">
                <text:p>12.3898370370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965">
                <text:p>4965</text:p>
              </table:table-cell>
              <table:table-cell office:value-type="float" office:value="11.1675419847328">
                <text:p>11.16754198473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965">
                <text:p>4965</text:p>
              </table:table-cell>
              <table:table-cell office:value-type="float" office:value="10.283035971223">
                <text:p>10.2830359712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965">
                <text:p>4965</text:p>
              </table:table-cell>
              <table:table-cell office:value-type="float" office:value="7.61323529411765">
                <text:p>7.613235294117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65">
                <text:p>4965</text:p>
              </table:table-cell>
              <table:table-cell office:value-type="float" office:value="8.16802083333333">
                <text:p>8.1680208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965">
                <text:p>4965</text:p>
              </table:table-cell>
              <table:table-cell office:value-type="float" office:value="11.9737986111111">
                <text:p>11.97379861111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965">
                <text:p>4965</text:p>
              </table:table-cell>
              <table:table-cell office:value-type="float" office:value="11.9258263888889">
                <text:p>11.92582638888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77">
                <text:p>4977</text:p>
              </table:table-cell>
              <table:table-cell office:value-type="float" office:value="13.65925">
                <text:p>13.659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977">
                <text:p>4977</text:p>
              </table:table-cell>
              <table:table-cell office:value-type="float" office:value="9.46995">
                <text:p>9.469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77">
                <text:p>4977</text:p>
              </table:table-cell>
              <table:table-cell office:value-type="float" office:value="9.1503">
                <text:p>9.15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77">
                <text:p>4977</text:p>
              </table:table-cell>
              <table:table-cell office:value-type="float" office:value="7.91825">
                <text:p>7.918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977">
                <text:p>4977</text:p>
              </table:table-cell>
              <table:table-cell office:value-type="float" office:value="10.7705696202532">
                <text:p>10.77056962025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977">
                <text:p>4977</text:p>
              </table:table-cell>
              <table:table-cell office:value-type="float" office:value="9.63191111111111">
                <text:p>9.631911111111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977">
                <text:p>4977</text:p>
              </table:table-cell>
              <table:table-cell office:value-type="float" office:value="8.53642857142857">
                <text:p>8.536428571428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977">
                <text:p>4977</text:p>
              </table:table-cell>
              <table:table-cell office:value-type="float" office:value="11.1514925373134">
                <text:p>11.15149253731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977">
                <text:p>4977</text:p>
              </table:table-cell>
              <table:table-cell office:value-type="float" office:value="11.8193432835821">
                <text:p>11.81934328358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977">
                <text:p>4977</text:p>
              </table:table-cell>
              <table:table-cell office:value-type="float" office:value="11.3318636363636">
                <text:p>11.33186363636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77">
                <text:p>4977</text:p>
              </table:table-cell>
              <table:table-cell office:value-type="float" office:value="10.819">
                <text:p>10.8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977">
                <text:p>4977</text:p>
              </table:table-cell>
              <table:table-cell office:value-type="float" office:value="9.7080119047619">
                <text:p>9.70801190476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977">
                <text:p>4977</text:p>
              </table:table-cell>
              <table:table-cell office:value-type="float" office:value="10.5153515625">
                <text:p>10.51535156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75">
                <text:p>5175</text:p>
              </table:table-cell>
              <table:table-cell office:value-type="float" office:value="21.6686352739726">
                <text:p>21.66863527397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75">
                <text:p>5175</text:p>
              </table:table-cell>
              <table:table-cell office:value-type="float" office:value="10.2423571428571">
                <text:p>10.24235714285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75">
                <text:p>5175</text:p>
              </table:table-cell>
              <table:table-cell office:value-type="float" office:value="10.8882105263158">
                <text:p>10.88821052631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75">
                <text:p>5175</text:p>
              </table:table-cell>
              <table:table-cell office:value-type="float" office:value="18.7387336814621">
                <text:p>18.73873368146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75">
                <text:p>5175</text:p>
              </table:table-cell>
              <table:table-cell office:value-type="float" office:value="9.96733333333333">
                <text:p>9.96733333333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75">
                <text:p>5175</text:p>
              </table:table-cell>
              <table:table-cell office:value-type="float" office:value="10.9625475285171">
                <text:p>10.96254752851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75">
                <text:p>5175</text:p>
              </table:table-cell>
              <table:table-cell office:value-type="float" office:value="10.1785238095238">
                <text:p>10.17852380952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75">
                <text:p>5175</text:p>
              </table:table-cell>
              <table:table-cell office:value-type="float" office:value="16.5009056603774">
                <text:p>16.50090566037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75">
                <text:p>5175</text:p>
              </table:table-cell>
              <table:table-cell office:value-type="float" office:value="13.2494025559105">
                <text:p>13.24940255591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75">
                <text:p>5175</text:p>
              </table:table-cell>
              <table:table-cell office:value-type="float" office:value="10.34878125">
                <text:p>10.34878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75">
                <text:p>5175</text:p>
              </table:table-cell>
              <table:table-cell office:value-type="float" office:value="8.7488">
                <text:p>8.74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175">
                <text:p>5175</text:p>
              </table:table-cell>
              <table:table-cell office:value-type="float" office:value="10.7180666666667">
                <text:p>10.7180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75">
                <text:p>5175</text:p>
              </table:table-cell>
              <table:table-cell office:value-type="float" office:value="10.0488333333333">
                <text:p>10.04883333333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175">
                <text:p>5175</text:p>
              </table:table-cell>
              <table:table-cell office:value-type="float" office:value="10.6981166666667">
                <text:p>10.69811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175">
                <text:p>5175</text:p>
              </table:table-cell>
              <table:table-cell office:value-type="float" office:value="17.5498287671233">
                <text:p>17.54982876712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75">
                <text:p>5175</text:p>
              </table:table-cell>
              <table:table-cell office:value-type="float" office:value="10.9626588235294">
                <text:p>10.96265882352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175">
                <text:p>5175</text:p>
              </table:table-cell>
              <table:table-cell office:value-type="float" office:value="16.8477527881041">
                <text:p>16.84775278810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175">
                <text:p>5175</text:p>
              </table:table-cell>
              <table:table-cell office:value-type="float" office:value="14.4387139303483">
                <text:p>14.43871393034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175">
                <text:p>5175</text:p>
              </table:table-cell>
              <table:table-cell office:value-type="float" office:value="13.2152">
                <text:p>13.21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75">
                <text:p>5175</text:p>
              </table:table-cell>
              <table:table-cell office:value-type="float" office:value="12.7292372881356">
                <text:p>12.7292372881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75">
                <text:p>5175</text:p>
              </table:table-cell>
              <table:table-cell office:value-type="float" office:value="14.1728926553672">
                <text:p>14.17289265536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99">
                <text:p>5199</text:p>
              </table:table-cell>
              <table:table-cell office:value-type="float" office:value="9.33008823529412">
                <text:p>9.330088235294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199">
                <text:p>5199</text:p>
              </table:table-cell>
              <table:table-cell office:value-type="float" office:value="9.01892857142857">
                <text:p>9.018928571428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199">
                <text:p>5199</text:p>
              </table:table-cell>
              <table:table-cell office:value-type="float" office:value="8.11695454545455">
                <text:p>8.11695454545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199">
                <text:p>5199</text:p>
              </table:table-cell>
              <table:table-cell office:value-type="float" office:value="13.394975">
                <text:p>13.3949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99">
                <text:p>5199</text:p>
              </table:table-cell>
              <table:table-cell office:value-type="float" office:value="8.767">
                <text:p>8.7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99">
                <text:p>5199</text:p>
              </table:table-cell>
              <table:table-cell office:value-type="float" office:value="11.0001639344262">
                <text:p>11.00016393442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99">
                <text:p>5199</text:p>
              </table:table-cell>
              <table:table-cell office:value-type="float" office:value="11.5719247787611">
                <text:p>11.57192477876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99">
                <text:p>5199</text:p>
              </table:table-cell>
              <table:table-cell office:value-type="float" office:value="11.5233442622951">
                <text:p>11.52334426229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99">
                <text:p>5199</text:p>
              </table:table-cell>
              <table:table-cell office:value-type="float" office:value="9.712921875">
                <text:p>9.7129218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199">
                <text:p>5199</text:p>
              </table:table-cell>
              <table:table-cell office:value-type="float" office:value="14.2740955882353">
                <text:p>14.27409558823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99">
                <text:p>5199</text:p>
              </table:table-cell>
              <table:table-cell office:value-type="float" office:value="7.74957142857143">
                <text:p>7.749571428571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199">
                <text:p>5199</text:p>
              </table:table-cell>
              <table:table-cell office:value-type="float" office:value="12.1563651452282">
                <text:p>12.15636514522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199">
                <text:p>5199</text:p>
              </table:table-cell>
              <table:table-cell office:value-type="float" office:value="12.0161698841699">
                <text:p>12.01616988416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199">
                <text:p>5199</text:p>
              </table:table-cell>
              <table:table-cell office:value-type="float" office:value="11.0988153846154">
                <text:p>11.09881538461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220">
                <text:p>5220</text:p>
              </table:table-cell>
              <table:table-cell office:value-type="float" office:value="17.0536749116608">
                <text:p>17.0536749116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20">
                <text:p>5220</text:p>
              </table:table-cell>
              <table:table-cell office:value-type="float" office:value="10.7536923076923">
                <text:p>10.75369230769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20">
                <text:p>5220</text:p>
              </table:table-cell>
              <table:table-cell office:value-type="float" office:value="12.1198339920949">
                <text:p>12.11983399209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20">
                <text:p>5220</text:p>
              </table:table-cell>
              <table:table-cell office:value-type="float" office:value="9.5814375">
                <text:p>9.58143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220">
                <text:p>5220</text:p>
              </table:table-cell>
              <table:table-cell office:value-type="float" office:value="10.2503823529412">
                <text:p>10.25038235294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20">
                <text:p>5220</text:p>
              </table:table-cell>
              <table:table-cell office:value-type="float" office:value="10.3705">
                <text:p>10.37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20">
                <text:p>5220</text:p>
              </table:table-cell>
              <table:table-cell office:value-type="float" office:value="24.1634295580111">
                <text:p>24.16342955801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20">
                <text:p>5220</text:p>
              </table:table-cell>
              <table:table-cell office:value-type="float" office:value="13.0689605263158">
                <text:p>13.06896052631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20">
                <text:p>5220</text:p>
              </table:table-cell>
              <table:table-cell office:value-type="float" office:value="9.17329411764706">
                <text:p>9.173294117647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220">
                <text:p>5220</text:p>
              </table:table-cell>
              <table:table-cell office:value-type="float" office:value="13.7631044776119">
                <text:p>13.76310447761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20">
                <text:p>5220</text:p>
              </table:table-cell>
              <table:table-cell office:value-type="float" office:value="9.26458823529412">
                <text:p>9.264588235294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20">
                <text:p>5220</text:p>
              </table:table-cell>
              <table:table-cell office:value-type="float" office:value="8.8538">
                <text:p>8.85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220">
                <text:p>5220</text:p>
              </table:table-cell>
              <table:table-cell office:value-type="float" office:value="8.92732352941176">
                <text:p>8.927323529411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220">
                <text:p>5220</text:p>
              </table:table-cell>
              <table:table-cell office:value-type="float" office:value="17.9430099502488">
                <text:p>17.9430099502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20">
                <text:p>5220</text:p>
              </table:table-cell>
              <table:table-cell office:value-type="float" office:value="10.9087352941176">
                <text:p>10.90873529411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20">
                <text:p>5220</text:p>
              </table:table-cell>
              <table:table-cell office:value-type="float" office:value="8.98547058823529">
                <text:p>8.985470588235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220">
                <text:p>5220</text:p>
              </table:table-cell>
              <table:table-cell office:value-type="float" office:value="13.0900346534653">
                <text:p>13.09003465346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220">
                <text:p>5220</text:p>
              </table:table-cell>
              <table:table-cell office:value-type="float" office:value="9.34682352941176">
                <text:p>9.346823529411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220">
                <text:p>5220</text:p>
              </table:table-cell>
              <table:table-cell office:value-type="float" office:value="12.1214981818182">
                <text:p>12.12149818181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20">
                <text:p>5220</text:p>
              </table:table-cell>
              <table:table-cell office:value-type="float" office:value="10.3749117647059">
                <text:p>10.37491176470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20">
                <text:p>5220</text:p>
              </table:table-cell>
              <table:table-cell office:value-type="float" office:value="13.5520742574257">
                <text:p>13.55207425742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20">
                <text:p>5220</text:p>
              </table:table-cell>
              <table:table-cell office:value-type="float" office:value="11.5822647058824">
                <text:p>11.58226470588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355">
                <text:p>5355</text:p>
              </table:table-cell>
              <table:table-cell office:value-type="float" office:value="10.4940833333333">
                <text:p>10.4940833333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355">
                <text:p>5355</text:p>
              </table:table-cell>
              <table:table-cell office:value-type="float" office:value="14.6164459459459">
                <text:p>14.61644594594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355">
                <text:p>5355</text:p>
              </table:table-cell>
              <table:table-cell office:value-type="float" office:value="8.97322222222222">
                <text:p>8.973222222222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355">
                <text:p>5355</text:p>
              </table:table-cell>
              <table:table-cell office:value-type="float" office:value="10.4966538461538">
                <text:p>10.49665384615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355">
                <text:p>5355</text:p>
              </table:table-cell>
              <table:table-cell office:value-type="float" office:value="14.2300896226415">
                <text:p>14.23008962264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355">
                <text:p>5355</text:p>
              </table:table-cell>
              <table:table-cell office:value-type="float" office:value="9.5631359223301">
                <text:p>9.56313592233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355">
                <text:p>5355</text:p>
              </table:table-cell>
              <table:table-cell office:value-type="float" office:value="13.4421025641026">
                <text:p>13.44210256410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355">
                <text:p>5355</text:p>
              </table:table-cell>
              <table:table-cell office:value-type="float" office:value="26.9871692307692">
                <text:p>26.98716923076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355">
                <text:p>5355</text:p>
              </table:table-cell>
              <table:table-cell office:value-type="float" office:value="16.1493055555556">
                <text:p>16.14930555555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355">
                <text:p>5355</text:p>
              </table:table-cell>
              <table:table-cell office:value-type="float" office:value="16.3705692307692">
                <text:p>16.37056923076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355">
                <text:p>5355</text:p>
              </table:table-cell>
              <table:table-cell office:value-type="float" office:value="15.820044198895">
                <text:p>15.8200441988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355">
                <text:p>5355</text:p>
              </table:table-cell>
              <table:table-cell office:value-type="float" office:value="9.544">
                <text:p>9.5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355">
                <text:p>5355</text:p>
              </table:table-cell>
              <table:table-cell office:value-type="float" office:value="15.9059523809524">
                <text:p>15.90595238095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355">
                <text:p>5355</text:p>
              </table:table-cell>
              <table:table-cell office:value-type="float" office:value="14.4298333333333">
                <text:p>14.4298333333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355">
                <text:p>5355</text:p>
              </table:table-cell>
              <table:table-cell office:value-type="float" office:value="13.5971111111111">
                <text:p>13.59711111111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355">
                <text:p>5355</text:p>
              </table:table-cell>
              <table:table-cell office:value-type="float" office:value="11.3008888888889">
                <text:p>11.30088888888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355">
                <text:p>5355</text:p>
              </table:table-cell>
              <table:table-cell office:value-type="float" office:value="14.8933651452282">
                <text:p>14.89336514522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521">
                <text:p>5521</text:p>
              </table:table-cell>
              <table:table-cell office:value-type="float" office:value="19.2708970037453">
                <text:p>19.27089700374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21">
                <text:p>5521</text:p>
              </table:table-cell>
              <table:table-cell office:value-type="float" office:value="7.72833333333333">
                <text:p>7.728333333333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21">
                <text:p>5521</text:p>
              </table:table-cell>
              <table:table-cell office:value-type="float" office:value="8.4181935483871">
                <text:p>8.41819354838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521">
                <text:p>5521</text:p>
              </table:table-cell>
              <table:table-cell office:value-type="float" office:value="15.1061500904159">
                <text:p>15.10615009041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521">
                <text:p>5521</text:p>
              </table:table-cell>
              <table:table-cell office:value-type="float" office:value="8.62286666666667">
                <text:p>8.6228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521">
                <text:p>5521</text:p>
              </table:table-cell>
              <table:table-cell office:value-type="float" office:value="16.2400680851064">
                <text:p>16.24006808510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21">
                <text:p>5521</text:p>
              </table:table-cell>
              <table:table-cell office:value-type="float" office:value="9.06233333333333">
                <text:p>9.062333333333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521">
                <text:p>5521</text:p>
              </table:table-cell>
              <table:table-cell office:value-type="float" office:value="9.31777777777778">
                <text:p>9.317777777777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521">
                <text:p>5521</text:p>
              </table:table-cell>
              <table:table-cell office:value-type="float" office:value="9.65523863636364">
                <text:p>9.655238636363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521">
                <text:p>5521</text:p>
              </table:table-cell>
              <table:table-cell office:value-type="float" office:value="14.202552238806">
                <text:p>14.2025522388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521">
                <text:p>5521</text:p>
              </table:table-cell>
              <table:table-cell office:value-type="float" office:value="9.98726666666667">
                <text:p>9.98726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521">
                <text:p>5521</text:p>
              </table:table-cell>
              <table:table-cell office:value-type="float" office:value="9.23833333333333">
                <text:p>9.238333333333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521">
                <text:p>5521</text:p>
              </table:table-cell>
              <table:table-cell office:value-type="float" office:value="10.5264666666667">
                <text:p>10.5264666666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521">
                <text:p>5521</text:p>
              </table:table-cell>
              <table:table-cell office:value-type="float" office:value="10.3451666666667">
                <text:p>10.3451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521">
                <text:p>5521</text:p>
              </table:table-cell>
              <table:table-cell office:value-type="float" office:value="13.47872">
                <text:p>13.478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521">
                <text:p>5521</text:p>
              </table:table-cell>
              <table:table-cell office:value-type="float" office:value="12.3525555555556">
                <text:p>12.35255555555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540">
                <text:p>5540</text:p>
              </table:table-cell>
              <table:table-cell office:value-type="float" office:value="10.1472857142857">
                <text:p>10.14728571428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540">
                <text:p>5540</text:p>
              </table:table-cell>
              <table:table-cell office:value-type="float" office:value="9.88022222222222">
                <text:p>9.880222222222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540">
                <text:p>5540</text:p>
              </table:table-cell>
              <table:table-cell office:value-type="float" office:value="12.2219756097561">
                <text:p>12.22197560975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540">
                <text:p>5540</text:p>
              </table:table-cell>
              <table:table-cell office:value-type="float" office:value="13.1998888888889">
                <text:p>13.19988888888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540">
                <text:p>5540</text:p>
              </table:table-cell>
              <table:table-cell office:value-type="float" office:value="11.8631358024691">
                <text:p>11.86313580246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540">
                <text:p>5540</text:p>
              </table:table-cell>
              <table:table-cell office:value-type="float" office:value="10.9070882352941">
                <text:p>10.90708823529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540">
                <text:p>5540</text:p>
              </table:table-cell>
              <table:table-cell office:value-type="float" office:value="15.1212550143266">
                <text:p>15.12125501432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540">
                <text:p>5540</text:p>
              </table:table-cell>
              <table:table-cell office:value-type="float" office:value="9.06370588235294">
                <text:p>9.063705882352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540">
                <text:p>5540</text:p>
              </table:table-cell>
              <table:table-cell office:value-type="float" office:value="8.052">
                <text:p>8.0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540">
                <text:p>5540</text:p>
              </table:table-cell>
              <table:table-cell office:value-type="float" office:value="10.0278947368421">
                <text:p>10.0278947368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540">
                <text:p>5540</text:p>
              </table:table-cell>
              <table:table-cell office:value-type="float" office:value="8.71252380952381">
                <text:p>8.712523809523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545">
                <text:p>5545</text:p>
              </table:table-cell>
              <table:table-cell office:value-type="float" office:value="11.5675774647887">
                <text:p>11.56757746478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545">
                <text:p>5545</text:p>
              </table:table-cell>
              <table:table-cell office:value-type="float" office:value="9.24607142857143">
                <text:p>9.246071428571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45">
                <text:p>5545</text:p>
              </table:table-cell>
              <table:table-cell office:value-type="float" office:value="14.8166770833333">
                <text:p>14.81667708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545">
                <text:p>5545</text:p>
              </table:table-cell>
              <table:table-cell office:value-type="float" office:value="11.9742285714286">
                <text:p>11.97422857142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545">
                <text:p>5545</text:p>
              </table:table-cell>
              <table:table-cell office:value-type="float" office:value="15.191275862069">
                <text:p>15.1912758620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545">
                <text:p>5545</text:p>
              </table:table-cell>
              <table:table-cell office:value-type="float" office:value="11.8576865671642">
                <text:p>11.85768656716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545">
                <text:p>5545</text:p>
              </table:table-cell>
              <table:table-cell office:value-type="float" office:value="12.9542976190476">
                <text:p>12.95429761904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545">
                <text:p>5545</text:p>
              </table:table-cell>
              <table:table-cell office:value-type="float" office:value="9.4558">
                <text:p>9.45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545">
                <text:p>5545</text:p>
              </table:table-cell>
              <table:table-cell office:value-type="float" office:value="12.5142957746479">
                <text:p>12.51429577464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45">
                <text:p>5545</text:p>
              </table:table-cell>
              <table:table-cell office:value-type="float" office:value="10.7498079096045">
                <text:p>10.74980790960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545">
                <text:p>5545</text:p>
              </table:table-cell>
              <table:table-cell office:value-type="float" office:value="14.2804049586777">
                <text:p>14.28040495867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45">
                <text:p>5545</text:p>
              </table:table-cell>
              <table:table-cell office:value-type="float" office:value="14.7065593220339">
                <text:p>14.70655932203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45">
                <text:p>5545</text:p>
              </table:table-cell>
              <table:table-cell office:value-type="float" office:value="11.4850621468927">
                <text:p>11.48506214689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45">
                <text:p>5545</text:p>
              </table:table-cell>
              <table:table-cell office:value-type="float" office:value="15.2247355371901">
                <text:p>15.22473553719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82">
                <text:p>5582</text:p>
              </table:table-cell>
              <table:table-cell office:value-type="float" office:value="10.962">
                <text:p>10.9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82">
                <text:p>5582</text:p>
              </table:table-cell>
              <table:table-cell office:value-type="float" office:value="8.28773333333333">
                <text:p>8.28773333333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82">
                <text:p>5582</text:p>
              </table:table-cell>
              <table:table-cell office:value-type="float" office:value="9.42483018867924">
                <text:p>9.424830188679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582">
                <text:p>5582</text:p>
              </table:table-cell>
              <table:table-cell office:value-type="float" office:value="12.1223529411765">
                <text:p>12.12235294117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82">
                <text:p>5582</text:p>
              </table:table-cell>
              <table:table-cell office:value-type="float" office:value="11.5231515151515">
                <text:p>11.52315151515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582">
                <text:p>5582</text:p>
              </table:table-cell>
              <table:table-cell office:value-type="float" office:value="13.9579312977099">
                <text:p>13.95793129770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82">
                <text:p>5582</text:p>
              </table:table-cell>
              <table:table-cell office:value-type="float" office:value="19.8007317073171">
                <text:p>19.80073170731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582">
                <text:p>5582</text:p>
              </table:table-cell>
              <table:table-cell office:value-type="float" office:value="10.1776206896552">
                <text:p>10.17762068965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582">
                <text:p>5582</text:p>
              </table:table-cell>
              <table:table-cell office:value-type="float" office:value="11.9257941176471">
                <text:p>11.92579411764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582">
                <text:p>5582</text:p>
              </table:table-cell>
              <table:table-cell office:value-type="float" office:value="9.595875">
                <text:p>9.5958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582">
                <text:p>5582</text:p>
              </table:table-cell>
              <table:table-cell office:value-type="float" office:value="11.8486859504132">
                <text:p>11.84868595041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82">
                <text:p>5582</text:p>
              </table:table-cell>
              <table:table-cell office:value-type="float" office:value="12.7579838709677">
                <text:p>12.75798387096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582">
                <text:p>5582</text:p>
              </table:table-cell>
              <table:table-cell office:value-type="float" office:value="9.375125">
                <text:p>9.3751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82">
                <text:p>5582</text:p>
              </table:table-cell>
              <table:table-cell office:value-type="float" office:value="11.9764214876033">
                <text:p>11.97642148760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585">
                <text:p>5585</text:p>
              </table:table-cell>
              <table:table-cell office:value-type="float" office:value="16.3032010968921">
                <text:p>16.30320109689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585">
                <text:p>5585</text:p>
              </table:table-cell>
              <table:table-cell office:value-type="float" office:value="10.66625">
                <text:p>10.666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585">
                <text:p>5585</text:p>
              </table:table-cell>
              <table:table-cell office:value-type="float" office:value="12.0280689655172">
                <text:p>12.02806896551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585">
                <text:p>5585</text:p>
              </table:table-cell>
              <table:table-cell office:value-type="float" office:value="14.8405180722892">
                <text:p>14.84051807228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85">
                <text:p>5585</text:p>
              </table:table-cell>
              <table:table-cell office:value-type="float" office:value="10.6949444444444">
                <text:p>10.69494444444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585">
                <text:p>5585</text:p>
              </table:table-cell>
              <table:table-cell office:value-type="float" office:value="9.81888">
                <text:p>9.818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585">
                <text:p>5585</text:p>
              </table:table-cell>
              <table:table-cell office:value-type="float" office:value="11.91824">
                <text:p>11.918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585">
                <text:p>5585</text:p>
              </table:table-cell>
              <table:table-cell office:value-type="float" office:value="18.4680481927711">
                <text:p>18.46804819277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85">
                <text:p>5585</text:p>
              </table:table-cell>
              <table:table-cell office:value-type="float" office:value="9.42288888888889">
                <text:p>9.422888888888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585">
                <text:p>5585</text:p>
              </table:table-cell>
              <table:table-cell office:value-type="float" office:value="13.1122307692308">
                <text:p>13.11223076923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585">
                <text:p>5585</text:p>
              </table:table-cell>
              <table:table-cell office:value-type="float" office:value="12.4105">
                <text:p>12.41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585">
                <text:p>5585</text:p>
              </table:table-cell>
              <table:table-cell office:value-type="float" office:value="10.4417222222222">
                <text:p>10.44172222222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585">
                <text:p>5585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585">
                <text:p>5585</text:p>
              </table:table-cell>
              <table:table-cell office:value-type="float" office:value="17.909606557377">
                <text:p>17.9096065573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585">
                <text:p>5585</text:p>
              </table:table-cell>
              <table:table-cell office:value-type="float" office:value="19.7281570247934">
                <text:p>19.7281570247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585">
                <text:p>5585</text:p>
              </table:table-cell>
              <table:table-cell office:value-type="float" office:value="27.2059035532995">
                <text:p>27.20590355329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585">
                <text:p>5585</text:p>
              </table:table-cell>
              <table:table-cell office:value-type="float" office:value="17.4968032786885">
                <text:p>17.49680327868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585">
                <text:p>5585</text:p>
              </table:table-cell>
              <table:table-cell office:value-type="float" office:value="19.4393966942149">
                <text:p>19.43939669421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585">
                <text:p>5585</text:p>
              </table:table-cell>
              <table:table-cell office:value-type="float" office:value="10.9436785714286">
                <text:p>10.94367857142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585">
                <text:p>5585</text:p>
              </table:table-cell>
              <table:table-cell office:value-type="float" office:value="11.3685483870968">
                <text:p>11.36854838709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585">
                <text:p>5585</text:p>
              </table:table-cell>
              <table:table-cell office:value-type="float" office:value="13.01556">
                <text:p>13.015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85">
                <text:p>5585</text:p>
              </table:table-cell>
              <table:table-cell office:value-type="float" office:value="16.7409834710744">
                <text:p>16.74098347107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585">
                <text:p>5585</text:p>
              </table:table-cell>
              <table:table-cell office:value-type="float" office:value="14.8789448818898">
                <text:p>14.87894488188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585">
                <text:p>5585</text:p>
              </table:table-cell>
              <table:table-cell office:value-type="float" office:value="11.194375">
                <text:p>11.1943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585">
                <text:p>5585</text:p>
              </table:table-cell>
              <table:table-cell office:value-type="float" office:value="12.0627083333333">
                <text:p>12.062708333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585">
                <text:p>5585</text:p>
              </table:table-cell>
              <table:table-cell office:value-type="float" office:value="15.7793553719008">
                <text:p>15.77935537190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844">
                <text:p>5844</text:p>
              </table:table-cell>
              <table:table-cell office:value-type="float" office:value="9.39666666666667">
                <text:p>9.396666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44">
                <text:p>5844</text:p>
              </table:table-cell>
              <table:table-cell office:value-type="float" office:value="12.9508307692308">
                <text:p>12.95083076923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844">
                <text:p>5844</text:p>
              </table:table-cell>
              <table:table-cell office:value-type="float" office:value="11.2939655172414">
                <text:p>11.29396551724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4">
                <text:p>5844</text:p>
              </table:table-cell>
              <table:table-cell office:value-type="float" office:value="17.4815373134328">
                <text:p>17.48153731343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44">
                <text:p>5844</text:p>
              </table:table-cell>
              <table:table-cell office:value-type="float" office:value="9.67222033898305">
                <text:p>9.672220338983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44">
                <text:p>5844</text:p>
              </table:table-cell>
              <table:table-cell office:value-type="float" office:value="18.3094552238806">
                <text:p>18.30945522388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44">
                <text:p>5844</text:p>
              </table:table-cell>
              <table:table-cell office:value-type="float" office:value="18.6283681462141">
                <text:p>18.62836814621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844">
                <text:p>5844</text:p>
              </table:table-cell>
              <table:table-cell office:value-type="float" office:value="16.3326572580645">
                <text:p>16.33265725806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44">
                <text:p>5844</text:p>
              </table:table-cell>
              <table:table-cell office:value-type="float" office:value="17.9615268817204">
                <text:p>17.96152688172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844">
                <text:p>5844</text:p>
              </table:table-cell>
              <table:table-cell office:value-type="float" office:value="15.9950282258065">
                <text:p>15.99502822580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844">
                <text:p>5844</text:p>
              </table:table-cell>
              <table:table-cell office:value-type="float" office:value="14.3235520833333">
                <text:p>14.32355208333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844">
                <text:p>5844</text:p>
              </table:table-cell>
              <table:table-cell office:value-type="float" office:value="15.6017983870968">
                <text:p>15.601798387096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844">
                <text:p>5844</text:p>
              </table:table-cell>
              <table:table-cell office:value-type="float" office:value="20.9927365591398">
                <text:p>20.99273655913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44">
                <text:p>5844</text:p>
              </table:table-cell>
              <table:table-cell office:value-type="float" office:value="16.9742298387097">
                <text:p>16.97422983870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44">
                <text:p>5844</text:p>
              </table:table-cell>
              <table:table-cell office:value-type="float" office:value="11.0897297297297">
                <text:p>11.08972972972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27">
                <text:p>5927</text:p>
              </table:table-cell>
              <table:table-cell office:value-type="float" office:value="16.3029714285714">
                <text:p>16.30297142857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927">
                <text:p>5927</text:p>
              </table:table-cell>
              <table:table-cell office:value-type="float" office:value="13.3556875">
                <text:p>13.35568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27">
                <text:p>5927</text:p>
              </table:table-cell>
              <table:table-cell office:value-type="float" office:value="10.3707333333333">
                <text:p>10.3707333333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27">
                <text:p>5927</text:p>
              </table:table-cell>
              <table:table-cell office:value-type="float" office:value="11.7732666666667">
                <text:p>11.7732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27">
                <text:p>5927</text:p>
              </table:table-cell>
              <table:table-cell office:value-type="float" office:value="11.2748">
                <text:p>11.27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27">
                <text:p>5927</text:p>
              </table:table-cell>
              <table:table-cell office:value-type="float" office:value="20.0537783251232">
                <text:p>20.05377832512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27">
                <text:p>5927</text:p>
              </table:table-cell>
              <table:table-cell office:value-type="float" office:value="11.7669854014599">
                <text:p>11.76698540145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927">
                <text:p>5927</text:p>
              </table:table-cell>
              <table:table-cell office:value-type="float" office:value="11.3432333333333">
                <text:p>11.34323333333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27">
                <text:p>5927</text:p>
              </table:table-cell>
              <table:table-cell office:value-type="float" office:value="15.7206315789474">
                <text:p>15.72063157894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27">
                <text:p>5927</text:p>
              </table:table-cell>
              <table:table-cell office:value-type="float" office:value="12.9380333333333">
                <text:p>12.938033333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27">
                <text:p>5927</text:p>
              </table:table-cell>
              <table:table-cell office:value-type="float" office:value="15.5880594059406">
                <text:p>15.58805940594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927">
                <text:p>5927</text:p>
              </table:table-cell>
              <table:table-cell office:value-type="float" office:value="19.904">
                <text:p>19.9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27">
                <text:p>5927</text:p>
              </table:table-cell>
              <table:table-cell office:value-type="float" office:value="28.5657821782178">
                <text:p>28.56578217821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27">
                <text:p>5927</text:p>
              </table:table-cell>
              <table:table-cell office:value-type="float" office:value="10.8858333333333">
                <text:p>10.885833333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927">
                <text:p>5927</text:p>
              </table:table-cell>
              <table:table-cell office:value-type="float" office:value="11.9679927007299">
                <text:p>11.96799270072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927">
                <text:p>5927</text:p>
              </table:table-cell>
              <table:table-cell office:value-type="float" office:value="12.3298333333333">
                <text:p>12.3298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27">
                <text:p>5927</text:p>
              </table:table-cell>
              <table:table-cell office:value-type="float" office:value="12.0539473684211">
                <text:p>12.05394736842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27">
                <text:p>5927</text:p>
              </table:table-cell>
              <table:table-cell office:value-type="float" office:value="11.6338333333333">
                <text:p>11.63383333333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27">
                <text:p>5927</text:p>
              </table:table-cell>
              <table:table-cell office:value-type="float" office:value="18.9619900990099">
                <text:p>18.96199009900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27">
                <text:p>5927</text:p>
              </table:table-cell>
              <table:table-cell office:value-type="float" office:value="9.67611764705882">
                <text:p>9.676117647058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27">
                <text:p>5927</text:p>
              </table:table-cell>
              <table:table-cell office:value-type="float" office:value="13.5233168316832">
                <text:p>13.52331683168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27">
                <text:p>5927</text:p>
              </table:table-cell>
              <table:table-cell office:value-type="float" office:value="14.2051483516484">
                <text:p>14.20514835164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27">
                <text:p>5927</text:p>
              </table:table-cell>
              <table:table-cell office:value-type="float" office:value="12.5461300813008">
                <text:p>12.54613008130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27">
                <text:p>5927</text:p>
              </table:table-cell>
              <table:table-cell office:value-type="float" office:value="13.5355">
                <text:p>13.53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27">
                <text:p>5927</text:p>
              </table:table-cell>
              <table:table-cell office:value-type="float" office:value="12.42040625">
                <text:p>12.42040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27">
                <text:p>5927</text:p>
              </table:table-cell>
              <table:table-cell office:value-type="float" office:value="11.4039375">
                <text:p>11.4039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927">
                <text:p>5927</text:p>
              </table:table-cell>
              <table:table-cell office:value-type="float" office:value="12.0970967741935">
                <text:p>12.09709677419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927">
                <text:p>5927</text:p>
              </table:table-cell>
              <table:table-cell office:value-type="float" office:value="10.7209393939394">
                <text:p>10.72093939393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27">
                <text:p>5927</text:p>
              </table:table-cell>
              <table:table-cell office:value-type="float" office:value="9.39961111111111">
                <text:p>9.399611111111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27">
                <text:p>5927</text:p>
              </table:table-cell>
              <table:table-cell office:value-type="float" office:value="22.5474489795918">
                <text:p>22.54744897959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927">
                <text:p>5927</text:p>
              </table:table-cell>
              <table:table-cell office:value-type="float" office:value="19.8330173913043">
                <text:p>19.83301739130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927">
                <text:p>5927</text:p>
              </table:table-cell>
              <table:table-cell office:value-type="float" office:value="14.0278541666667">
                <text:p>14.02785416666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927">
                <text:p>5927</text:p>
              </table:table-cell>
              <table:table-cell office:value-type="float" office:value="13.5249076923077">
                <text:p>13.52490769230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927">
                <text:p>5927</text:p>
              </table:table-cell>
              <table:table-cell office:value-type="float" office:value="23.4055053304904">
                <text:p>23.40550533049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927">
                <text:p>5927</text:p>
              </table:table-cell>
              <table:table-cell office:value-type="float" office:value="14.744375">
                <text:p>14.74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927">
                <text:p>5927</text:p>
              </table:table-cell>
              <table:table-cell office:value-type="float" office:value="10.9763076923077">
                <text:p>10.97630769230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927">
                <text:p>5927</text:p>
              </table:table-cell>
              <table:table-cell office:value-type="float" office:value="15.195">
                <text:p>15.1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927">
                <text:p>5927</text:p>
              </table:table-cell>
              <table:table-cell office:value-type="float" office:value="11.1637777777778">
                <text:p>11.16377777777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48">
                <text:p>6048</text:p>
              </table:table-cell>
              <table:table-cell office:value-type="float" office:value="25.4983636363636">
                <text:p>25.49836363636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48">
                <text:p>6048</text:p>
              </table:table-cell>
              <table:table-cell office:value-type="float" office:value="21.065380952381">
                <text:p>21.0653809523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48">
                <text:p>6048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48">
                <text:p>6048</text:p>
              </table:table-cell>
              <table:table-cell office:value-type="float" office:value="13.0483913043478">
                <text:p>13.04839130434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048">
                <text:p>6048</text:p>
              </table:table-cell>
              <table:table-cell office:value-type="float" office:value="16.1063333333333">
                <text:p>16.10633333333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048">
                <text:p>6048</text:p>
              </table:table-cell>
              <table:table-cell office:value-type="float" office:value="12.4055">
                <text:p>12.40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048">
                <text:p>6048</text:p>
              </table:table-cell>
              <table:table-cell office:value-type="float" office:value="11.7015625">
                <text:p>11.7015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48">
                <text:p>6048</text:p>
              </table:table-cell>
              <table:table-cell office:value-type="float" office:value="14.9528181818182">
                <text:p>14.95281818181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8">
                <text:p>6048</text:p>
              </table:table-cell>
              <table:table-cell office:value-type="float" office:value="11.5289">
                <text:p>11.52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048">
                <text:p>6048</text:p>
              </table:table-cell>
              <table:table-cell office:value-type="float" office:value="11.3984">
                <text:p>11.39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048">
                <text:p>6048</text:p>
              </table:table-cell>
              <table:table-cell office:value-type="float" office:value="14.4387">
                <text:p>14.43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048">
                <text:p>6048</text:p>
              </table:table-cell>
              <table:table-cell office:value-type="float" office:value="12.3794390243902">
                <text:p>12.37943902439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048">
                <text:p>6048</text:p>
              </table:table-cell>
              <table:table-cell office:value-type="float" office:value="11.7815714285714">
                <text:p>11.78157142857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048">
                <text:p>6048</text:p>
              </table:table-cell>
              <table:table-cell office:value-type="float" office:value="11.1462">
                <text:p>11.14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048">
                <text:p>6048</text:p>
              </table:table-cell>
              <table:table-cell office:value-type="float" office:value="17.8403645833333">
                <text:p>17.840364583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048">
                <text:p>6048</text:p>
              </table:table-cell>
              <table:table-cell office:value-type="float" office:value="11.247">
                <text:p>11.2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048">
                <text:p>6048</text:p>
              </table:table-cell>
              <table:table-cell office:value-type="float" office:value="16.0009469026549">
                <text:p>16.00094690265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048">
                <text:p>6048</text:p>
              </table:table-cell>
              <table:table-cell office:value-type="float" office:value="17.1423059701493">
                <text:p>17.14230597014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88">
                <text:p>6088</text:p>
              </table:table-cell>
              <table:table-cell office:value-type="float" office:value="18.2584647058824">
                <text:p>18.25846470588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088">
                <text:p>6088</text:p>
              </table:table-cell>
              <table:table-cell office:value-type="float" office:value="14.5980068027211">
                <text:p>14.59800680272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088">
                <text:p>6088</text:p>
              </table:table-cell>
              <table:table-cell office:value-type="float" office:value="15.5183181818182">
                <text:p>15.51831818181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088">
                <text:p>6088</text:p>
              </table:table-cell>
              <table:table-cell office:value-type="float" office:value="26.5235910165485">
                <text:p>26.52359101654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088">
                <text:p>6088</text:p>
              </table:table-cell>
              <table:table-cell office:value-type="float" office:value="20.4601666666667">
                <text:p>20.46016666666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088">
                <text:p>6088</text:p>
              </table:table-cell>
              <table:table-cell office:value-type="float" office:value="12.7341">
                <text:p>12.73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088">
                <text:p>6088</text:p>
              </table:table-cell>
              <table:table-cell office:value-type="float" office:value="15.2861666666667">
                <text:p>15.2861666666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088">
                <text:p>6088</text:p>
              </table:table-cell>
              <table:table-cell office:value-type="float" office:value="23.38629">
                <text:p>23.386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88">
                <text:p>6088</text:p>
              </table:table-cell>
              <table:table-cell office:value-type="float" office:value="11.2015">
                <text:p>11.20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88">
                <text:p>6088</text:p>
              </table:table-cell>
              <table:table-cell office:value-type="float" office:value="12.343875">
                <text:p>12.3438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88">
                <text:p>6088</text:p>
              </table:table-cell>
              <table:table-cell office:value-type="float" office:value="11.2393731343284">
                <text:p>11.239373134328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88">
                <text:p>6088</text:p>
              </table:table-cell>
              <table:table-cell office:value-type="float" office:value="14.4259888268156">
                <text:p>14.42598882681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88">
                <text:p>6088</text:p>
              </table:table-cell>
              <table:table-cell office:value-type="float" office:value="10.3061111111111">
                <text:p>10.30611111111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88">
                <text:p>6088</text:p>
              </table:table-cell>
              <table:table-cell office:value-type="float" office:value="10.4222142857143">
                <text:p>10.42221428571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88">
                <text:p>6088</text:p>
              </table:table-cell>
              <table:table-cell office:value-type="float" office:value="11.7853888888889">
                <text:p>11.78538888888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97">
                <text:p>6297</text:p>
              </table:table-cell>
              <table:table-cell office:value-type="float" office:value="12.8784493670886">
                <text:p>12.87844936708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297">
                <text:p>6297</text:p>
              </table:table-cell>
              <table:table-cell office:value-type="float" office:value="13.1717222222222">
                <text:p>13.17172222222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297">
                <text:p>6297</text:p>
              </table:table-cell>
              <table:table-cell office:value-type="float" office:value="14.464623655914">
                <text:p>14.4646236559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97">
                <text:p>6297</text:p>
              </table:table-cell>
              <table:table-cell office:value-type="float" office:value="14.1706764705882">
                <text:p>14.17067647058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97">
                <text:p>6297</text:p>
              </table:table-cell>
              <table:table-cell office:value-type="float" office:value="17.4861004901961">
                <text:p>17.48610049019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97">
                <text:p>6297</text:p>
              </table:table-cell>
              <table:table-cell office:value-type="float" office:value="13.5268970588235">
                <text:p>13.52689705882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97">
                <text:p>6297</text:p>
              </table:table-cell>
              <table:table-cell office:value-type="float" office:value="17.5184915966387">
                <text:p>17.51849159663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97">
                <text:p>6297</text:p>
              </table:table-cell>
              <table:table-cell office:value-type="float" office:value="29.0519270072993">
                <text:p>29.05192700729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297">
                <text:p>6297</text:p>
              </table:table-cell>
              <table:table-cell office:value-type="float" office:value="29.6919252873563">
                <text:p>29.691925287356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297">
                <text:p>6297</text:p>
              </table:table-cell>
              <table:table-cell office:value-type="float" office:value="32.9329489051095">
                <text:p>32.93294890510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297">
                <text:p>6297</text:p>
              </table:table-cell>
              <table:table-cell office:value-type="float" office:value="14.4664146341463">
                <text:p>14.46641463414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97">
                <text:p>6297</text:p>
              </table:table-cell>
              <table:table-cell office:value-type="float" office:value="11.9938636363636">
                <text:p>11.99386363636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297">
                <text:p>6297</text:p>
              </table:table-cell>
              <table:table-cell office:value-type="float" office:value="20.2226794871795">
                <text:p>20.22267948717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97">
                <text:p>6297</text:p>
              </table:table-cell>
              <table:table-cell office:value-type="float" office:value="14.7217391304348">
                <text:p>14.72173913043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297">
                <text:p>6297</text:p>
              </table:table-cell>
              <table:table-cell office:value-type="float" office:value="14.8281666666667">
                <text:p>14.8281666666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297">
                <text:p>6297</text:p>
              </table:table-cell>
              <table:table-cell office:value-type="float" office:value="15.7131100917431">
                <text:p>15.71311009174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329">
                <text:p>6329</text:p>
              </table:table-cell>
              <table:table-cell office:value-type="float" office:value="12.6860761904762">
                <text:p>12.68607619047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329">
                <text:p>6329</text:p>
              </table:table-cell>
              <table:table-cell office:value-type="float" office:value="10.6875945945946">
                <text:p>10.6875945945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329">
                <text:p>6329</text:p>
              </table:table-cell>
              <table:table-cell office:value-type="float" office:value="10.4760666666667">
                <text:p>10.4760666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29">
                <text:p>6329</text:p>
              </table:table-cell>
              <table:table-cell office:value-type="float" office:value="12.0164444444444">
                <text:p>12.0164444444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329">
                <text:p>6329</text:p>
              </table:table-cell>
              <table:table-cell office:value-type="float" office:value="18.1198554070474">
                <text:p>18.11985540704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329">
                <text:p>6329</text:p>
              </table:table-cell>
              <table:table-cell office:value-type="float" office:value="9.44208695652174">
                <text:p>9.442086956521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329">
                <text:p>6329</text:p>
              </table:table-cell>
              <table:table-cell office:value-type="float" office:value="13.3617111111111">
                <text:p>13.36171111111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329">
                <text:p>6329</text:p>
              </table:table-cell>
              <table:table-cell office:value-type="float" office:value="14.0466222222222">
                <text:p>14.04662222222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329">
                <text:p>6329</text:p>
              </table:table-cell>
              <table:table-cell office:value-type="float" office:value="12.9206363636364">
                <text:p>12.92063636363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29">
                <text:p>6329</text:p>
              </table:table-cell>
              <table:table-cell office:value-type="float" office:value="13.6230142857143">
                <text:p>13.62301428571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36">
                <text:p>6336</text:p>
              </table:table-cell>
              <table:table-cell office:value-type="float" office:value="9.51469230769231">
                <text:p>9.514692307692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336">
                <text:p>6336</text:p>
              </table:table-cell>
              <table:table-cell office:value-type="float" office:value="26.6876666666667">
                <text:p>26.6876666666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336">
                <text:p>6336</text:p>
              </table:table-cell>
              <table:table-cell office:value-type="float" office:value="30.4571543624161">
                <text:p>30.45715436241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36">
                <text:p>6336</text:p>
              </table:table-cell>
              <table:table-cell office:value-type="float" office:value="8.96312">
                <text:p>8.963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336">
                <text:p>6336</text:p>
              </table:table-cell>
              <table:table-cell office:value-type="float" office:value="45.9894093959732">
                <text:p>45.98940939597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336">
                <text:p>6336</text:p>
              </table:table-cell>
              <table:table-cell office:value-type="float" office:value="14.6313513513514">
                <text:p>14.63135135135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336">
                <text:p>6336</text:p>
              </table:table-cell>
              <table:table-cell office:value-type="float" office:value="10.0895887096774">
                <text:p>10.08958870967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336">
                <text:p>6336</text:p>
              </table:table-cell>
              <table:table-cell office:value-type="float" office:value="11.2557015873016">
                <text:p>11.25570158730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36">
                <text:p>6336</text:p>
              </table:table-cell>
              <table:table-cell office:value-type="float" office:value="9.24633333333333">
                <text:p>9.246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36">
                <text:p>6336</text:p>
              </table:table-cell>
              <table:table-cell office:value-type="float" office:value="8.69616666666667">
                <text:p>8.6961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36">
                <text:p>6336</text:p>
              </table:table-cell>
              <table:table-cell office:value-type="float" office:value="10.8299875">
                <text:p>10.82998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36">
                <text:p>6336</text:p>
              </table:table-cell>
              <table:table-cell office:value-type="float" office:value="10.2544375">
                <text:p>10.25443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36">
                <text:p>6336</text:p>
              </table:table-cell>
              <table:table-cell office:value-type="float" office:value="8.71653333333333">
                <text:p>8.71653333333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36">
                <text:p>6336</text:p>
              </table:table-cell>
              <table:table-cell office:value-type="float" office:value="10.7005050505051">
                <text:p>10.70050505050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36">
                <text:p>6336</text:p>
              </table:table-cell>
              <table:table-cell office:value-type="float" office:value="7.97713333333333">
                <text:p>7.9771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36">
                <text:p>6336</text:p>
              </table:table-cell>
              <table:table-cell office:value-type="float" office:value="11.5558333333333">
                <text:p>11.5558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36">
                <text:p>6336</text:p>
              </table:table-cell>
              <table:table-cell office:value-type="float" office:value="14.9542173913043">
                <text:p>14.9542173913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36">
                <text:p>6336</text:p>
              </table:table-cell>
              <table:table-cell office:value-type="float" office:value="24.3602790697674">
                <text:p>24.36027906976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69">
                <text:p>6369</text:p>
              </table:table-cell>
              <table:table-cell office:value-type="float" office:value="11.9215789473684">
                <text:p>11.92157894736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69">
                <text:p>6369</text:p>
              </table:table-cell>
              <table:table-cell office:value-type="float" office:value="14.8166721311475">
                <text:p>14.81667213114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69">
                <text:p>6369</text:p>
              </table:table-cell>
              <table:table-cell office:value-type="float" office:value="9.05811111111111">
                <text:p>9.058111111111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69">
                <text:p>6369</text:p>
              </table:table-cell>
              <table:table-cell office:value-type="float" office:value="12.7038450704225">
                <text:p>12.70384507042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69">
                <text:p>6369</text:p>
              </table:table-cell>
              <table:table-cell office:value-type="float" office:value="9.58928571428571">
                <text:p>9.5892857142857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69">
                <text:p>6369</text:p>
              </table:table-cell>
              <table:table-cell office:value-type="float" office:value="12.8117333333333">
                <text:p>12.81173333333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369">
                <text:p>6369</text:p>
              </table:table-cell>
              <table:table-cell office:value-type="float" office:value="12.7140666666667">
                <text:p>12.71406666666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369">
                <text:p>6369</text:p>
              </table:table-cell>
              <table:table-cell office:value-type="float" office:value="8.8116">
                <text:p>8.81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369">
                <text:p>6369</text:p>
              </table:table-cell>
              <table:table-cell office:value-type="float" office:value="10.8262894736842">
                <text:p>10.82628947368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69">
                <text:p>6369</text:p>
              </table:table-cell>
              <table:table-cell office:value-type="float" office:value="13.3983260869565">
                <text:p>13.39832608695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369">
                <text:p>6369</text:p>
              </table:table-cell>
              <table:table-cell office:value-type="float" office:value="10.6995576923077">
                <text:p>10.69955769230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369">
                <text:p>6369</text:p>
              </table:table-cell>
              <table:table-cell office:value-type="float" office:value="10.27885">
                <text:p>10.278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369">
                <text:p>6369</text:p>
              </table:table-cell>
              <table:table-cell office:value-type="float" office:value="12.0987948717949">
                <text:p>12.09879487179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08">
                <text:p>6408</text:p>
              </table:table-cell>
              <table:table-cell office:value-type="float" office:value="22.9296088992974">
                <text:p>22.92960889929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08">
                <text:p>6408</text:p>
              </table:table-cell>
              <table:table-cell office:value-type="float" office:value="15.7416923076923">
                <text:p>15.74169230769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408">
                <text:p>6408</text:p>
              </table:table-cell>
              <table:table-cell office:value-type="float" office:value="28.2616090909091">
                <text:p>28.26160909090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408">
                <text:p>6408</text:p>
              </table:table-cell>
              <table:table-cell office:value-type="float" office:value="15.6670572687225">
                <text:p>15.66705726872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408">
                <text:p>6408</text:p>
              </table:table-cell>
              <table:table-cell office:value-type="float" office:value="13.7664705882353">
                <text:p>13.76647058823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408">
                <text:p>6408</text:p>
              </table:table-cell>
              <table:table-cell office:value-type="float" office:value="11.1763333333333">
                <text:p>11.176333333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408">
                <text:p>6408</text:p>
              </table:table-cell>
              <table:table-cell office:value-type="float" office:value="14.9977058823529">
                <text:p>14.99770588235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408">
                <text:p>6408</text:p>
              </table:table-cell>
              <table:table-cell office:value-type="float" office:value="30.5751470160116">
                <text:p>30.57514701601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408">
                <text:p>6408</text:p>
              </table:table-cell>
              <table:table-cell office:value-type="float" office:value="13.9103684210526">
                <text:p>13.91036842105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408">
                <text:p>6408</text:p>
              </table:table-cell>
              <table:table-cell office:value-type="float" office:value="14.5735847457627">
                <text:p>14.573584745762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408">
                <text:p>6408</text:p>
              </table:table-cell>
              <table:table-cell office:value-type="float" office:value="12.3386111111111">
                <text:p>12.33861111111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408">
                <text:p>6408</text:p>
              </table:table-cell>
              <table:table-cell office:value-type="float" office:value="16.3458646616541">
                <text:p>16.34586466165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408">
                <text:p>6408</text:p>
              </table:table-cell>
              <table:table-cell office:value-type="float" office:value="13.4257222222222">
                <text:p>13.42572222222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408">
                <text:p>6408</text:p>
              </table:table-cell>
              <table:table-cell office:value-type="float" office:value="17.4742066115702">
                <text:p>17.47420661157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408">
                <text:p>6408</text:p>
              </table:table-cell>
              <table:table-cell office:value-type="float" office:value="13.8607222222222">
                <text:p>13.86072222222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08">
                <text:p>6408</text:p>
              </table:table-cell>
              <table:table-cell office:value-type="float" office:value="16.0722330827068">
                <text:p>16.07223308270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408">
                <text:p>6408</text:p>
              </table:table-cell>
              <table:table-cell office:value-type="float" office:value="10.9582222222222">
                <text:p>10.95822222222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408">
                <text:p>6408</text:p>
              </table:table-cell>
              <table:table-cell office:value-type="float" office:value="15.69753125">
                <text:p>15.697531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408">
                <text:p>6408</text:p>
              </table:table-cell>
              <table:table-cell office:value-type="float" office:value="14.1513846153846">
                <text:p>14.15138461538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408">
                <text:p>6408</text:p>
              </table:table-cell>
              <table:table-cell office:value-type="float" office:value="11.4013333333333">
                <text:p>11.401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408">
                <text:p>6408</text:p>
              </table:table-cell>
              <table:table-cell office:value-type="float" office:value="18.776">
                <text:p>18.7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408">
                <text:p>6408</text:p>
              </table:table-cell>
              <table:table-cell office:value-type="float" office:value="11.3881111111111">
                <text:p>11.38811111111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408">
                <text:p>6408</text:p>
              </table:table-cell>
              <table:table-cell office:value-type="float" office:value="13.23092">
                <text:p>13.230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408">
                <text:p>6408</text:p>
              </table:table-cell>
              <table:table-cell office:value-type="float" office:value="15.2628139534884">
                <text:p>15.26281395348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408">
                <text:p>6408</text:p>
              </table:table-cell>
              <table:table-cell office:value-type="float" office:value="29.2395383469844">
                <text:p>29.23953834698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408">
                <text:p>6408</text:p>
              </table:table-cell>
              <table:table-cell office:value-type="float" office:value="14.6350506329114">
                <text:p>14.63505063291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408">
                <text:p>6408</text:p>
              </table:table-cell>
              <table:table-cell office:value-type="float" office:value="14.5892658227848">
                <text:p>14.58926582278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408">
                <text:p>6408</text:p>
              </table:table-cell>
              <table:table-cell office:value-type="float" office:value="23.1455944700461">
                <text:p>23.14559447004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408">
                <text:p>6408</text:p>
              </table:table-cell>
              <table:table-cell office:value-type="float" office:value="14.553131147541">
                <text:p>14.5531311475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408">
                <text:p>6408</text:p>
              </table:table-cell>
              <table:table-cell office:value-type="float" office:value="14.731952">
                <text:p>14.7319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408">
                <text:p>6408</text:p>
              </table:table-cell>
              <table:table-cell office:value-type="float" office:value="19.1876330275229">
                <text:p>19.18763302752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408">
                <text:p>6408</text:p>
              </table:table-cell>
              <table:table-cell office:value-type="float" office:value="18.9623970588235">
                <text:p>18.96239705882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431">
                <text:p>6431</text:p>
              </table:table-cell>
              <table:table-cell office:value-type="float" office:value="15.7105454545455">
                <text:p>15.71054545454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431">
                <text:p>6431</text:p>
              </table:table-cell>
              <table:table-cell office:value-type="float" office:value="12.32272">
                <text:p>12.322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431">
                <text:p>6431</text:p>
              </table:table-cell>
              <table:table-cell office:value-type="float" office:value="13.3582934782609">
                <text:p>13.35829347826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431">
                <text:p>6431</text:p>
              </table:table-cell>
              <table:table-cell office:value-type="float" office:value="14.6798169014085">
                <text:p>14.67981690140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431">
                <text:p>6431</text:p>
              </table:table-cell>
              <table:table-cell office:value-type="float" office:value="12.3498846153846">
                <text:p>12.34988461538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431">
                <text:p>6431</text:p>
              </table:table-cell>
              <table:table-cell office:value-type="float" office:value="10.3083888888889">
                <text:p>10.30838888888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431">
                <text:p>6431</text:p>
              </table:table-cell>
              <table:table-cell office:value-type="float" office:value="12.7228666666667">
                <text:p>12.72286666666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431">
                <text:p>6431</text:p>
              </table:table-cell>
              <table:table-cell office:value-type="float" office:value="9.29205555555556">
                <text:p>9.2920555555555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431">
                <text:p>6431</text:p>
              </table:table-cell>
              <table:table-cell office:value-type="float" office:value="13.9748095238095">
                <text:p>13.97480952380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431">
                <text:p>6431</text:p>
              </table:table-cell>
              <table:table-cell office:value-type="float" office:value="12.1641428571429">
                <text:p>12.164142857142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431">
                <text:p>6431</text:p>
              </table:table-cell>
              <table:table-cell office:value-type="float" office:value="13.8855789473684">
                <text:p>13.88557894736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431">
                <text:p>6431</text:p>
              </table:table-cell>
              <table:table-cell office:value-type="float" office:value="14.0501111111111">
                <text:p>14.05011111111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431">
                <text:p>6431</text:p>
              </table:table-cell>
              <table:table-cell office:value-type="float" office:value="17.7590576271186">
                <text:p>17.75905762711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431">
                <text:p>6431</text:p>
              </table:table-cell>
              <table:table-cell office:value-type="float" office:value="12.9987391304348">
                <text:p>12.998739130434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431">
                <text:p>6431</text:p>
              </table:table-cell>
              <table:table-cell office:value-type="float" office:value="22.6287798742138">
                <text:p>22.62877987421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431">
                <text:p>6431</text:p>
              </table:table-cell>
              <table:table-cell office:value-type="float" office:value="11.31303125">
                <text:p>11.31303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431">
                <text:p>6431</text:p>
              </table:table-cell>
              <table:table-cell office:value-type="float" office:value="12.4526956521739">
                <text:p>12.452695652173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431">
                <text:p>6431</text:p>
              </table:table-cell>
              <table:table-cell office:value-type="float" office:value="21.9731194968553">
                <text:p>21.97311949685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431">
                <text:p>6431</text:p>
              </table:table-cell>
              <table:table-cell office:value-type="float" office:value="25.5316153846154">
                <text:p>25.53161538461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431">
                <text:p>6431</text:p>
              </table:table-cell>
              <table:table-cell office:value-type="float" office:value="19.6736666666667">
                <text:p>19.67366666666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31">
                <text:p>6431</text:p>
              </table:table-cell>
              <table:table-cell office:value-type="float" office:value="19.0564347826087">
                <text:p>19.05643478260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431">
                <text:p>6431</text:p>
              </table:table-cell>
              <table:table-cell office:value-type="float" office:value="19.6378695652174">
                <text:p>19.637869565217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431">
                <text:p>6431</text:p>
              </table:table-cell>
              <table:table-cell office:value-type="float" office:value="18.2212608695652">
                <text:p>18.22126086956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431">
                <text:p>6431</text:p>
              </table:table-cell>
              <table:table-cell office:value-type="float" office:value="27.0295440559441">
                <text:p>27.029544055944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431">
                <text:p>6431</text:p>
              </table:table-cell>
              <table:table-cell office:value-type="float" office:value="19.8011025641026">
                <text:p>19.801102564102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431">
                <text:p>6431</text:p>
              </table:table-cell>
              <table:table-cell office:value-type="float" office:value="21.3809130434783">
                <text:p>21.380913043478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431">
                <text:p>6431</text:p>
              </table:table-cell>
              <table:table-cell office:value-type="float" office:value="19.4783333333333">
                <text:p>19.478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431">
                <text:p>6431</text:p>
              </table:table-cell>
              <table:table-cell office:value-type="float" office:value="21.361768115942">
                <text:p>21.3617681159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431">
                <text:p>6431</text:p>
              </table:table-cell>
              <table:table-cell office:value-type="float" office:value="26.3971366120219">
                <text:p>26.39713661202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431">
                <text:p>6431</text:p>
              </table:table-cell>
              <table:table-cell office:value-type="float" office:value="24.4686129032258">
                <text:p>24.46861290322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431">
                <text:p>6431</text:p>
              </table:table-cell>
              <table:table-cell office:value-type="float" office:value="11.761375">
                <text:p>11.7613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431">
                <text:p>6431</text:p>
              </table:table-cell>
              <table:table-cell office:value-type="float" office:value="16.057803030303">
                <text:p>16.05780303030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431">
                <text:p>6431</text:p>
              </table:table-cell>
              <table:table-cell office:value-type="float" office:value="12.0123902439024">
                <text:p>12.01239024390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446">
                <text:p>6446</text:p>
              </table:table-cell>
              <table:table-cell office:value-type="float" office:value="11.6196666666667">
                <text:p>11.61966666666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446">
                <text:p>6446</text:p>
              </table:table-cell>
              <table:table-cell office:value-type="float" office:value="14.1618082901554">
                <text:p>14.16180829015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446">
                <text:p>6446</text:p>
              </table:table-cell>
              <table:table-cell office:value-type="float" office:value="12.5579473684211">
                <text:p>12.55794736842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446">
                <text:p>6446</text:p>
              </table:table-cell>
              <table:table-cell office:value-type="float" office:value="12.1877916666667">
                <text:p>12.187791666666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446">
                <text:p>6446</text:p>
              </table:table-cell>
              <table:table-cell office:value-type="float" office:value="13.5686451612903">
                <text:p>13.56864516129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446">
                <text:p>6446</text:p>
              </table:table-cell>
              <table:table-cell office:value-type="float" office:value="12.3644583333333">
                <text:p>12.3644583333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446">
                <text:p>6446</text:p>
              </table:table-cell>
              <table:table-cell office:value-type="float" office:value="13.6037983193277">
                <text:p>13.603798319327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446">
                <text:p>6446</text:p>
              </table:table-cell>
              <table:table-cell office:value-type="float" office:value="11.39358">
                <text:p>11.393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446">
                <text:p>6446</text:p>
              </table:table-cell>
              <table:table-cell office:value-type="float" office:value="17.0758808290155">
                <text:p>17.07588082901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446">
                <text:p>6446</text:p>
              </table:table-cell>
              <table:table-cell office:value-type="float" office:value="11.7184210526316">
                <text:p>11.718421052631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446">
                <text:p>6446</text:p>
              </table:table-cell>
              <table:table-cell office:value-type="float" office:value="12.3525833333333">
                <text:p>12.3525833333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446">
                <text:p>6446</text:p>
              </table:table-cell>
              <table:table-cell office:value-type="float" office:value="13.0164193548387">
                <text:p>13.01641935483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446">
                <text:p>6446</text:p>
              </table:table-cell>
              <table:table-cell office:value-type="float" office:value="11.710875">
                <text:p>11.7108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446">
                <text:p>6446</text:p>
              </table:table-cell>
              <table:table-cell office:value-type="float" office:value="16.2795714285714">
                <text:p>16.27957142857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446">
                <text:p>6446</text:p>
              </table:table-cell>
              <table:table-cell office:value-type="float" office:value="17.59905">
                <text:p>17.599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446">
                <text:p>6446</text:p>
              </table:table-cell>
              <table:table-cell office:value-type="float" office:value="56.9079420689655">
                <text:p>56.90794206896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446">
                <text:p>6446</text:p>
              </table:table-cell>
              <table:table-cell office:value-type="float" office:value="11.1974666666667">
                <text:p>11.19746666666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446">
                <text:p>6446</text:p>
              </table:table-cell>
              <table:table-cell office:value-type="float" office:value="13.5058666666667">
                <text:p>13.50586666666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446">
                <text:p>6446</text:p>
              </table:table-cell>
              <table:table-cell office:value-type="float" office:value="14.6858666666667">
                <text:p>14.68586666666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446">
                <text:p>6446</text:p>
              </table:table-cell>
              <table:table-cell office:value-type="float" office:value="10.7675333333333">
                <text:p>10.76753333333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446">
                <text:p>6446</text:p>
              </table:table-cell>
              <table:table-cell office:value-type="float" office:value="16.4661617647059">
                <text:p>16.46616176470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446">
                <text:p>6446</text:p>
              </table:table-cell>
              <table:table-cell office:value-type="float" office:value="23.5946800573888">
                <text:p>23.594680057388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446">
                <text:p>6446</text:p>
              </table:table-cell>
              <table:table-cell office:value-type="float" office:value="10.2414285714286">
                <text:p>10.241428571428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446">
                <text:p>6446</text:p>
              </table:table-cell>
              <table:table-cell office:value-type="float" office:value="11.7420714285714">
                <text:p>11.74207142857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510">
                <text:p>6510</text:p>
              </table:table-cell>
              <table:table-cell office:value-type="float" office:value="27.0197375886525">
                <text:p>27.01973758865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510">
                <text:p>6510</text:p>
              </table:table-cell>
              <table:table-cell office:value-type="float" office:value="24.2043451957295">
                <text:p>24.20434519572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510">
                <text:p>6510</text:p>
              </table:table-cell>
              <table:table-cell office:value-type="float" office:value="20.6655223880597">
                <text:p>20.66552238805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510">
                <text:p>6510</text:p>
              </table:table-cell>
              <table:table-cell office:value-type="float" office:value="21.3107164179104">
                <text:p>21.31071641791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10">
                <text:p>6510</text:p>
              </table:table-cell>
              <table:table-cell office:value-type="float" office:value="12.4942222222222">
                <text:p>12.49422222222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510">
                <text:p>6510</text:p>
              </table:table-cell>
              <table:table-cell office:value-type="float" office:value="12.1313548387097">
                <text:p>12.131354838709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510">
                <text:p>6510</text:p>
              </table:table-cell>
              <table:table-cell office:value-type="float" office:value="14.378">
                <text:p>14.3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510">
                <text:p>6510</text:p>
              </table:table-cell>
              <table:table-cell office:value-type="float" office:value="12.4308709677419">
                <text:p>12.43087096774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510">
                <text:p>6510</text:p>
              </table:table-cell>
              <table:table-cell office:value-type="float" office:value="12.9695384615385">
                <text:p>12.96953846153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510">
                <text:p>6510</text:p>
              </table:table-cell>
              <table:table-cell office:value-type="float" office:value="12.4620666666667">
                <text:p>12.4620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510">
                <text:p>6510</text:p>
              </table:table-cell>
              <table:table-cell office:value-type="float" office:value="14.2222307692308">
                <text:p>14.22223076923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510">
                <text:p>6510</text:p>
              </table:table-cell>
              <table:table-cell office:value-type="float" office:value="16.2482632653061">
                <text:p>16.24826326530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510">
                <text:p>6510</text:p>
              </table:table-cell>
              <table:table-cell office:value-type="float" office:value="18.0939302325581">
                <text:p>18.093930232558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510">
                <text:p>6510</text:p>
              </table:table-cell>
              <table:table-cell office:value-type="float" office:value="16.4295">
                <text:p>16.429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510">
                <text:p>6510</text:p>
              </table:table-cell>
              <table:table-cell office:value-type="float" office:value="17.3046692913386">
                <text:p>17.30466929133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510">
                <text:p>6510</text:p>
              </table:table-cell>
              <table:table-cell office:value-type="float" office:value="16.2479230769231">
                <text:p>16.24792307692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10">
                <text:p>6510</text:p>
              </table:table-cell>
              <table:table-cell office:value-type="float" office:value="13.2391428571429">
                <text:p>13.23914285714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510">
                <text:p>6510</text:p>
              </table:table-cell>
              <table:table-cell office:value-type="float" office:value="18.3042203389831">
                <text:p>18.304220338983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10">
                <text:p>6510</text:p>
              </table:table-cell>
              <table:table-cell office:value-type="float" office:value="30.0851886503068">
                <text:p>30.08518865030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510">
                <text:p>6510</text:p>
              </table:table-cell>
              <table:table-cell office:value-type="float" office:value="20.8663186813187">
                <text:p>20.866318681318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510">
                <text:p>6510</text:p>
              </table:table-cell>
              <table:table-cell office:value-type="float" office:value="21.2957291666667">
                <text:p>21.29572916666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510">
                <text:p>6510</text:p>
              </table:table-cell>
              <table:table-cell office:value-type="float" office:value="17.8585604395604">
                <text:p>17.858560439560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510">
                <text:p>6510</text:p>
              </table:table-cell>
              <table:table-cell office:value-type="float" office:value="24.9867185185185">
                <text:p>24.98671851851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510">
                <text:p>6510</text:p>
              </table:table-cell>
              <table:table-cell office:value-type="float" office:value="13.7664782608696">
                <text:p>13.76647826086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510">
                <text:p>6510</text:p>
              </table:table-cell>
              <table:table-cell office:value-type="float" office:value="21.7933949367089">
                <text:p>21.79339493670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510">
                <text:p>6510</text:p>
              </table:table-cell>
              <table:table-cell office:value-type="float" office:value="13.0013333333333">
                <text:p>13.00133333333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510">
                <text:p>6510</text:p>
              </table:table-cell>
              <table:table-cell office:value-type="float" office:value="18.2750458015267">
                <text:p>18.27504580152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510">
                <text:p>6510</text:p>
              </table:table-cell>
              <table:table-cell office:value-type="float" office:value="15.2279832402235">
                <text:p>15.22798324022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582">
                <text:p>6582</text:p>
              </table:table-cell>
              <table:table-cell office:value-type="float" office:value="10.9787083333333">
                <text:p>10.97870833333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582">
                <text:p>6582</text:p>
              </table:table-cell>
              <table:table-cell office:value-type="float" office:value="10.5624285714286">
                <text:p>10.562428571428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582">
                <text:p>6582</text:p>
              </table:table-cell>
              <table:table-cell office:value-type="float" office:value="32.8762341549296">
                <text:p>32.876234154929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82">
                <text:p>6582</text:p>
              </table:table-cell>
              <table:table-cell office:value-type="float" office:value="12.6783076923077">
                <text:p>12.67830769230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582">
                <text:p>6582</text:p>
              </table:table-cell>
              <table:table-cell office:value-type="float" office:value="12.664652173913">
                <text:p>12.6646521739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82">
                <text:p>6582</text:p>
              </table:table-cell>
              <table:table-cell office:value-type="float" office:value="12.2218695652174">
                <text:p>12.22186956521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582">
                <text:p>6582</text:p>
              </table:table-cell>
              <table:table-cell office:value-type="float" office:value="13.4447762237762">
                <text:p>13.444776223776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582">
                <text:p>6582</text:p>
              </table:table-cell>
              <table:table-cell office:value-type="float" office:value="11.9809">
                <text:p>11.980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582">
                <text:p>6582</text:p>
              </table:table-cell>
              <table:table-cell office:value-type="float" office:value="14.3312816901408">
                <text:p>14.33128169014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582">
                <text:p>6582</text:p>
              </table:table-cell>
              <table:table-cell office:value-type="float" office:value="16.1685333333333">
                <text:p>16.16853333333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582">
                <text:p>6582</text:p>
              </table:table-cell>
              <table:table-cell office:value-type="float" office:value="14.4304864864865">
                <text:p>14.43048648648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582">
                <text:p>6582</text:p>
              </table:table-cell>
              <table:table-cell office:value-type="float" office:value="11.9602727272727">
                <text:p>11.960272727272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582">
                <text:p>6582</text:p>
              </table:table-cell>
              <table:table-cell office:value-type="float" office:value="11.920625">
                <text:p>11.9206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582">
                <text:p>6582</text:p>
              </table:table-cell>
              <table:table-cell office:value-type="float" office:value="14.1292222222222">
                <text:p>14.129222222222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582">
                <text:p>6582</text:p>
              </table:table-cell>
              <table:table-cell office:value-type="float" office:value="11.8630617283951">
                <text:p>11.86306172839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591">
                <text:p>6591</text:p>
              </table:table-cell>
              <table:table-cell office:value-type="float" office:value="11.3194761904762">
                <text:p>11.31947619047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591">
                <text:p>6591</text:p>
              </table:table-cell>
              <table:table-cell office:value-type="float" office:value="10.6650666666667">
                <text:p>10.6650666666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591">
                <text:p>6591</text:p>
              </table:table-cell>
              <table:table-cell office:value-type="float" office:value="13.0188064516129">
                <text:p>13.018806451612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591">
                <text:p>6591</text:p>
              </table:table-cell>
              <table:table-cell office:value-type="float" office:value="16.5901801801802">
                <text:p>16.590180180180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591">
                <text:p>6591</text:p>
              </table:table-cell>
              <table:table-cell office:value-type="float" office:value="13.4544074074074">
                <text:p>13.454407407407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91">
                <text:p>6591</text:p>
              </table:table-cell>
              <table:table-cell office:value-type="float" office:value="12.5841538461538">
                <text:p>12.584153846153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591">
                <text:p>6591</text:p>
              </table:table-cell>
              <table:table-cell office:value-type="float" office:value="16.3299552238806">
                <text:p>16.32995522388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591">
                <text:p>6591</text:p>
              </table:table-cell>
              <table:table-cell office:value-type="float" office:value="22.5445074626866">
                <text:p>22.544507462686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591">
                <text:p>6591</text:p>
              </table:table-cell>
              <table:table-cell office:value-type="float" office:value="26.1345223880597">
                <text:p>26.134522388059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591">
                <text:p>6591</text:p>
              </table:table-cell>
              <table:table-cell office:value-type="float" office:value="16.6729714285714">
                <text:p>16.67297142857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591">
                <text:p>6591</text:p>
              </table:table-cell>
              <table:table-cell office:value-type="float" office:value="13.5296666666667">
                <text:p>13.52966666666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591">
                <text:p>6591</text:p>
              </table:table-cell>
              <table:table-cell office:value-type="float" office:value="17.735">
                <text:p>17.7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91">
                <text:p>6591</text:p>
              </table:table-cell>
              <table:table-cell office:value-type="float" office:value="16.4599230769231">
                <text:p>16.45992307692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591">
                <text:p>6591</text:p>
              </table:table-cell>
              <table:table-cell office:value-type="float" office:value="12.8215344827586">
                <text:p>12.82153448275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591">
                <text:p>6591</text:p>
              </table:table-cell>
              <table:table-cell office:value-type="float" office:value="15.7970714285714">
                <text:p>15.79707142857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591">
                <text:p>6591</text:p>
              </table:table-cell>
              <table:table-cell office:value-type="float" office:value="12.151">
                <text:p>12.15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591">
                <text:p>6591</text:p>
              </table:table-cell>
              <table:table-cell office:value-type="float" office:value="13.3816086956522">
                <text:p>13.3816086956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591">
                <text:p>6591</text:p>
              </table:table-cell>
              <table:table-cell office:value-type="float" office:value="15.3244375">
                <text:p>15.324437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595">
                <text:p>6595</text:p>
              </table:table-cell>
              <table:table-cell office:value-type="float" office:value="18.3412812834225">
                <text:p>18.34128128342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595">
                <text:p>6595</text:p>
              </table:table-cell>
              <table:table-cell office:value-type="float" office:value="9.92685714285714">
                <text:p>9.926857142857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595">
                <text:p>6595</text:p>
              </table:table-cell>
              <table:table-cell office:value-type="float" office:value="11.1065416666667">
                <text:p>11.10654166666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595">
                <text:p>6595</text:p>
              </table:table-cell>
              <table:table-cell office:value-type="float" office:value="11.1361891891892">
                <text:p>11.13618918918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595">
                <text:p>6595</text:p>
              </table:table-cell>
              <table:table-cell office:value-type="float" office:value="9.00607142857143">
                <text:p>9.0060714285714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595">
                <text:p>6595</text:p>
              </table:table-cell>
              <table:table-cell office:value-type="float" office:value="9.42597619047619">
                <text:p>9.4259761904761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595">
                <text:p>6595</text:p>
              </table:table-cell>
              <table:table-cell office:value-type="float" office:value="14.2023529411765">
                <text:p>14.20235294117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595">
                <text:p>6595</text:p>
              </table:table-cell>
              <table:table-cell office:value-type="float" office:value="10.8954615384615">
                <text:p>10.89546153846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595">
                <text:p>6595</text:p>
              </table:table-cell>
              <table:table-cell office:value-type="float" office:value="11.44875">
                <text:p>11.4487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595">
                <text:p>6595</text:p>
              </table:table-cell>
              <table:table-cell office:value-type="float" office:value="9.82907142857143">
                <text:p>9.829071428571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595">
                <text:p>6595</text:p>
              </table:table-cell>
              <table:table-cell office:value-type="float" office:value="8.76064705882353">
                <text:p>8.7606470588235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95">
                <text:p>6595</text:p>
              </table:table-cell>
              <table:table-cell office:value-type="float" office:value="11.25465625">
                <text:p>11.2546562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597">
                <text:p>6597</text:p>
              </table:table-cell>
              <table:table-cell office:value-type="float" office:value="11.6339565217391">
                <text:p>11.63395652173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597">
                <text:p>6597</text:p>
              </table:table-cell>
              <table:table-cell office:value-type="float" office:value="14.261686440678">
                <text:p>14.26168644067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597">
                <text:p>6597</text:p>
              </table:table-cell>
              <table:table-cell office:value-type="float" office:value="18.9821165048544">
                <text:p>18.98211650485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97">
                <text:p>6597</text:p>
              </table:table-cell>
              <table:table-cell office:value-type="float" office:value="14.1431666666667">
                <text:p>14.143166666666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597">
                <text:p>6597</text:p>
              </table:table-cell>
              <table:table-cell office:value-type="float" office:value="20.2344402985075">
                <text:p>20.23444029850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597">
                <text:p>6597</text:p>
              </table:table-cell>
              <table:table-cell office:value-type="float" office:value="18.6859477124183">
                <text:p>18.685947712418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622">
                <text:p>6622</text:p>
              </table:table-cell>
              <table:table-cell office:value-type="float" office:value="18.6528548387097">
                <text:p>18.65285483870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622">
                <text:p>6622</text:p>
              </table:table-cell>
              <table:table-cell office:value-type="float" office:value="15.5488857142857">
                <text:p>15.548885714285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622">
                <text:p>6622</text:p>
              </table:table-cell>
              <table:table-cell office:value-type="float" office:value="14.7136045627376">
                <text:p>14.71360456273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622">
                <text:p>6622</text:p>
              </table:table-cell>
              <table:table-cell office:value-type="float" office:value="13.9414583333333">
                <text:p>13.94145833333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622">
                <text:p>6622</text:p>
              </table:table-cell>
              <table:table-cell office:value-type="float" office:value="14.913472972973">
                <text:p>14.91347297297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622">
                <text:p>6622</text:p>
              </table:table-cell>
              <table:table-cell office:value-type="float" office:value="13.3589130434783">
                <text:p>13.35891304347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622">
                <text:p>6622</text:p>
              </table:table-cell>
              <table:table-cell office:value-type="float" office:value="14.1519384615385">
                <text:p>14.151938461538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622">
                <text:p>6622</text:p>
              </table:table-cell>
              <table:table-cell office:value-type="float" office:value="10.567">
                <text:p>10.5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622">
                <text:p>6622</text:p>
              </table:table-cell>
              <table:table-cell office:value-type="float" office:value="10.5733658536585">
                <text:p>10.57336585365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622">
                <text:p>6622</text:p>
              </table:table-cell>
              <table:table-cell office:value-type="float" office:value="15.0688208092486">
                <text:p>15.068820809248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622">
                <text:p>6622</text:p>
              </table:table-cell>
              <table:table-cell office:value-type="float" office:value="18.3174063205418">
                <text:p>18.31740632054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622">
                <text:p>6622</text:p>
              </table:table-cell>
              <table:table-cell office:value-type="float" office:value="9.53872972972973">
                <text:p>9.5387297297297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622">
                <text:p>6622</text:p>
              </table:table-cell>
              <table:table-cell office:value-type="float" office:value="10.2014634146341">
                <text:p>10.20146341463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622">
                <text:p>6622</text:p>
              </table:table-cell>
              <table:table-cell office:value-type="float" office:value="14.7234161849711">
                <text:p>14.72341618497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622">
                <text:p>6622</text:p>
              </table:table-cell>
              <table:table-cell office:value-type="float" office:value="10.3235405405405">
                <text:p>10.32354054054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622">
                <text:p>6622</text:p>
              </table:table-cell>
              <table:table-cell office:value-type="float" office:value="10.2565675675676">
                <text:p>10.25656756756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622">
                <text:p>6622</text:p>
              </table:table-cell>
              <table:table-cell office:value-type="float" office:value="10.48115">
                <text:p>10.481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622">
                <text:p>6622</text:p>
              </table:table-cell>
              <table:table-cell office:value-type="float" office:value="11.7573295454545">
                <text:p>11.75732954545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622">
                <text:p>6622</text:p>
              </table:table-cell>
              <table:table-cell office:value-type="float" office:value="9.87508108108108">
                <text:p>9.875081081081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622">
                <text:p>6622</text:p>
              </table:table-cell>
              <table:table-cell office:value-type="float" office:value="9.14345945945946">
                <text:p>9.143459459459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622">
                <text:p>6622</text:p>
              </table:table-cell>
              <table:table-cell office:value-type="float" office:value="11.707325">
                <text:p>11.7073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22">
                <text:p>6622</text:p>
              </table:table-cell>
              <table:table-cell office:value-type="float" office:value="10.4898378378378">
                <text:p>10.48983783783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622">
                <text:p>6622</text:p>
              </table:table-cell>
              <table:table-cell office:value-type="float" office:value="10.3700540540541">
                <text:p>10.37005405405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622">
                <text:p>6622</text:p>
              </table:table-cell>
              <table:table-cell office:value-type="float" office:value="9.98229268292683">
                <text:p>9.982292682926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622">
                <text:p>6622</text:p>
              </table:table-cell>
              <table:table-cell office:value-type="float" office:value="13.4794655172414">
                <text:p>13.47946551724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622">
                <text:p>6622</text:p>
              </table:table-cell>
              <table:table-cell office:value-type="float" office:value="17.299763016158">
                <text:p>17.29976301615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622">
                <text:p>6622</text:p>
              </table:table-cell>
              <table:table-cell office:value-type="float" office:value="10.3408108108108">
                <text:p>10.34081081081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22">
                <text:p>6622</text:p>
              </table:table-cell>
              <table:table-cell office:value-type="float" office:value="9.90767567567568">
                <text:p>9.907675675675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622">
                <text:p>6622</text:p>
              </table:table-cell>
              <table:table-cell office:value-type="float" office:value="10.2364146341463">
                <text:p>10.236414634146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622">
                <text:p>6622</text:p>
              </table:table-cell>
              <table:table-cell office:value-type="float" office:value="13.899775862069">
                <text:p>13.89977586206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779">
                <text:p>6779</text:p>
              </table:table-cell>
              <table:table-cell office:value-type="float" office:value="12.0128630136986">
                <text:p>12.01286301369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779">
                <text:p>6779</text:p>
              </table:table-cell>
              <table:table-cell office:value-type="float" office:value="14.4217857142857">
                <text:p>14.42178571428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779">
                <text:p>6779</text:p>
              </table:table-cell>
              <table:table-cell office:value-type="float" office:value="20.6586805555556">
                <text:p>20.658680555555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779">
                <text:p>6779</text:p>
              </table:table-cell>
              <table:table-cell office:value-type="float" office:value="8.4286">
                <text:p>8.42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779">
                <text:p>6779</text:p>
              </table:table-cell>
              <table:table-cell office:value-type="float" office:value="13.8851428571429">
                <text:p>13.885142857142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779">
                <text:p>6779</text:p>
              </table:table-cell>
              <table:table-cell office:value-type="float" office:value="13.5586111111111">
                <text:p>13.55861111111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779">
                <text:p>6779</text:p>
              </table:table-cell>
              <table:table-cell office:value-type="float" office:value="12.8437142857143">
                <text:p>12.84371428571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779">
                <text:p>6779</text:p>
              </table:table-cell>
              <table:table-cell office:value-type="float" office:value="15.3592307692308">
                <text:p>15.35923076923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779">
                <text:p>6779</text:p>
              </table:table-cell>
              <table:table-cell office:value-type="float" office:value="12.3962">
                <text:p>12.396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79">
                <text:p>6779</text:p>
              </table:table-cell>
              <table:table-cell office:value-type="float" office:value="14.6462692307692">
                <text:p>14.646269230769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79">
                <text:p>6779</text:p>
              </table:table-cell>
              <table:table-cell office:value-type="float" office:value="16.8763065693431">
                <text:p>16.876306569343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779">
                <text:p>6779</text:p>
              </table:table-cell>
              <table:table-cell office:value-type="float" office:value="12.0972272727273">
                <text:p>12.09722727272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79">
                <text:p>6779</text:p>
              </table:table-cell>
              <table:table-cell office:value-type="float" office:value="32.9480218978102">
                <text:p>32.94802189781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79">
                <text:p>6779</text:p>
              </table:table-cell>
              <table:table-cell office:value-type="float" office:value="17.5247692307692">
                <text:p>17.52476923076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779">
                <text:p>6779</text:p>
              </table:table-cell>
              <table:table-cell office:value-type="float" office:value="16.62455">
                <text:p>16.624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779">
                <text:p>6779</text:p>
              </table:table-cell>
              <table:table-cell office:value-type="float" office:value="22.9025474452555">
                <text:p>22.90254744525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779">
                <text:p>6779</text:p>
              </table:table-cell>
              <table:table-cell office:value-type="float" office:value="13.0787727272727">
                <text:p>13.07877272727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779">
                <text:p>6779</text:p>
              </table:table-cell>
              <table:table-cell office:value-type="float" office:value="19.2314671532847">
                <text:p>19.23146715328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779">
                <text:p>6779</text:p>
              </table:table-cell>
              <table:table-cell office:value-type="float" office:value="14.2337692307692">
                <text:p>14.233769230769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779">
                <text:p>6779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779">
                <text:p>6779</text:p>
              </table:table-cell>
              <table:table-cell office:value-type="float" office:value="14.9495056179775">
                <text:p>14.94950561797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779">
                <text:p>6779</text:p>
              </table:table-cell>
              <table:table-cell office:value-type="float" office:value="9.20716666666667">
                <text:p>9.2071666666666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779">
                <text:p>6779</text:p>
              </table:table-cell>
              <table:table-cell office:value-type="float" office:value="10.9842941176471">
                <text:p>10.984294117647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779">
                <text:p>6779</text:p>
              </table:table-cell>
              <table:table-cell office:value-type="float" office:value="11.6189210526316">
                <text:p>11.61892105263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779">
                <text:p>6779</text:p>
              </table:table-cell>
              <table:table-cell office:value-type="float" office:value="16.6304761904762">
                <text:p>16.630476190476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779">
                <text:p>6779</text:p>
              </table:table-cell>
              <table:table-cell office:value-type="float" office:value="15.8929911504425">
                <text:p>15.89299115044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79">
                <text:p>6779</text:p>
              </table:table-cell>
              <table:table-cell office:value-type="float" office:value="15.4653586956522">
                <text:p>15.465358695652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79">
                <text:p>6779</text:p>
              </table:table-cell>
              <table:table-cell office:value-type="float" office:value="14.1691904761905">
                <text:p>14.16919047619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779">
                <text:p>6779</text:p>
              </table:table-cell>
              <table:table-cell office:value-type="float" office:value="13.5113456790123">
                <text:p>13.51134567901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83">
                <text:p>6883</text:p>
              </table:table-cell>
              <table:table-cell office:value-type="float" office:value="14.34925">
                <text:p>14.349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883">
                <text:p>6883</text:p>
              </table:table-cell>
              <table:table-cell office:value-type="float" office:value="22.3727777777778">
                <text:p>22.37277777777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83">
                <text:p>6883</text:p>
              </table:table-cell>
              <table:table-cell office:value-type="float" office:value="25.9307540983607">
                <text:p>25.93075409836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883">
                <text:p>6883</text:p>
              </table:table-cell>
              <table:table-cell office:value-type="float" office:value="20.7991775700935">
                <text:p>20.79917757009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883">
                <text:p>6883</text:p>
              </table:table-cell>
              <table:table-cell office:value-type="float" office:value="19.3658859649123">
                <text:p>19.365885964912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83">
                <text:p>6883</text:p>
              </table:table-cell>
              <table:table-cell office:value-type="float" office:value="20.7209576719577">
                <text:p>20.720957671957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883">
                <text:p>6883</text:p>
              </table:table-cell>
              <table:table-cell office:value-type="float" office:value="14.3113189655172">
                <text:p>14.31131896551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83">
                <text:p>6883</text:p>
              </table:table-cell>
              <table:table-cell office:value-type="float" office:value="15.9334074074074">
                <text:p>15.933407407407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883">
                <text:p>6883</text:p>
              </table:table-cell>
              <table:table-cell office:value-type="float" office:value="14.2782324324324">
                <text:p>14.278232432432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883">
                <text:p>6883</text:p>
              </table:table-cell>
              <table:table-cell office:value-type="float" office:value="18.0624673913043">
                <text:p>18.06246739130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83">
                <text:p>6883</text:p>
              </table:table-cell>
              <table:table-cell office:value-type="float" office:value="15.2902277227723">
                <text:p>15.29022772277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883">
                <text:p>6883</text:p>
              </table:table-cell>
              <table:table-cell office:value-type="float" office:value="15.8071103896104">
                <text:p>15.80711038961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883">
                <text:p>6883</text:p>
              </table:table-cell>
              <table:table-cell office:value-type="float" office:value="10.3842352941176">
                <text:p>10.384235294117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883">
                <text:p>6883</text:p>
              </table:table-cell>
              <table:table-cell office:value-type="float" office:value="11.995225">
                <text:p>11.9952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883">
                <text:p>6883</text:p>
              </table:table-cell>
              <table:table-cell office:value-type="float" office:value="12.5689583333333">
                <text:p>12.56895833333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883">
                <text:p>6883</text:p>
              </table:table-cell>
              <table:table-cell office:value-type="float" office:value="16.9532234042553">
                <text:p>16.95322340425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883">
                <text:p>6883</text:p>
              </table:table-cell>
              <table:table-cell office:value-type="float" office:value="14.3517419354839">
                <text:p>14.351741935483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883">
                <text:p>6883</text:p>
              </table:table-cell>
              <table:table-cell office:value-type="float" office:value="18.4191407407407">
                <text:p>18.419140740740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883">
                <text:p>6883</text:p>
              </table:table-cell>
              <table:table-cell office:value-type="float" office:value="10.5871176470588">
                <text:p>10.58711764705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883">
                <text:p>6883</text:p>
              </table:table-cell>
              <table:table-cell office:value-type="float" office:value="13.5156849315068">
                <text:p>13.515684931506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83">
                <text:p>6883</text:p>
              </table:table-cell>
              <table:table-cell office:value-type="float" office:value="12.02545">
                <text:p>12.0254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883">
                <text:p>6883</text:p>
              </table:table-cell>
              <table:table-cell office:value-type="float" office:value="12.6277272727273">
                <text:p>12.627727272727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83">
                <text:p>6883</text:p>
              </table:table-cell>
              <table:table-cell office:value-type="float" office:value="13.1946551724138">
                <text:p>13.194655172413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83">
                <text:p>6883</text:p>
              </table:table-cell>
              <table:table-cell office:value-type="float" office:value="18.5400234375">
                <text:p>18.54002343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883">
                <text:p>6883</text:p>
              </table:table-cell>
              <table:table-cell office:value-type="float" office:value="12.7305384615385">
                <text:p>12.730538461538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883">
                <text:p>6883</text:p>
              </table:table-cell>
              <table:table-cell office:value-type="float" office:value="13.19296875">
                <text:p>13.192968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883">
                <text:p>6883</text:p>
              </table:table-cell>
              <table:table-cell office:value-type="float" office:value="12.1993267326733">
                <text:p>12.19932673267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883">
                <text:p>6883</text:p>
              </table:table-cell>
              <table:table-cell office:value-type="float" office:value="13.1535714285714">
                <text:p>13.15357142857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883">
                <text:p>6883</text:p>
              </table:table-cell>
              <table:table-cell office:value-type="float" office:value="17.4147669172932">
                <text:p>17.414766917293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883">
                <text:p>6883</text:p>
              </table:table-cell>
              <table:table-cell office:value-type="float" office:value="12.1397083333333">
                <text:p>12.13970833333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883">
                <text:p>6883</text:p>
              </table:table-cell>
              <table:table-cell office:value-type="float" office:value="12.0051176470588">
                <text:p>12.00511764705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883">
                <text:p>6883</text:p>
              </table:table-cell>
              <table:table-cell office:value-type="float" office:value="12.069">
                <text:p>12.06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883">
                <text:p>6883</text:p>
              </table:table-cell>
              <table:table-cell office:value-type="float" office:value="14.9338181818182">
                <text:p>14.933818181818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883">
                <text:p>6883</text:p>
              </table:table-cell>
              <table:table-cell office:value-type="float" office:value="15.8468208955224">
                <text:p>15.846820895522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883">
                <text:p>6883</text:p>
              </table:table-cell>
              <table:table-cell office:value-type="float" office:value="10.9753181818182">
                <text:p>10.975318181818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883">
                <text:p>6883</text:p>
              </table:table-cell>
              <table:table-cell office:value-type="float" office:value="13.8869035532995">
                <text:p>13.886903553299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883">
                <text:p>6883</text:p>
              </table:table-cell>
              <table:table-cell office:value-type="float" office:value="14.1835625">
                <text:p>14.18356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883">
                <text:p>6883</text:p>
              </table:table-cell>
              <table:table-cell office:value-type="float" office:value="12.5081546391753">
                <text:p>12.508154639175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963">
                <text:p>6963</text:p>
              </table:table-cell>
              <table:table-cell office:value-type="float" office:value="11.4174">
                <text:p>11.41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63">
                <text:p>6963</text:p>
              </table:table-cell>
              <table:table-cell office:value-type="float" office:value="10.9592564102564">
                <text:p>10.95925641025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963">
                <text:p>6963</text:p>
              </table:table-cell>
              <table:table-cell office:value-type="float" office:value="11.1330740740741">
                <text:p>11.13307407407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963">
                <text:p>6963</text:p>
              </table:table-cell>
              <table:table-cell office:value-type="float" office:value="15.3261079545455">
                <text:p>15.32610795454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963">
                <text:p>6963</text:p>
              </table:table-cell>
              <table:table-cell office:value-type="float" office:value="22.5754474708171">
                <text:p>22.575447470817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963">
                <text:p>6963</text:p>
              </table:table-cell>
              <table:table-cell office:value-type="float" office:value="16.9489375">
                <text:p>16.948937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963">
                <text:p>6963</text:p>
              </table:table-cell>
              <table:table-cell office:value-type="float" office:value="23.76730651341">
                <text:p>23.7673065134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963">
                <text:p>6963</text:p>
              </table:table-cell>
              <table:table-cell office:value-type="float" office:value="12.5542535211268">
                <text:p>12.554253521126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963">
                <text:p>6963</text:p>
              </table:table-cell>
              <table:table-cell office:value-type="float" office:value="12.8383571428571">
                <text:p>12.83835714285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963">
                <text:p>6963</text:p>
              </table:table-cell>
              <table:table-cell office:value-type="float" office:value="11.1022173913043">
                <text:p>11.10221739130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963">
                <text:p>6963</text:p>
              </table:table-cell>
              <table:table-cell office:value-type="float" office:value="13.0773605442177">
                <text:p>13.077360544217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963">
                <text:p>6963</text:p>
              </table:table-cell>
              <table:table-cell office:value-type="float" office:value="11.2899130434783">
                <text:p>11.28991304347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963">
                <text:p>6963</text:p>
              </table:table-cell>
              <table:table-cell office:value-type="float" office:value="28.0047095435685">
                <text:p>28.00470954356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963">
                <text:p>6963</text:p>
              </table:table-cell>
              <table:table-cell office:value-type="float" office:value="12.34328">
                <text:p>12.343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963">
                <text:p>6963</text:p>
              </table:table-cell>
              <table:table-cell office:value-type="float" office:value="11.4307142857143">
                <text:p>11.430714285714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963">
                <text:p>6963</text:p>
              </table:table-cell>
              <table:table-cell office:value-type="float" office:value="10.667">
                <text:p>10.66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963">
                <text:p>6963</text:p>
              </table:table-cell>
              <table:table-cell office:value-type="float" office:value="10.7269411764706">
                <text:p>10.726941176470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963">
                <text:p>6963</text:p>
              </table:table-cell>
              <table:table-cell office:value-type="float" office:value="11.9057471264368">
                <text:p>11.905747126436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963">
                <text:p>6963</text:p>
              </table:table-cell>
              <table:table-cell office:value-type="float" office:value="15.6371228070175">
                <text:p>15.637122807017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963">
                <text:p>6963</text:p>
              </table:table-cell>
              <table:table-cell office:value-type="float" office:value="10.5917333333333">
                <text:p>10.591733333333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096">
                <text:p>7096</text:p>
              </table:table-cell>
              <table:table-cell office:value-type="float" office:value="11.6923225806452">
                <text:p>11.69232258064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096">
                <text:p>7096</text:p>
              </table:table-cell>
              <table:table-cell office:value-type="float" office:value="22.2664573426573">
                <text:p>22.26645734265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096">
                <text:p>7096</text:p>
              </table:table-cell>
              <table:table-cell office:value-type="float" office:value="18.5242352941176">
                <text:p>18.524235294117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096">
                <text:p>7096</text:p>
              </table:table-cell>
              <table:table-cell office:value-type="float" office:value="17.4476639344262">
                <text:p>17.447663934426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096">
                <text:p>7096</text:p>
              </table:table-cell>
              <table:table-cell office:value-type="float" office:value="17.4686352941176">
                <text:p>17.468635294117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096">
                <text:p>7096</text:p>
              </table:table-cell>
              <table:table-cell office:value-type="float" office:value="13.5686060606061">
                <text:p>13.56860606060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096">
                <text:p>7096</text:p>
              </table:table-cell>
              <table:table-cell office:value-type="float" office:value="13.9225034482759">
                <text:p>13.922503448275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096">
                <text:p>7096</text:p>
              </table:table-cell>
              <table:table-cell office:value-type="float" office:value="13.2490588235294">
                <text:p>13.249058823529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096">
                <text:p>7096</text:p>
              </table:table-cell>
              <table:table-cell office:value-type="float" office:value="12.9677793103448">
                <text:p>12.96777931034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096">
                <text:p>7096</text:p>
              </table:table-cell>
              <table:table-cell office:value-type="float" office:value="17.5545422222222">
                <text:p>17.554542222222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096">
                <text:p>7096</text:p>
              </table:table-cell>
              <table:table-cell office:value-type="float" office:value="13.5171285714286">
                <text:p>13.51712857142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096">
                <text:p>7096</text:p>
              </table:table-cell>
              <table:table-cell office:value-type="float" office:value="15.822625">
                <text:p>15.8226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096">
                <text:p>7096</text:p>
              </table:table-cell>
              <table:table-cell office:value-type="float" office:value="12.5952554744526">
                <text:p>12.595255474452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96">
                <text:p>7096</text:p>
              </table:table-cell>
              <table:table-cell office:value-type="float" office:value="21.6467070707071">
                <text:p>21.646707070707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096">
                <text:p>7096</text:p>
              </table:table-cell>
              <table:table-cell office:value-type="float" office:value="13.2134823529412">
                <text:p>13.213482352941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096">
                <text:p>7096</text:p>
              </table:table-cell>
              <table:table-cell office:value-type="float" office:value="14.9854594594595">
                <text:p>14.985459459459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096">
                <text:p>7096</text:p>
              </table:table-cell>
              <table:table-cell office:value-type="float" office:value="24.2772987804878">
                <text:p>24.27729878048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096">
                <text:p>7096</text:p>
              </table:table-cell>
              <table:table-cell office:value-type="float" office:value="9.9496875">
                <text:p>9.94968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222">
                <text:p>7222</text:p>
              </table:table-cell>
              <table:table-cell office:value-type="float" office:value="15.1770303030303">
                <text:p>15.177030303030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22">
                <text:p>7222</text:p>
              </table:table-cell>
              <table:table-cell office:value-type="float" office:value="10.4642">
                <text:p>10.46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222">
                <text:p>7222</text:p>
              </table:table-cell>
              <table:table-cell office:value-type="float" office:value="10.5048333333333">
                <text:p>10.504833333333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222">
                <text:p>7222</text:p>
              </table:table-cell>
              <table:table-cell office:value-type="float" office:value="8.55984615384615">
                <text:p>8.5598461538461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222">
                <text:p>7222</text:p>
              </table:table-cell>
              <table:table-cell office:value-type="float" office:value="12.1728432835821">
                <text:p>12.172843283582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222">
                <text:p>7222</text:p>
              </table:table-cell>
              <table:table-cell office:value-type="float" office:value="7.65566666666667">
                <text:p>7.6556666666666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222">
                <text:p>7222</text:p>
              </table:table-cell>
              <table:table-cell office:value-type="float" office:value="13.6016071428571">
                <text:p>13.601607142857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222">
                <text:p>7222</text:p>
              </table:table-cell>
              <table:table-cell office:value-type="float" office:value="11.8139166666667">
                <text:p>11.81391666666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222">
                <text:p>7222</text:p>
              </table:table-cell>
              <table:table-cell office:value-type="float" office:value="20.8261234567901">
                <text:p>20.826123456790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222">
                <text:p>7222</text:p>
              </table:table-cell>
              <table:table-cell office:value-type="float" office:value="9.43813333333333">
                <text:p>9.438133333333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222">
                <text:p>7222</text:p>
              </table:table-cell>
              <table:table-cell office:value-type="float" office:value="19.1180815450644">
                <text:p>19.11808154506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222">
                <text:p>7222</text:p>
              </table:table-cell>
              <table:table-cell office:value-type="float" office:value="15.7783933333333">
                <text:p>15.77839333333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260">
                <text:p>7260</text:p>
              </table:table-cell>
              <table:table-cell office:value-type="float" office:value="11.3506">
                <text:p>11.350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260">
                <text:p>7260</text:p>
              </table:table-cell>
              <table:table-cell office:value-type="float" office:value="10.9972916666667">
                <text:p>10.997291666666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260">
                <text:p>7260</text:p>
              </table:table-cell>
              <table:table-cell office:value-type="float" office:value="12.6094285714286">
                <text:p>12.60942857142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260">
                <text:p>7260</text:p>
              </table:table-cell>
              <table:table-cell office:value-type="float" office:value="15.6805826086957">
                <text:p>15.68058260869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260">
                <text:p>7260</text:p>
              </table:table-cell>
              <table:table-cell office:value-type="float" office:value="30.4927659395973">
                <text:p>30.49276593959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260">
                <text:p>7260</text:p>
              </table:table-cell>
              <table:table-cell office:value-type="float" office:value="9.30885714285714">
                <text:p>9.308857142857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260">
                <text:p>7260</text:p>
              </table:table-cell>
              <table:table-cell office:value-type="float" office:value="21.7467962962963">
                <text:p>21.74679629629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260">
                <text:p>7260</text:p>
              </table:table-cell>
              <table:table-cell office:value-type="float" office:value="11.4355714285714">
                <text:p>11.43557142857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260">
                <text:p>7260</text:p>
              </table:table-cell>
              <table:table-cell office:value-type="float" office:value="23.297503649635">
                <text:p>23.29750364963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260">
                <text:p>7260</text:p>
              </table:table-cell>
              <table:table-cell office:value-type="float" office:value="9.90070588235294">
                <text:p>9.900705882352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260">
                <text:p>7260</text:p>
              </table:table-cell>
              <table:table-cell office:value-type="float" office:value="14.5942467948718">
                <text:p>14.594246794871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260">
                <text:p>7260</text:p>
              </table:table-cell>
              <table:table-cell office:value-type="float" office:value="15.043503649635">
                <text:p>15.0435036496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260">
                <text:p>7260</text:p>
              </table:table-cell>
              <table:table-cell office:value-type="float" office:value="10.8351176470588">
                <text:p>10.835117647058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260">
                <text:p>7260</text:p>
              </table:table-cell>
              <table:table-cell office:value-type="float" office:value="11.848045045045">
                <text:p>11.8480450450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260">
                <text:p>7260</text:p>
              </table:table-cell>
              <table:table-cell office:value-type="float" office:value="12.0847477477477">
                <text:p>12.084747747747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260">
                <text:p>7260</text:p>
              </table:table-cell>
              <table:table-cell office:value-type="float" office:value="8.38577777777778">
                <text:p>8.385777777777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260">
                <text:p>7260</text:p>
              </table:table-cell>
              <table:table-cell office:value-type="float" office:value="13.5876635514019">
                <text:p>13.587663551401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260">
                <text:p>7260</text:p>
              </table:table-cell>
              <table:table-cell office:value-type="float" office:value="13.4873414634146">
                <text:p>13.48734146341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260">
                <text:p>7260</text:p>
              </table:table-cell>
              <table:table-cell office:value-type="float" office:value="21.8178282828283">
                <text:p>21.81782828282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260">
                <text:p>7260</text:p>
              </table:table-cell>
              <table:table-cell office:value-type="float" office:value="12.9712">
                <text:p>12.971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260">
                <text:p>7260</text:p>
              </table:table-cell>
              <table:table-cell office:value-type="float" office:value="14.1206">
                <text:p>14.120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438">
                <text:p>7438</text:p>
              </table:table-cell>
              <table:table-cell office:value-type="float" office:value="12.3981666666667">
                <text:p>12.398166666666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438">
                <text:p>7438</text:p>
              </table:table-cell>
              <table:table-cell office:value-type="float" office:value="13.7840666666667">
                <text:p>13.784066666666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438">
                <text:p>7438</text:p>
              </table:table-cell>
              <table:table-cell office:value-type="float" office:value="12.3325714285714">
                <text:p>12.33257142857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438">
                <text:p>7438</text:p>
              </table:table-cell>
              <table:table-cell office:value-type="float" office:value="12.1830588235294">
                <text:p>12.183058823529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438">
                <text:p>7438</text:p>
              </table:table-cell>
              <table:table-cell office:value-type="float" office:value="11.8717903225806">
                <text:p>11.871790322580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438">
                <text:p>7438</text:p>
              </table:table-cell>
              <table:table-cell office:value-type="float" office:value="12.8168064516129">
                <text:p>12.816806451612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438">
                <text:p>7438</text:p>
              </table:table-cell>
              <table:table-cell office:value-type="float" office:value="12.8992741935484">
                <text:p>12.899274193548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438">
                <text:p>7438</text:p>
              </table:table-cell>
              <table:table-cell office:value-type="float" office:value="10.5526666666667">
                <text:p>10.552666666666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438">
                <text:p>7438</text:p>
              </table:table-cell>
              <table:table-cell office:value-type="float" office:value="13.3160689655172">
                <text:p>13.31606896551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438">
                <text:p>7438</text:p>
              </table:table-cell>
              <table:table-cell office:value-type="float" office:value="15.4906024096386">
                <text:p>15.490602409638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438">
                <text:p>7438</text:p>
              </table:table-cell>
              <table:table-cell office:value-type="float" office:value="12.0171428571429">
                <text:p>12.017142857142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438">
                <text:p>7438</text:p>
              </table:table-cell>
              <table:table-cell office:value-type="float" office:value="12.47095">
                <text:p>12.4709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438">
                <text:p>7438</text:p>
              </table:table-cell>
              <table:table-cell office:value-type="float" office:value="10.8614666666667">
                <text:p>10.8614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438">
                <text:p>7438</text:p>
              </table:table-cell>
              <table:table-cell office:value-type="float" office:value="12.6695263157895">
                <text:p>12.669526315789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438">
                <text:p>7438</text:p>
              </table:table-cell>
              <table:table-cell office:value-type="float" office:value="13.0189444444444">
                <text:p>13.018944444444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438">
                <text:p>7438</text:p>
              </table:table-cell>
              <table:table-cell office:value-type="float" office:value="13.1432857142857">
                <text:p>13.143285714285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438">
                <text:p>7438</text:p>
              </table:table-cell>
              <table:table-cell office:value-type="float" office:value="12.0033571428571">
                <text:p>12.003357142857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438">
                <text:p>7438</text:p>
              </table:table-cell>
              <table:table-cell office:value-type="float" office:value="11.2626666666667">
                <text:p>11.262666666666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438">
                <text:p>7438</text:p>
              </table:table-cell>
              <table:table-cell office:value-type="float" office:value="14.6223684210526">
                <text:p>14.62236842105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438">
                <text:p>7438</text:p>
              </table:table-cell>
              <table:table-cell office:value-type="float" office:value="18.7579423676012">
                <text:p>18.757942367601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438">
                <text:p>7438</text:p>
              </table:table-cell>
              <table:table-cell office:value-type="float" office:value="14.4019426229508">
                <text:p>14.401942622950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438">
                <text:p>7438</text:p>
              </table:table-cell>
              <table:table-cell office:value-type="float" office:value="13.1398133333333">
                <text:p>13.1398133333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438">
                <text:p>7438</text:p>
              </table:table-cell>
              <table:table-cell office:value-type="float" office:value="11.2217692307692">
                <text:p>11.221769230769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438">
                <text:p>7438</text:p>
              </table:table-cell>
              <table:table-cell office:value-type="float" office:value="12.3116129032258">
                <text:p>12.311612903225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438">
                <text:p>7438</text:p>
              </table:table-cell>
              <table:table-cell office:value-type="float" office:value="13.3661923076923">
                <text:p>13.366192307692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438">
                <text:p>7438</text:p>
              </table:table-cell>
              <table:table-cell office:value-type="float" office:value="17.6550559440559">
                <text:p>17.655055944055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438">
                <text:p>7438</text:p>
              </table:table-cell>
              <table:table-cell office:value-type="float" office:value="14.4626875">
                <text:p>14.462687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438">
                <text:p>7438</text:p>
              </table:table-cell>
              <table:table-cell office:value-type="float" office:value="13.0575">
                <text:p>13.057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438">
                <text:p>7438</text:p>
              </table:table-cell>
              <table:table-cell office:value-type="float" office:value="11.5942580645161">
                <text:p>11.594258064516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438">
                <text:p>7438</text:p>
              </table:table-cell>
              <table:table-cell office:value-type="float" office:value="10.419">
                <text:p>10.4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438">
                <text:p>7438</text:p>
              </table:table-cell>
              <table:table-cell office:value-type="float" office:value="16.7038111888112">
                <text:p>16.703811188811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509">
                <text:p>7509</text:p>
              </table:table-cell>
              <table:table-cell office:value-type="float" office:value="11.948">
                <text:p>11.9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509">
                <text:p>7509</text:p>
              </table:table-cell>
              <table:table-cell office:value-type="float" office:value="20.1853666666667">
                <text:p>20.18536666666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509">
                <text:p>7509</text:p>
              </table:table-cell>
              <table:table-cell office:value-type="float" office:value="21.51418">
                <text:p>21.5141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509">
                <text:p>7509</text:p>
              </table:table-cell>
              <table:table-cell office:value-type="float" office:value="16.5356428571429">
                <text:p>16.535642857142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509">
                <text:p>7509</text:p>
              </table:table-cell>
              <table:table-cell office:value-type="float" office:value="17.735">
                <text:p>17.73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509">
                <text:p>7509</text:p>
              </table:table-cell>
              <table:table-cell office:value-type="float" office:value="19.2216818181818">
                <text:p>19.22168181818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509">
                <text:p>7509</text:p>
              </table:table-cell>
              <table:table-cell office:value-type="float" office:value="14.3232727272727">
                <text:p>14.32327272727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509">
                <text:p>7509</text:p>
              </table:table-cell>
              <table:table-cell office:value-type="float" office:value="12.4422272727273">
                <text:p>12.442227272727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509">
                <text:p>7509</text:p>
              </table:table-cell>
              <table:table-cell office:value-type="float" office:value="24.0460289532294">
                <text:p>24.04602895322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509">
                <text:p>7509</text:p>
              </table:table-cell>
              <table:table-cell office:value-type="float" office:value="17.4476805555556">
                <text:p>17.447680555555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509">
                <text:p>7509</text:p>
              </table:table-cell>
              <table:table-cell office:value-type="float" office:value="14.9709333333333">
                <text:p>14.97093333333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509">
                <text:p>7509</text:p>
              </table:table-cell>
              <table:table-cell office:value-type="float" office:value="17.2648108108108">
                <text:p>17.264810810810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509">
                <text:p>7509</text:p>
              </table:table-cell>
              <table:table-cell office:value-type="float" office:value="14.7614509803922">
                <text:p>14.761450980392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509">
                <text:p>7509</text:p>
              </table:table-cell>
              <table:table-cell office:value-type="float" office:value="13.8504054054054">
                <text:p>13.850405405405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509">
                <text:p>7509</text:p>
              </table:table-cell>
              <table:table-cell office:value-type="float" office:value="33.9077630057803">
                <text:p>33.90776300578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509">
                <text:p>7509</text:p>
              </table:table-cell>
              <table:table-cell office:value-type="float" office:value="20.301027027027">
                <text:p>20.30102702702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509">
                <text:p>7509</text:p>
              </table:table-cell>
              <table:table-cell office:value-type="float" office:value="16.668862745098">
                <text:p>16.66886274509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509">
                <text:p>7509</text:p>
              </table:table-cell>
              <table:table-cell office:value-type="float" office:value="13.5873243243243">
                <text:p>13.587324324324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793">
                <text:p>7793</text:p>
              </table:table-cell>
              <table:table-cell office:value-type="float" office:value="62.2514389752447">
                <text:p>62.251438975244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793">
                <text:p>7793</text:p>
              </table:table-cell>
              <table:table-cell office:value-type="float" office:value="25.1383101604278">
                <text:p>25.138310160427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793">
                <text:p>7793</text:p>
              </table:table-cell>
              <table:table-cell office:value-type="float" office:value="13.7449016393443">
                <text:p>13.74490163934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93">
                <text:p>7793</text:p>
              </table:table-cell>
              <table:table-cell office:value-type="float" office:value="24.6405294117647">
                <text:p>24.640529411764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793">
                <text:p>7793</text:p>
              </table:table-cell>
              <table:table-cell office:value-type="float" office:value="12.1575609756098">
                <text:p>12.15756097560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793">
                <text:p>7793</text:p>
              </table:table-cell>
              <table:table-cell office:value-type="float" office:value="14.6204418604651">
                <text:p>14.620441860465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793">
                <text:p>7793</text:p>
              </table:table-cell>
              <table:table-cell office:value-type="float" office:value="24.3130320855615">
                <text:p>24.31303208556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793">
                <text:p>7793</text:p>
              </table:table-cell>
              <table:table-cell office:value-type="float" office:value="13.0242131147541">
                <text:p>13.02421311475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793">
                <text:p>7793</text:p>
              </table:table-cell>
              <table:table-cell office:value-type="float" office:value="24.941422459893">
                <text:p>24.94142245989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793">
                <text:p>7793</text:p>
              </table:table-cell>
              <table:table-cell office:value-type="float" office:value="12.0236585365854">
                <text:p>12.023658536585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793">
                <text:p>7793</text:p>
              </table:table-cell>
              <table:table-cell office:value-type="float" office:value="11.6976944444444">
                <text:p>11.69769444444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793">
                <text:p>7793</text:p>
              </table:table-cell>
              <table:table-cell office:value-type="float" office:value="12.8422777777778">
                <text:p>12.842277777777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793">
                <text:p>7793</text:p>
              </table:table-cell>
              <table:table-cell office:value-type="float" office:value="14.6125714285714">
                <text:p>14.61257142857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793">
                <text:p>7793</text:p>
              </table:table-cell>
              <table:table-cell office:value-type="float" office:value="13.6097948717949">
                <text:p>13.609794871794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793">
                <text:p>7793</text:p>
              </table:table-cell>
              <table:table-cell office:value-type="float" office:value="25.611064171123">
                <text:p>25.61106417112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793">
                <text:p>7793</text:p>
              </table:table-cell>
              <table:table-cell office:value-type="float" office:value="13.761131147541">
                <text:p>13.7611311475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793">
                <text:p>7793</text:p>
              </table:table-cell>
              <table:table-cell office:value-type="float" office:value="30.1660855614973">
                <text:p>30.166085561497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793">
                <text:p>7793</text:p>
              </table:table-cell>
              <table:table-cell office:value-type="float" office:value="12.3014390243902">
                <text:p>12.301439024390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793">
                <text:p>7793</text:p>
              </table:table-cell>
              <table:table-cell office:value-type="float" office:value="14.3796744186047">
                <text:p>14.379674418604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793">
                <text:p>7793</text:p>
              </table:table-cell>
              <table:table-cell office:value-type="float" office:value="23.4216898395722">
                <text:p>23.421689839572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793">
                <text:p>7793</text:p>
              </table:table-cell>
              <table:table-cell office:value-type="float" office:value="14.6134098360656">
                <text:p>14.61340983606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793">
                <text:p>7793</text:p>
              </table:table-cell>
              <table:table-cell office:value-type="float" office:value="24.5836524064171">
                <text:p>24.583652406417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793">
                <text:p>7793</text:p>
              </table:table-cell>
              <table:table-cell office:value-type="float" office:value="11.7323170731707">
                <text:p>11.732317073170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793">
                <text:p>7793</text:p>
              </table:table-cell>
              <table:table-cell office:value-type="float" office:value="11.6126666666667">
                <text:p>11.612666666666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793">
                <text:p>7793</text:p>
              </table:table-cell>
              <table:table-cell office:value-type="float" office:value="12.8295555555556">
                <text:p>12.82955555555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793">
                <text:p>7793</text:p>
              </table:table-cell>
              <table:table-cell office:value-type="float" office:value="12.5322142857143">
                <text:p>12.53221428571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793">
                <text:p>7793</text:p>
              </table:table-cell>
              <table:table-cell office:value-type="float" office:value="16.4159615384615">
                <text:p>16.41596153846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793">
                <text:p>7793</text:p>
              </table:table-cell>
              <table:table-cell office:value-type="float" office:value="19.1020704225352">
                <text:p>19.102070422535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793">
                <text:p>7793</text:p>
              </table:table-cell>
              <table:table-cell office:value-type="float" office:value="14.7016818181818">
                <text:p>14.701681818181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793">
                <text:p>7793</text:p>
              </table:table-cell>
              <table:table-cell office:value-type="float" office:value="15.3895862068966">
                <text:p>15.389586206896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793">
                <text:p>7793</text:p>
              </table:table-cell>
              <table:table-cell office:value-type="float" office:value="17.0703181818182">
                <text:p>17.070318181818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793">
                <text:p>7793</text:p>
              </table:table-cell>
              <table:table-cell office:value-type="float" office:value="15.5576206896552">
                <text:p>15.55762068965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793">
                <text:p>7793</text:p>
              </table:table-cell>
              <table:table-cell office:value-type="float" office:value="15.5946818181818">
                <text:p>15.59468181818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793">
                <text:p>7793</text:p>
              </table:table-cell>
              <table:table-cell office:value-type="float" office:value="16.1457333333333">
                <text:p>16.14573333333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793">
                <text:p>7793</text:p>
              </table:table-cell>
              <table:table-cell office:value-type="float" office:value="17.4010454545455">
                <text:p>17.40104545454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793">
                <text:p>7793</text:p>
              </table:table-cell>
              <table:table-cell office:value-type="float" office:value="19.0773142857143">
                <text:p>19.077314285714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793">
                <text:p>7793</text:p>
              </table:table-cell>
              <table:table-cell office:value-type="float" office:value="20.7479433962264">
                <text:p>20.74794339622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793">
                <text:p>7793</text:p>
              </table:table-cell>
              <table:table-cell office:value-type="float" office:value="12.4400416666667">
                <text:p>12.4400416666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843">
                <text:p>7843</text:p>
              </table:table-cell>
              <table:table-cell office:value-type="float" office:value="10.1796">
                <text:p>10.179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843">
                <text:p>7843</text:p>
              </table:table-cell>
              <table:table-cell office:value-type="float" office:value="14.2468484848485">
                <text:p>14.24684848484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843">
                <text:p>7843</text:p>
              </table:table-cell>
              <table:table-cell office:value-type="float" office:value="12.8839230769231">
                <text:p>12.883923076923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843">
                <text:p>7843</text:p>
              </table:table-cell>
              <table:table-cell office:value-type="float" office:value="27.0169504132231">
                <text:p>27.016950413223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843">
                <text:p>7843</text:p>
              </table:table-cell>
              <table:table-cell office:value-type="float" office:value="21.3352263157895">
                <text:p>21.335226315789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843">
                <text:p>7843</text:p>
              </table:table-cell>
              <table:table-cell office:value-type="float" office:value="36.9764687270052">
                <text:p>36.976468727005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843">
                <text:p>7843</text:p>
              </table:table-cell>
              <table:table-cell office:value-type="float" office:value="14.9296470588235">
                <text:p>14.929647058823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843">
                <text:p>7843</text:p>
              </table:table-cell>
              <table:table-cell office:value-type="float" office:value="17.7839450549451">
                <text:p>17.78394505494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843">
                <text:p>7843</text:p>
              </table:table-cell>
              <table:table-cell office:value-type="float" office:value="22.0724524590164">
                <text:p>22.072452459016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843">
                <text:p>7843</text:p>
              </table:table-cell>
              <table:table-cell office:value-type="float" office:value="17.3490494505494">
                <text:p>17.34904945054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843">
                <text:p>7843</text:p>
              </table:table-cell>
              <table:table-cell office:value-type="float" office:value="11.5764285714286">
                <text:p>11.576428571428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843">
                <text:p>7843</text:p>
              </table:table-cell>
              <table:table-cell office:value-type="float" office:value="11.7108235294118">
                <text:p>11.710823529411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843">
                <text:p>7843</text:p>
              </table:table-cell>
              <table:table-cell office:value-type="float" office:value="16.5817802197802">
                <text:p>16.581780219780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843">
                <text:p>7843</text:p>
              </table:table-cell>
              <table:table-cell office:value-type="float" office:value="22.5002163934426">
                <text:p>22.50021639344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843">
                <text:p>7843</text:p>
              </table:table-cell>
              <table:table-cell office:value-type="float" office:value="16.9092967032967">
                <text:p>16.90929670329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843">
                <text:p>7843</text:p>
              </table:table-cell>
              <table:table-cell office:value-type="float" office:value="12.8578095238095">
                <text:p>12.857809523809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843">
                <text:p>7843</text:p>
              </table:table-cell>
              <table:table-cell office:value-type="float" office:value="29.0497037037037">
                <text:p>29.049703703703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843">
                <text:p>7843</text:p>
              </table:table-cell>
              <table:table-cell office:value-type="float" office:value="16.650510989011">
                <text:p>16.6505109890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843">
                <text:p>7843</text:p>
              </table:table-cell>
              <table:table-cell office:value-type="float" office:value="24.5844032786885">
                <text:p>24.58440327868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843">
                <text:p>7843</text:p>
              </table:table-cell>
              <table:table-cell office:value-type="float" office:value="17.6745274725275">
                <text:p>17.674527472527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843">
                <text:p>7843</text:p>
              </table:table-cell>
              <table:table-cell office:value-type="float" office:value="12.3537857142857">
                <text:p>12.353785714285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843">
                <text:p>7843</text:p>
              </table:table-cell>
              <table:table-cell office:value-type="float" office:value="11.3254705882353">
                <text:p>11.325470588235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843">
                <text:p>7843</text:p>
              </table:table-cell>
              <table:table-cell office:value-type="float" office:value="17.4450384615385">
                <text:p>17.44503846153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843">
                <text:p>7843</text:p>
              </table:table-cell>
              <table:table-cell office:value-type="float" office:value="23.6678131147541">
                <text:p>23.667813114754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843">
                <text:p>7843</text:p>
              </table:table-cell>
              <table:table-cell office:value-type="float" office:value="16.5644615384615">
                <text:p>16.564461538461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843">
                <text:p>7843</text:p>
              </table:table-cell>
              <table:table-cell office:value-type="float" office:value="11.4771428571429">
                <text:p>11.47714285714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843">
                <text:p>7843</text:p>
              </table:table-cell>
              <table:table-cell office:value-type="float" office:value="13.7306315789474">
                <text:p>13.730631578947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843">
                <text:p>7843</text:p>
              </table:table-cell>
              <table:table-cell office:value-type="float" office:value="20.8988996138996">
                <text:p>20.89889961389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843">
                <text:p>7843</text:p>
              </table:table-cell>
              <table:table-cell office:value-type="float" office:value="11.5446842105263">
                <text:p>11.544684210526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843">
                <text:p>7843</text:p>
              </table:table-cell>
              <table:table-cell office:value-type="float" office:value="11.5851764705882">
                <text:p>11.585176470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